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iandra GD" svg:font-family="'Maiandra GD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84in"/>
    </style:style>
    <style:style style:name="co3" style:family="table-column">
      <style:table-column-properties fo:break-before="auto" style:column-width="1.2016in"/>
    </style:style>
    <style:style style:name="co4" style:family="table-column">
      <style:table-column-properties fo:break-before="auto" style:column-width="1.5173in"/>
    </style:style>
    <style:style style:name="co5" style:family="table-column">
      <style:table-column-properties fo:break-before="auto" style:column-width="1.3228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7839in"/>
    </style:style>
    <style:style style:name="co8" style:family="table-column">
      <style:table-column-properties fo:break-before="auto" style:column-width="1.6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3799in" fo:break-before="auto" style:use-optimal-row-height="tru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345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3909in" fo:break-before="auto" style:use-optimal-row-height="true"/>
    </style:style>
    <style:style style:name="ro14" style:family="table-row">
      <style:table-row-properties style:row-height="0.3681in" fo:break-before="auto" style:use-optimal-row-height="true"/>
    </style:style>
    <style:style style:name="ro15" style:family="table-row">
      <style:table-row-properties style:row-height="0.5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70" number:language="en" number:country="US">
      <number:fraction number:min-integer-digits="0" number:min-numerator-digits="1" number:min-denominator-digits="1"/>
    </number:number-style>
    <number:text-style style:name="N8100" number:language="en" number:country="US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7030a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800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Normal_20_4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20_4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20_5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Normal_20_2_20_2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7" style:family="table-cell" style:parent-style-name="Normal_20_2_20_2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ookman Old Style" fo:font-size="11pt" fo:font-style="normal" fo:text-shadow="none" style:text-underline-style="none" fo:font-weight="bold" style:font-size-asian="11pt" style:font-style-asian="normal" style:font-weight-asian="bold" style:font-name-complex="Bookman Old Style" style:font-size-complex="11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Bookman Old Style" fo:font-size="11pt" fo:font-style="normal" fo:text-shadow="none" style:text-underline-style="none" fo:font-weight="bold" style:font-size-asian="11pt" style:font-style-asian="normal" style:font-weight-asian="bold" style:font-name-complex="Bookman Old Style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Normal_20_3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20_2_20_2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 style:data-style-name="N800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Excel_20_Built-in_20_Normal" style:data-style-name="N800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Normal_20_3" style:data-style-name="N81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Normal_20_4" style:data-style-name="N81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Normal_20_5" style:data-style-name="N81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4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 style:data-style-name="N800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 style:data-style-name="N800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 style:data-style-name="N8001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 style:data-style-name="N807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50" style:family="table-cell" style:parent-style-name="Excel_20_Built-in_20_Normal" style:data-style-name="N807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51" style:family="table-cell" style:parent-style-name="Excel_20_Built-in_20_Normal" style:data-style-name="N807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52" style:family="table-cell" style:parent-style-name="Excel_20_Built-in_20_Normal" style:data-style-name="N807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Bookman Old Style" fo:font-size="11pt" fo:font-style="italic" fo:text-shadow="none" style:text-underline-style="none" fo:font-weight="normal" style:font-size-asian="11pt" style:font-style-asian="italic" style:font-weight-asian="normal" style:font-name-complex="Bookman Old Style" style:font-size-complex="11pt" style:font-style-complex="italic" style:font-weight-complex="normal"/>
    </style:style>
    <style:style style:name="ce53" style:family="table-cell" style:parent-style-name="Excel_20_Built-in_20_Normal" style:data-style-name="N807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aiandra GD" fo:font-size="11pt" fo:font-style="normal" fo:text-shadow="none" style:text-underline-style="none" fo:font-weight="normal" style:font-size-asian="11pt" style:font-style-asian="normal" style:font-weight-asian="normal" style:font-name-complex="Maiandra GD" style:font-size-complex="11pt" style:font-style-complex="normal" style:font-weight-complex="normal"/>
    </style:style>
    <style:style style:name="ce54" style:family="table-cell" style:parent-style-name="Excel_20_Built-in_20_Normal" style:data-style-name="N800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800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Excel_20_Built-in_20_Normal" style:data-style-name="N800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Normal" style:data-style-name="N800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7030a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Normal" style:data-style-name="N8001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ormal" style:data-style-name="N8001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Normal_20_3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Normal_20_4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Normal_20_5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urnoo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23"/>
        <table:table-column table:style-name="co7" table:default-cell-style-name="ce23"/>
        <table:table-column table:style-name="co8" table:default-cell-style-name="ce49"/>
        <table:table-column table:style-name="co1" table:default-cell-style-name="ce49"/>
        <table:table-column table:style-name="co1" table:number-columns-repeated="1011" table:default-cell-style-name="Default"/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Default" table:number-columns-repeated="4"/>
          <table:table-cell table:number-columns-repeated="1011"/>
        </table:table-row>
        <table:table-row table:style-name="ro2">
          <table:table-cell table:style-name="ce1" office:value-type="string">
            <text:p>District</text:p>
          </table:table-cell>
          <table:table-cell table:style-name="ce1" office:value-type="string">
            <text:p>Mandal Name</text:p>
          </table:table-cell>
          <table:table-cell table:style-name="ce1" office:value-type="string">
            <text:p>Village Name</text:p>
          </table:table-cell>
          <table:table-cell table:style-name="ce1" office:value-type="string">
            <text:p>Panchayat</text:p>
          </table:table-cell>
          <table:table-cell table:style-name="ce1" office:value-type="string">
            <text:p>Pincode</text:p>
          </table:table-cell>
          <table:table-cell table:style-name="ce5" office:value-type="string">
            <text:p>SOC_ID</text:p>
          </table:table-cell>
          <table:table-cell table:style-name="ce6" office:value-type="string">
            <text:p>IFCS NAME</text:p>
          </table:table-cell>
          <table:table-cell table:style-name="ce6" office:value-type="string">
            <text:p>Role</text:p>
          </table:table-cell>
          <table:table-cell table:style-name="ce6" office:value-type="string">
            <text:p>Fisherman_ID</text:p>
          </table:table-cell>
          <table:table-cell table:style-name="ce7" office:value-type="string">
            <text:p>FISHER MAN</text:p>
          </table:table-cell>
          <table:table-cell table:style-name="ce7" office:value-type="string">
            <text:p>Fathers Name</text:p>
          </table:table-cell>
          <table:table-cell table:style-name="ce35" office:value-type="string">
            <text:p>AADHAR NO</text:p>
          </table:table-cell>
          <table:table-cell table:style-name="ce56" office:value-type="string">
            <text:p>PHONE NO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Heading</text:p>
          </table:table-cell>
          <table:table-cell table:style-name="ce66" table:number-columns-repeated="1008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1">
            <text:p>1</text:p>
          </table:table-cell>
          <table:table-cell table:style-name="ce8" office:value-type="string">
            <text:p>K.NAGAMALLAIH</text:p>
          </table:table-cell>
          <table:table-cell table:style-name="ce8" office:value-type="string">
            <text:p>K.RAMUDU</text:p>
          </table:table-cell>
          <table:table-cell table:style-name="ce36" office:value-type="float" office:value="870133701800">
            <text:p>870133701800</text:p>
          </table:table-cell>
          <table:table-cell table:style-name="ce36" office:value-type="float" office:value="9493836440">
            <text:p>949383644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2">
            <text:p>2</text:p>
          </table:table-cell>
          <table:table-cell table:style-name="ce8" office:value-type="string">
            <text:p>SANGAM PEDDA VENKATSWAMY</text:p>
          </table:table-cell>
          <table:table-cell table:style-name="ce8" office:value-type="string">
            <text:p>S.SESHANNA</text:p>
          </table:table-cell>
          <table:table-cell table:style-name="ce36" office:value-type="float" office:value="698294523032">
            <text:p>698294523032</text:p>
          </table:table-cell>
          <table:table-cell table:style-name="ce36" office:value-type="float" office:value="9492942823">
            <text:p>949294282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3">
            <text:p>3</text:p>
          </table:table-cell>
          <table:table-cell table:style-name="ce8" office:value-type="string">
            <text:p>S.SIVA RAMUDU</text:p>
          </table:table-cell>
          <table:table-cell table:style-name="ce8" office:value-type="string">
            <text:p>S.PEDDA VENKATSWAMY</text:p>
          </table:table-cell>
          <table:table-cell table:style-name="ce36" office:value-type="float" office:value="810864945332">
            <text:p>810864945332</text:p>
          </table:table-cell>
          <table:table-cell table:style-name="ce36" office:value-type="float" office:value="9849678376">
            <text:p>984967837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4">
            <text:p>4</text:p>
          </table:table-cell>
          <table:table-cell table:style-name="ce8" office:value-type="string">
            <text:p>S.NAGA MALLAIAH</text:p>
          </table:table-cell>
          <table:table-cell table:style-name="ce8" office:value-type="string">
            <text:p>S.PEDDA VENKATASWAMY</text:p>
          </table:table-cell>
          <table:table-cell table:style-name="ce36" office:value-type="float" office:value="790176453475">
            <text:p>790176453475</text:p>
          </table:table-cell>
          <table:table-cell table:style-name="ce36" office:value-type="float" office:value="9490080968">
            <text:p>949008096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5">
            <text:p>5</text:p>
          </table:table-cell>
          <table:table-cell table:style-name="ce8" office:value-type="string">
            <text:p>S.VALI</text:p>
          </table:table-cell>
          <table:table-cell table:style-name="ce8" office:value-type="string">
            <text:p>S.MUSTHAFA</text:p>
          </table:table-cell>
          <table:table-cell table:style-name="ce36" office:value-type="float" office:value="239358132445">
            <text:p>239358132445</text:p>
          </table:table-cell>
          <table:table-cell table:style-name="ce36" office:value-type="float" office:value="9885767932">
            <text:p>988576793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6">
            <text:p>6</text:p>
          </table:table-cell>
          <table:table-cell table:style-name="ce8" office:value-type="string">
            <text:p>S.KARIM BASHA</text:p>
          </table:table-cell>
          <table:table-cell table:style-name="ce8" office:value-type="string">
            <text:p>S.MUSTHAFA</text:p>
          </table:table-cell>
          <table:table-cell table:style-name="ce36" office:value-type="float" office:value="773866845736">
            <text:p>773866845736</text:p>
          </table:table-cell>
          <table:table-cell table:style-name="ce36" office:value-type="float" office:value="9703862313">
            <text:p>970386231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7">
            <text:p>7</text:p>
          </table:table-cell>
          <table:table-cell table:style-name="ce8" office:value-type="string">
            <text:p>S.MURTHUJAVALI</text:p>
          </table:table-cell>
          <table:table-cell table:style-name="ce8" office:value-type="string">
            <text:p>S.KHADAR</text:p>
          </table:table-cell>
          <table:table-cell table:style-name="ce36" office:value-type="float" office:value="431245786487">
            <text:p>431245786487</text:p>
          </table:table-cell>
          <table:table-cell table:style-name="ce36" office:value-type="float" office:value="9985435590">
            <text:p>998543559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8">
            <text:p>8</text:p>
          </table:table-cell>
          <table:table-cell table:style-name="ce8" office:value-type="string">
            <text:p>S.MALLIKSHAVALI</text:p>
          </table:table-cell>
          <table:table-cell table:style-name="ce8" office:value-type="string">
            <text:p>S.MUSTHAFA</text:p>
          </table:table-cell>
          <table:table-cell table:style-name="ce36" office:value-type="float" office:value="263116501168">
            <text:p>263116501168</text:p>
          </table:table-cell>
          <table:table-cell table:style-name="ce36" office:value-type="float" office:value="9986757641">
            <text:p>998675764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9">
            <text:p>9</text:p>
          </table:table-cell>
          <table:table-cell table:style-name="ce8" office:value-type="string">
            <text:p>T.KUMAR</text:p>
          </table:table-cell>
          <table:table-cell table:style-name="ce8" office:value-type="string">
            <text:p>KRISHNA MURTHY</text:p>
          </table:table-cell>
          <table:table-cell table:style-name="ce36" office:value-type="float" office:value="976264550219">
            <text:p>976264550219</text:p>
          </table:table-cell>
          <table:table-cell table:style-name="ce36" office:value-type="float" office:value="9441307879">
            <text:p>944130787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10">
            <text:p>10</text:p>
          </table:table-cell>
          <table:table-cell table:style-name="ce8" office:value-type="string">
            <text:p>B.MALLAIAH</text:p>
          </table:table-cell>
          <table:table-cell table:style-name="ce8" office:value-type="string">
            <text:p>RAMUDU</text:p>
          </table:table-cell>
          <table:table-cell table:style-name="ce36" office:value-type="float" office:value="863027273457">
            <text:p>863027273457</text:p>
          </table:table-cell>
          <table:table-cell table:style-name="ce36" office:value-type="float" office:value="9642365481">
            <text:p>964236548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11">
            <text:p>11</text:p>
          </table:table-cell>
          <table:table-cell table:style-name="ce8" office:value-type="string">
            <text:p>B,SIVARAMULU</text:p>
          </table:table-cell>
          <table:table-cell table:style-name="ce8" office:value-type="string">
            <text:p>B.DINGI MALLAIAH</text:p>
          </table:table-cell>
          <table:table-cell table:style-name="ce36" office:value-type="float" office:value="256123452801">
            <text:p>256123452801</text:p>
          </table:table-cell>
          <table:table-cell table:style-name="ce36" office:value-type="float" office:value="8333960694">
            <text:p>833396069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12">
            <text:p>12</text:p>
          </table:table-cell>
          <table:table-cell table:style-name="ce9" office:value-type="string">
            <text:p>B.NAGARAJU</text:p>
          </table:table-cell>
          <table:table-cell table:style-name="ce9" office:value-type="string">
            <text:p>B.DINGI MALLAIAH</text:p>
          </table:table-cell>
          <table:table-cell table:style-name="ce36" office:value-type="float" office:value="229675885873">
            <text:p>229675885873</text:p>
          </table:table-cell>
          <table:table-cell table:style-name="ce57" office:value-type="float" office:value="9492097167">
            <text:p>949209716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13">
            <text:p>13</text:p>
          </table:table-cell>
          <table:table-cell table:style-name="ce9" office:value-type="string">
            <text:p>T.KRISHANA</text:p>
          </table:table-cell>
          <table:table-cell table:style-name="ce9" office:value-type="string">
            <text:p>T.SUNKANNA</text:p>
          </table:table-cell>
          <table:table-cell table:style-name="ce36" office:value-type="float" office:value="225002081657">
            <text:p>225002081657</text:p>
          </table:table-cell>
          <table:table-cell table:style-name="ce57" office:value-type="float" office:value="9490584318">
            <text:p>949058431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14">
            <text:p>14</text:p>
          </table:table-cell>
          <table:table-cell table:style-name="ce8" office:value-type="string">
            <text:p>G.SREENIVASULU</text:p>
          </table:table-cell>
          <table:table-cell table:style-name="ce8" office:value-type="string">
            <text:p>G.SESHANNA</text:p>
          </table:table-cell>
          <table:table-cell table:style-name="ce36" office:value-type="float" office:value="324326918856">
            <text:p>324326918856</text:p>
          </table:table-cell>
          <table:table-cell table:style-name="ce36" office:value-type="float" office:value="9493836201">
            <text:p>949383620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15">
            <text:p>15</text:p>
          </table:table-cell>
          <table:table-cell table:style-name="ce8" office:value-type="string">
            <text:p>T.SUNKANNA</text:p>
          </table:table-cell>
          <table:table-cell table:style-name="ce8" office:value-type="string">
            <text:p>T.SRIRAMULU</text:p>
          </table:table-cell>
          <table:table-cell table:style-name="ce36" office:value-type="float" office:value="234300138220">
            <text:p>234300138220</text:p>
          </table:table-cell>
          <table:table-cell table:style-name="ce36" office:value-type="float" office:value="9492106046">
            <text:p>949210604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16">
            <text:p>16</text:p>
          </table:table-cell>
          <table:table-cell table:style-name="ce8" office:value-type="string">
            <text:p>B.JAMBANNA</text:p>
          </table:table-cell>
          <table:table-cell table:style-name="ce8" office:value-type="string">
            <text:p>SUNKANNA</text:p>
          </table:table-cell>
          <table:table-cell table:style-name="ce36" office:value-type="float" office:value="635663053234">
            <text:p>635663053234</text:p>
          </table:table-cell>
          <table:table-cell table:style-name="ce36" office:value-type="float" office:value="9493481089">
            <text:p>949348108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17">
            <text:p>17</text:p>
          </table:table-cell>
          <table:table-cell table:style-name="ce8" office:value-type="string">
            <text:p>S.NAGARAJU</text:p>
          </table:table-cell>
          <table:table-cell table:style-name="ce8" office:value-type="string">
            <text:p>ANJANEYULU</text:p>
          </table:table-cell>
          <table:table-cell table:style-name="ce36" office:value-type="float" office:value="713391990434">
            <text:p>713391990434</text:p>
          </table:table-cell>
          <table:table-cell table:style-name="ce36" office:value-type="float" office:value="9966861094">
            <text:p>996686109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18">
            <text:p>18</text:p>
          </table:table-cell>
          <table:table-cell table:style-name="ce8" office:value-type="string">
            <text:p>P.SATYANARAYANNA</text:p>
          </table:table-cell>
          <table:table-cell table:style-name="ce8" office:value-type="string">
            <text:p>RAMANAIAH</text:p>
          </table:table-cell>
          <table:table-cell table:style-name="ce36" office:value-type="float" office:value="777373086842">
            <text:p>777373086842</text:p>
          </table:table-cell>
          <table:table-cell table:style-name="ce36" office:value-type="float" office:value="9949058446">
            <text:p>994905844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19">
            <text:p>19</text:p>
          </table:table-cell>
          <table:table-cell table:style-name="ce8" office:value-type="string">
            <text:p>O.SIVANNA</text:p>
          </table:table-cell>
          <table:table-cell table:style-name="ce8" office:value-type="string">
            <text:p>LAKSHMAIAH</text:p>
          </table:table-cell>
          <table:table-cell table:style-name="ce36" office:value-type="float" office:value="331778174304">
            <text:p>331778174304</text:p>
          </table:table-cell>
          <table:table-cell table:style-name="ce36" office:value-type="float" office:value="9491785398">
            <text:p>949178539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20">
            <text:p>20</text:p>
          </table:table-cell>
          <table:table-cell table:style-name="ce8" office:value-type="string">
            <text:p>O.ANJANEYULU</text:p>
          </table:table-cell>
          <table:table-cell table:style-name="ce8" office:value-type="string">
            <text:p>LAKSHMAIAH</text:p>
          </table:table-cell>
          <table:table-cell table:style-name="ce36" office:value-type="float" office:value="997066652258">
            <text:p>997066652258</text:p>
          </table:table-cell>
          <table:table-cell table:style-name="ce36" office:value-type="float" office:value="9908070037">
            <text:p>990807003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21">
            <text:p>21</text:p>
          </table:table-cell>
          <table:table-cell table:style-name="ce8" office:value-type="string">
            <text:p>D.TIRUPALU</text:p>
          </table:table-cell>
          <table:table-cell table:style-name="ce8" office:value-type="string">
            <text:p>D.MADILATY</text:p>
          </table:table-cell>
          <table:table-cell table:style-name="ce36" office:value-type="float" office:value="937945794198">
            <text:p>937945794198</text:p>
          </table:table-cell>
          <table:table-cell table:style-name="ce36" office:value-type="float" office:value="8297098457">
            <text:p>829709845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22">
            <text:p>22</text:p>
          </table:table-cell>
          <table:table-cell table:style-name="ce8" office:value-type="string">
            <text:p>D.ASHOK</text:p>
          </table:table-cell>
          <table:table-cell table:style-name="ce8" office:value-type="string">
            <text:p>D.TIRUPALU</text:p>
          </table:table-cell>
          <table:table-cell table:style-name="ce36" office:value-type="float" office:value="964223171217">
            <text:p>964223171217</text:p>
          </table:table-cell>
          <table:table-cell table:style-name="ce36" office:value-type="float" office:value="8500459450">
            <text:p>850045945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23">
            <text:p>23</text:p>
          </table:table-cell>
          <table:table-cell table:style-name="ce8" office:value-type="string">
            <text:p>D.SREENIVASULU</text:p>
          </table:table-cell>
          <table:table-cell table:style-name="ce8" office:value-type="string">
            <text:p>D.MADILATY</text:p>
          </table:table-cell>
          <table:table-cell table:style-name="ce36" office:value-type="float" office:value="583837359591">
            <text:p>583837359591</text:p>
          </table:table-cell>
          <table:table-cell table:style-name="ce36" office:value-type="float" office:value="8500966964">
            <text:p>850096696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24">
            <text:p>24</text:p>
          </table:table-cell>
          <table:table-cell table:style-name="ce8" office:value-type="string">
            <text:p>D.VEENKATAIAH</text:p>
          </table:table-cell>
          <table:table-cell table:style-name="ce8" office:value-type="string">
            <text:p>BICHAIHA</text:p>
          </table:table-cell>
          <table:table-cell table:style-name="ce36" office:value-type="float" office:value="808000904145">
            <text:p>808000904145</text:p>
          </table:table-cell>
          <table:table-cell table:style-name="ce36" office:value-type="float" office:value="7382265168">
            <text:p>738226516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25">
            <text:p>25</text:p>
          </table:table-cell>
          <table:table-cell table:style-name="ce8" office:value-type="string">
            <text:p>B.SREENIVASULU</text:p>
          </table:table-cell>
          <table:table-cell table:style-name="ce8" office:value-type="string">
            <text:p>VENKATAIAH</text:p>
          </table:table-cell>
          <table:table-cell table:style-name="ce36" office:value-type="float" office:value="405500325023">
            <text:p>405500325023</text:p>
          </table:table-cell>
          <table:table-cell table:style-name="ce36" office:value-type="float" office:value="9885823569">
            <text:p>988582356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26">
            <text:p>26</text:p>
          </table:table-cell>
          <table:table-cell table:style-name="ce8" office:value-type="string">
            <text:p>M.PEDDA VENKATASWAMY</text:p>
          </table:table-cell>
          <table:table-cell table:style-name="ce8" office:value-type="string">
            <text:p>VENKATAIAH</text:p>
          </table:table-cell>
          <table:table-cell table:style-name="ce36" office:value-type="float" office:value="749755592787">
            <text:p>749755592787</text:p>
          </table:table-cell>
          <table:table-cell table:style-name="ce36" office:value-type="float" office:value="8500595165">
            <text:p>850059516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27">
            <text:p>27</text:p>
          </table:table-cell>
          <table:table-cell table:style-name="ce8" office:value-type="string">
            <text:p>M.VENKATESHWARULU</text:p>
          </table:table-cell>
          <table:table-cell table:style-name="ce8" office:value-type="string">
            <text:p>PEDDA VENKATA SWAMY</text:p>
          </table:table-cell>
          <table:table-cell table:style-name="ce36" office:value-type="float" office:value="317848182807">
            <text:p>317848182807</text:p>
          </table:table-cell>
          <table:table-cell table:style-name="ce36" office:value-type="float" office:value="9966789964">
            <text:p>996678996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28">
            <text:p>28</text:p>
          </table:table-cell>
          <table:table-cell table:style-name="ce8" office:value-type="string">
            <text:p>M.MALLAIAH</text:p>
          </table:table-cell>
          <table:table-cell table:style-name="ce8" office:value-type="string">
            <text:p>PEDDA VENKATA SWAMY</text:p>
          </table:table-cell>
          <table:table-cell table:style-name="ce36" office:value-type="float" office:value="695520760002">
            <text:p>695520760002</text:p>
          </table:table-cell>
          <table:table-cell table:style-name="ce36" office:value-type="float" office:value="8500561582">
            <text:p>850056158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29">
            <text:p>29</text:p>
          </table:table-cell>
          <table:table-cell table:style-name="ce8" office:value-type="string">
            <text:p>O.MALLAIAH</text:p>
          </table:table-cell>
          <table:table-cell table:style-name="ce8" office:value-type="string">
            <text:p>VENGANNA</text:p>
          </table:table-cell>
          <table:table-cell table:style-name="ce36" office:value-type="float" office:value="380480493576">
            <text:p>380480493576</text:p>
          </table:table-cell>
          <table:table-cell table:style-name="ce36" office:value-type="float" office:value="9493326008">
            <text:p>949332600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30">
            <text:p>30</text:p>
          </table:table-cell>
          <table:table-cell table:style-name="ce8" office:value-type="string">
            <text:p>B.PULLAIAH</text:p>
          </table:table-cell>
          <table:table-cell table:style-name="ce8" office:value-type="string">
            <text:p>B.NAGA SESHULU</text:p>
          </table:table-cell>
          <table:table-cell table:style-name="ce36" office:value-type="float" office:value="895049046382">
            <text:p>895049046382</text:p>
          </table:table-cell>
          <table:table-cell table:style-name="ce36" office:value-type="float" office:value="9652731560">
            <text:p>9652731560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31">
            <text:p>31</text:p>
          </table:table-cell>
          <table:table-cell table:style-name="ce8" office:value-type="string">
            <text:p>B.MALLAIAH</text:p>
          </table:table-cell>
          <table:table-cell table:style-name="ce8" office:value-type="string">
            <text:p>B.BICHANNA</text:p>
          </table:table-cell>
          <table:table-cell table:style-name="ce36" office:value-type="float" office:value="378876774176">
            <text:p>378876774176</text:p>
          </table:table-cell>
          <table:table-cell table:style-name="ce36" office:value-type="float" office:value="770252892">
            <text:p>77025289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32">
            <text:p>32</text:p>
          </table:table-cell>
          <table:table-cell table:style-name="ce8" office:value-type="string">
            <text:p>B.VENKATESWARULU</text:p>
          </table:table-cell>
          <table:table-cell table:style-name="ce8" office:value-type="string">
            <text:p>PULLAIAH</text:p>
          </table:table-cell>
          <table:table-cell table:style-name="ce36" office:value-type="float" office:value="261873215759">
            <text:p>261873215759</text:p>
          </table:table-cell>
          <table:table-cell table:style-name="ce36" office:value-type="float" office:value="9440805194">
            <text:p>944080519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33">
            <text:p>33</text:p>
          </table:table-cell>
          <table:table-cell table:style-name="ce8" office:value-type="string">
            <text:p>B.SREE RAMULU</text:p>
          </table:table-cell>
          <table:table-cell table:style-name="ce8" office:value-type="string">
            <text:p>B.VENKATESWARULU</text:p>
          </table:table-cell>
          <table:table-cell table:style-name="ce36" office:value-type="float" office:value="786465265403">
            <text:p>786465265403</text:p>
          </table:table-cell>
          <table:table-cell table:style-name="ce36" office:value-type="float" office:value="8333960697">
            <text:p>833396069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34">
            <text:p>34</text:p>
          </table:table-cell>
          <table:table-cell table:style-name="ce8" office:value-type="string">
            <text:p>T.KURUMURTHY</text:p>
          </table:table-cell>
          <table:table-cell table:style-name="ce8" office:value-type="string">
            <text:p>T.SATYANARANNA</text:p>
          </table:table-cell>
          <table:table-cell table:style-name="ce36" office:value-type="float" office:value="870036815565">
            <text:p>870036815565</text:p>
          </table:table-cell>
          <table:table-cell table:style-name="ce36" office:value-type="float" office:value="8500502611">
            <text:p>850050261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35">
            <text:p>35</text:p>
          </table:table-cell>
          <table:table-cell table:style-name="ce8" office:value-type="string">
            <text:p>T.NAGARAJU</text:p>
          </table:table-cell>
          <table:table-cell table:style-name="ce8" office:value-type="string">
            <text:p>T.SATYANARANNA</text:p>
          </table:table-cell>
          <table:table-cell table:style-name="ce36" office:value-type="float" office:value="848152689194">
            <text:p>848152689194</text:p>
          </table:table-cell>
          <table:table-cell table:style-name="ce36" office:value-type="float" office:value="8142118994">
            <text:p>814211899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36">
            <text:p>36</text:p>
          </table:table-cell>
          <table:table-cell table:style-name="ce8" office:value-type="string">
            <text:p>T.MALLAIAH</text:p>
          </table:table-cell>
          <table:table-cell table:style-name="ce8" office:value-type="string">
            <text:p>T.SATYANARANNA</text:p>
          </table:table-cell>
          <table:table-cell table:style-name="ce36" office:value-type="float" office:value="408455284524">
            <text:p>408455284524</text:p>
          </table:table-cell>
          <table:table-cell table:style-name="ce36" office:value-type="float" office:value="9989986427">
            <text:p>998998642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37">
            <text:p>37</text:p>
          </table:table-cell>
          <table:table-cell table:style-name="ce9" office:value-type="string">
            <text:p>T.SREENIVASULU</text:p>
          </table:table-cell>
          <table:table-cell table:style-name="ce9" office:value-type="string">
            <text:p>T.SATYANARANNA</text:p>
          </table:table-cell>
          <table:table-cell table:style-name="ce36" office:value-type="float" office:value="945944548748">
            <text:p>945944548748</text:p>
          </table:table-cell>
          <table:table-cell table:style-name="ce57" office:value-type="float" office:value="9989240761">
            <text:p>998924076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38">
            <text:p>38</text:p>
          </table:table-cell>
          <table:table-cell table:style-name="ce9" office:value-type="string">
            <text:p>T.SIVA SATYANARANNA</text:p>
          </table:table-cell>
          <table:table-cell table:style-name="ce9" office:value-type="string">
            <text:p>SREENIVASULU</text:p>
          </table:table-cell>
          <table:table-cell table:style-name="ce36" office:value-type="float" office:value="964900254472">
            <text:p>964900254472</text:p>
          </table:table-cell>
          <table:table-cell table:style-name="ce57" office:value-type="float" office:value="9494732500">
            <text:p>949473250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39">
            <text:p>39</text:p>
          </table:table-cell>
          <table:table-cell table:style-name="ce8" office:value-type="string">
            <text:p>O.GANGAIAHA</text:p>
          </table:table-cell>
          <table:table-cell table:style-name="ce8" office:value-type="string">
            <text:p>O.KRISHANNAIAH</text:p>
          </table:table-cell>
          <table:table-cell table:style-name="ce36" office:value-type="float" office:value="905456262774">
            <text:p>905456262774</text:p>
          </table:table-cell>
          <table:table-cell table:style-name="ce36" office:value-type="float" office:value="9703750011">
            <text:p>970375001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40">
            <text:p>40</text:p>
          </table:table-cell>
          <table:table-cell table:style-name="ce8" office:value-type="string">
            <text:p>O.SIVANNA</text:p>
          </table:table-cell>
          <table:table-cell table:style-name="ce8" office:value-type="string">
            <text:p>O.KRISHANNAIAH</text:p>
          </table:table-cell>
          <table:table-cell table:style-name="ce36" office:value-type="float" office:value="598137026242">
            <text:p>598137026242</text:p>
          </table:table-cell>
          <table:table-cell table:style-name="ce36" office:value-type="float" office:value="9908798300">
            <text:p>990879830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41">
            <text:p>41</text:p>
          </table:table-cell>
          <table:table-cell table:style-name="ce8" office:value-type="string">
            <text:p>T.VENKATA RAMUDU</text:p>
          </table:table-cell>
          <table:table-cell table:style-name="ce8" office:value-type="string">
            <text:p>GURAPPA</text:p>
          </table:table-cell>
          <table:table-cell table:style-name="ce36" office:value-type="float" office:value="673587813739">
            <text:p>673587813739</text:p>
          </table:table-cell>
          <table:table-cell table:style-name="ce36" office:value-type="float" office:value="9704582994">
            <text:p>970458299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42">
            <text:p>42</text:p>
          </table:table-cell>
          <table:table-cell table:style-name="ce8" office:value-type="string">
            <text:p>T.SREENIVASULU</text:p>
          </table:table-cell>
          <table:table-cell table:style-name="ce8" office:value-type="string">
            <text:p>T.VENKATARAMUDU</text:p>
          </table:table-cell>
          <table:table-cell table:style-name="ce36" office:value-type="float" office:value="810057531156">
            <text:p>810057531156</text:p>
          </table:table-cell>
          <table:table-cell table:style-name="ce36" office:value-type="float" office:value="9494387150">
            <text:p>949438715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43">
            <text:p>43</text:p>
          </table:table-cell>
          <table:table-cell table:style-name="ce8" office:value-type="string">
            <text:p>T.ANJANEYULU</text:p>
          </table:table-cell>
          <table:table-cell table:style-name="ce8" office:value-type="string">
            <text:p>T.VENKATARAMUDU</text:p>
          </table:table-cell>
          <table:table-cell table:style-name="ce36" office:value-type="float" office:value="369011111695">
            <text:p>369011111695</text:p>
          </table:table-cell>
          <table:table-cell table:style-name="ce36" office:value-type="float" office:value="9704582994">
            <text:p>970458299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44">
            <text:p>44</text:p>
          </table:table-cell>
          <table:table-cell table:style-name="ce8" office:value-type="string">
            <text:p>S.NAGASHESHULU</text:p>
          </table:table-cell>
          <table:table-cell table:style-name="ce8" office:value-type="string">
            <text:p>PEDDATIRUPATAIHA</text:p>
          </table:table-cell>
          <table:table-cell table:style-name="ce36" office:value-type="float" office:value="535828232690">
            <text:p>535828232690</text:p>
          </table:table-cell>
          <table:table-cell table:style-name="ce36" office:value-type="float" office:value="9490217383">
            <text:p>949021738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45">
            <text:p>45</text:p>
          </table:table-cell>
          <table:table-cell table:style-name="ce8" office:value-type="string">
            <text:p>S.SREENIVASULU</text:p>
          </table:table-cell>
          <table:table-cell table:style-name="ce8" office:value-type="string">
            <text:p>S.KISTANNA</text:p>
          </table:table-cell>
          <table:table-cell table:style-name="ce36" office:value-type="float" office:value="627021941169">
            <text:p>627021941169</text:p>
          </table:table-cell>
          <table:table-cell table:style-name="ce36" office:value-type="float" office:value="9908798289">
            <text:p>990879828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46">
            <text:p>46</text:p>
          </table:table-cell>
          <table:table-cell table:style-name="ce8" office:value-type="string">
            <text:p>S.NARASIMHA</text:p>
          </table:table-cell>
          <table:table-cell table:style-name="ce8" office:value-type="string">
            <text:p>KISTANNNA</text:p>
          </table:table-cell>
          <table:table-cell table:style-name="ce36" office:value-type="float" office:value="932988858613">
            <text:p>932988858613</text:p>
          </table:table-cell>
          <table:table-cell table:style-name="ce36" office:value-type="float" office:value="9701912794">
            <text:p>970191279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47">
            <text:p>47</text:p>
          </table:table-cell>
          <table:table-cell table:style-name="ce8" office:value-type="string">
            <text:p>P.VIJAYA NARASINHA RAO</text:p>
          </table:table-cell>
          <table:table-cell table:style-name="ce8" office:value-type="string">
            <text:p>P.NAGENDRA</text:p>
          </table:table-cell>
          <table:table-cell table:style-name="ce36" office:value-type="float" office:value="512556329516">
            <text:p>512556329516</text:p>
          </table:table-cell>
          <table:table-cell table:style-name="ce36" office:value-type="float" office:value="8897817193">
            <text:p>889781719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48">
            <text:p>48</text:p>
          </table:table-cell>
          <table:table-cell table:style-name="ce8" office:value-type="string">
            <text:p>S.NIRANJAN</text:p>
          </table:table-cell>
          <table:table-cell table:style-name="ce8" office:value-type="string">
            <text:p>NURULLA</text:p>
          </table:table-cell>
          <table:table-cell table:style-name="ce36" office:value-type="float" office:value="249045352629">
            <text:p>249045352629</text:p>
          </table:table-cell>
          <table:table-cell table:style-name="ce36" office:value-type="float" office:value="9494018147">
            <text:p>949401814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49">
            <text:p>49</text:p>
          </table:table-cell>
          <table:table-cell table:style-name="ce8" office:value-type="string">
            <text:p>S.MAABASHA</text:p>
          </table:table-cell>
          <table:table-cell table:style-name="ce8" office:value-type="string">
            <text:p>MUSTAFA</text:p>
          </table:table-cell>
          <table:table-cell table:style-name="ce36" office:value-type="float" office:value="614097654863">
            <text:p>614097654863</text:p>
          </table:table-cell>
          <table:table-cell table:style-name="ce36" office:value-type="float" office:value="9441054150">
            <text:p>944105415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50">
            <text:p>50</text:p>
          </table:table-cell>
          <table:table-cell table:style-name="ce8" office:value-type="string">
            <text:p>S.MURTHUJAVALI</text:p>
          </table:table-cell>
          <table:table-cell table:style-name="ce8" office:value-type="string">
            <text:p>S.NURULLA</text:p>
          </table:table-cell>
          <table:table-cell table:style-name="ce36" office:value-type="float" office:value="701488250006">
            <text:p>701488250006</text:p>
          </table:table-cell>
          <table:table-cell table:style-name="ce36" office:value-type="float" office:value="9885714569">
            <text:p>988571456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51">
            <text:p>51</text:p>
          </table:table-cell>
          <table:table-cell table:style-name="ce8" office:value-type="string">
            <text:p>P.URUKUNDARAO</text:p>
          </table:table-cell>
          <table:table-cell table:style-name="ce8" office:value-type="string">
            <text:p>NAGENDRAM</text:p>
          </table:table-cell>
          <table:table-cell table:style-name="ce36" office:value-type="float" office:value="328575709697">
            <text:p>328575709697</text:p>
          </table:table-cell>
          <table:table-cell table:style-name="ce36" office:value-type="float" office:value="9966317912">
            <text:p>996631791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52">
            <text:p>52</text:p>
          </table:table-cell>
          <table:table-cell table:style-name="ce8" office:value-type="string">
            <text:p>N.SREENIVASULU</text:p>
          </table:table-cell>
          <table:table-cell table:style-name="ce8" office:value-type="string">
            <text:p>N.RAMUDU</text:p>
          </table:table-cell>
          <table:table-cell table:style-name="ce36" office:value-type="float" office:value="621553640905">
            <text:p>621553640905</text:p>
          </table:table-cell>
          <table:table-cell table:style-name="ce36" office:value-type="float" office:value="9052495812">
            <text:p>905249581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53">
            <text:p>53</text:p>
          </table:table-cell>
          <table:table-cell table:style-name="ce8" office:value-type="string">
            <text:p>N.VENKATESHWARULU</text:p>
          </table:table-cell>
          <table:table-cell table:style-name="ce8" office:value-type="string">
            <text:p>N.RAMUDU</text:p>
          </table:table-cell>
          <table:table-cell table:style-name="ce36" office:value-type="float" office:value="571726356756">
            <text:p>571726356756</text:p>
          </table:table-cell>
          <table:table-cell table:style-name="ce36" office:value-type="float" office:value="8500782069">
            <text:p>850078206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54">
            <text:p>54</text:p>
          </table:table-cell>
          <table:table-cell table:style-name="ce9" office:value-type="string">
            <text:p>N.MALLAIA</text:p>
          </table:table-cell>
          <table:table-cell table:style-name="ce9" office:value-type="string">
            <text:p>N.RAMUDU</text:p>
          </table:table-cell>
          <table:table-cell table:style-name="ce36" office:value-type="float" office:value="389863577660">
            <text:p>389863577660</text:p>
          </table:table-cell>
          <table:table-cell table:style-name="ce57" office:value-type="float" office:value="8500560598">
            <text:p>8500560598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55">
            <text:p>55</text:p>
          </table:table-cell>
          <table:table-cell table:style-name="ce8" office:value-type="string">
            <text:p>N.ANJANEYULU</text:p>
          </table:table-cell>
          <table:table-cell table:style-name="ce8" office:value-type="string">
            <text:p>N.MALLAIA</text:p>
          </table:table-cell>
          <table:table-cell table:style-name="ce36" office:value-type="float" office:value="961253243116">
            <text:p>961253243116</text:p>
          </table:table-cell>
          <table:table-cell table:style-name="ce8" office:value-type="float" office:value="9985765897">
            <text:p>998576589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56">
            <text:p>56</text:p>
          </table:table-cell>
          <table:table-cell table:style-name="ce8" office:value-type="string">
            <text:p>O.VENGANNA</text:p>
          </table:table-cell>
          <table:table-cell table:style-name="ce8" office:value-type="string">
            <text:p>O.CHINNANNA</text:p>
          </table:table-cell>
          <table:table-cell table:style-name="ce36" office:value-type="float" office:value="556612438677">
            <text:p>556612438677</text:p>
          </table:table-cell>
          <table:table-cell table:style-name="ce36" office:value-type="float" office:value="9490400164">
            <text:p>949040016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57">
            <text:p>57</text:p>
          </table:table-cell>
          <table:table-cell table:style-name="ce8" office:value-type="string">
            <text:p>A.BALASWAMY</text:p>
          </table:table-cell>
          <table:table-cell table:style-name="ce8" office:value-type="string">
            <text:p>MADILATY</text:p>
          </table:table-cell>
          <table:table-cell table:style-name="ce36" office:value-type="float" office:value="68042778992">
            <text:p>68042778992</text:p>
          </table:table-cell>
          <table:table-cell table:style-name="ce36" office:value-type="float" office:value="8886538780">
            <text:p>888653878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58">
            <text:p>58</text:p>
          </table:table-cell>
          <table:table-cell table:style-name="ce8" office:value-type="string">
            <text:p>G.SIVANNA</text:p>
          </table:table-cell>
          <table:table-cell table:style-name="ce8" office:value-type="string">
            <text:p>BUSHANNA</text:p>
          </table:table-cell>
          <table:table-cell table:style-name="ce36" office:value-type="float" office:value="664845646136">
            <text:p>664845646136</text:p>
          </table:table-cell>
          <table:table-cell table:style-name="ce36" office:value-type="float" office:value="9177424698">
            <text:p>917742469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59">
            <text:p>59</text:p>
          </table:table-cell>
          <table:table-cell table:style-name="ce8" office:value-type="string">
            <text:p>M.KONDALU</text:p>
          </table:table-cell>
          <table:table-cell table:style-name="ce8" office:value-type="string">
            <text:p>VENKATASWAMY</text:p>
          </table:table-cell>
          <table:table-cell table:style-name="ce36" office:value-type="float" office:value="975481599917">
            <text:p>975481599917</text:p>
          </table:table-cell>
          <table:table-cell table:style-name="ce36" office:value-type="float" office:value="9440115259">
            <text:p>944011525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60">
            <text:p>60</text:p>
          </table:table-cell>
          <table:table-cell table:style-name="ce8" office:value-type="string">
            <text:p>O.NAGAMALLAIAH</text:p>
          </table:table-cell>
          <table:table-cell table:style-name="ce8" office:value-type="string">
            <text:p>O.BALARANGANNA</text:p>
          </table:table-cell>
          <table:table-cell table:style-name="ce36" office:value-type="float" office:value="575422674811">
            <text:p>575422674811</text:p>
          </table:table-cell>
          <table:table-cell table:style-name="ce36" office:value-type="float" office:value="9494732359">
            <text:p>949473235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61">
            <text:p>61</text:p>
          </table:table-cell>
          <table:table-cell table:style-name="ce9" office:value-type="string">
            <text:p>M.BALA LINGA SWAMY</text:p>
          </table:table-cell>
          <table:table-cell table:style-name="ce9" office:value-type="string">
            <text:p>M.NAGANNA</text:p>
          </table:table-cell>
          <table:table-cell table:style-name="ce36" office:value-type="float" office:value="863372884145">
            <text:p>863372884145</text:p>
          </table:table-cell>
          <table:table-cell table:style-name="ce57" office:value-type="float" office:value="7995643644">
            <text:p>799564364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62">
            <text:p>62</text:p>
          </table:table-cell>
          <table:table-cell table:style-name="ce8" office:value-type="string">
            <text:p>M.NAGALINGA</text:p>
          </table:table-cell>
          <table:table-cell table:style-name="ce8" office:value-type="string">
            <text:p>M.BALALINGASWAMY</text:p>
          </table:table-cell>
          <table:table-cell table:style-name="ce36" office:value-type="float" office:value="252966216713">
            <text:p>252966216713</text:p>
          </table:table-cell>
          <table:table-cell table:style-name="ce36" office:value-type="float" office:value="9160332563">
            <text:p>916033256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63">
            <text:p>63</text:p>
          </table:table-cell>
          <table:table-cell table:style-name="ce8" office:value-type="string">
            <text:p>O.SATYANARANNA</text:p>
          </table:table-cell>
          <table:table-cell table:style-name="ce8" office:value-type="string">
            <text:p>O.BODANNA</text:p>
          </table:table-cell>
          <table:table-cell table:style-name="ce36" office:value-type="float" office:value="250687104258">
            <text:p>250687104258</text:p>
          </table:table-cell>
          <table:table-cell table:style-name="ce36" office:value-type="float" office:value="9493643482">
            <text:p>949364348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64">
            <text:p>64</text:p>
          </table:table-cell>
          <table:table-cell table:style-name="ce8" office:value-type="string">
            <text:p>O.KRISHNNA</text:p>
          </table:table-cell>
          <table:table-cell table:style-name="ce8" office:value-type="string">
            <text:p>O.BODANNA</text:p>
          </table:table-cell>
          <table:table-cell table:style-name="ce36" office:value-type="float" office:value="478019849562">
            <text:p>478019849562</text:p>
          </table:table-cell>
          <table:table-cell table:style-name="ce36" office:value-type="float" office:value="9701109109">
            <text:p>970110910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65">
            <text:p>65</text:p>
          </table:table-cell>
          <table:table-cell table:style-name="ce8" office:value-type="string">
            <text:p>M.SREENIVASULU</text:p>
          </table:table-cell>
          <table:table-cell table:style-name="ce8" office:value-type="string">
            <text:p>VENKATASWAMY</text:p>
          </table:table-cell>
          <table:table-cell table:style-name="ce36" office:value-type="float" office:value="620964294812">
            <text:p>620964294812</text:p>
          </table:table-cell>
          <table:table-cell table:style-name="ce36" office:value-type="float" office:value="9490087362">
            <text:p>949008736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66">
            <text:p>66</text:p>
          </table:table-cell>
          <table:table-cell table:style-name="ce9" office:value-type="string">
            <text:p>SIRIGIRIBHASKAR</text:p>
          </table:table-cell>
          <table:table-cell table:style-name="ce9" office:value-type="string">
            <text:p>DEVIT</text:p>
          </table:table-cell>
          <table:table-cell table:style-name="ce36" office:value-type="float" office:value="567612600489">
            <text:p>567612600489</text:p>
          </table:table-cell>
          <table:table-cell table:style-name="ce57" office:value-type="float" office:value="9912667484">
            <text:p>991266748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67">
            <text:p>67</text:p>
          </table:table-cell>
          <table:table-cell table:style-name="ce8" office:value-type="string">
            <text:p>S.VENKATASWAMY</text:p>
          </table:table-cell>
          <table:table-cell table:style-name="ce8" office:value-type="string">
            <text:p>S.BODENNA</text:p>
          </table:table-cell>
          <table:table-cell table:style-name="ce36" office:value-type="float" office:value="406665585579">
            <text:p>406665585579</text:p>
          </table:table-cell>
          <table:table-cell table:style-name="ce36" office:value-type="float" office:value="8500021610">
            <text:p>850002161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68">
            <text:p>68</text:p>
          </table:table-cell>
          <table:table-cell table:style-name="ce8" office:value-type="string">
            <text:p>A.PAKKIRAIAH</text:p>
          </table:table-cell>
          <table:table-cell table:style-name="ce8" office:value-type="string">
            <text:p>A.CHINNA NAGANNA</text:p>
          </table:table-cell>
          <table:table-cell table:style-name="ce36" office:value-type="float" office:value="456175519207">
            <text:p>456175519207</text:p>
          </table:table-cell>
          <table:table-cell table:style-name="ce36" office:value-type="float" office:value="9441604887">
            <text:p>944160488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69">
            <text:p>69</text:p>
          </table:table-cell>
          <table:table-cell table:style-name="ce8" office:value-type="string">
            <text:p>O.RAMANJANEYULU</text:p>
          </table:table-cell>
          <table:table-cell table:style-name="ce8" office:value-type="string">
            <text:p>CHINNANNA</text:p>
          </table:table-cell>
          <table:table-cell table:style-name="ce36" office:value-type="float" office:value="590449025002">
            <text:p>590449025002</text:p>
          </table:table-cell>
          <table:table-cell table:style-name="ce36" office:value-type="float" office:value="9491749614">
            <text:p>949174961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70">
            <text:p>70</text:p>
          </table:table-cell>
          <table:table-cell table:style-name="ce8" office:value-type="string">
            <text:p>O.NAGANNA</text:p>
          </table:table-cell>
          <table:table-cell table:style-name="ce8" office:value-type="string">
            <text:p>O.RANGANNA</text:p>
          </table:table-cell>
          <table:table-cell table:style-name="ce36" office:value-type="float" office:value="95360603515">
            <text:p>95360603515</text:p>
          </table:table-cell>
          <table:table-cell table:style-name="ce36" office:value-type="float" office:value="9030892348">
            <text:p>903089234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71">
            <text:p>71</text:p>
          </table:table-cell>
          <table:table-cell table:style-name="ce8" office:value-type="string">
            <text:p>A.JAYASANKHAR</text:p>
          </table:table-cell>
          <table:table-cell table:style-name="ce8" office:value-type="string">
            <text:p>BALASWAMY</text:p>
          </table:table-cell>
          <table:table-cell table:style-name="ce36" office:value-type="float" office:value="77393239475">
            <text:p>77393239475</text:p>
          </table:table-cell>
          <table:table-cell table:style-name="ce36" office:value-type="float" office:value="8886538781">
            <text:p>888653878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72">
            <text:p>72</text:p>
          </table:table-cell>
          <table:table-cell table:style-name="ce9" office:value-type="string">
            <text:p>G.YALLASWAMY</text:p>
          </table:table-cell>
          <table:table-cell table:style-name="ce9" office:value-type="string">
            <text:p>G.NAGANNA</text:p>
          </table:table-cell>
          <table:table-cell table:style-name="ce36" office:value-type="float" office:value="502326613080">
            <text:p>502326613080</text:p>
          </table:table-cell>
          <table:table-cell table:style-name="ce57" office:value-type="float" office:value="9052334160">
            <text:p>905233416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73">
            <text:p>73</text:p>
          </table:table-cell>
          <table:table-cell table:style-name="ce8" office:value-type="string">
            <text:p>B.VENKATESWARULU</text:p>
          </table:table-cell>
          <table:table-cell table:style-name="ce8" office:value-type="string">
            <text:p>B.BUDDENNA</text:p>
          </table:table-cell>
          <table:table-cell table:style-name="ce36" office:value-type="float" office:value="760924544194">
            <text:p>760924544194</text:p>
          </table:table-cell>
          <table:table-cell table:style-name="ce36" office:value-type="float" office:value="9440467956">
            <text:p>944046795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74">
            <text:p>74</text:p>
          </table:table-cell>
          <table:table-cell table:style-name="ce8" office:value-type="string">
            <text:p>B.SHIVUDU</text:p>
          </table:table-cell>
          <table:table-cell table:style-name="ce8" office:value-type="string">
            <text:p>CHINNA RAMUDU</text:p>
          </table:table-cell>
          <table:table-cell table:style-name="ce36" office:value-type="float" office:value="857945227226">
            <text:p>857945227226</text:p>
          </table:table-cell>
          <table:table-cell table:style-name="ce36" office:value-type="float" office:value="7799303445">
            <text:p>7799303445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75">
            <text:p>75</text:p>
          </table:table-cell>
          <table:table-cell table:style-name="ce8" office:value-type="string">
            <text:p>T.VENKATA SIVUDU</text:p>
          </table:table-cell>
          <table:table-cell table:style-name="ce8" office:value-type="string">
            <text:p>PULLAIAH</text:p>
          </table:table-cell>
          <table:table-cell table:style-name="ce36" office:value-type="float" office:value="878178928235">
            <text:p>878178928235</text:p>
          </table:table-cell>
          <table:table-cell table:style-name="ce8" office:value-type="float" office:value="8500139041">
            <text:p>8500139041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76">
            <text:p>76</text:p>
          </table:table-cell>
          <table:table-cell table:style-name="ce8" office:value-type="string">
            <text:p>T.RAVI</text:p>
          </table:table-cell>
          <table:table-cell table:style-name="ce8" office:value-type="string">
            <text:p>T.MALLAIH</text:p>
          </table:table-cell>
          <table:table-cell table:style-name="ce36" office:value-type="float" office:value="827767018119">
            <text:p>827767018119</text:p>
          </table:table-cell>
          <table:table-cell table:style-name="ce8" office:value-type="float" office:value="8985631089">
            <text:p>898563108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77">
            <text:p>77</text:p>
          </table:table-cell>
          <table:table-cell table:style-name="ce10" office:value-type="string">
            <text:p>M.LAKSHMINARAYANA</text:p>
          </table:table-cell>
          <table:table-cell table:style-name="ce10" office:value-type="string">
            <text:p>M.RAMASWAMY</text:p>
          </table:table-cell>
          <table:table-cell table:style-name="ce36" office:value-type="float" office:value="534060383945">
            <text:p>534060383945</text:p>
          </table:table-cell>
          <table:table-cell table:style-name="ce58" office:value-type="float" office:value="9491848145">
            <text:p>949184814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78">
            <text:p>78</text:p>
          </table:table-cell>
          <table:table-cell table:style-name="ce8" office:value-type="string">
            <text:p>P.NAGA PULLAIAH</text:p>
          </table:table-cell>
          <table:table-cell table:style-name="ce8" office:value-type="string">
            <text:p>JUMBULLAIAH</text:p>
          </table:table-cell>
          <table:table-cell table:style-name="ce36" office:value-type="float" office:value="499535483017">
            <text:p>499535483017</text:p>
          </table:table-cell>
          <table:table-cell table:style-name="ce36" office:value-type="float" office:value="9581507075">
            <text:p>958150707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79">
            <text:p>79</text:p>
          </table:table-cell>
          <table:table-cell table:style-name="ce8" office:value-type="string">
            <text:p>P.SOMESWARUDU</text:p>
          </table:table-cell>
          <table:table-cell table:style-name="ce8" office:value-type="string">
            <text:p>NAGA PULLAIAH</text:p>
          </table:table-cell>
          <table:table-cell table:style-name="ce36" office:value-type="float" office:value="228870021963">
            <text:p>228870021963</text:p>
          </table:table-cell>
          <table:table-cell table:style-name="ce36" office:value-type="float" office:value="9440614691">
            <text:p>944061469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80">
            <text:p>80</text:p>
          </table:table-cell>
          <table:table-cell table:style-name="ce8" office:value-type="string">
            <text:p>B.VENKATA PULLAIAH</text:p>
          </table:table-cell>
          <table:table-cell table:style-name="ce8" office:value-type="string">
            <text:p>BUDDANNA</text:p>
          </table:table-cell>
          <table:table-cell table:style-name="ce36" office:value-type="float" office:value="299983632433">
            <text:p>299983632433</text:p>
          </table:table-cell>
          <table:table-cell table:style-name="ce36" office:value-type="float" office:value="9298709574">
            <text:p>929870957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81">
            <text:p>81</text:p>
          </table:table-cell>
          <table:table-cell table:style-name="ce8" office:value-type="string">
            <text:p>S.SREENIVASULU</text:p>
          </table:table-cell>
          <table:table-cell table:style-name="ce8" office:value-type="string">
            <text:p>VENKATAIAH</text:p>
          </table:table-cell>
          <table:table-cell table:style-name="ce36" office:value-type="float" office:value="429494184587">
            <text:p>429494184587</text:p>
          </table:table-cell>
          <table:table-cell table:style-name="ce36" office:value-type="float" office:value="9160580717">
            <text:p>916058071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Srisailam </text:p>
          </table:table-cell>
          <table:table-cell office:value-type="string">
            <text:p>Sundipenta </text:p>
          </table:table-cell>
          <table:table-cell/>
          <table:table-cell table:style-name="ce2" office:value-type="string">
            <text:p>518102  </text:p>
          </table:table-cell>
          <table:table-cell office:value-type="float" office:value="1">
            <text:p>1</text:p>
          </table:table-cell>
          <table:table-cell office:value-type="string">
            <text:p>SRISAILAM</text:p>
          </table:table-cell>
          <table:table-cell office:value-type="string">
            <text:p>Member</text:p>
          </table:table-cell>
          <table:table-cell office:value-type="float" office:value="82">
            <text:p>82</text:p>
          </table:table-cell>
          <table:table-cell table:style-name="ce8" office:value-type="string">
            <text:p>P.SAMBA SIVUDU</text:p>
          </table:table-cell>
          <table:table-cell table:style-name="ce8" office:value-type="string">
            <text:p>NAGA PULLAIAH</text:p>
          </table:table-cell>
          <table:table-cell table:style-name="ce36" office:value-type="float" office:value="745128079117">
            <text:p>745128079117</text:p>
          </table:table-cell>
          <table:table-cell table:style-name="ce36" office:value-type="float" office:value="9290465539">
            <text:p>929046553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83">
            <text:p>83</text:p>
          </table:table-cell>
          <table:table-cell table:style-name="ce8" office:value-type="string">
            <text:p>Sangaboyana Jumbalaiah</text:p>
          </table:table-cell>
          <table:table-cell table:style-name="ce8" office:value-type="string">
            <text:p>Pedda Naganna</text:p>
          </table:table-cell>
          <table:table-cell table:style-name="ce12" office:value-type="float" office:value="748903393136">
            <text:p>748903393136</text:p>
          </table:table-cell>
          <table:table-cell table:style-name="ce12" office:value-type="float" office:value="9966821042">
            <text:p>996682104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84">
            <text:p>84</text:p>
          </table:table-cell>
          <table:table-cell table:style-name="ce8" office:value-type="string">
            <text:p>Sangaboyana Jumbalaiah</text:p>
          </table:table-cell>
          <table:table-cell table:style-name="ce8" office:value-type="string">
            <text:p>Nadipi Naganna</text:p>
          </table:table-cell>
          <table:table-cell table:style-name="ce12" office:value-type="float" office:value="476501062861">
            <text:p>476501062861</text:p>
          </table:table-cell>
          <table:table-cell table:style-name="ce12" office:value-type="float" office:value="9705353989">
            <text:p>970535398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85">
            <text:p>85</text:p>
          </table:table-cell>
          <table:table-cell table:style-name="ce8" office:value-type="string">
            <text:p>Sangaboyana Eswaraiah</text:p>
          </table:table-cell>
          <table:table-cell table:style-name="ce8" office:value-type="string">
            <text:p>Yellaiah</text:p>
          </table:table-cell>
          <table:table-cell table:style-name="ce12" office:value-type="float" office:value="913367200097">
            <text:p>913367200097</text:p>
          </table:table-cell>
          <table:table-cell table:style-name="ce12" office:value-type="float" office:value="9951802612">
            <text:p>995180261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86">
            <text:p>86</text:p>
          </table:table-cell>
          <table:table-cell table:style-name="ce8" office:value-type="string">
            <text:p>Sagaboyana Sanjanna</text:p>
          </table:table-cell>
          <table:table-cell table:style-name="ce8" office:value-type="string">
            <text:p>Yellaiah</text:p>
          </table:table-cell>
          <table:table-cell table:style-name="ce12" office:value-type="float" office:value="239039596444">
            <text:p>239039596444</text:p>
          </table:table-cell>
          <table:table-cell table:style-name="ce12" office:value-type="float" office:value="8500842243">
            <text:p>850084224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87">
            <text:p>87</text:p>
          </table:table-cell>
          <table:table-cell table:style-name="ce8" office:value-type="string">
            <text:p>Sangaboyana Jambulaiah</text:p>
          </table:table-cell>
          <table:table-cell table:style-name="ce8" office:value-type="string">
            <text:p>Musalanna</text:p>
          </table:table-cell>
          <table:table-cell table:style-name="ce12" office:value-type="float" office:value="689997091810">
            <text:p>689997091810</text:p>
          </table:table-cell>
          <table:table-cell table:style-name="ce12" office:value-type="float" office:value="9642230573">
            <text:p>964223057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88">
            <text:p>88</text:p>
          </table:table-cell>
          <table:table-cell table:style-name="ce11" office:value-type="string">
            <text:p>Sangaboyana Nadipi Somanna</text:p>
          </table:table-cell>
          <table:table-cell table:style-name="ce8" office:value-type="string">
            <text:p>Jumbulaiah</text:p>
          </table:table-cell>
          <table:table-cell table:style-name="ce12" office:value-type="float" office:value="743374281852">
            <text:p>743374281852</text:p>
          </table:table-cell>
          <table:table-cell table:style-name="ce12" office:value-type="float" office:value="7288099463">
            <text:p>728809946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89">
            <text:p>89</text:p>
          </table:table-cell>
          <table:table-cell table:style-name="ce8" office:value-type="string">
            <text:p>Sangaboyana Balaswamy</text:p>
          </table:table-cell>
          <table:table-cell table:style-name="ce8" office:value-type="string">
            <text:p>Jumbulaiah</text:p>
          </table:table-cell>
          <table:table-cell table:style-name="ce12" office:value-type="float" office:value="877552227249">
            <text:p>877552227249</text:p>
          </table:table-cell>
          <table:table-cell table:style-name="ce12" office:value-type="float" office:value="9640998817">
            <text:p>9640998817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90">
            <text:p>90</text:p>
          </table:table-cell>
          <table:table-cell table:style-name="ce8" office:value-type="string">
            <text:p>Sanjeeva Rayudu</text:p>
          </table:table-cell>
          <table:table-cell table:style-name="ce8" office:value-type="string">
            <text:p>Sunkanna</text:p>
          </table:table-cell>
          <table:table-cell table:style-name="ce12" office:value-type="float" office:value="484868472965">
            <text:p>484868472965</text:p>
          </table:table-cell>
          <table:table-cell table:style-name="ce11" office:value-type="float" office:value="9052356861">
            <text:p>9052356861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91">
            <text:p>91</text:p>
          </table:table-cell>
          <table:table-cell table:style-name="ce8" office:value-type="string">
            <text:p>Maddilati</text:p>
          </table:table-cell>
          <table:table-cell table:style-name="ce8" office:value-type="string">
            <text:p>Chinna Pullaiah</text:p>
          </table:table-cell>
          <table:table-cell table:style-name="ce12" office:value-type="float" office:value="228852221935">
            <text:p>228852221935</text:p>
          </table:table-cell>
          <table:table-cell table:style-name="ce11" office:value-type="float" office:value="9985825805">
            <text:p>9985825805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92">
            <text:p>92</text:p>
          </table:table-cell>
          <table:table-cell table:style-name="ce8" office:value-type="string">
            <text:p>Dargaiah</text:p>
          </table:table-cell>
          <table:table-cell table:style-name="ce8" office:value-type="string">
            <text:p>Pedda Pullaiah</text:p>
          </table:table-cell>
          <table:table-cell table:style-name="ce12" office:value-type="float" office:value="877747212163">
            <text:p>877747212163</text:p>
          </table:table-cell>
          <table:table-cell table:style-name="ce11" office:value-type="float" office:value="9963502936">
            <text:p>9963502936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93">
            <text:p>93</text:p>
          </table:table-cell>
          <table:table-cell table:style-name="ce8" office:value-type="string">
            <text:p>Sorajamma</text:p>
          </table:table-cell>
          <table:table-cell table:style-name="ce8" office:value-type="string">
            <text:p>W/oYellaiah</text:p>
          </table:table-cell>
          <table:table-cell table:style-name="ce12" office:value-type="float" office:value="973719429059">
            <text:p>973719429059</text:p>
          </table:table-cell>
          <table:table-cell table:style-name="ce11" office:value-type="float" office:value="8464036057">
            <text:p>8464036057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94">
            <text:p>94</text:p>
          </table:table-cell>
          <table:table-cell table:style-name="ce8" office:value-type="string">
            <text:p>Yerra Jumbalaiah</text:p>
          </table:table-cell>
          <table:table-cell table:style-name="ce8" office:value-type="string">
            <text:p>Musalaiah</text:p>
          </table:table-cell>
          <table:table-cell table:style-name="ce12" office:value-type="float" office:value="689997091810">
            <text:p>689997091810</text:p>
          </table:table-cell>
          <table:table-cell table:style-name="ce11" office:value-type="float" office:value="9642230573">
            <text:p>9642230573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95">
            <text:p>95</text:p>
          </table:table-cell>
          <table:table-cell table:style-name="ce8" office:value-type="string">
            <text:p>Seshanna</text:p>
          </table:table-cell>
          <table:table-cell table:style-name="ce8" office:value-type="string">
            <text:p>Chinnaiah</text:p>
          </table:table-cell>
          <table:table-cell table:style-name="ce12" office:value-type="float" office:value="326837635921">
            <text:p>326837635921</text:p>
          </table:table-cell>
          <table:table-cell table:style-name="ce11" office:value-type="float" office:value="8978009863">
            <text:p>8978009863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96">
            <text:p>96</text:p>
          </table:table-cell>
          <table:table-cell table:style-name="ce8" office:value-type="string">
            <text:p>Sree Ramulu</text:p>
          </table:table-cell>
          <table:table-cell table:style-name="ce8" office:value-type="string">
            <text:p>Maddilati</text:p>
          </table:table-cell>
          <table:table-cell table:style-name="ce12" office:value-type="float" office:value="475608501020">
            <text:p>475608501020</text:p>
          </table:table-cell>
          <table:table-cell table:style-name="ce11" office:value-type="float" office:value="9553312938">
            <text:p>9553312938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97">
            <text:p>97</text:p>
          </table:table-cell>
          <table:table-cell table:style-name="ce8" office:value-type="string">
            <text:p>Pedda Jumbalaiah</text:p>
          </table:table-cell>
          <table:table-cell table:style-name="ce8" office:value-type="string">
            <text:p>Chinnaiah</text:p>
          </table:table-cell>
          <table:table-cell table:style-name="ce12" office:value-type="float" office:value="943871472491">
            <text:p>943871472491</text:p>
          </table:table-cell>
          <table:table-cell table:style-name="ce11" office:value-type="float" office:value="9985293499">
            <text:p>9985293499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98">
            <text:p>98</text:p>
          </table:table-cell>
          <table:table-cell table:style-name="ce8" office:value-type="string">
            <text:p>Baleswaraiah</text:p>
          </table:table-cell>
          <table:table-cell table:style-name="ce8" office:value-type="string">
            <text:p>Sanjanna</text:p>
          </table:table-cell>
          <table:table-cell table:style-name="ce12" office:value-type="float" office:value="877272430797">
            <text:p>877272430797</text:p>
          </table:table-cell>
          <table:table-cell table:style-name="ce11" office:value-type="float" office:value="9010122979">
            <text:p>9010122979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99">
            <text:p>99</text:p>
          </table:table-cell>
          <table:table-cell table:style-name="ce8" office:value-type="string">
            <text:p>Nadipi Naganna</text:p>
          </table:table-cell>
          <table:table-cell table:style-name="ce8" office:value-type="string">
            <text:p>Jumbulaiah</text:p>
          </table:table-cell>
          <table:table-cell table:style-name="ce12" office:value-type="float" office:value="507958105611">
            <text:p>507958105611</text:p>
          </table:table-cell>
          <table:table-cell table:style-name="ce11" office:value-type="float" office:value="9908268505">
            <text:p>9908268505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00">
            <text:p>100</text:p>
          </table:table-cell>
          <table:table-cell table:style-name="ce8" office:value-type="string">
            <text:p>Eswaraiah</text:p>
          </table:table-cell>
          <table:table-cell table:style-name="ce8" office:value-type="string">
            <text:p>Nadipi Naganna</text:p>
          </table:table-cell>
          <table:table-cell table:style-name="ce12" office:value-type="float" office:value="835361424405">
            <text:p>835361424405</text:p>
          </table:table-cell>
          <table:table-cell table:style-name="ce11" office:value-type="float" office:value="9550837781">
            <text:p>9550837781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01">
            <text:p>101</text:p>
          </table:table-cell>
          <table:table-cell table:style-name="ce8" office:value-type="string">
            <text:p>Chinnaiah</text:p>
          </table:table-cell>
          <table:table-cell table:style-name="ce8" office:value-type="string">
            <text:p>Chinnaiah</text:p>
          </table:table-cell>
          <table:table-cell table:style-name="ce12" office:value-type="float" office:value="889388117891">
            <text:p>889388117891</text:p>
          </table:table-cell>
          <table:table-cell table:style-name="ce11" office:value-type="float" office:value="7799130352">
            <text:p>7799130352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02">
            <text:p>102</text:p>
          </table:table-cell>
          <table:table-cell table:style-name="ce8" office:value-type="string">
            <text:p>Venkateswarulu</text:p>
          </table:table-cell>
          <table:table-cell table:style-name="ce8" office:value-type="string">
            <text:p>Sunkanna</text:p>
          </table:table-cell>
          <table:table-cell table:style-name="ce12" office:value-type="float" office:value="557899982502">
            <text:p>557899982502</text:p>
          </table:table-cell>
          <table:table-cell table:style-name="ce11" office:value-type="float" office:value="99855649052">
            <text:p>99855649052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03">
            <text:p>103</text:p>
          </table:table-cell>
          <table:table-cell table:style-name="ce8" office:value-type="string">
            <text:p>Pedda Samanna</text:p>
          </table:table-cell>
          <table:table-cell table:style-name="ce8" office:value-type="string">
            <text:p>Jumbulaiah</text:p>
          </table:table-cell>
          <table:table-cell table:style-name="ce12" office:value-type="float" office:value="234380020439">
            <text:p>234380020439</text:p>
          </table:table-cell>
          <table:table-cell table:style-name="ce11" office:value-type="float" office:value="7337317582">
            <text:p>733731758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04">
            <text:p>104</text:p>
          </table:table-cell>
          <table:table-cell table:style-name="ce8" office:value-type="string">
            <text:p>Sambasivudu</text:p>
          </table:table-cell>
          <table:table-cell table:style-name="ce8" office:value-type="string">
            <text:p>Sannana</text:p>
          </table:table-cell>
          <table:table-cell table:style-name="ce12" office:value-type="float" office:value="780299954142">
            <text:p>780299954142</text:p>
          </table:table-cell>
          <table:table-cell table:style-name="ce12" office:value-type="float" office:value="9581452513">
            <text:p>958145251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05">
            <text:p>105</text:p>
          </table:table-cell>
          <table:table-cell table:style-name="ce8" office:value-type="string">
            <text:p>Venkata Krishna</text:p>
          </table:table-cell>
          <table:table-cell table:style-name="ce8" office:value-type="string">
            <text:p>Yerranna</text:p>
          </table:table-cell>
          <table:table-cell table:style-name="ce12" office:value-type="float" office:value="589407436545">
            <text:p>589407436545</text:p>
          </table:table-cell>
          <table:table-cell table:style-name="ce12" office:value-type="float" office:value="9985758013">
            <text:p>998575801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06">
            <text:p>106</text:p>
          </table:table-cell>
          <table:table-cell table:style-name="ce8" office:value-type="string">
            <text:p>Pedda Pullaiah</text:p>
          </table:table-cell>
          <table:table-cell table:style-name="ce8" office:value-type="string">
            <text:p>Sanjanna</text:p>
          </table:table-cell>
          <table:table-cell table:style-name="ce12" office:value-type="float" office:value="758509844506">
            <text:p>758509844506</text:p>
          </table:table-cell>
          <table:table-cell table:style-name="ce12" office:value-type="float" office:value="9542908719">
            <text:p>954290871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07">
            <text:p>107</text:p>
          </table:table-cell>
          <table:table-cell table:style-name="ce8" office:value-type="string">
            <text:p>S.Chinna Sivanna</text:p>
          </table:table-cell>
          <table:table-cell table:style-name="ce8" office:value-type="string">
            <text:p>Nadipi Siranna</text:p>
          </table:table-cell>
          <table:table-cell table:style-name="ce12" office:value-type="float" office:value="244130240576">
            <text:p>244130240576</text:p>
          </table:table-cell>
          <table:table-cell table:style-name="ce12" office:value-type="float" office:value="9963909933">
            <text:p>996390993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08">
            <text:p>108</text:p>
          </table:table-cell>
          <table:table-cell table:style-name="ce8" office:value-type="string">
            <text:p>B.Parameswarudu</text:p>
          </table:table-cell>
          <table:table-cell table:style-name="ce8" office:value-type="string">
            <text:p>Chinna Venkataswamy</text:p>
          </table:table-cell>
          <table:table-cell table:style-name="ce12" office:value-type="float" office:value="680127007512">
            <text:p>680127007512</text:p>
          </table:table-cell>
          <table:table-cell table:style-name="ce12" office:value-type="float" office:value="9701773581">
            <text:p>970177358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09">
            <text:p>109</text:p>
          </table:table-cell>
          <table:table-cell table:style-name="ce8" office:value-type="string">
            <text:p>Eppa Rudramani</text:p>
          </table:table-cell>
          <table:table-cell table:style-name="ce8" office:value-type="string">
            <text:p>Bogappa</text:p>
          </table:table-cell>
          <table:table-cell table:style-name="ce12" office:value-type="float" office:value="809156227187">
            <text:p>809156227187</text:p>
          </table:table-cell>
          <table:table-cell table:style-name="ce12" office:value-type="float" office:value="9618936204">
            <text:p>961893620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10">
            <text:p>110</text:p>
          </table:table-cell>
          <table:table-cell table:style-name="ce8" office:value-type="string">
            <text:p>Eppa Prabakhar</text:p>
          </table:table-cell>
          <table:table-cell table:style-name="ce8" office:value-type="string">
            <text:p>Eswaraiah</text:p>
          </table:table-cell>
          <table:table-cell table:style-name="ce12" office:value-type="float" office:value="675582308483">
            <text:p>675582308483</text:p>
          </table:table-cell>
          <table:table-cell table:style-name="ce12" office:value-type="float" office:value="9959757251">
            <text:p>995975725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11">
            <text:p>111</text:p>
          </table:table-cell>
          <table:table-cell table:style-name="ce8" office:value-type="string">
            <text:p>Eppa Krishnudu</text:p>
          </table:table-cell>
          <table:table-cell table:style-name="ce8" office:value-type="string">
            <text:p>Bogappa</text:p>
          </table:table-cell>
          <table:table-cell table:style-name="ce12" office:value-type="float" office:value="259316523161">
            <text:p>259316523161</text:p>
          </table:table-cell>
          <table:table-cell table:style-name="ce12" office:value-type="float" office:value="9959759628">
            <text:p>9959759628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12">
            <text:p>112</text:p>
          </table:table-cell>
          <table:table-cell table:style-name="ce8" office:value-type="string">
            <text:p>M.Maheswarudu</text:p>
          </table:table-cell>
          <table:table-cell table:style-name="ce8" office:value-type="string">
            <text:p>Pedda Yellaiah</text:p>
          </table:table-cell>
          <table:table-cell table:style-name="ce12" office:value-type="float" office:value="382935508357">
            <text:p>382935508357</text:p>
          </table:table-cell>
          <table:table-cell table:style-name="ce11" office:value-type="float" office:value="9866851610">
            <text:p>9866851610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13">
            <text:p>113</text:p>
          </table:table-cell>
          <table:table-cell table:style-name="ce8" office:value-type="string">
            <text:p>M.Narayana</text:p>
          </table:table-cell>
          <table:table-cell table:style-name="ce8" office:value-type="string">
            <text:p>Pedda Yellaiah</text:p>
          </table:table-cell>
          <table:table-cell table:style-name="ce12" office:value-type="float" office:value="233841660510">
            <text:p>233841660510</text:p>
          </table:table-cell>
          <table:table-cell table:style-name="ce11" office:value-type="float" office:value="8464944050">
            <text:p>8464944050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14">
            <text:p>114</text:p>
          </table:table-cell>
          <table:table-cell table:style-name="ce8" office:value-type="string">
            <text:p>S.Narayana</text:p>
          </table:table-cell>
          <table:table-cell table:style-name="ce8" office:value-type="string">
            <text:p>S.Bala Siranna</text:p>
          </table:table-cell>
          <table:table-cell table:style-name="ce12" office:value-type="float" office:value="599559242160">
            <text:p>599559242160</text:p>
          </table:table-cell>
          <table:table-cell table:style-name="ce11" office:value-type="float" office:value="8985858056">
            <text:p>8985858056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15">
            <text:p>115</text:p>
          </table:table-cell>
          <table:table-cell table:style-name="ce8" office:value-type="string">
            <text:p>K.Manohar</text:p>
          </table:table-cell>
          <table:table-cell table:style-name="ce8" office:value-type="string">
            <text:p>Maddilati</text:p>
          </table:table-cell>
          <table:table-cell table:style-name="ce12" office:value-type="float" office:value="281899543763">
            <text:p>281899543763</text:p>
          </table:table-cell>
          <table:table-cell table:style-name="ce11" office:value-type="float" office:value="9553936432">
            <text:p>9553936432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16">
            <text:p>116</text:p>
          </table:table-cell>
          <table:table-cell table:style-name="ce8" office:value-type="string">
            <text:p>Bala Thimmaiah</text:p>
          </table:table-cell>
          <table:table-cell table:style-name="ce8" office:value-type="string">
            <text:p>Yeranna</text:p>
          </table:table-cell>
          <table:table-cell table:style-name="ce12" office:value-type="float" office:value="205487236181">
            <text:p>205487236181</text:p>
          </table:table-cell>
          <table:table-cell table:style-name="ce11" office:value-type="float" office:value="9491631543">
            <text:p>9491631543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17">
            <text:p>117</text:p>
          </table:table-cell>
          <table:table-cell table:style-name="ce8" office:value-type="string">
            <text:p>K.Madusudan</text:p>
          </table:table-cell>
          <table:table-cell table:style-name="ce8" office:value-type="string">
            <text:p>Maddilati</text:p>
          </table:table-cell>
          <table:table-cell table:style-name="ce12" office:value-type="float" office:value="488254231974">
            <text:p>488254231974</text:p>
          </table:table-cell>
          <table:table-cell table:style-name="ce11" office:value-type="float" office:value="8186022582">
            <text:p>8186022582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18">
            <text:p>118</text:p>
          </table:table-cell>
          <table:table-cell table:style-name="ce8" office:value-type="string">
            <text:p>Malu Sivaiah</text:p>
          </table:table-cell>
          <table:table-cell table:style-name="ce8" office:value-type="string">
            <text:p>Ramaswami</text:p>
          </table:table-cell>
          <table:table-cell table:style-name="ce12" office:value-type="float" office:value="375422541627">
            <text:p>375422541627</text:p>
          </table:table-cell>
          <table:table-cell table:style-name="ce11" office:value-type="float" office:value="9704048207">
            <text:p>9704048207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19">
            <text:p>119</text:p>
          </table:table-cell>
          <table:table-cell table:style-name="ce8" office:value-type="string">
            <text:p>M.Maddilati</text:p>
          </table:table-cell>
          <table:table-cell table:style-name="ce8" office:value-type="string">
            <text:p>Ayyanna</text:p>
          </table:table-cell>
          <table:table-cell table:style-name="ce12" office:value-type="float" office:value="324413484996">
            <text:p>324413484996</text:p>
          </table:table-cell>
          <table:table-cell table:style-name="ce11" office:value-type="float" office:value="9705280184">
            <text:p>9705280184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20">
            <text:p>120</text:p>
          </table:table-cell>
          <table:table-cell table:style-name="ce8" office:value-type="string">
            <text:p>S.Venkataramana</text:p>
          </table:table-cell>
          <table:table-cell table:style-name="ce8" office:value-type="string">
            <text:p>Siranna</text:p>
          </table:table-cell>
          <table:table-cell table:style-name="ce12" office:value-type="float" office:value="395846366999">
            <text:p>395846366999</text:p>
          </table:table-cell>
          <table:table-cell table:style-name="ce11" office:value-type="float" office:value="7036201292">
            <text:p>703620129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21">
            <text:p>121</text:p>
          </table:table-cell>
          <table:table-cell table:style-name="ce8" office:value-type="string">
            <text:p>S.Sreeramulu</text:p>
          </table:table-cell>
          <table:table-cell table:style-name="ce8" office:value-type="string">
            <text:p>S.P.Siranna</text:p>
          </table:table-cell>
          <table:table-cell table:style-name="ce12" office:value-type="float" office:value="789875884528">
            <text:p>789875884528</text:p>
          </table:table-cell>
          <table:table-cell table:style-name="ce12" office:value-type="float" office:value="7036799551">
            <text:p>703679955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22">
            <text:p>122</text:p>
          </table:table-cell>
          <table:table-cell table:style-name="ce8" office:value-type="string">
            <text:p>B.Sambasivaiah</text:p>
          </table:table-cell>
          <table:table-cell table:style-name="ce8" office:value-type="string">
            <text:p>Mallaiah</text:p>
          </table:table-cell>
          <table:table-cell table:style-name="ce12" office:value-type="float" office:value="571582774498">
            <text:p>571582774498</text:p>
          </table:table-cell>
          <table:table-cell table:style-name="ce12" office:value-type="float" office:value="9441980582">
            <text:p>944198058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Ayyavaripalli  </text:p>
          </table:table-cell>
          <table:table-cell/>
          <table:table-cell table:style-name="ce2" office:value-type="string">
            <text:p> 518533  </text:p>
          </table:table-cell>
          <table:table-cell office:value-type="float" office:value="2">
            <text:p>2</text:p>
          </table:table-cell>
          <table:table-cell office:value-type="string">
            <text:p>Boyarevula</text:p>
          </table:table-cell>
          <table:table-cell office:value-type="string">
            <text:p>Member</text:p>
          </table:table-cell>
          <table:table-cell office:value-type="float" office:value="123">
            <text:p>123</text:p>
          </table:table-cell>
          <table:table-cell table:style-name="ce8" office:value-type="string">
            <text:p>B.Venkateswarulu</text:p>
          </table:table-cell>
          <table:table-cell table:style-name="ce8" office:value-type="string">
            <text:p>B.Chenchanna</text:p>
          </table:table-cell>
          <table:table-cell table:style-name="ce12" office:value-type="float" office:value="677834806940">
            <text:p>677834806940</text:p>
          </table:table-cell>
          <table:table-cell table:style-name="ce12" office:value-type="float" office:value="9618864074">
            <text:p>961886407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24">
            <text:p>124</text:p>
          </table:table-cell>
          <table:table-cell table:style-name="ce8" office:value-type="string">
            <text:p>Pullaiah</text:p>
          </table:table-cell>
          <table:table-cell table:style-name="ce8" office:value-type="string">
            <text:p>Busanna</text:p>
          </table:table-cell>
          <table:table-cell table:style-name="ce12" office:value-type="float" office:value="405033824082">
            <text:p>405033824082</text:p>
          </table:table-cell>
          <table:table-cell table:style-name="ce12" office:value-type="float" office:value="9966430231">
            <text:p>996643023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25">
            <text:p>125</text:p>
          </table:table-cell>
          <table:table-cell table:style-name="ce8" office:value-type="string">
            <text:p>Masula Mahesh</text:p>
          </table:table-cell>
          <table:table-cell table:style-name="ce8" office:value-type="string">
            <text:p>Krishnudu</text:p>
          </table:table-cell>
          <table:table-cell table:style-name="ce12" office:value-type="float" office:value="273718034235">
            <text:p>273718034235</text:p>
          </table:table-cell>
          <table:table-cell table:style-name="ce12" office:value-type="float" office:value="9703742491">
            <text:p>9703742491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26">
            <text:p>126</text:p>
          </table:table-cell>
          <table:table-cell table:style-name="ce8" office:value-type="string">
            <text:p>T.Musalaiah</text:p>
          </table:table-cell>
          <table:table-cell table:style-name="ce8" office:value-type="string">
            <text:p>Chinna Ambaiah</text:p>
          </table:table-cell>
          <table:table-cell table:style-name="ce12" office:value-type="float" office:value="765257294387">
            <text:p>765257294387</text:p>
          </table:table-cell>
          <table:table-cell table:style-name="ce11" office:value-type="float" office:value="8096769038">
            <text:p>8096769038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27">
            <text:p>127</text:p>
          </table:table-cell>
          <table:table-cell table:style-name="ce8" office:value-type="string">
            <text:p>Venkata Ramaiah</text:p>
          </table:table-cell>
          <table:table-cell table:style-name="ce8" office:value-type="string">
            <text:p>N.Pakkiraiah</text:p>
          </table:table-cell>
          <table:table-cell table:style-name="ce12" office:value-type="float" office:value="250594633953">
            <text:p>250594633953</text:p>
          </table:table-cell>
          <table:table-cell table:style-name="ce11" office:value-type="float" office:value="7382005811">
            <text:p>7382005811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28">
            <text:p>128</text:p>
          </table:table-cell>
          <table:table-cell table:style-name="ce8" office:value-type="string">
            <text:p>Pasula Pakkiraiah</text:p>
          </table:table-cell>
          <table:table-cell table:style-name="ce8" office:value-type="string">
            <text:p>Pasuala Linganna</text:p>
          </table:table-cell>
          <table:table-cell table:style-name="ce12" office:value-type="float" office:value="641949921504">
            <text:p>641949921504</text:p>
          </table:table-cell>
          <table:table-cell table:style-name="ce11" office:value-type="float" office:value="9160992124">
            <text:p>9160992124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29">
            <text:p>129</text:p>
          </table:table-cell>
          <table:table-cell table:style-name="ce8" office:value-type="string">
            <text:p>Gopal</text:p>
          </table:table-cell>
          <table:table-cell table:style-name="ce8" office:value-type="string">
            <text:p>Ramanna</text:p>
          </table:table-cell>
          <table:table-cell table:style-name="ce12" office:value-type="float" office:value="530922165171">
            <text:p>530922165171</text:p>
          </table:table-cell>
          <table:table-cell table:style-name="ce11" office:value-type="float" office:value="9848649980">
            <text:p>9848649980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30">
            <text:p>130</text:p>
          </table:table-cell>
          <table:table-cell table:style-name="ce8" office:value-type="string">
            <text:p>Pedda Darga swamy</text:p>
          </table:table-cell>
          <table:table-cell table:style-name="ce8" office:value-type="string">
            <text:p>T.Yellaiah</text:p>
          </table:table-cell>
          <table:table-cell table:style-name="ce12" office:value-type="float" office:value="292317495621">
            <text:p>292317495621</text:p>
          </table:table-cell>
          <table:table-cell table:style-name="ce11" office:value-type="float" office:value="9581743940">
            <text:p>958174394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31">
            <text:p>131</text:p>
          </table:table-cell>
          <table:table-cell table:style-name="ce8" office:value-type="string">
            <text:p>Ambaiah</text:p>
          </table:table-cell>
          <table:table-cell table:style-name="ce8" office:value-type="string">
            <text:p>Naganna</text:p>
          </table:table-cell>
          <table:table-cell table:style-name="ce12" office:value-type="float" office:value="817781091605">
            <text:p>817781091605</text:p>
          </table:table-cell>
          <table:table-cell table:style-name="ce12" office:value-type="float" office:value="8811235994">
            <text:p>881123599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32">
            <text:p>132</text:p>
          </table:table-cell>
          <table:table-cell table:style-name="ce8" office:value-type="string">
            <text:p>Thikkaiah</text:p>
          </table:table-cell>
          <table:table-cell table:style-name="ce8" office:value-type="string">
            <text:p>Gurram Linganna</text:p>
          </table:table-cell>
          <table:table-cell table:style-name="ce12" office:value-type="float" office:value="879942628679">
            <text:p>879942628679</text:p>
          </table:table-cell>
          <table:table-cell table:style-name="ce12" office:value-type="float" office:value="9542216268">
            <text:p>954221626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33">
            <text:p>133</text:p>
          </table:table-cell>
          <table:table-cell table:style-name="ce8" office:value-type="string">
            <text:p>Sree ramulu</text:p>
          </table:table-cell>
          <table:table-cell table:style-name="ce8" office:value-type="string">
            <text:p>Thimmaiah</text:p>
          </table:table-cell>
          <table:table-cell table:style-name="ce12" office:value-type="float" office:value="865790297736">
            <text:p>865790297736</text:p>
          </table:table-cell>
          <table:table-cell table:style-name="ce12" office:value-type="float" office:value="9493837058">
            <text:p>949383705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34">
            <text:p>134</text:p>
          </table:table-cell>
          <table:table-cell table:style-name="ce8" office:value-type="string">
            <text:p>T.N.Naganna</text:p>
          </table:table-cell>
          <table:table-cell table:style-name="ce8" office:value-type="string">
            <text:p>Chowdaiah</text:p>
          </table:table-cell>
          <table:table-cell table:style-name="ce12" office:value-type="float" office:value="861164110770">
            <text:p>861164110770</text:p>
          </table:table-cell>
          <table:table-cell table:style-name="ce12" office:value-type="float" office:value="9885151633">
            <text:p>988515163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35">
            <text:p>135</text:p>
          </table:table-cell>
          <table:table-cell table:style-name="ce8" office:value-type="string">
            <text:p>Bala Krishnudu</text:p>
          </table:table-cell>
          <table:table-cell table:style-name="ce8" office:value-type="string">
            <text:p>Kasanna</text:p>
          </table:table-cell>
          <table:table-cell table:style-name="ce12" office:value-type="float" office:value="664105661819">
            <text:p>664105661819</text:p>
          </table:table-cell>
          <table:table-cell table:style-name="ce12" office:value-type="float" office:value="9985249538">
            <text:p>998524953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36">
            <text:p>136</text:p>
          </table:table-cell>
          <table:table-cell table:style-name="ce8" office:value-type="string">
            <text:p>T.Naganna</text:p>
          </table:table-cell>
          <table:table-cell table:style-name="ce8" office:value-type="string">
            <text:p>Linganna</text:p>
          </table:table-cell>
          <table:table-cell table:style-name="ce12" office:value-type="float" office:value="749804077570">
            <text:p>749804077570</text:p>
          </table:table-cell>
          <table:table-cell table:style-name="ce12" office:value-type="float" office:value="9966206535">
            <text:p>996620653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37">
            <text:p>137</text:p>
          </table:table-cell>
          <table:table-cell table:style-name="ce8" office:value-type="string">
            <text:p>Venkata Seshaiah</text:p>
          </table:table-cell>
          <table:table-cell table:style-name="ce8" office:value-type="string">
            <text:p>Linganna</text:p>
          </table:table-cell>
          <table:table-cell table:style-name="ce12" office:value-type="float" office:value="960035794700">
            <text:p>960035794700</text:p>
          </table:table-cell>
          <table:table-cell table:style-name="ce12" office:value-type="float" office:value="8099679947">
            <text:p>809967994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38">
            <text:p>138</text:p>
          </table:table-cell>
          <table:table-cell table:style-name="ce8" office:value-type="string">
            <text:p>T.Ramudu</text:p>
          </table:table-cell>
          <table:table-cell table:style-name="ce8" office:value-type="string">
            <text:p>T.P.Naganna</text:p>
          </table:table-cell>
          <table:table-cell table:style-name="ce12" office:value-type="float" office:value="820487812560">
            <text:p>820487812560</text:p>
          </table:table-cell>
          <table:table-cell table:style-name="ce12" office:value-type="float" office:value="8142806333">
            <text:p>814280633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39">
            <text:p>139</text:p>
          </table:table-cell>
          <table:table-cell table:style-name="ce8" office:value-type="string">
            <text:p>T.Tirumalaiah</text:p>
          </table:table-cell>
          <table:table-cell table:style-name="ce8" office:value-type="string">
            <text:p>T.P.Venkataiah</text:p>
          </table:table-cell>
          <table:table-cell table:style-name="ce12" office:value-type="float" office:value="291009776663">
            <text:p>291009776663</text:p>
          </table:table-cell>
          <table:table-cell table:style-name="ce12" office:value-type="float" office:value="8297249530">
            <text:p>829724953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40">
            <text:p>140</text:p>
          </table:table-cell>
          <table:table-cell table:style-name="ce8" office:value-type="string">
            <text:p>Venkateswarulu</text:p>
          </table:table-cell>
          <table:table-cell table:style-name="ce8" office:value-type="string">
            <text:p>Chowdaiah</text:p>
          </table:table-cell>
          <table:table-cell table:style-name="ce12" office:value-type="float" office:value="457715483529">
            <text:p>457715483529</text:p>
          </table:table-cell>
          <table:table-cell table:style-name="ce12" office:value-type="float" office:value="9963988026">
            <text:p>996398802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41">
            <text:p>141</text:p>
          </table:table-cell>
          <table:table-cell table:style-name="ce8" office:value-type="string">
            <text:p>T.Sambasivudu</text:p>
          </table:table-cell>
          <table:table-cell table:style-name="ce8" office:value-type="string">
            <text:p>Pakkiraiah</text:p>
          </table:table-cell>
          <table:table-cell table:style-name="ce12" office:value-type="float" office:value="993780437450">
            <text:p>993780437450</text:p>
          </table:table-cell>
          <table:table-cell table:style-name="ce12" office:value-type="float" office:value="9703706917">
            <text:p>9703706917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42">
            <text:p>142</text:p>
          </table:table-cell>
          <table:table-cell table:style-name="ce8" office:value-type="string">
            <text:p>T.Pakkiraiah</text:p>
          </table:table-cell>
          <table:table-cell table:style-name="ce8" office:value-type="string">
            <text:p>Lakshmanna</text:p>
          </table:table-cell>
          <table:table-cell table:style-name="ce12" office:value-type="float" office:value="567405040587">
            <text:p>567405040587</text:p>
          </table:table-cell>
          <table:table-cell table:style-name="ce12" office:value-type="float" office:value="916662482">
            <text:p>91666248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43">
            <text:p>143</text:p>
          </table:table-cell>
          <table:table-cell table:style-name="ce8" office:value-type="string">
            <text:p>Sreenivasulu</text:p>
          </table:table-cell>
          <table:table-cell table:style-name="ce8" office:value-type="string">
            <text:p>Chowdaiah</text:p>
          </table:table-cell>
          <table:table-cell table:style-name="ce12" office:value-type="float" office:value="489311397619">
            <text:p>489311397619</text:p>
          </table:table-cell>
          <table:table-cell table:style-name="ce12" office:value-type="float" office:value="9160227483">
            <text:p>916022748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 Vadla Ramapuram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3">
            <text:p>3</text:p>
          </table:table-cell>
          <table:table-cell office:value-type="string">
            <text:p>VADLARAMAPURAM</text:p>
          </table:table-cell>
          <table:table-cell office:value-type="string">
            <text:p>Member</text:p>
          </table:table-cell>
          <table:table-cell office:value-type="float" office:value="144">
            <text:p>144</text:p>
          </table:table-cell>
          <table:table-cell table:style-name="ce8" office:value-type="string">
            <text:p>T.Venkateswarulu</text:p>
          </table:table-cell>
          <table:table-cell table:style-name="ce8" office:value-type="string">
            <text:p>Tirupathaiah</text:p>
          </table:table-cell>
          <table:table-cell table:style-name="ce12" office:value-type="float" office:value="909988562789">
            <text:p>909988562789</text:p>
          </table:table-cell>
          <table:table-cell table:style-name="ce12" office:value-type="float" office:value="9642137998">
            <text:p>964213799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45">
            <text:p>145</text:p>
          </table:table-cell>
          <table:table-cell table:style-name="ce12" office:value-type="string">
            <text:p>Bestha Husseni</text:p>
          </table:table-cell>
          <table:table-cell table:style-name="ce12" office:value-type="string">
            <text:p>Bestha Gowrappa</text:p>
          </table:table-cell>
          <table:table-cell table:style-name="ce12" office:value-type="float" office:value="217075292236">
            <text:p>217075292236</text:p>
          </table:table-cell>
          <table:table-cell table:style-name="ce12" office:value-type="float" office:value="9492393885">
            <text:p>949239388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46">
            <text:p>146</text:p>
          </table:table-cell>
          <table:table-cell table:style-name="ce12" office:value-type="string">
            <text:p>Telugu Bazari</text:p>
          </table:table-cell>
          <table:table-cell table:style-name="ce12" office:value-type="string">
            <text:p>B.Gurram Peddodu paali</text:p>
          </table:table-cell>
          <table:table-cell table:style-name="ce12" office:value-type="float" office:value="690450842449">
            <text:p>690450842449</text:p>
          </table:table-cell>
          <table:table-cell table:style-name="ce12" office:value-type="float" office:value="9908445216">
            <text:p>990844521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47">
            <text:p>147</text:p>
          </table:table-cell>
          <table:table-cell table:style-name="ce12" office:value-type="string">
            <text:p>Bestha Venkatesh</text:p>
          </table:table-cell>
          <table:table-cell table:style-name="ce12" office:value-type="string">
            <text:p>Bestha Naganna</text:p>
          </table:table-cell>
          <table:table-cell table:style-name="ce12" office:value-type="float" office:value="701068643152">
            <text:p>701068643152</text:p>
          </table:table-cell>
          <table:table-cell table:style-name="ce12" office:value-type="float" office:value="9010162490">
            <text:p>901016249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48">
            <text:p>148</text:p>
          </table:table-cell>
          <table:table-cell table:style-name="ce12" office:value-type="string">
            <text:p>Telugu Peddda Yellish</text:p>
          </table:table-cell>
          <table:table-cell table:style-name="ce12" office:value-type="string">
            <text:p>Lakshmaiah</text:p>
          </table:table-cell>
          <table:table-cell table:style-name="ce12" office:value-type="float" office:value="350752670507">
            <text:p>350752670507</text:p>
          </table:table-cell>
          <table:table-cell table:style-name="ce12" office:value-type="float" office:value="7306986604">
            <text:p>730698660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49">
            <text:p>149</text:p>
          </table:table-cell>
          <table:table-cell table:style-name="ce12" office:value-type="string">
            <text:p>Betha Ramudu</text:p>
          </table:table-cell>
          <table:table-cell table:style-name="ce12" office:value-type="string">
            <text:p>Babu</text:p>
          </table:table-cell>
          <table:table-cell table:style-name="ce12" office:value-type="float" office:value="243162788776">
            <text:p>243162788776</text:p>
          </table:table-cell>
          <table:table-cell table:style-name="ce12" office:value-type="float" office:value="9959474625">
            <text:p>995947462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50">
            <text:p>150</text:p>
          </table:table-cell>
          <table:table-cell table:style-name="ce12" office:value-type="string">
            <text:p>Telugu Kondal</text:p>
          </table:table-cell>
          <table:table-cell table:style-name="ce12" office:value-type="string">
            <text:p>Venkatramudu</text:p>
          </table:table-cell>
          <table:table-cell table:style-name="ce12" office:value-type="float" office:value="698613442882">
            <text:p>698613442882</text:p>
          </table:table-cell>
          <table:table-cell table:style-name="ce12" office:value-type="float" office:value="8096930338">
            <text:p>809693033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51">
            <text:p>151</text:p>
          </table:table-cell>
          <table:table-cell table:style-name="ce12" office:value-type="string">
            <text:p>Bestha Tirupalu</text:p>
          </table:table-cell>
          <table:table-cell table:style-name="ce12" office:value-type="string">
            <text:p>Dastagiri</text:p>
          </table:table-cell>
          <table:table-cell table:style-name="ce12" office:value-type="float" office:value="247581027653">
            <text:p>247581027653</text:p>
          </table:table-cell>
          <table:table-cell table:style-name="ce12" office:value-type="float" office:value="8297335717">
            <text:p>829733571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52">
            <text:p>152</text:p>
          </table:table-cell>
          <table:table-cell table:style-name="ce12" office:value-type="string">
            <text:p>Bestha Ramudu</text:p>
          </table:table-cell>
          <table:table-cell table:style-name="ce12" office:value-type="string">
            <text:p>Bramudu</text:p>
          </table:table-cell>
          <table:table-cell table:style-name="ce12" office:value-type="float" office:value="509315532991">
            <text:p>509315532991</text:p>
          </table:table-cell>
          <table:table-cell table:style-name="ce12" office:value-type="float" office:value="7660034611">
            <text:p>766003461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53">
            <text:p>153</text:p>
          </table:table-cell>
          <table:table-cell table:style-name="ce12" office:value-type="string">
            <text:p>Bestha Venkata ramudu</text:p>
          </table:table-cell>
          <table:table-cell table:style-name="ce12" office:value-type="string">
            <text:p>Bestha Hanumanna</text:p>
          </table:table-cell>
          <table:table-cell table:style-name="ce12" office:value-type="float" office:value="370663849283">
            <text:p>370663849283</text:p>
          </table:table-cell>
          <table:table-cell table:style-name="ce12" office:value-type="float" office:value="9493253858">
            <text:p>949325385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54">
            <text:p>154</text:p>
          </table:table-cell>
          <table:table-cell table:style-name="ce12" office:value-type="string">
            <text:p>Telugu Bazari</text:p>
          </table:table-cell>
          <table:table-cell table:style-name="ce12" office:value-type="string">
            <text:p>Venkataswami</text:p>
          </table:table-cell>
          <table:table-cell table:style-name="ce12" office:value-type="float" office:value="674194597505">
            <text:p>674194597505</text:p>
          </table:table-cell>
          <table:table-cell table:style-name="ce12" office:value-type="float" office:value="8374098567">
            <text:p>837409856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55">
            <text:p>155</text:p>
          </table:table-cell>
          <table:table-cell table:style-name="ce12" office:value-type="string">
            <text:p>Bestha Keshanna</text:p>
          </table:table-cell>
          <table:table-cell table:style-name="ce12" office:value-type="string">
            <text:p>Khammappa</text:p>
          </table:table-cell>
          <table:table-cell table:style-name="ce12" office:value-type="float" office:value="202898561211">
            <text:p>202898561211</text:p>
          </table:table-cell>
          <table:table-cell table:style-name="ce12" office:value-type="float" office:value="9908458102">
            <text:p>990845810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56">
            <text:p>156</text:p>
          </table:table-cell>
          <table:table-cell table:style-name="ce12" office:value-type="string">
            <text:p>Bestha Vishunu</text:p>
          </table:table-cell>
          <table:table-cell table:style-name="ce12" office:value-type="string">
            <text:p>Venkata ramudu</text:p>
          </table:table-cell>
          <table:table-cell table:style-name="ce12" office:value-type="float" office:value="664154704469">
            <text:p>664154704469</text:p>
          </table:table-cell>
          <table:table-cell table:style-name="ce12" office:value-type="float" office:value="9490211217">
            <text:p>949021121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57">
            <text:p>157</text:p>
          </table:table-cell>
          <table:table-cell table:style-name="ce12" office:value-type="string">
            <text:p>Bestha Sanjanna</text:p>
          </table:table-cell>
          <table:table-cell table:style-name="ce12" office:value-type="string">
            <text:p>Yerranna</text:p>
          </table:table-cell>
          <table:table-cell table:style-name="ce12" office:value-type="float" office:value="482581257942">
            <text:p>482581257942</text:p>
          </table:table-cell>
          <table:table-cell table:style-name="ce12" office:value-type="float" office:value="9701435613">
            <text:p>970143561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58">
            <text:p>158</text:p>
          </table:table-cell>
          <table:table-cell table:style-name="ce12" office:value-type="string">
            <text:p>Bestha Lakshmanna</text:p>
          </table:table-cell>
          <table:table-cell table:style-name="ce12" office:value-type="string">
            <text:p>B Lakshmanna</text:p>
          </table:table-cell>
          <table:table-cell table:style-name="ce12" office:value-type="float" office:value="758912813826">
            <text:p>758912813826</text:p>
          </table:table-cell>
          <table:table-cell table:style-name="ce12" office:value-type="float" office:value="9052097675">
            <text:p>905209767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59">
            <text:p>159</text:p>
          </table:table-cell>
          <table:table-cell table:style-name="ce12" office:value-type="string">
            <text:p>Bestha somanna</text:p>
          </table:table-cell>
          <table:table-cell table:style-name="ce12" office:value-type="string">
            <text:p>B Hanumanna</text:p>
          </table:table-cell>
          <table:table-cell table:style-name="ce12" office:value-type="float" office:value="211523305141">
            <text:p>211523305141</text:p>
          </table:table-cell>
          <table:table-cell table:style-name="ce12" office:value-type="float" office:value="7032195448">
            <text:p>7032195448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60">
            <text:p>160</text:p>
          </table:table-cell>
          <table:table-cell table:style-name="ce12" office:value-type="string">
            <text:p>Telugu Maddilety</text:p>
          </table:table-cell>
          <table:table-cell table:style-name="ce12" office:value-type="string">
            <text:p>T Naganna</text:p>
          </table:table-cell>
          <table:table-cell table:style-name="ce12" office:value-type="float" office:value="340079152016">
            <text:p>340079152016</text:p>
          </table:table-cell>
          <table:table-cell table:style-name="ce12" office:value-type="float" office:value="991280813">
            <text:p>99128081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61">
            <text:p>161</text:p>
          </table:table-cell>
          <table:table-cell table:style-name="ce12" office:value-type="string">
            <text:p>Bestha Kanthanna</text:p>
          </table:table-cell>
          <table:table-cell table:style-name="ce12" office:value-type="string">
            <text:p>B </text:p>
          </table:table-cell>
          <table:table-cell table:style-name="ce12" office:value-type="float" office:value="943885058295">
            <text:p>943885058295</text:p>
          </table:table-cell>
          <table:table-cell table:style-name="ce12" office:value-type="float" office:value="9492612471">
            <text:p>949261247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62">
            <text:p>162</text:p>
          </table:table-cell>
          <table:table-cell table:style-name="ce12" office:value-type="string">
            <text:p>Telugu Lakshmanna</text:p>
          </table:table-cell>
          <table:table-cell table:style-name="ce12" office:value-type="string">
            <text:p>T Bade Saheb</text:p>
          </table:table-cell>
          <table:table-cell table:style-name="ce12" office:value-type="float" office:value="539880316094">
            <text:p>539880316094</text:p>
          </table:table-cell>
          <table:table-cell table:style-name="ce12" office:value-type="float" office:value="9963679028">
            <text:p>996367902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63">
            <text:p>163</text:p>
          </table:table-cell>
          <table:table-cell table:style-name="ce12" office:value-type="string">
            <text:p>Telugu Chinna Hussaini</text:p>
          </table:table-cell>
          <table:table-cell table:style-name="ce12" office:value-type="string">
            <text:p>Dastagiri</text:p>
          </table:table-cell>
          <table:table-cell table:style-name="ce12" office:value-type="float" office:value="972438831169">
            <text:p>972438831169</text:p>
          </table:table-cell>
          <table:table-cell table:style-name="ce12" office:value-type="float" office:value="9666879193">
            <text:p>966687919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64">
            <text:p>164</text:p>
          </table:table-cell>
          <table:table-cell table:style-name="ce12" office:value-type="string">
            <text:p>Bestha Gopal</text:p>
          </table:table-cell>
          <table:table-cell table:style-name="ce12" office:value-type="string">
            <text:p>Bestha Naganna</text:p>
          </table:table-cell>
          <table:table-cell table:style-name="ce12" office:value-type="float" office:value="790427974861">
            <text:p>790427974861</text:p>
          </table:table-cell>
          <table:table-cell table:style-name="ce12" office:value-type="float" office:value="8106245819">
            <text:p>810624581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65">
            <text:p>165</text:p>
          </table:table-cell>
          <table:table-cell table:style-name="ce12" office:value-type="string">
            <text:p>Telugu Ramesh</text:p>
          </table:table-cell>
          <table:table-cell table:style-name="ce12" office:value-type="string">
            <text:p><text:s/>Hanumanna</text:p>
          </table:table-cell>
          <table:table-cell table:style-name="ce12" office:value-type="float" office:value="347783590217">
            <text:p>347783590217</text:p>
          </table:table-cell>
          <table:table-cell table:style-name="ce12" office:value-type="float" office:value="9985665803">
            <text:p>998566580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66">
            <text:p>166</text:p>
          </table:table-cell>
          <table:table-cell table:style-name="ce12" office:value-type="string">
            <text:p>B Punya Murthy</text:p>
          </table:table-cell>
          <table:table-cell table:style-name="ce12" office:value-type="string">
            <text:p>Nadipi Ranganna</text:p>
          </table:table-cell>
          <table:table-cell table:style-name="ce12" office:value-type="float" office:value="644389216424">
            <text:p>644389216424</text:p>
          </table:table-cell>
          <table:table-cell table:style-name="ce59" office:value-type="float" office:value="8142564238">
            <text:p>814256423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67">
            <text:p>167</text:p>
          </table:table-cell>
          <table:table-cell table:style-name="ce12" office:value-type="string">
            <text:p>Bestha Venkat Ramudu</text:p>
          </table:table-cell>
          <table:table-cell table:style-name="ce12" office:value-type="string">
            <text:p>Yerranna B</text:p>
          </table:table-cell>
          <table:table-cell table:style-name="ce12" office:value-type="float" office:value="408685048420">
            <text:p>408685048420</text:p>
          </table:table-cell>
          <table:table-cell table:style-name="ce12" office:value-type="float" office:value="9966847704">
            <text:p>996684770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68">
            <text:p>168</text:p>
          </table:table-cell>
          <table:table-cell table:style-name="ce12" office:value-type="string">
            <text:p>Telugu Pedda Naganna</text:p>
          </table:table-cell>
          <table:table-cell table:style-name="ce12"/>
          <table:table-cell table:style-name="ce12" office:value-type="float" office:value="902094373859">
            <text:p>902094373859</text:p>
          </table:table-cell>
          <table:table-cell table:style-name="ce12" office:value-type="float" office:value="8500781291">
            <text:p>850078129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69">
            <text:p>169</text:p>
          </table:table-cell>
          <table:table-cell table:style-name="ce12" office:value-type="string">
            <text:p>T Maddi Lety</text:p>
          </table:table-cell>
          <table:table-cell table:style-name="ce12" office:value-type="string">
            <text:p>Rogenna</text:p>
          </table:table-cell>
          <table:table-cell table:style-name="ce12" office:value-type="float" office:value="418109808777">
            <text:p>418109808777</text:p>
          </table:table-cell>
          <table:table-cell table:style-name="ce12" office:value-type="float" office:value="9573775011">
            <text:p>957377501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70">
            <text:p>170</text:p>
          </table:table-cell>
          <table:table-cell table:style-name="ce12" office:value-type="string">
            <text:p>T Hanumanthu</text:p>
          </table:table-cell>
          <table:table-cell table:style-name="ce12" office:value-type="string">
            <text:p>Nadipi Madanna</text:p>
          </table:table-cell>
          <table:table-cell table:style-name="ce12" office:value-type="float" office:value="260311487089">
            <text:p>260311487089</text:p>
          </table:table-cell>
          <table:table-cell table:style-name="ce12" office:value-type="float" office:value="7569440813">
            <text:p>756944081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71">
            <text:p>171</text:p>
          </table:table-cell>
          <table:table-cell table:style-name="ce12" office:value-type="string">
            <text:p>Telugu Chinna Hussaini</text:p>
          </table:table-cell>
          <table:table-cell table:style-name="ce12" office:value-type="string">
            <text:p>Pedda Dastagiri</text:p>
          </table:table-cell>
          <table:table-cell table:style-name="ce12" office:value-type="float" office:value="771711070229">
            <text:p>771711070229</text:p>
          </table:table-cell>
          <table:table-cell table:style-name="ce12" office:value-type="float" office:value="9949716329">
            <text:p>994971632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72">
            <text:p>172</text:p>
          </table:table-cell>
          <table:table-cell table:style-name="ce12" office:value-type="string">
            <text:p>Bestha Ramanjaneyulu</text:p>
          </table:table-cell>
          <table:table-cell table:style-name="ce12" office:value-type="string">
            <text:p>Late Naganna</text:p>
          </table:table-cell>
          <table:table-cell table:style-name="ce12" office:value-type="float" office:value="442018263713">
            <text:p>442018263713</text:p>
          </table:table-cell>
          <table:table-cell table:style-name="ce12" office:value-type="float" office:value="7416644427">
            <text:p>741664442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73">
            <text:p>173</text:p>
          </table:table-cell>
          <table:table-cell table:style-name="ce12" office:value-type="string">
            <text:p>Bestha Ramanjaneyulu</text:p>
          </table:table-cell>
          <table:table-cell table:style-name="ce12" office:value-type="string">
            <text:p>Hanumanthu</text:p>
          </table:table-cell>
          <table:table-cell table:style-name="ce12" office:value-type="float" office:value="922872281823">
            <text:p>922872281823</text:p>
          </table:table-cell>
          <table:table-cell table:style-name="ce12" office:value-type="float" office:value="86880754">
            <text:p>8688075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74">
            <text:p>174</text:p>
          </table:table-cell>
          <table:table-cell table:style-name="ce12" office:value-type="string">
            <text:p>Bestha Hanumanthu</text:p>
          </table:table-cell>
          <table:table-cell table:style-name="ce12" office:value-type="string">
            <text:p>Yeranna</text:p>
          </table:table-cell>
          <table:table-cell table:style-name="ce12" office:value-type="float" office:value="311777989495">
            <text:p>311777989495</text:p>
          </table:table-cell>
          <table:table-cell table:style-name="ce12" office:value-type="float" office:value="9014363233">
            <text:p>901436323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75">
            <text:p>175</text:p>
          </table:table-cell>
          <table:table-cell table:style-name="ce12" office:value-type="string">
            <text:p>Bestha Hanumanthu</text:p>
          </table:table-cell>
          <table:table-cell table:style-name="ce12" office:value-type="string">
            <text:p>Ranganna</text:p>
          </table:table-cell>
          <table:table-cell table:style-name="ce12" office:value-type="float" office:value="694600624443">
            <text:p>694600624443</text:p>
          </table:table-cell>
          <table:table-cell table:style-name="ce12" office:value-type="float" office:value="7893882890">
            <text:p>789388289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76">
            <text:p>176</text:p>
          </table:table-cell>
          <table:table-cell table:style-name="ce12" office:value-type="string">
            <text:p>Bestha Venkatesh</text:p>
          </table:table-cell>
          <table:table-cell table:style-name="ce12" office:value-type="string">
            <text:p>Chinna Naganna</text:p>
          </table:table-cell>
          <table:table-cell table:style-name="ce12" office:value-type="float" office:value="305895444819">
            <text:p>305895444819</text:p>
          </table:table-cell>
          <table:table-cell table:style-name="ce12" office:value-type="float" office:value="9177634455">
            <text:p>917763445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77">
            <text:p>177</text:p>
          </table:table-cell>
          <table:table-cell table:style-name="ce12" office:value-type="string">
            <text:p>Bestha Ranganna</text:p>
          </table:table-cell>
          <table:table-cell table:style-name="ce12" office:value-type="string">
            <text:p>Ranganna</text:p>
          </table:table-cell>
          <table:table-cell table:style-name="ce12" office:value-type="float" office:value="474981691293">
            <text:p>474981691293</text:p>
          </table:table-cell>
          <table:table-cell table:style-name="ce12" office:value-type="float" office:value="7729008110">
            <text:p>772900811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78">
            <text:p>178</text:p>
          </table:table-cell>
          <table:table-cell table:style-name="ce12" office:value-type="string">
            <text:p>Bestha Venkatesh </text:p>
          </table:table-cell>
          <table:table-cell table:style-name="ce12" office:value-type="string">
            <text:p>Cheviti bazari</text:p>
          </table:table-cell>
          <table:table-cell table:style-name="ce12" office:value-type="float" office:value="264455773939">
            <text:p>264455773939</text:p>
          </table:table-cell>
          <table:table-cell table:style-name="ce12" office:value-type="float" office:value="9885170286">
            <text:p>988517028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79">
            <text:p>179</text:p>
          </table:table-cell>
          <table:table-cell table:style-name="ce12" office:value-type="string">
            <text:p>Bestha Venkatesh</text:p>
          </table:table-cell>
          <table:table-cell table:style-name="ce12" office:value-type="string">
            <text:p>Pedda Hanumanthu</text:p>
          </table:table-cell>
          <table:table-cell table:style-name="ce12" office:value-type="float" office:value="605967005432">
            <text:p>605967005432</text:p>
          </table:table-cell>
          <table:table-cell table:style-name="ce12" office:value-type="float" office:value="9441096535">
            <text:p>9441096535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80">
            <text:p>180</text:p>
          </table:table-cell>
          <table:table-cell table:style-name="ce12" office:value-type="string">
            <text:p>Bestha Sunkanna</text:p>
          </table:table-cell>
          <table:table-cell table:style-name="ce12" office:value-type="string">
            <text:p>Hanumanthu</text:p>
          </table:table-cell>
          <table:table-cell table:style-name="ce12" office:value-type="float" office:value="834647665906">
            <text:p>834647665906</text:p>
          </table:table-cell>
          <table:table-cell table:style-name="ce12" office:value-type="float" office:value="949054247">
            <text:p>94905424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81">
            <text:p>181</text:p>
          </table:table-cell>
          <table:table-cell table:style-name="ce12" office:value-type="string">
            <text:p>Bestha Srinivasulu</text:p>
          </table:table-cell>
          <table:table-cell table:style-name="ce12" office:value-type="string">
            <text:p>Pedda Husseni</text:p>
          </table:table-cell>
          <table:table-cell table:style-name="ce12" office:value-type="float" office:value="715253773093">
            <text:p>715253773093</text:p>
          </table:table-cell>
          <table:table-cell table:style-name="ce12" office:value-type="float" office:value="8466007542">
            <text:p>846600754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82">
            <text:p>182</text:p>
          </table:table-cell>
          <table:table-cell table:style-name="ce12" office:value-type="string">
            <text:p>Bestha Hanumanthu</text:p>
          </table:table-cell>
          <table:table-cell table:style-name="ce12" office:value-type="string">
            <text:p>Chinna Machanna</text:p>
          </table:table-cell>
          <table:table-cell table:style-name="ce12" office:value-type="float" office:value="569517924207">
            <text:p>569517924207</text:p>
          </table:table-cell>
          <table:table-cell table:style-name="ce12" office:value-type="float" office:value="7997554570">
            <text:p>799755457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83">
            <text:p>183</text:p>
          </table:table-cell>
          <table:table-cell table:style-name="ce12" office:value-type="string">
            <text:p>Betha Ranganna</text:p>
          </table:table-cell>
          <table:table-cell table:style-name="ce12" office:value-type="string">
            <text:p>Pedda Villappa</text:p>
          </table:table-cell>
          <table:table-cell table:style-name="ce12" office:value-type="float" office:value="304882155734">
            <text:p>304882155734</text:p>
          </table:table-cell>
          <table:table-cell table:style-name="ce12" office:value-type="float" office:value="7032314055">
            <text:p>703231405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84">
            <text:p>184</text:p>
          </table:table-cell>
          <table:table-cell table:style-name="ce12" office:value-type="string">
            <text:p>Telugu Hanumanthu</text:p>
          </table:table-cell>
          <table:table-cell table:style-name="ce12" office:value-type="string">
            <text:p>Sheshappa</text:p>
          </table:table-cell>
          <table:table-cell table:style-name="ce12" office:value-type="float" office:value="810384153727">
            <text:p>810384153727</text:p>
          </table:table-cell>
          <table:table-cell table:style-name="ce12" office:value-type="float" office:value="9441153913">
            <text:p>944115391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85">
            <text:p>185</text:p>
          </table:table-cell>
          <table:table-cell table:style-name="ce12" office:value-type="string">
            <text:p>Bestha Hanumanthu</text:p>
          </table:table-cell>
          <table:table-cell table:style-name="ce12" office:value-type="string">
            <text:p>Yerranna</text:p>
          </table:table-cell>
          <table:table-cell table:style-name="ce12" office:value-type="float" office:value="909008921490">
            <text:p>909008921490</text:p>
          </table:table-cell>
          <table:table-cell table:style-name="ce12" office:value-type="float" office:value="9640996718">
            <text:p>964099671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86">
            <text:p>186</text:p>
          </table:table-cell>
          <table:table-cell table:style-name="ce12" office:value-type="string">
            <text:p>Bestha Chinna Pallenna</text:p>
          </table:table-cell>
          <table:table-cell table:style-name="ce12" office:value-type="string">
            <text:p>Yellappa</text:p>
          </table:table-cell>
          <table:table-cell table:style-name="ce12" office:value-type="float" office:value="373237782906">
            <text:p>373237782906</text:p>
          </table:table-cell>
          <table:table-cell table:style-name="ce12" office:value-type="float" office:value="9704700476">
            <text:p>970470047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87">
            <text:p>187</text:p>
          </table:table-cell>
          <table:table-cell table:style-name="ce12" office:value-type="string">
            <text:p>Besth Chinna Hanumanthu</text:p>
          </table:table-cell>
          <table:table-cell table:style-name="ce12" office:value-type="string">
            <text:p>Ranganna</text:p>
          </table:table-cell>
          <table:table-cell table:style-name="ce12" office:value-type="float" office:value="745007224499">
            <text:p>745007224499</text:p>
          </table:table-cell>
          <table:table-cell table:style-name="ce12" office:value-type="float" office:value="8106875641">
            <text:p>810687564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88">
            <text:p>188</text:p>
          </table:table-cell>
          <table:table-cell table:style-name="ce12" office:value-type="string">
            <text:p>Telugu Venkatesh</text:p>
          </table:table-cell>
          <table:table-cell table:style-name="ce12" office:value-type="string">
            <text:p>Chinna Yelllppa</text:p>
          </table:table-cell>
          <table:table-cell table:style-name="ce12" office:value-type="float" office:value="532952927441">
            <text:p>532952927441</text:p>
          </table:table-cell>
          <table:table-cell table:style-name="ce12" office:value-type="float" office:value="8179766246">
            <text:p>817976624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89">
            <text:p>189</text:p>
          </table:table-cell>
          <table:table-cell table:style-name="ce12" office:value-type="string">
            <text:p>Bestha Hanumanthu</text:p>
          </table:table-cell>
          <table:table-cell table:style-name="ce12" office:value-type="string">
            <text:p>Pedda Machanna</text:p>
          </table:table-cell>
          <table:table-cell table:style-name="ce12" office:value-type="float" office:value="546141965886">
            <text:p>546141965886</text:p>
          </table:table-cell>
          <table:table-cell table:style-name="ce12" office:value-type="float" office:value="9642292768">
            <text:p>964229276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90">
            <text:p>190</text:p>
          </table:table-cell>
          <table:table-cell table:style-name="ce12" office:value-type="string">
            <text:p>Bestha Venkatesh</text:p>
          </table:table-cell>
          <table:table-cell table:style-name="ce12" office:value-type="string">
            <text:p>Bestha Bazari</text:p>
          </table:table-cell>
          <table:table-cell table:style-name="ce12" office:value-type="float" office:value="280797092545">
            <text:p>280797092545</text:p>
          </table:table-cell>
          <table:table-cell table:style-name="ce12" office:value-type="float" office:value="9666740161">
            <text:p>966674016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91">
            <text:p>191</text:p>
          </table:table-cell>
          <table:table-cell table:style-name="ce12" office:value-type="string">
            <text:p>Bestha Maddilety</text:p>
          </table:table-cell>
          <table:table-cell table:style-name="ce12" office:value-type="string">
            <text:p>Roshanna</text:p>
          </table:table-cell>
          <table:table-cell table:style-name="ce12" office:value-type="float" office:value="273215797126">
            <text:p>273215797126</text:p>
          </table:table-cell>
          <table:table-cell table:style-name="ce12" office:value-type="float" office:value="9951568653">
            <text:p>995156865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92">
            <text:p>192</text:p>
          </table:table-cell>
          <table:table-cell table:style-name="ce12" office:value-type="string">
            <text:p>Bestha Venkatesh</text:p>
          </table:table-cell>
          <table:table-cell table:style-name="ce12" office:value-type="string">
            <text:p>Lingannaq</text:p>
          </table:table-cell>
          <table:table-cell table:style-name="ce12" office:value-type="float" office:value="290356292699">
            <text:p>290356292699</text:p>
          </table:table-cell>
          <table:table-cell table:style-name="ce12" office:value-type="float" office:value="8142791843">
            <text:p>814279184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93">
            <text:p>193</text:p>
          </table:table-cell>
          <table:table-cell table:style-name="ce12" office:value-type="string">
            <text:p>Telugu Venkatesh</text:p>
          </table:table-cell>
          <table:table-cell table:style-name="ce12" office:value-type="string">
            <text:p>Madanna</text:p>
          </table:table-cell>
          <table:table-cell table:style-name="ce12" office:value-type="float" office:value="834401728292">
            <text:p>834401728292</text:p>
          </table:table-cell>
          <table:table-cell table:style-name="ce12" office:value-type="float" office:value="9133624577">
            <text:p>913362457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94">
            <text:p>194</text:p>
          </table:table-cell>
          <table:table-cell table:style-name="ce12" office:value-type="string">
            <text:p>Telugu Ranganna</text:p>
          </table:table-cell>
          <table:table-cell table:style-name="ce12" office:value-type="string">
            <text:p>Ambanna</text:p>
          </table:table-cell>
          <table:table-cell table:style-name="ce12" office:value-type="float" office:value="727765374992">
            <text:p>727765374992</text:p>
          </table:table-cell>
          <table:table-cell table:style-name="ce12" office:value-type="float" office:value="9440685958">
            <text:p>944068595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95">
            <text:p>195</text:p>
          </table:table-cell>
          <table:table-cell table:style-name="ce12" office:value-type="string">
            <text:p>Bestha Ramanjaneyulu</text:p>
          </table:table-cell>
          <table:table-cell table:style-name="ce12" office:value-type="string">
            <text:p>Bazari</text:p>
          </table:table-cell>
          <table:table-cell table:style-name="ce12" office:value-type="float" office:value="465149589170">
            <text:p>465149589170</text:p>
          </table:table-cell>
          <table:table-cell table:style-name="ce12" office:value-type="float" office:value="9505478250">
            <text:p>950547825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96">
            <text:p>196</text:p>
          </table:table-cell>
          <table:table-cell table:style-name="ce12" office:value-type="string">
            <text:p>Bestha Pedda Hanumanthu</text:p>
          </table:table-cell>
          <table:table-cell table:style-name="ce12" office:value-type="string">
            <text:p>Pochanna</text:p>
          </table:table-cell>
          <table:table-cell table:style-name="ce12" office:value-type="float" office:value="383590895726">
            <text:p>383590895726</text:p>
          </table:table-cell>
          <table:table-cell table:style-name="ce12" office:value-type="float" office:value="9160859180">
            <text:p>916085918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97">
            <text:p>197</text:p>
          </table:table-cell>
          <table:table-cell table:style-name="ce12" office:value-type="string">
            <text:p>Bestha Hanumanthu</text:p>
          </table:table-cell>
          <table:table-cell table:style-name="ce12" office:value-type="string">
            <text:p>Nadipi Naganna</text:p>
          </table:table-cell>
          <table:table-cell table:style-name="ce12" office:value-type="float" office:value="852524313364">
            <text:p>852524313364</text:p>
          </table:table-cell>
          <table:table-cell table:style-name="ce12" office:value-type="float" office:value="8297613036">
            <text:p>829761303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98">
            <text:p>198</text:p>
          </table:table-cell>
          <table:table-cell table:style-name="ce12" office:value-type="string">
            <text:p>Telugu Naganna</text:p>
          </table:table-cell>
          <table:table-cell table:style-name="ce12" office:value-type="string">
            <text:p>Yellappa</text:p>
          </table:table-cell>
          <table:table-cell table:style-name="ce12" office:value-type="float" office:value="677543121819">
            <text:p>677543121819</text:p>
          </table:table-cell>
          <table:table-cell table:style-name="ce12" office:value-type="float" office:value="9581916608">
            <text:p>958191660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199">
            <text:p>199</text:p>
          </table:table-cell>
          <table:table-cell table:style-name="ce12" office:value-type="string">
            <text:p>Bestha Nadipi dastagiri</text:p>
          </table:table-cell>
          <table:table-cell table:style-name="ce12" office:value-type="string">
            <text:p>Dastagiri</text:p>
          </table:table-cell>
          <table:table-cell table:style-name="ce12" office:value-type="float" office:value="279433303829">
            <text:p>279433303829</text:p>
          </table:table-cell>
          <table:table-cell table:style-name="ce12" office:value-type="float" office:value="7730896914">
            <text:p>773089691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00">
            <text:p>200</text:p>
          </table:table-cell>
          <table:table-cell table:style-name="ce12" office:value-type="string">
            <text:p>Telugu Venkatesh</text:p>
          </table:table-cell>
          <table:table-cell table:style-name="ce12" office:value-type="string">
            <text:p>Ramalinga</text:p>
          </table:table-cell>
          <table:table-cell table:style-name="ce12" office:value-type="float" office:value="826560461511">
            <text:p>826560461511</text:p>
          </table:table-cell>
          <table:table-cell table:style-name="ce12" office:value-type="float" office:value="7702208735">
            <text:p>770220873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01">
            <text:p>201</text:p>
          </table:table-cell>
          <table:table-cell table:style-name="ce12" office:value-type="string">
            <text:p>Bestha Sheshanna</text:p>
          </table:table-cell>
          <table:table-cell table:style-name="ce12" office:value-type="string">
            <text:p>chinna Hanumanthu</text:p>
          </table:table-cell>
          <table:table-cell table:style-name="ce12" office:value-type="float" office:value="382583591499">
            <text:p>382583591499</text:p>
          </table:table-cell>
          <table:table-cell table:style-name="ce12" office:value-type="float" office:value="7386920215">
            <text:p>738692021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02">
            <text:p>202</text:p>
          </table:table-cell>
          <table:table-cell table:style-name="ce12" office:value-type="string">
            <text:p>Telugu Hanumanthu</text:p>
          </table:table-cell>
          <table:table-cell table:style-name="ce12" office:value-type="string">
            <text:p>Pottala Nagannaq</text:p>
          </table:table-cell>
          <table:table-cell table:style-name="ce12" office:value-type="float" office:value="590748964949">
            <text:p>590748964949</text:p>
          </table:table-cell>
          <table:table-cell table:style-name="ce12" office:value-type="float" office:value="7730046505">
            <text:p>773004650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03">
            <text:p>203</text:p>
          </table:table-cell>
          <table:table-cell table:style-name="ce12" office:value-type="string">
            <text:p>Telugu Dastagiri</text:p>
          </table:table-cell>
          <table:table-cell table:style-name="ce12" office:value-type="string">
            <text:p>Linganna</text:p>
          </table:table-cell>
          <table:table-cell table:style-name="ce12" office:value-type="float" office:value="810456576887">
            <text:p>810456576887</text:p>
          </table:table-cell>
          <table:table-cell table:style-name="ce12" office:value-type="float" office:value="9502531048">
            <text:p>950253104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04">
            <text:p>204</text:p>
          </table:table-cell>
          <table:table-cell table:style-name="ce12" office:value-type="string">
            <text:p>Bestha Naganna</text:p>
          </table:table-cell>
          <table:table-cell table:style-name="ce12" office:value-type="string">
            <text:p>Chinna Yelllppa</text:p>
          </table:table-cell>
          <table:table-cell table:style-name="ce12" office:value-type="float" office:value="583882967360">
            <text:p>583882967360</text:p>
          </table:table-cell>
          <table:table-cell table:style-name="ce12" office:value-type="float" office:value="9000063628">
            <text:p>900006362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05">
            <text:p>205</text:p>
          </table:table-cell>
          <table:table-cell table:style-name="ce12" office:value-type="string">
            <text:p>Bestha Madanna</text:p>
          </table:table-cell>
          <table:table-cell table:style-name="ce12" office:value-type="string">
            <text:p>Goromanna</text:p>
          </table:table-cell>
          <table:table-cell table:style-name="ce12" office:value-type="float" office:value="491955479142">
            <text:p>491955479142</text:p>
          </table:table-cell>
          <table:table-cell table:style-name="ce12" office:value-type="float" office:value="9666315368">
            <text:p>966631536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06">
            <text:p>206</text:p>
          </table:table-cell>
          <table:table-cell table:style-name="ce12" office:value-type="string">
            <text:p>Chinna Madanna</text:p>
          </table:table-cell>
          <table:table-cell table:style-name="ce12" office:value-type="string">
            <text:p>Nagappa</text:p>
          </table:table-cell>
          <table:table-cell table:style-name="ce12" office:value-type="float" office:value="694569902559">
            <text:p>694569902559</text:p>
          </table:table-cell>
          <table:table-cell table:style-name="ce12" office:value-type="float" office:value="9553652782">
            <text:p>955365278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07">
            <text:p>207</text:p>
          </table:table-cell>
          <table:table-cell table:style-name="ce12" office:value-type="string">
            <text:p>Telugu Venkata Ramudu</text:p>
          </table:table-cell>
          <table:table-cell table:style-name="ce12" office:value-type="string">
            <text:p>Gowri </text:p>
          </table:table-cell>
          <table:table-cell table:style-name="ce12" office:value-type="float" office:value="220983403380">
            <text:p>220983403380</text:p>
          </table:table-cell>
          <table:table-cell table:style-name="ce12" office:value-type="float" office:value="9550078159">
            <text:p>955007815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08">
            <text:p>208</text:p>
          </table:table-cell>
          <table:table-cell table:style-name="ce12" office:value-type="string">
            <text:p>T Maddi Lety</text:p>
          </table:table-cell>
          <table:table-cell table:style-name="ce12" office:value-type="string">
            <text:p>Papanna</text:p>
          </table:table-cell>
          <table:table-cell table:style-name="ce12" office:value-type="float" office:value="225563069133">
            <text:p>225563069133</text:p>
          </table:table-cell>
          <table:table-cell table:style-name="ce12" office:value-type="float" office:value="9704661410">
            <text:p>970466141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09">
            <text:p>209</text:p>
          </table:table-cell>
          <table:table-cell table:style-name="ce12" office:value-type="string">
            <text:p>Korrapadu Jammannna</text:p>
          </table:table-cell>
          <table:table-cell table:style-name="ce12" office:value-type="string">
            <text:p>Thippanna</text:p>
          </table:table-cell>
          <table:table-cell table:style-name="ce12" office:value-type="float" office:value="611003719897">
            <text:p>611003719897</text:p>
          </table:table-cell>
          <table:table-cell table:style-name="ce12" office:value-type="float" office:value="8688177143">
            <text:p>868817714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10">
            <text:p>210</text:p>
          </table:table-cell>
          <table:table-cell table:style-name="ce12" office:value-type="string">
            <text:p>T Venkateswarulu</text:p>
          </table:table-cell>
          <table:table-cell table:style-name="ce12" office:value-type="string">
            <text:p>Linganna T</text:p>
          </table:table-cell>
          <table:table-cell table:style-name="ce12" office:value-type="float" office:value="524052154435">
            <text:p>524052154435</text:p>
          </table:table-cell>
          <table:table-cell table:style-name="ce12" office:value-type="float" office:value="9704057906">
            <text:p>970405790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11">
            <text:p>211</text:p>
          </table:table-cell>
          <table:table-cell table:style-name="ce12" office:value-type="string">
            <text:p>Telugu Konthapadu ramudu</text:p>
          </table:table-cell>
          <table:table-cell table:style-name="ce12"/>
          <table:table-cell table:style-name="ce12" office:value-type="float" office:value="448602455465">
            <text:p>448602455465</text:p>
          </table:table-cell>
          <table:table-cell table:style-name="ce12" office:value-type="float" office:value="8897251598">
            <text:p>889725159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12">
            <text:p>212</text:p>
          </table:table-cell>
          <table:table-cell table:style-name="ce12" office:value-type="string">
            <text:p>Telugu Venkatappa</text:p>
          </table:table-cell>
          <table:table-cell table:style-name="ce12" office:value-type="string">
            <text:p>Gundla Hanumanthu</text:p>
          </table:table-cell>
          <table:table-cell table:style-name="ce12" office:value-type="float" office:value="795313773912">
            <text:p>795313773912</text:p>
          </table:table-cell>
          <table:table-cell table:style-name="ce12" office:value-type="float" office:value="9505308207">
            <text:p>950530820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13">
            <text:p>213</text:p>
          </table:table-cell>
          <table:table-cell table:style-name="ce12" office:value-type="string">
            <text:p>Gumpu Narasimhudu</text:p>
          </table:table-cell>
          <table:table-cell table:style-name="ce12" office:value-type="string">
            <text:p>Papanna</text:p>
          </table:table-cell>
          <table:table-cell table:style-name="ce12" office:value-type="float" office:value="550964997793">
            <text:p>550964997793</text:p>
          </table:table-cell>
          <table:table-cell table:style-name="ce12" office:value-type="float" office:value="9505340676">
            <text:p>950534067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14">
            <text:p>214</text:p>
          </table:table-cell>
          <table:table-cell table:style-name="ce12" office:value-type="string">
            <text:p>Telugu Lokanna</text:p>
          </table:table-cell>
          <table:table-cell table:style-name="ce12"/>
          <table:table-cell table:style-name="ce12" office:value-type="float" office:value="237778958913">
            <text:p>237778958913</text:p>
          </table:table-cell>
          <table:table-cell table:style-name="ce12" office:value-type="float" office:value="9959388658">
            <text:p>995938865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15">
            <text:p>215</text:p>
          </table:table-cell>
          <table:table-cell table:style-name="ce12" office:value-type="string">
            <text:p>Govindu Telugu</text:p>
          </table:table-cell>
          <table:table-cell table:style-name="ce12" office:value-type="string">
            <text:p>Bathakanna</text:p>
          </table:table-cell>
          <table:table-cell table:style-name="ce12" office:value-type="float" office:value="959621280586">
            <text:p>959621280586</text:p>
          </table:table-cell>
          <table:table-cell table:style-name="ce12" office:value-type="float" office:value="8500136034">
            <text:p>850013603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16">
            <text:p>216</text:p>
          </table:table-cell>
          <table:table-cell table:style-name="ce12" office:value-type="string">
            <text:p>Barike Pedda Hanumanthu</text:p>
          </table:table-cell>
          <table:table-cell table:style-name="ce12" office:value-type="string">
            <text:p>Karrenna</text:p>
          </table:table-cell>
          <table:table-cell table:style-name="ce12" office:value-type="float" office:value="880538703404">
            <text:p>880538703404</text:p>
          </table:table-cell>
          <table:table-cell table:style-name="ce12" office:value-type="float" office:value="9966090394">
            <text:p>996609039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17">
            <text:p>217</text:p>
          </table:table-cell>
          <table:table-cell table:style-name="ce12" office:value-type="string">
            <text:p>Bestha Lakshmanna</text:p>
          </table:table-cell>
          <table:table-cell table:style-name="ce12" office:value-type="string">
            <text:p>Yerranna</text:p>
          </table:table-cell>
          <table:table-cell table:style-name="ce12" office:value-type="float" office:value="304387840182">
            <text:p>304387840182</text:p>
          </table:table-cell>
          <table:table-cell table:style-name="ce12" office:value-type="float" office:value="8142512300">
            <text:p>814251230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18">
            <text:p>218</text:p>
          </table:table-cell>
          <table:table-cell table:style-name="ce12" office:value-type="string">
            <text:p>Bestha Narasimhudu</text:p>
          </table:table-cell>
          <table:table-cell table:style-name="ce12" office:value-type="string">
            <text:p>Venkata Swami</text:p>
          </table:table-cell>
          <table:table-cell table:style-name="ce12" office:value-type="float" office:value="499817428812">
            <text:p>499817428812</text:p>
          </table:table-cell>
          <table:table-cell table:style-name="ce12" office:value-type="float" office:value="9052144280">
            <text:p>905214428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19">
            <text:p>219</text:p>
          </table:table-cell>
          <table:table-cell table:style-name="ce12" office:value-type="string">
            <text:p>Telugu Eeranna</text:p>
          </table:table-cell>
          <table:table-cell table:style-name="ce12" office:value-type="string">
            <text:p>Narayana</text:p>
          </table:table-cell>
          <table:table-cell table:style-name="ce12" office:value-type="float" office:value="878541505759">
            <text:p>878541505759</text:p>
          </table:table-cell>
          <table:table-cell table:style-name="ce12" office:value-type="float" office:value="9642660291">
            <text:p>964266029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20">
            <text:p>220</text:p>
          </table:table-cell>
          <table:table-cell table:style-name="ce12" office:value-type="string">
            <text:p>Bestha Chinna Hanumanthu</text:p>
          </table:table-cell>
          <table:table-cell table:style-name="ce12" office:value-type="string">
            <text:p>Gundalappa</text:p>
          </table:table-cell>
          <table:table-cell table:style-name="ce12" office:value-type="float" office:value="364568698491">
            <text:p>364568698491</text:p>
          </table:table-cell>
          <table:table-cell table:style-name="ce12" office:value-type="float" office:value="8374214831">
            <text:p>837421483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21">
            <text:p>221</text:p>
          </table:table-cell>
          <table:table-cell table:style-name="ce12" office:value-type="string">
            <text:p>Pundukuri Palli Lakshmanna</text:p>
          </table:table-cell>
          <table:table-cell table:style-name="ce12" office:value-type="string">
            <text:p>Pundukuri Palli Naganna</text:p>
          </table:table-cell>
          <table:table-cell table:style-name="ce12" office:value-type="float" office:value="432189789506">
            <text:p>432189789506</text:p>
          </table:table-cell>
          <table:table-cell table:style-name="ce12" office:value-type="float" office:value="9515572885">
            <text:p>951557288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22">
            <text:p>222</text:p>
          </table:table-cell>
          <table:table-cell table:style-name="ce12" office:value-type="string">
            <text:p>Bestha Govindu</text:p>
          </table:table-cell>
          <table:table-cell table:style-name="ce12" office:value-type="string">
            <text:p>Chinna Machanna</text:p>
          </table:table-cell>
          <table:table-cell table:style-name="ce12" office:value-type="float" office:value="512648163484">
            <text:p>512648163484</text:p>
          </table:table-cell>
          <table:table-cell table:style-name="ce12" office:value-type="float" office:value="9701479571">
            <text:p>970147957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23">
            <text:p>223</text:p>
          </table:table-cell>
          <table:table-cell table:style-name="ce12" office:value-type="string">
            <text:p>Telugu Linganna</text:p>
          </table:table-cell>
          <table:table-cell table:style-name="ce12" office:value-type="string">
            <text:p>Venkata ramudu</text:p>
          </table:table-cell>
          <table:table-cell table:style-name="ce12" office:value-type="float" office:value="288304925863">
            <text:p>288304925863</text:p>
          </table:table-cell>
          <table:table-cell table:style-name="ce12" office:value-type="float" office:value="9703365590">
            <text:p>970336559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24">
            <text:p>224</text:p>
          </table:table-cell>
          <table:table-cell table:style-name="ce12" office:value-type="string">
            <text:p>Bestha Pedda Pallenna</text:p>
          </table:table-cell>
          <table:table-cell table:style-name="ce12" office:value-type="string">
            <text:p>Yellappa</text:p>
          </table:table-cell>
          <table:table-cell table:style-name="ce12" office:value-type="float" office:value="315548151030">
            <text:p>315548151030</text:p>
          </table:table-cell>
          <table:table-cell table:style-name="ce12" office:value-type="float" office:value="8096720148">
            <text:p>809672014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25">
            <text:p>225</text:p>
          </table:table-cell>
          <table:table-cell table:style-name="ce12" office:value-type="string">
            <text:p>Telugu Naganna</text:p>
          </table:table-cell>
          <table:table-cell table:style-name="ce12" office:value-type="string">
            <text:p>Papanna</text:p>
          </table:table-cell>
          <table:table-cell table:style-name="ce12" office:value-type="float" office:value="340558489885">
            <text:p>340558489885</text:p>
          </table:table-cell>
          <table:table-cell table:style-name="ce12" office:value-type="float" office:value="9502648796">
            <text:p>950264879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26">
            <text:p>226</text:p>
          </table:table-cell>
          <table:table-cell table:style-name="ce12" office:value-type="string">
            <text:p>Bestha Sunkanna</text:p>
          </table:table-cell>
          <table:table-cell table:style-name="ce12" office:value-type="string">
            <text:p>Chinna Naganna</text:p>
          </table:table-cell>
          <table:table-cell table:style-name="ce12" office:value-type="float" office:value="317110990220">
            <text:p>317110990220</text:p>
          </table:table-cell>
          <table:table-cell table:style-name="ce12" office:value-type="float" office:value="9640949984">
            <text:p>964094998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27">
            <text:p>227</text:p>
          </table:table-cell>
          <table:table-cell table:style-name="ce12" office:value-type="string">
            <text:p>Bestha Peddaiah</text:p>
          </table:table-cell>
          <table:table-cell table:style-name="ce12" office:value-type="string">
            <text:p>Venkata Ramudu</text:p>
          </table:table-cell>
          <table:table-cell table:style-name="ce12" office:value-type="float" office:value="303377972447">
            <text:p>303377972447</text:p>
          </table:table-cell>
          <table:table-cell table:style-name="ce12" office:value-type="float" office:value="9553037934">
            <text:p>955303793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28">
            <text:p>228</text:p>
          </table:table-cell>
          <table:table-cell table:style-name="ce12" office:value-type="string">
            <text:p>Telugu Gopal</text:p>
          </table:table-cell>
          <table:table-cell table:style-name="ce12" office:value-type="string">
            <text:p>Pedda Madanna</text:p>
          </table:table-cell>
          <table:table-cell table:style-name="ce12" office:value-type="float" office:value="616356719020">
            <text:p>616356719020</text:p>
          </table:table-cell>
          <table:table-cell table:style-name="ce12" office:value-type="float" office:value="9000755362">
            <text:p>900075536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29">
            <text:p>229</text:p>
          </table:table-cell>
          <table:table-cell table:style-name="ce12" office:value-type="string">
            <text:p>Bestha Sunkanna</text:p>
          </table:table-cell>
          <table:table-cell table:style-name="ce12" office:value-type="string">
            <text:p>Lakshmanna</text:p>
          </table:table-cell>
          <table:table-cell table:style-name="ce12" office:value-type="float" office:value="577742247039">
            <text:p>577742247039</text:p>
          </table:table-cell>
          <table:table-cell table:style-name="ce12" office:value-type="float" office:value="9494738432">
            <text:p>949473843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30">
            <text:p>230</text:p>
          </table:table-cell>
          <table:table-cell table:style-name="ce12" office:value-type="string">
            <text:p>Bestha Hanumanthu</text:p>
          </table:table-cell>
          <table:table-cell table:style-name="ce12" office:value-type="string">
            <text:p>Chinna Naganna</text:p>
          </table:table-cell>
          <table:table-cell table:style-name="ce12" office:value-type="float" office:value="507722403264">
            <text:p>507722403264</text:p>
          </table:table-cell>
          <table:table-cell table:style-name="ce12" office:value-type="float" office:value="9494738532">
            <text:p>949473853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31">
            <text:p>231</text:p>
          </table:table-cell>
          <table:table-cell table:style-name="ce12" office:value-type="string">
            <text:p>Gurram Maddilety</text:p>
          </table:table-cell>
          <table:table-cell table:style-name="ce12" office:value-type="string">
            <text:p>Naganna</text:p>
          </table:table-cell>
          <table:table-cell table:style-name="ce12" office:value-type="float" office:value="724528352586">
            <text:p>724528352586</text:p>
          </table:table-cell>
          <table:table-cell table:style-name="ce12" office:value-type="float" office:value="9701986160">
            <text:p>970198616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32">
            <text:p>232</text:p>
          </table:table-cell>
          <table:table-cell table:style-name="ce12" office:value-type="string">
            <text:p>Telugu Narasimhudu</text:p>
          </table:table-cell>
          <table:table-cell table:style-name="ce12" office:value-type="string">
            <text:p>Papanna</text:p>
          </table:table-cell>
          <table:table-cell table:style-name="ce12" office:value-type="float" office:value="853870177539">
            <text:p>853870177539</text:p>
          </table:table-cell>
          <table:table-cell table:style-name="ce12" office:value-type="float" office:value="9959806351">
            <text:p>995980635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33">
            <text:p>233</text:p>
          </table:table-cell>
          <table:table-cell table:style-name="ce12" office:value-type="string">
            <text:p>Telugu Nadipi Thimmappa</text:p>
          </table:table-cell>
          <table:table-cell table:style-name="ce12" office:value-type="string">
            <text:p>Hanumanna</text:p>
          </table:table-cell>
          <table:table-cell table:style-name="ce12" office:value-type="float" office:value="499693448310">
            <text:p>499693448310</text:p>
          </table:table-cell>
          <table:table-cell table:style-name="ce12" office:value-type="float" office:value="9502431088">
            <text:p>950243108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34">
            <text:p>234</text:p>
          </table:table-cell>
          <table:table-cell table:style-name="ce12" office:value-type="string">
            <text:p>Telugu Ramudu</text:p>
          </table:table-cell>
          <table:table-cell table:style-name="ce12" office:value-type="string">
            <text:p>Laskar Naganna</text:p>
          </table:table-cell>
          <table:table-cell table:style-name="ce12" office:value-type="float" office:value="356813086359">
            <text:p>356813086359</text:p>
          </table:table-cell>
          <table:table-cell table:style-name="ce12" office:value-type="float" office:value="9618920294">
            <text:p>961892029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35">
            <text:p>235</text:p>
          </table:table-cell>
          <table:table-cell table:style-name="ce12" office:value-type="string">
            <text:p>Telugu Naganna</text:p>
          </table:table-cell>
          <table:table-cell table:style-name="ce12" office:value-type="string">
            <text:p>Madanna</text:p>
          </table:table-cell>
          <table:table-cell table:style-name="ce12" office:value-type="float" office:value="350050573437">
            <text:p>350050573437</text:p>
          </table:table-cell>
          <table:table-cell table:style-name="ce12" office:value-type="float" office:value="9705484057">
            <text:p>970548405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36">
            <text:p>236</text:p>
          </table:table-cell>
          <table:table-cell table:style-name="ce12" office:value-type="string">
            <text:p>Bestha Venkatesh</text:p>
          </table:table-cell>
          <table:table-cell table:style-name="ce12" office:value-type="string">
            <text:p>Thippanna</text:p>
          </table:table-cell>
          <table:table-cell table:style-name="ce12" office:value-type="float" office:value="274894768629">
            <text:p>274894768629</text:p>
          </table:table-cell>
          <table:table-cell table:style-name="ce12" office:value-type="float" office:value="9010321407">
            <text:p>901032140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37">
            <text:p>237</text:p>
          </table:table-cell>
          <table:table-cell table:style-name="ce12" office:value-type="string">
            <text:p>Bestha Venkatesh</text:p>
          </table:table-cell>
          <table:table-cell table:style-name="ce12" office:value-type="string">
            <text:p>Gurram Madanna</text:p>
          </table:table-cell>
          <table:table-cell table:style-name="ce12" office:value-type="float" office:value="266410037599">
            <text:p>266410037599</text:p>
          </table:table-cell>
          <table:table-cell table:style-name="ce12" office:value-type="float" office:value="9912797580">
            <text:p>991279758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38">
            <text:p>238</text:p>
          </table:table-cell>
          <table:table-cell table:style-name="ce12" office:value-type="string">
            <text:p>Telugu Shankaranna</text:p>
          </table:table-cell>
          <table:table-cell table:style-name="ce12" office:value-type="string">
            <text:p>Naganna</text:p>
          </table:table-cell>
          <table:table-cell table:style-name="ce12" office:value-type="float" office:value="356750645231">
            <text:p>356750645231</text:p>
          </table:table-cell>
          <table:table-cell table:style-name="ce12" office:value-type="float" office:value="8096943143">
            <text:p>809694314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39">
            <text:p>239</text:p>
          </table:table-cell>
          <table:table-cell table:style-name="ce12" office:value-type="string">
            <text:p>Telugu Dastagiri</text:p>
          </table:table-cell>
          <table:table-cell table:style-name="ce12" office:value-type="string">
            <text:p>Dastagiri</text:p>
          </table:table-cell>
          <table:table-cell table:style-name="ce12" office:value-type="float" office:value="775135266401">
            <text:p>775135266401</text:p>
          </table:table-cell>
          <table:table-cell table:style-name="ce12" office:value-type="float" office:value="7207988497">
            <text:p>720798849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40">
            <text:p>240</text:p>
          </table:table-cell>
          <table:table-cell table:style-name="ce12" office:value-type="string">
            <text:p>Telugu Venkatesh</text:p>
          </table:table-cell>
          <table:table-cell table:style-name="ce12" office:value-type="string">
            <text:p>Naganna</text:p>
          </table:table-cell>
          <table:table-cell table:style-name="ce12" office:value-type="float" office:value="649328398565">
            <text:p>649328398565</text:p>
          </table:table-cell>
          <table:table-cell table:style-name="ce12" office:value-type="float" office:value="9959123230">
            <text:p>995912323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41">
            <text:p>241</text:p>
          </table:table-cell>
          <table:table-cell table:style-name="ce12" office:value-type="string">
            <text:p>Bestha Bathukanna</text:p>
          </table:table-cell>
          <table:table-cell table:style-name="ce12" office:value-type="string">
            <text:p>Chinna Thikanna</text:p>
          </table:table-cell>
          <table:table-cell table:style-name="ce12" office:value-type="float" office:value="347440023282">
            <text:p>347440023282</text:p>
          </table:table-cell>
          <table:table-cell table:style-name="ce12" office:value-type="float" office:value="8142451440">
            <text:p>814245144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42">
            <text:p>242</text:p>
          </table:table-cell>
          <table:table-cell table:style-name="ce12" office:value-type="string">
            <text:p>Barke Narasimhudu</text:p>
          </table:table-cell>
          <table:table-cell table:style-name="ce12" office:value-type="string">
            <text:p>Narasanna</text:p>
          </table:table-cell>
          <table:table-cell table:style-name="ce12" office:value-type="float" office:value="429293950742">
            <text:p>429293950742</text:p>
          </table:table-cell>
          <table:table-cell table:style-name="ce12" office:value-type="float" office:value="9912261626">
            <text:p>991226162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43">
            <text:p>243</text:p>
          </table:table-cell>
          <table:table-cell table:style-name="ce12" office:value-type="string">
            <text:p>Bestha Hanumanthu</text:p>
          </table:table-cell>
          <table:table-cell table:style-name="ce12" office:value-type="string">
            <text:p>Venkateswarlu</text:p>
          </table:table-cell>
          <table:table-cell table:style-name="ce12" office:value-type="float" office:value="756714058363">
            <text:p>756714058363</text:p>
          </table:table-cell>
          <table:table-cell table:style-name="ce12" office:value-type="float" office:value="7729876996">
            <text:p>772987699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44">
            <text:p>244</text:p>
          </table:table-cell>
          <table:table-cell table:style-name="ce12" office:value-type="string">
            <text:p>Telugu Nadipi Dastagiri</text:p>
          </table:table-cell>
          <table:table-cell table:style-name="ce12" office:value-type="string">
            <text:p>Naganna</text:p>
          </table:table-cell>
          <table:table-cell table:style-name="ce12" office:value-type="float" office:value="979826266628">
            <text:p>979826266628</text:p>
          </table:table-cell>
          <table:table-cell table:style-name="ce12" office:value-type="float" office:value="7661893446">
            <text:p>766189344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45">
            <text:p>245</text:p>
          </table:table-cell>
          <table:table-cell table:style-name="ce12" office:value-type="string">
            <text:p>Telugu Pallenna</text:p>
          </table:table-cell>
          <table:table-cell table:style-name="ce12" office:value-type="string">
            <text:p>Pallenna</text:p>
          </table:table-cell>
          <table:table-cell table:style-name="ce12" office:value-type="float" office:value="646252445125">
            <text:p>646252445125</text:p>
          </table:table-cell>
          <table:table-cell table:style-name="ce12" office:value-type="float" office:value="7680053027">
            <text:p>768005302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46">
            <text:p>246</text:p>
          </table:table-cell>
          <table:table-cell table:style-name="ce12" office:value-type="string">
            <text:p>Lakshamanna Bestha</text:p>
          </table:table-cell>
          <table:table-cell table:style-name="ce12" office:value-type="string">
            <text:p>Chinna Madappa</text:p>
          </table:table-cell>
          <table:table-cell table:style-name="ce12" office:value-type="float" office:value="466983880660">
            <text:p>466983880660</text:p>
          </table:table-cell>
          <table:table-cell table:style-name="ce12" office:value-type="float" office:value="9490237998">
            <text:p>949023799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47">
            <text:p>247</text:p>
          </table:table-cell>
          <table:table-cell table:style-name="ce12" office:value-type="string">
            <text:p>Telugu Savarappa</text:p>
          </table:table-cell>
          <table:table-cell table:style-name="ce12" office:value-type="string">
            <text:p>Narasappa</text:p>
          </table:table-cell>
          <table:table-cell table:style-name="ce12" office:value-type="float" office:value="640140624933">
            <text:p>640140624933</text:p>
          </table:table-cell>
          <table:table-cell table:style-name="ce12" office:value-type="float" office:value="9640768135">
            <text:p>964076813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48">
            <text:p>248</text:p>
          </table:table-cell>
          <table:table-cell table:style-name="ce12" office:value-type="string">
            <text:p>Telugu Chinna Ranganna</text:p>
          </table:table-cell>
          <table:table-cell table:style-name="ce12" office:value-type="string">
            <text:p>Naganna</text:p>
          </table:table-cell>
          <table:table-cell table:style-name="ce12" office:value-type="float" office:value="325941408092">
            <text:p>325941408092</text:p>
          </table:table-cell>
          <table:table-cell table:style-name="ce12" office:value-type="float" office:value="9701726413">
            <text:p>970172641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49">
            <text:p>249</text:p>
          </table:table-cell>
          <table:table-cell table:style-name="ce12" office:value-type="string">
            <text:p>Tapala Nadipi Ranganna</text:p>
          </table:table-cell>
          <table:table-cell table:style-name="ce12" office:value-type="string">
            <text:p>Naganna</text:p>
          </table:table-cell>
          <table:table-cell table:style-name="ce12" office:value-type="float" office:value="395184890396">
            <text:p>395184890396</text:p>
          </table:table-cell>
          <table:table-cell table:style-name="ce12" office:value-type="float" office:value="7702306179">
            <text:p>770230617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50">
            <text:p>250</text:p>
          </table:table-cell>
          <table:table-cell table:style-name="ce12" office:value-type="string">
            <text:p>Bestha bazari</text:p>
          </table:table-cell>
          <table:table-cell table:style-name="ce12" office:value-type="string">
            <text:p>Roshanna</text:p>
          </table:table-cell>
          <table:table-cell table:style-name="ce12" office:value-type="float" office:value="728162779287">
            <text:p>728162779287</text:p>
          </table:table-cell>
          <table:table-cell table:style-name="ce12" office:value-type="float" office:value="9000218795">
            <text:p>900021879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51">
            <text:p>251</text:p>
          </table:table-cell>
          <table:table-cell table:style-name="ce12" office:value-type="string">
            <text:p>Telugu Chinna Lakshmanna</text:p>
          </table:table-cell>
          <table:table-cell table:style-name="ce12" office:value-type="string">
            <text:p>Thippanna</text:p>
          </table:table-cell>
          <table:table-cell table:style-name="ce12" office:value-type="float" office:value="320911104447">
            <text:p>320911104447</text:p>
          </table:table-cell>
          <table:table-cell table:style-name="ce12" office:value-type="float" office:value="8688177143">
            <text:p>868817714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52">
            <text:p>252</text:p>
          </table:table-cell>
          <table:table-cell table:style-name="ce12" office:value-type="string">
            <text:p>Telugu Bathakanna</text:p>
          </table:table-cell>
          <table:table-cell table:style-name="ce12" office:value-type="string">
            <text:p>Nadipi Amabanna</text:p>
          </table:table-cell>
          <table:table-cell table:style-name="ce12" office:value-type="float" office:value="441640962975">
            <text:p>441640962975</text:p>
          </table:table-cell>
          <table:table-cell table:style-name="ce12" office:value-type="float" office:value="8499008879">
            <text:p>849900887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53">
            <text:p>253</text:p>
          </table:table-cell>
          <table:table-cell table:style-name="ce12" office:value-type="string">
            <text:p>Besth Dastagiri</text:p>
          </table:table-cell>
          <table:table-cell table:style-name="ce12" office:value-type="string">
            <text:p>Dastagiri</text:p>
          </table:table-cell>
          <table:table-cell table:style-name="ce12" office:value-type="float" office:value="898086253404">
            <text:p>898086253404</text:p>
          </table:table-cell>
          <table:table-cell table:style-name="ce12" office:value-type="float" office:value="8374234982">
            <text:p>837423498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54">
            <text:p>254</text:p>
          </table:table-cell>
          <table:table-cell table:style-name="ce12" office:value-type="string">
            <text:p>Telugu Dastagiri</text:p>
          </table:table-cell>
          <table:table-cell table:style-name="ce12" office:value-type="string">
            <text:p>Ambanna</text:p>
          </table:table-cell>
          <table:table-cell table:style-name="ce12" office:value-type="float" office:value="742097659313">
            <text:p>742097659313</text:p>
          </table:table-cell>
          <table:table-cell table:style-name="ce12" office:value-type="float" office:value="9963735683">
            <text:p>996373568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55">
            <text:p>255</text:p>
          </table:table-cell>
          <table:table-cell table:style-name="ce12" office:value-type="string">
            <text:p>Korrapadu Lakshmanna</text:p>
          </table:table-cell>
          <table:table-cell table:style-name="ce12" office:value-type="string">
            <text:p>Jambulaiah</text:p>
          </table:table-cell>
          <table:table-cell table:style-name="ce12" office:value-type="float" office:value="511903708506">
            <text:p>511903708506</text:p>
          </table:table-cell>
          <table:table-cell table:style-name="ce12" office:value-type="float" office:value="7032206240">
            <text:p>703220624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56">
            <text:p>256</text:p>
          </table:table-cell>
          <table:table-cell table:style-name="ce12" office:value-type="string">
            <text:p>Telugu Siddanna</text:p>
          </table:table-cell>
          <table:table-cell table:style-name="ce12" office:value-type="string">
            <text:p>Narsanna</text:p>
          </table:table-cell>
          <table:table-cell table:style-name="ce12" office:value-type="float" office:value="940391036264">
            <text:p>940391036264</text:p>
          </table:table-cell>
          <table:table-cell table:style-name="ce12" office:value-type="float" office:value="9951810076">
            <text:p>995181007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57">
            <text:p>257</text:p>
          </table:table-cell>
          <table:table-cell table:style-name="ce12" office:value-type="string">
            <text:p>Telugu Shankar </text:p>
          </table:table-cell>
          <table:table-cell table:style-name="ce12" office:value-type="string">
            <text:p>Naganna</text:p>
          </table:table-cell>
          <table:table-cell table:style-name="ce12" office:value-type="float" office:value="368550159312">
            <text:p>368550159312</text:p>
          </table:table-cell>
          <table:table-cell table:style-name="ce12" office:value-type="float" office:value="8499884211">
            <text:p>849988421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58">
            <text:p>258</text:p>
          </table:table-cell>
          <table:table-cell table:style-name="ce12" office:value-type="string">
            <text:p>Telugu Jmbanna</text:p>
          </table:table-cell>
          <table:table-cell table:style-name="ce12" office:value-type="string">
            <text:p>Dastagiri</text:p>
          </table:table-cell>
          <table:table-cell table:style-name="ce12" office:value-type="float" office:value="223250988582">
            <text:p>223250988582</text:p>
          </table:table-cell>
          <table:table-cell table:style-name="ce12" office:value-type="float" office:value="8374336414">
            <text:p>837433641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59">
            <text:p>259</text:p>
          </table:table-cell>
          <table:table-cell table:style-name="ce12" office:value-type="string">
            <text:p>Chandranna Telugu</text:p>
          </table:table-cell>
          <table:table-cell table:style-name="ce12" office:value-type="string">
            <text:p>Dubba Naganna</text:p>
          </table:table-cell>
          <table:table-cell table:style-name="ce12" office:value-type="float" office:value="937965501544">
            <text:p>937965501544</text:p>
          </table:table-cell>
          <table:table-cell table:style-name="ce12" office:value-type="float" office:value="7893070556">
            <text:p>789307055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60">
            <text:p>260</text:p>
          </table:table-cell>
          <table:table-cell table:style-name="ce12" office:value-type="string">
            <text:p>Barike Thayappa</text:p>
          </table:table-cell>
          <table:table-cell table:style-name="ce12" office:value-type="string">
            <text:p>Mallaiah</text:p>
          </table:table-cell>
          <table:table-cell table:style-name="ce12" office:value-type="float" office:value="631518905345">
            <text:p>631518905345</text:p>
          </table:table-cell>
          <table:table-cell table:style-name="ce12" office:value-type="float" office:value="9948563809">
            <text:p>994856380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61">
            <text:p>261</text:p>
          </table:table-cell>
          <table:table-cell table:style-name="ce12" office:value-type="string">
            <text:p>Telugu Thimmana</text:p>
          </table:table-cell>
          <table:table-cell table:style-name="ce12" office:value-type="string">
            <text:p>Thimmanna</text:p>
          </table:table-cell>
          <table:table-cell table:style-name="ce12" office:value-type="float" office:value="821886019906">
            <text:p>821886019906</text:p>
          </table:table-cell>
          <table:table-cell table:style-name="ce12" office:value-type="float" office:value="9642240196">
            <text:p>964224019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62">
            <text:p>262</text:p>
          </table:table-cell>
          <table:table-cell table:style-name="ce12" office:value-type="string">
            <text:p>Barike Ramudu </text:p>
          </table:table-cell>
          <table:table-cell table:style-name="ce12" office:value-type="string">
            <text:p>Giddaiah</text:p>
          </table:table-cell>
          <table:table-cell table:style-name="ce12" office:value-type="float" office:value="782923871710">
            <text:p>782923871710</text:p>
          </table:table-cell>
          <table:table-cell table:style-name="ce12" office:value-type="float" office:value="9705268498">
            <text:p>970526849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63">
            <text:p>263</text:p>
          </table:table-cell>
          <table:table-cell table:style-name="ce12" office:value-type="string">
            <text:p>Kurukula Buggana</text:p>
          </table:table-cell>
          <table:table-cell table:style-name="ce12" office:value-type="string">
            <text:p>Chinna Yelllppa</text:p>
          </table:table-cell>
          <table:table-cell table:style-name="ce12" office:value-type="float" office:value="223907273339">
            <text:p>223907273339</text:p>
          </table:table-cell>
          <table:table-cell table:style-name="ce12" office:value-type="float" office:value="9666362950">
            <text:p>966636295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64">
            <text:p>264</text:p>
          </table:table-cell>
          <table:table-cell table:style-name="ce12" office:value-type="string">
            <text:p>Bestha Govindu</text:p>
          </table:table-cell>
          <table:table-cell table:style-name="ce12" office:value-type="string">
            <text:p>Ranganna</text:p>
          </table:table-cell>
          <table:table-cell table:style-name="ce12" office:value-type="float" office:value="711617722676">
            <text:p>711617722676</text:p>
          </table:table-cell>
          <table:table-cell table:style-name="ce12" office:value-type="float" office:value="9133624581">
            <text:p>913362458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65">
            <text:p>265</text:p>
          </table:table-cell>
          <table:table-cell table:style-name="ce12" office:value-type="string">
            <text:p>Telugu Nagaraju</text:p>
          </table:table-cell>
          <table:table-cell table:style-name="ce12" office:value-type="string">
            <text:p>Pedda Ranganna</text:p>
          </table:table-cell>
          <table:table-cell table:style-name="ce12" office:value-type="float" office:value="463443383223">
            <text:p>463443383223</text:p>
          </table:table-cell>
          <table:table-cell table:style-name="ce12" office:value-type="float" office:value="9533983417">
            <text:p>953398341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66">
            <text:p>266</text:p>
          </table:table-cell>
          <table:table-cell table:style-name="ce12" office:value-type="string">
            <text:p>Telugu Yaganti </text:p>
          </table:table-cell>
          <table:table-cell table:style-name="ce12" office:value-type="string">
            <text:p>Pedda Ranganna</text:p>
          </table:table-cell>
          <table:table-cell table:style-name="ce12" office:value-type="float" office:value="397787144041">
            <text:p>397787144041</text:p>
          </table:table-cell>
          <table:table-cell table:style-name="ce12" office:value-type="float" office:value="7893554812">
            <text:p>789355481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67">
            <text:p>267</text:p>
          </table:table-cell>
          <table:table-cell table:style-name="ce12" office:value-type="string">
            <text:p>Telugu Venkat Ramudu</text:p>
          </table:table-cell>
          <table:table-cell table:style-name="ce12" office:value-type="string">
            <text:p>Naganna</text:p>
          </table:table-cell>
          <table:table-cell table:style-name="ce12" office:value-type="float" office:value="723749079366">
            <text:p>723749079366</text:p>
          </table:table-cell>
          <table:table-cell table:style-name="ce12" office:value-type="float" office:value="9666860250">
            <text:p>966686025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68">
            <text:p>268</text:p>
          </table:table-cell>
          <table:table-cell table:style-name="ce12" office:value-type="string">
            <text:p>Bestha Anjaneyulu</text:p>
          </table:table-cell>
          <table:table-cell table:style-name="ce12" office:value-type="string">
            <text:p>Madanna</text:p>
          </table:table-cell>
          <table:table-cell table:style-name="ce12" office:value-type="float" office:value="724197468614">
            <text:p>724197468614</text:p>
          </table:table-cell>
          <table:table-cell table:style-name="ce12" office:value-type="float" office:value="9603522524">
            <text:p>960352252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69">
            <text:p>269</text:p>
          </table:table-cell>
          <table:table-cell table:style-name="ce12" office:value-type="string">
            <text:p>Maddilety Bestha</text:p>
          </table:table-cell>
          <table:table-cell table:style-name="ce12" office:value-type="string">
            <text:p>Chinna Yelllppa</text:p>
          </table:table-cell>
          <table:table-cell table:style-name="ce12" office:value-type="float" office:value="485047237894">
            <text:p>485047237894</text:p>
          </table:table-cell>
          <table:table-cell table:style-name="ce12" office:value-type="float" office:value="9177773069">
            <text:p>917777306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70">
            <text:p>270</text:p>
          </table:table-cell>
          <table:table-cell table:style-name="ce12" office:value-type="string">
            <text:p>Barike Ramanjaneyuluq</text:p>
          </table:table-cell>
          <table:table-cell table:style-name="ce12" office:value-type="string">
            <text:p>Narasappa</text:p>
          </table:table-cell>
          <table:table-cell table:style-name="ce12" office:value-type="float" office:value="602487311035">
            <text:p>602487311035</text:p>
          </table:table-cell>
          <table:table-cell table:style-name="ce12" office:value-type="float" office:value="9848685597">
            <text:p>984868559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71">
            <text:p>271</text:p>
          </table:table-cell>
          <table:table-cell table:style-name="ce12" office:value-type="string">
            <text:p>Telugu Srinivasulu</text:p>
          </table:table-cell>
          <table:table-cell table:style-name="ce12" office:value-type="string">
            <text:p>Naganna</text:p>
          </table:table-cell>
          <table:table-cell table:style-name="ce12" office:value-type="float" office:value="677184260135">
            <text:p>677184260135</text:p>
          </table:table-cell>
          <table:table-cell table:style-name="ce12" office:value-type="float" office:value="8374896559">
            <text:p>837489655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72">
            <text:p>272</text:p>
          </table:table-cell>
          <table:table-cell table:style-name="ce12" office:value-type="string">
            <text:p>Telugu Thimmappa</text:p>
          </table:table-cell>
          <table:table-cell table:style-name="ce12" office:value-type="string">
            <text:p>Hanumanna</text:p>
          </table:table-cell>
          <table:table-cell table:style-name="ce12" office:value-type="float" office:value="880124625505">
            <text:p>880124625505</text:p>
          </table:table-cell>
          <table:table-cell table:style-name="ce12" office:value-type="float" office:value="9640937431">
            <text:p>964093743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73">
            <text:p>273</text:p>
          </table:table-cell>
          <table:table-cell table:style-name="ce12" office:value-type="string">
            <text:p>Kurkula Chinna Yelleshu</text:p>
          </table:table-cell>
          <table:table-cell table:style-name="ce12" office:value-type="string">
            <text:p>Lakshmanna</text:p>
          </table:table-cell>
          <table:table-cell table:style-name="ce12" office:value-type="float" office:value="747789465332">
            <text:p>747789465332</text:p>
          </table:table-cell>
          <table:table-cell table:style-name="ce12" office:value-type="float" office:value="9121262649">
            <text:p>912126264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74">
            <text:p>274</text:p>
          </table:table-cell>
          <table:table-cell table:style-name="ce12" office:value-type="string">
            <text:p>Bestha Peddaiah</text:p>
          </table:table-cell>
          <table:table-cell table:style-name="ce12" office:value-type="string">
            <text:p>Yellappa</text:p>
          </table:table-cell>
          <table:table-cell table:style-name="ce12" office:value-type="float" office:value="217845024887">
            <text:p>217845024887</text:p>
          </table:table-cell>
          <table:table-cell table:style-name="ce12" office:value-type="float" office:value="9010450324">
            <text:p>901045032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75">
            <text:p>275</text:p>
          </table:table-cell>
          <table:table-cell table:style-name="ce12" office:value-type="string">
            <text:p>Kurukula Dhanappa</text:p>
          </table:table-cell>
          <table:table-cell table:style-name="ce12" office:value-type="string">
            <text:p>Bazari</text:p>
          </table:table-cell>
          <table:table-cell table:style-name="ce12" office:value-type="float" office:value="785408336549">
            <text:p>785408336549</text:p>
          </table:table-cell>
          <table:table-cell table:style-name="ce12" office:value-type="float" office:value="9502970832">
            <text:p>950297083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76">
            <text:p>276</text:p>
          </table:table-cell>
          <table:table-cell table:style-name="ce12" office:value-type="string">
            <text:p>Bestha Chinna Maddilety</text:p>
          </table:table-cell>
          <table:table-cell table:style-name="ce12" office:value-type="string">
            <text:p>Thikkanna</text:p>
          </table:table-cell>
          <table:table-cell table:style-name="ce12" office:value-type="float" office:value="582062023362">
            <text:p>582062023362</text:p>
          </table:table-cell>
          <table:table-cell table:style-name="ce12" office:value-type="float" office:value="966679556">
            <text:p>96667955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77">
            <text:p>277</text:p>
          </table:table-cell>
          <table:table-cell table:style-name="ce12" office:value-type="string">
            <text:p>Telugu Sunkanna</text:p>
          </table:table-cell>
          <table:table-cell table:style-name="ce12" office:value-type="string">
            <text:p>Naganna</text:p>
          </table:table-cell>
          <table:table-cell table:style-name="ce12" office:value-type="float" office:value="724742401345">
            <text:p>724742401345</text:p>
          </table:table-cell>
          <table:table-cell table:style-name="ce12" office:value-type="float" office:value="7032468651">
            <text:p>703246865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78">
            <text:p>278</text:p>
          </table:table-cell>
          <table:table-cell table:style-name="ce12" office:value-type="string">
            <text:p>Telugu chinna Ramudu</text:p>
          </table:table-cell>
          <table:table-cell table:style-name="ce12" office:value-type="string">
            <text:p>Chinna Yelllppa</text:p>
          </table:table-cell>
          <table:table-cell table:style-name="ce12" office:value-type="float" office:value="956135592031">
            <text:p>956135592031</text:p>
          </table:table-cell>
          <table:table-cell table:style-name="ce12" office:value-type="float" office:value="9177359324">
            <text:p>917735932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79">
            <text:p>279</text:p>
          </table:table-cell>
          <table:table-cell table:style-name="ce12" office:value-type="string">
            <text:p>Telugu Pedda Thimmappa</text:p>
          </table:table-cell>
          <table:table-cell table:style-name="ce12" office:value-type="string">
            <text:p>Kotla Hanumanna</text:p>
          </table:table-cell>
          <table:table-cell table:style-name="ce12" office:value-type="float" office:value="941457260993">
            <text:p>941457260993</text:p>
          </table:table-cell>
          <table:table-cell table:style-name="ce12" office:value-type="float" office:value="9490641480">
            <text:p>949064148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80">
            <text:p>280</text:p>
          </table:table-cell>
          <table:table-cell table:style-name="ce12" office:value-type="string">
            <text:p>Telugu Mallaiah </text:p>
          </table:table-cell>
          <table:table-cell table:style-name="ce12" office:value-type="string">
            <text:p>Lakshmanna</text:p>
          </table:table-cell>
          <table:table-cell table:style-name="ce12" office:value-type="float" office:value="588408175190">
            <text:p>588408175190</text:p>
          </table:table-cell>
          <table:table-cell table:style-name="ce12" office:value-type="float" office:value="9949093960">
            <text:p>994909396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81">
            <text:p>281</text:p>
          </table:table-cell>
          <table:table-cell table:style-name="ce12" office:value-type="string">
            <text:p>Bestha Dasthagiri</text:p>
          </table:table-cell>
          <table:table-cell table:style-name="ce12" office:value-type="string">
            <text:p>Pedda Husseni</text:p>
          </table:table-cell>
          <table:table-cell table:style-name="ce12" office:value-type="float" office:value="524907799773">
            <text:p>524907799773</text:p>
          </table:table-cell>
          <table:table-cell table:style-name="ce12" office:value-type="float" office:value="9703898105">
            <text:p>970389810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82">
            <text:p>282</text:p>
          </table:table-cell>
          <table:table-cell table:style-name="ce12" office:value-type="string">
            <text:p>Telugu Chinna Lakshmanna</text:p>
          </table:table-cell>
          <table:table-cell table:style-name="ce12" office:value-type="string">
            <text:p>Chinna Madanna</text:p>
          </table:table-cell>
          <table:table-cell table:style-name="ce12" office:value-type="float" office:value="641508487536">
            <text:p>641508487536</text:p>
          </table:table-cell>
          <table:table-cell table:style-name="ce12" office:value-type="float" office:value="9000863966">
            <text:p>900086396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83">
            <text:p>283</text:p>
          </table:table-cell>
          <table:table-cell table:style-name="ce12" office:value-type="string">
            <text:p>Bestha Ramanjaneyulu</text:p>
          </table:table-cell>
          <table:table-cell table:style-name="ce12" office:value-type="string">
            <text:p>Pedda Hanumanthu</text:p>
          </table:table-cell>
          <table:table-cell table:style-name="ce12" office:value-type="float" office:value="786543795817">
            <text:p>786543795817</text:p>
          </table:table-cell>
          <table:table-cell table:style-name="ce12" office:value-type="float" office:value="9640365961">
            <text:p>964036596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84">
            <text:p>284</text:p>
          </table:table-cell>
          <table:table-cell table:style-name="ce12" office:value-type="string">
            <text:p>Bestha Ramanjaneyulu</text:p>
          </table:table-cell>
          <table:table-cell table:style-name="ce12" office:value-type="string">
            <text:p>Thammappa</text:p>
          </table:table-cell>
          <table:table-cell table:style-name="ce12" office:value-type="float" office:value="233184712083">
            <text:p>233184712083</text:p>
          </table:table-cell>
          <table:table-cell table:style-name="ce12" office:value-type="float" office:value="9440076390">
            <text:p>944007639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85">
            <text:p>285</text:p>
          </table:table-cell>
          <table:table-cell table:style-name="ce12" office:value-type="string">
            <text:p>Telugu Venkateswarlu</text:p>
          </table:table-cell>
          <table:table-cell table:style-name="ce12" office:value-type="string">
            <text:p>Peddaiah</text:p>
          </table:table-cell>
          <table:table-cell table:style-name="ce12" office:value-type="float" office:value="201848619518">
            <text:p>201848619518</text:p>
          </table:table-cell>
          <table:table-cell table:style-name="ce12" office:value-type="float" office:value="9603386716">
            <text:p>960338671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86">
            <text:p>286</text:p>
          </table:table-cell>
          <table:table-cell table:style-name="ce12" office:value-type="string">
            <text:p>Telugu Maddilety</text:p>
          </table:table-cell>
          <table:table-cell table:style-name="ce12" office:value-type="string">
            <text:p>Thimmanna</text:p>
          </table:table-cell>
          <table:table-cell table:style-name="ce12" office:value-type="float" office:value="243708935612">
            <text:p>243708935612</text:p>
          </table:table-cell>
          <table:table-cell table:style-name="ce12" office:value-type="float" office:value="9701266162">
            <text:p>970126616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87">
            <text:p>287</text:p>
          </table:table-cell>
          <table:table-cell table:style-name="ce12" office:value-type="string">
            <text:p>Pundukuru Palli Maddilety</text:p>
          </table:table-cell>
          <table:table-cell table:style-name="ce12" office:value-type="string">
            <text:p>Pundukuru Palle Mallenna</text:p>
          </table:table-cell>
          <table:table-cell table:style-name="ce12" office:value-type="float" office:value="536017195695">
            <text:p>536017195695</text:p>
          </table:table-cell>
          <table:table-cell table:style-name="ce12" office:value-type="float" office:value="9948573277">
            <text:p>994857327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88">
            <text:p>288</text:p>
          </table:table-cell>
          <table:table-cell table:style-name="ce12" office:value-type="string">
            <text:p>Telugu Govindu</text:p>
          </table:table-cell>
          <table:table-cell table:style-name="ce12" office:value-type="string">
            <text:p>Venkataramdu</text:p>
          </table:table-cell>
          <table:table-cell table:style-name="ce12" office:value-type="float" office:value="975111681139">
            <text:p>975111681139</text:p>
          </table:table-cell>
          <table:table-cell table:style-name="ce12" office:value-type="float" office:value="9441306160">
            <text:p>944130616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89">
            <text:p>289</text:p>
          </table:table-cell>
          <table:table-cell table:style-name="ce12" office:value-type="string">
            <text:p>Bestha Ramanjaneyulu</text:p>
          </table:table-cell>
          <table:table-cell table:style-name="ce12" office:value-type="string">
            <text:p>Sunkanna</text:p>
          </table:table-cell>
          <table:table-cell table:style-name="ce12" office:value-type="float" office:value="579404695344">
            <text:p>579404695344</text:p>
          </table:table-cell>
          <table:table-cell table:style-name="ce12" office:value-type="float" office:value="8142972914">
            <text:p>814297291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90">
            <text:p>290</text:p>
          </table:table-cell>
          <table:table-cell table:style-name="ce12" office:value-type="string">
            <text:p>Telugu Hanumanthu</text:p>
          </table:table-cell>
          <table:table-cell table:style-name="ce12" office:value-type="string">
            <text:p>Chinna Ranganna</text:p>
          </table:table-cell>
          <table:table-cell table:style-name="ce12" office:value-type="float" office:value="266738503566">
            <text:p>266738503566</text:p>
          </table:table-cell>
          <table:table-cell table:style-name="ce12" office:value-type="float" office:value="7997550375">
            <text:p>799755037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91">
            <text:p>291</text:p>
          </table:table-cell>
          <table:table-cell table:style-name="ce12" office:value-type="string">
            <text:p>Barike Govindu</text:p>
          </table:table-cell>
          <table:table-cell table:style-name="ce12" office:value-type="string">
            <text:p>Yerranna</text:p>
          </table:table-cell>
          <table:table-cell table:style-name="ce12" office:value-type="float" office:value="597015737736">
            <text:p>597015737736</text:p>
          </table:table-cell>
          <table:table-cell table:style-name="ce12" office:value-type="float" office:value="9581958213">
            <text:p>958195821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92">
            <text:p>292</text:p>
          </table:table-cell>
          <table:table-cell table:style-name="ce12" office:value-type="string">
            <text:p>Bestha Chinna Gopal</text:p>
          </table:table-cell>
          <table:table-cell table:style-name="ce12" office:value-type="string">
            <text:p>Madanna</text:p>
          </table:table-cell>
          <table:table-cell table:style-name="ce12" office:value-type="float" office:value="481672864791">
            <text:p>481672864791</text:p>
          </table:table-cell>
          <table:table-cell table:style-name="ce12" office:value-type="float" office:value="9160053356">
            <text:p>916005335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93">
            <text:p>293</text:p>
          </table:table-cell>
          <table:table-cell table:style-name="ce12" office:value-type="string">
            <text:p>Barike Ramudu </text:p>
          </table:table-cell>
          <table:table-cell table:style-name="ce12" office:value-type="string">
            <text:p>Yerranna</text:p>
          </table:table-cell>
          <table:table-cell table:style-name="ce12" office:value-type="float" office:value="530101009385">
            <text:p>530101009385</text:p>
          </table:table-cell>
          <table:table-cell table:style-name="ce12" office:value-type="float" office:value="8297838692">
            <text:p>829783869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94">
            <text:p>294</text:p>
          </table:table-cell>
          <table:table-cell table:style-name="ce12" office:value-type="string">
            <text:p>Bestha Ganganna</text:p>
          </table:table-cell>
          <table:table-cell table:style-name="ce12" office:value-type="string">
            <text:p>Chitti Ganganna</text:p>
          </table:table-cell>
          <table:table-cell table:style-name="ce12" office:value-type="float" office:value="218145959548">
            <text:p>218145959548</text:p>
          </table:table-cell>
          <table:table-cell table:style-name="ce12" office:value-type="float" office:value="7799392533">
            <text:p>779939253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95">
            <text:p>295</text:p>
          </table:table-cell>
          <table:table-cell table:style-name="ce12" office:value-type="string">
            <text:p>Bestha Ramudu</text:p>
          </table:table-cell>
          <table:table-cell table:style-name="ce12" office:value-type="string">
            <text:p>Lakshmanna</text:p>
          </table:table-cell>
          <table:table-cell table:style-name="ce12" office:value-type="float" office:value="575235440286">
            <text:p>575235440286</text:p>
          </table:table-cell>
          <table:table-cell table:style-name="ce12" office:value-type="float" office:value="9849552199">
            <text:p>984955219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96">
            <text:p>296</text:p>
          </table:table-cell>
          <table:table-cell table:style-name="ce12" office:value-type="string">
            <text:p>Bestha Krishna</text:p>
          </table:table-cell>
          <table:table-cell table:style-name="ce12" office:value-type="string">
            <text:p>Venkataramudu</text:p>
          </table:table-cell>
          <table:table-cell table:style-name="ce12" office:value-type="float" office:value="277711430481">
            <text:p>277711430481</text:p>
          </table:table-cell>
          <table:table-cell table:style-name="ce12" office:value-type="float" office:value="9052934718">
            <text:p>905293471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97">
            <text:p>297</text:p>
          </table:table-cell>
          <table:table-cell table:style-name="ce12" office:value-type="string">
            <text:p>B Madanna</text:p>
          </table:table-cell>
          <table:table-cell table:style-name="ce12" office:value-type="string">
            <text:p>Ganganna B</text:p>
          </table:table-cell>
          <table:table-cell table:style-name="ce12" office:value-type="float" office:value="977637451214">
            <text:p>977637451214</text:p>
          </table:table-cell>
          <table:table-cell table:style-name="ce12" office:value-type="float" office:value="9603202304">
            <text:p>960320230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98">
            <text:p>298</text:p>
          </table:table-cell>
          <table:table-cell table:style-name="ce12" office:value-type="string">
            <text:p>Barke Venkateswarlu</text:p>
          </table:table-cell>
          <table:table-cell table:style-name="ce12" office:value-type="string">
            <text:p>Yerranna</text:p>
          </table:table-cell>
          <table:table-cell table:style-name="ce12" office:value-type="float" office:value="937858920069">
            <text:p>937858920069</text:p>
          </table:table-cell>
          <table:table-cell table:style-name="ce12" office:value-type="float" office:value="8142477025">
            <text:p>814247702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299">
            <text:p>299</text:p>
          </table:table-cell>
          <table:table-cell table:style-name="ce12" office:value-type="string">
            <text:p>Bestha Chinna Madanna </text:p>
          </table:table-cell>
          <table:table-cell table:style-name="ce12" office:value-type="string">
            <text:p>Ganganna B</text:p>
          </table:table-cell>
          <table:table-cell table:style-name="ce12" office:value-type="float" office:value="715873175188">
            <text:p>715873175188</text:p>
          </table:table-cell>
          <table:table-cell table:style-name="ce12" office:value-type="float" office:value="9160549503">
            <text:p>916054950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 C.belagal </text:p>
          </table:table-cell>
          <table:table-cell office:value-type="string">
            <text:p>C.belagal  </text:p>
          </table:table-cell>
          <table:table-cell/>
          <table:table-cell office:value-type="float" office:value="518462">
            <text:p>5184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mber</text:p>
          </table:table-cell>
          <table:table-cell office:value-type="float" office:value="300">
            <text:p>300</text:p>
          </table:table-cell>
          <table:table-cell table:style-name="ce12" office:value-type="string">
            <text:p>Bestha Hussenappa</text:p>
          </table:table-cell>
          <table:table-cell table:style-name="ce12" office:value-type="string">
            <text:p>Ranganna</text:p>
          </table:table-cell>
          <table:table-cell table:style-name="ce12" office:value-type="float" office:value="830685713229">
            <text:p>830685713229</text:p>
          </table:table-cell>
          <table:table-cell table:style-name="ce12" office:value-type="float" office:value="9676358883">
            <text:p>9676358883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01">
            <text:p>301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Hanumanna</text:p>
          </table:table-cell>
          <table:table-cell table:style-name="ce12" office:value-type="float" office:value="543071259267">
            <text:p>543071259267</text:p>
          </table:table-cell>
          <table:table-cell table:style-name="ce12" office:value-type="float" office:value="9502411629">
            <text:p>950241162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02">
            <text:p>302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Madanna</text:p>
          </table:table-cell>
          <table:table-cell table:style-name="ce12" office:value-type="float" office:value="361158429450">
            <text:p>361158429450</text:p>
          </table:table-cell>
          <table:table-cell table:style-name="ce12" office:value-type="float" office:value="9347296873">
            <text:p>9347296873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03">
            <text:p>303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Krishtanna</text:p>
          </table:table-cell>
          <table:table-cell table:style-name="ce12" office:value-type="float" office:value="839565245957">
            <text:p>839565245957</text:p>
          </table:table-cell>
          <table:table-cell table:style-name="ce12" office:value-type="float" office:value="9959085331">
            <text:p>995908533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04">
            <text:p>304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Hanumanna</text:p>
          </table:table-cell>
          <table:table-cell table:style-name="ce12" office:value-type="float" office:value="776479311990">
            <text:p>776479311990</text:p>
          </table:table-cell>
          <table:table-cell table:style-name="ce12" office:value-type="float" office:value="9010109082">
            <text:p>9010109082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05">
            <text:p>305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Barike Karrenna</text:p>
          </table:table-cell>
          <table:table-cell table:style-name="ce12" office:value-type="float" office:value="490389444378">
            <text:p>490389444378</text:p>
          </table:table-cell>
          <table:table-cell table:style-name="ce12" office:value-type="float" office:value="8142422686">
            <text:p>8142422686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06">
            <text:p>306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Ramanna</text:p>
          </table:table-cell>
          <table:table-cell table:style-name="ce12" office:value-type="float" office:value="882501337863">
            <text:p>882501337863</text:p>
          </table:table-cell>
          <table:table-cell table:style-name="ce12" office:value-type="float" office:value="9666993246">
            <text:p>9666993246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07">
            <text:p>307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Sunkanna</text:p>
          </table:table-cell>
          <table:table-cell table:style-name="ce12" office:value-type="float" office:value="978022519345">
            <text:p>978022519345</text:p>
          </table:table-cell>
          <table:table-cell table:style-name="ce12" office:value-type="float" office:value="9059929513">
            <text:p>9059929513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08">
            <text:p>308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Madanna</text:p>
          </table:table-cell>
          <table:table-cell table:style-name="ce12" office:value-type="float" office:value="823289593528">
            <text:p>823289593528</text:p>
          </table:table-cell>
          <table:table-cell table:style-name="ce12" office:value-type="float" office:value="9010112168">
            <text:p>9010112168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09">
            <text:p>309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Madanna</text:p>
          </table:table-cell>
          <table:table-cell table:style-name="ce12" office:value-type="float" office:value="714336085543">
            <text:p>714336085543</text:p>
          </table:table-cell>
          <table:table-cell table:style-name="ce12" office:value-type="float" office:value="9908952675">
            <text:p>9908952675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10">
            <text:p>310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W.o. Venkateh</text:p>
          </table:table-cell>
          <table:table-cell table:style-name="ce12" office:value-type="float" office:value="993873575044">
            <text:p>993873575044</text:p>
          </table:table-cell>
          <table:table-cell table:style-name="ce12" office:value-type="float" office:value="9963527445">
            <text:p>9963527445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11">
            <text:p>311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Chinna Buddanna</text:p>
          </table:table-cell>
          <table:table-cell table:style-name="ce12" office:value-type="float" office:value="969306536158">
            <text:p>969306536158</text:p>
          </table:table-cell>
          <table:table-cell table:style-name="ce12" office:value-type="float" office:value="9059711169">
            <text:p>905971116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12">
            <text:p>312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Thimmanna</text:p>
          </table:table-cell>
          <table:table-cell table:style-name="ce12" office:value-type="float" office:value="638360471477">
            <text:p>638360471477</text:p>
          </table:table-cell>
          <table:table-cell table:style-name="ce12" office:value-type="float" office:value="9951385931">
            <text:p>995138593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13">
            <text:p>313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Karrenna</text:p>
          </table:table-cell>
          <table:table-cell table:style-name="ce12" office:value-type="float" office:value="480855980875">
            <text:p>480855980875</text:p>
          </table:table-cell>
          <table:table-cell table:style-name="ce12" office:value-type="float" office:value="9542885811">
            <text:p>954288581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14">
            <text:p>314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Galenna</text:p>
          </table:table-cell>
          <table:table-cell table:style-name="ce12" office:value-type="float" office:value="445152894796">
            <text:p>445152894796</text:p>
          </table:table-cell>
          <table:table-cell table:style-name="ce12" office:value-type="float" office:value="7709611754">
            <text:p>7709611754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15">
            <text:p>315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Naganna</text:p>
          </table:table-cell>
          <table:table-cell table:style-name="ce12" office:value-type="float" office:value="780834066281">
            <text:p>780834066281</text:p>
          </table:table-cell>
          <table:table-cell table:style-name="ce12" office:value-type="float" office:value="9666769509">
            <text:p>966676950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16">
            <text:p>316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Yellappa</text:p>
          </table:table-cell>
          <table:table-cell table:style-name="ce12" office:value-type="float" office:value="414428745871">
            <text:p>414428745871</text:p>
          </table:table-cell>
          <table:table-cell table:style-name="ce12" office:value-type="float" office:value="9666957898">
            <text:p>9666957898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17">
            <text:p>317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Telugu Naganna</text:p>
          </table:table-cell>
          <table:table-cell table:style-name="ce12" office:value-type="float" office:value="814270570083">
            <text:p>814270570083</text:p>
          </table:table-cell>
          <table:table-cell table:style-name="ce12" office:value-type="float" office:value="9701439844">
            <text:p>9701439844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18">
            <text:p>318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Naganna</text:p>
          </table:table-cell>
          <table:table-cell table:style-name="ce12" office:value-type="float" office:value="654260017009">
            <text:p>654260017009</text:p>
          </table:table-cell>
          <table:table-cell table:style-name="ce12" office:value-type="float" office:value="7396123596">
            <text:p>7396123596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19">
            <text:p>319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Jataboyena Madanna</text:p>
          </table:table-cell>
          <table:table-cell table:style-name="ce12" office:value-type="float" office:value="346325395866">
            <text:p>346325395866</text:p>
          </table:table-cell>
          <table:table-cell table:style-name="ce12" office:value-type="float" office:value="8106249561">
            <text:p>810624956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20">
            <text:p>320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Gorentla</text:p>
          </table:table-cell>
          <table:table-cell table:style-name="ce12" office:value-type="float" office:value="683659220608">
            <text:p>683659220608</text:p>
          </table:table-cell>
          <table:table-cell table:style-name="ce12" office:value-type="float" office:value="8688663121">
            <text:p>868866312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21">
            <text:p>321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Rangaiah</text:p>
          </table:table-cell>
          <table:table-cell table:style-name="ce12" office:value-type="float" office:value="423513661106">
            <text:p>423513661106</text:p>
          </table:table-cell>
          <table:table-cell table:style-name="ce12" office:value-type="float" office:value="9676671030">
            <text:p>967667103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22">
            <text:p>322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Gopanna</text:p>
          </table:table-cell>
          <table:table-cell table:style-name="ce12" office:value-type="float" office:value="636935773282">
            <text:p>636935773282</text:p>
          </table:table-cell>
          <table:table-cell table:style-name="ce12" office:value-type="float" office:value="7702791825">
            <text:p>7702791825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23">
            <text:p>323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Ayyanna</text:p>
          </table:table-cell>
          <table:table-cell table:style-name="ce12" office:value-type="float" office:value="369397372444">
            <text:p>369397372444</text:p>
          </table:table-cell>
          <table:table-cell table:style-name="ce12" office:value-type="float" office:value="9666781992">
            <text:p>9666781992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24">
            <text:p>324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Madanna</text:p>
          </table:table-cell>
          <table:table-cell table:style-name="ce12" office:value-type="float" office:value="562905114990">
            <text:p>562905114990</text:p>
          </table:table-cell>
          <table:table-cell table:style-name="ce12" office:value-type="float" office:value="9666787276">
            <text:p>9666787276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25">
            <text:p>325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Rogenna</text:p>
          </table:table-cell>
          <table:table-cell table:style-name="ce12" office:value-type="float" office:value="853638561350">
            <text:p>853638561350</text:p>
          </table:table-cell>
          <table:table-cell table:style-name="ce12" office:value-type="float" office:value="9550311053">
            <text:p>9550311053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26">
            <text:p>326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Bazaranna</text:p>
          </table:table-cell>
          <table:table-cell table:style-name="ce12" office:value-type="float" office:value="623521261109">
            <text:p>623521261109</text:p>
          </table:table-cell>
          <table:table-cell table:style-name="ce12" office:value-type="float" office:value="9618282331">
            <text:p>961828233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27">
            <text:p>327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Chinna Masthan bazari</text:p>
          </table:table-cell>
          <table:table-cell table:style-name="ce12" office:value-type="float" office:value="613539803473">
            <text:p>613539803473</text:p>
          </table:table-cell>
          <table:table-cell table:style-name="ce12" office:value-type="float" office:value="9542729290">
            <text:p>954272929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28">
            <text:p>328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Santenna</text:p>
          </table:table-cell>
          <table:table-cell table:style-name="ce12" office:value-type="float" office:value="571522107664">
            <text:p>571522107664</text:p>
          </table:table-cell>
          <table:table-cell table:style-name="ce60" office:value-type="float" office:value="9705267290">
            <text:p>970526729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29">
            <text:p>329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Gowranna</text:p>
          </table:table-cell>
          <table:table-cell table:style-name="ce12" office:value-type="float" office:value="295751647045">
            <text:p>295751647045</text:p>
          </table:table-cell>
          <table:table-cell table:style-name="ce12" office:value-type="float" office:value="9951550279">
            <text:p>995155027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30">
            <text:p>330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Sunkanna</text:p>
          </table:table-cell>
          <table:table-cell table:style-name="ce12" office:value-type="float" office:value="244579574157">
            <text:p>244579574157</text:p>
          </table:table-cell>
          <table:table-cell table:style-name="ce12" office:value-type="float" office:value="9951745301">
            <text:p>995174530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31">
            <text:p>331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Sunkanna</text:p>
          </table:table-cell>
          <table:table-cell table:style-name="ce12" office:value-type="float" office:value="708324470060">
            <text:p>708324470060</text:p>
          </table:table-cell>
          <table:table-cell table:style-name="ce12" office:value-type="float" office:value="9063199082">
            <text:p>9063199082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32">
            <text:p>332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Krishtanna</text:p>
          </table:table-cell>
          <table:table-cell table:style-name="ce12" office:value-type="float" office:value="636489778122">
            <text:p>636489778122</text:p>
          </table:table-cell>
          <table:table-cell table:style-name="ce12" office:value-type="float" office:value="7799038574">
            <text:p>7799038574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33">
            <text:p>333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Ramudu</text:p>
          </table:table-cell>
          <table:table-cell table:style-name="ce12" office:value-type="float" office:value="303004536052">
            <text:p>303004536052</text:p>
          </table:table-cell>
          <table:table-cell table:style-name="ce12" office:value-type="float" office:value="9908147996">
            <text:p>9908147996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34">
            <text:p>334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Singotam</text:p>
          </table:table-cell>
          <table:table-cell table:style-name="ce12" office:value-type="float" office:value="966011537730">
            <text:p>966011537730</text:p>
          </table:table-cell>
          <table:table-cell table:style-name="ce12" office:value-type="float" office:value="9000848223">
            <text:p>9000848223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35">
            <text:p>335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Papanna</text:p>
          </table:table-cell>
          <table:table-cell table:style-name="ce12" office:value-type="float" office:value="379233774757">
            <text:p>379233774757</text:p>
          </table:table-cell>
          <table:table-cell table:style-name="ce12" office:value-type="float" office:value="9133051515">
            <text:p>9133051515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36">
            <text:p>336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Chinna Yellappa</text:p>
          </table:table-cell>
          <table:table-cell table:style-name="ce12" office:value-type="float" office:value="477398416078">
            <text:p>477398416078</text:p>
          </table:table-cell>
          <table:table-cell table:style-name="ce12" office:value-type="float" office:value="8886598670">
            <text:p>888659867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37">
            <text:p>337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Sunkanna</text:p>
          </table:table-cell>
          <table:table-cell table:style-name="ce12" office:value-type="float" office:value="237845817796">
            <text:p>237845817796</text:p>
          </table:table-cell>
          <table:table-cell table:style-name="ce12" office:value-type="float" office:value="9000645641">
            <text:p>900064564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38">
            <text:p>338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Pedda Rangaiah</text:p>
          </table:table-cell>
          <table:table-cell table:style-name="ce12" office:value-type="float" office:value="962697784458">
            <text:p>962697784458</text:p>
          </table:table-cell>
          <table:table-cell table:style-name="ce12" office:value-type="float" office:value="9959159022">
            <text:p>9959159022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39">
            <text:p>339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Lakshmanna</text:p>
          </table:table-cell>
          <table:table-cell table:style-name="ce12" office:value-type="float" office:value="429362834001">
            <text:p>429362834001</text:p>
          </table:table-cell>
          <table:table-cell table:style-name="ce12" office:value-type="float" office:value="9010476423">
            <text:p>9010476423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40">
            <text:p>340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Yerranna</text:p>
          </table:table-cell>
          <table:table-cell table:style-name="ce12" office:value-type="float" office:value="870421327235">
            <text:p>870421327235</text:p>
          </table:table-cell>
          <table:table-cell table:style-name="ce12" office:value-type="float" office:value="7396526480">
            <text:p>739652648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41">
            <text:p>341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Telugu chinna Murrthy Madanna</text:p>
          </table:table-cell>
          <table:table-cell table:style-name="ce12" office:value-type="float" office:value="245489571967">
            <text:p>245489571967</text:p>
          </table:table-cell>
          <table:table-cell table:style-name="ce12" office:value-type="float" office:value="9441096515">
            <text:p>9441096515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42">
            <text:p>342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Thippanna</text:p>
          </table:table-cell>
          <table:table-cell table:style-name="ce12" office:value-type="float" office:value="877925412885">
            <text:p>877925412885</text:p>
          </table:table-cell>
          <table:table-cell table:style-name="ce12" office:value-type="float" office:value="8185071003">
            <text:p>8185071003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43">
            <text:p>343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Madanna</text:p>
          </table:table-cell>
          <table:table-cell table:style-name="ce12" office:value-type="float" office:value="823031348961">
            <text:p>823031348961</text:p>
          </table:table-cell>
          <table:table-cell table:style-name="ce12" office:value-type="float" office:value="9573101775">
            <text:p>9573101775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44">
            <text:p>344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Chandraiah</text:p>
          </table:table-cell>
          <table:table-cell table:style-name="ce12" office:value-type="float" office:value="240145318295">
            <text:p>240145318295</text:p>
          </table:table-cell>
          <table:table-cell table:style-name="ce12" office:value-type="float" office:value="9989070329">
            <text:p>998907032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45">
            <text:p>345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Chinna Tipanna</text:p>
          </table:table-cell>
          <table:table-cell table:style-name="ce12" office:value-type="float" office:value="500513370091">
            <text:p>500513370091</text:p>
          </table:table-cell>
          <table:table-cell table:style-name="ce12" office:value-type="float" office:value="9542225139">
            <text:p>954222513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46">
            <text:p>346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Ganti Hanumanthu</text:p>
          </table:table-cell>
          <table:table-cell table:style-name="ce12" office:value-type="float" office:value="519152776898">
            <text:p>519152776898</text:p>
          </table:table-cell>
          <table:table-cell table:style-name="ce12" office:value-type="float" office:value="8179433381">
            <text:p>817943338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47">
            <text:p>347</text:p>
          </table:table-cell>
          <table:table-cell table:style-name="ce12" office:value-type="string">
            <text:p>Yagna Boina Sree Ramudu</text:p>
          </table:table-cell>
          <table:table-cell table:style-name="ce12" office:value-type="string">
            <text:p>Hanumanna</text:p>
          </table:table-cell>
          <table:table-cell table:style-name="ce12" office:value-type="float" office:value="506631315435">
            <text:p>506631315435</text:p>
          </table:table-cell>
          <table:table-cell table:style-name="ce12" office:value-type="float" office:value="7036212131">
            <text:p>703621213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48">
            <text:p>348</text:p>
          </table:table-cell>
          <table:table-cell table:style-name="ce12" office:value-type="string">
            <text:p>Yagna Boina Sree Ramudu</text:p>
          </table:table-cell>
          <table:table-cell table:style-name="ce8" office:value-type="string">
            <text:p>K. Eranna</text:p>
          </table:table-cell>
          <table:table-cell table:style-name="ce37" office:value-type="string">
            <text:p>592400862428</text:p>
          </table:table-cell>
          <table:table-cell table:style-name="ce37" office:value-type="string">
            <text:p>9652587713</text:p>
          </table:table-cell>
          <table:table-cell table:number-columns-repeated="1011"/>
        </table:table-row>
        <table:table-row table:style-name="ro6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49">
            <text:p>349</text:p>
          </table:table-cell>
          <table:table-cell table:style-name="ce12" office:value-type="string">
            <text:p>Yagna Boina Sree Ramudu</text:p>
          </table:table-cell>
          <table:table-cell table:style-name="ce30" office:value-type="string">
            <text:p>A. Narayana</text:p>
          </table:table-cell>
          <table:table-cell table:style-name="ce37" office:value-type="string">
            <text:p>522710446999</text:p>
          </table:table-cell>
          <table:table-cell table:style-name="ce38" office:value-type="string">
            <text:p>8106936035</text:p>
          </table:table-cell>
          <table:table-cell table:number-columns-repeated="1011"/>
        </table:table-row>
        <table:table-row table:style-name="ro6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50">
            <text:p>350</text:p>
          </table:table-cell>
          <table:table-cell table:style-name="ce12" office:value-type="string">
            <text:p>Yagna Boina Sree Ramudu</text:p>
          </table:table-cell>
          <table:table-cell table:style-name="ce30" office:value-type="string">
            <text:p>G. Keshappa</text:p>
          </table:table-cell>
          <table:table-cell table:style-name="ce38" office:value-type="string">
            <text:p>976404985990</text:p>
          </table:table-cell>
          <table:table-cell table:style-name="ce38" office:value-type="string">
            <text:p>9581193190</text:p>
          </table:table-cell>
          <table:table-cell table:number-columns-repeated="1011"/>
        </table:table-row>
        <table:table-row table:style-name="ro6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51">
            <text:p>351</text:p>
          </table:table-cell>
          <table:table-cell table:style-name="ce12" office:value-type="string">
            <text:p>Yagna Boina Sree Ramudu</text:p>
          </table:table-cell>
          <table:table-cell table:style-name="ce30" office:value-type="string">
            <text:p>G Eranna</text:p>
          </table:table-cell>
          <table:table-cell table:style-name="ce38" office:value-type="string">
            <text:p>354877682964</text:p>
          </table:table-cell>
          <table:table-cell table:style-name="ce38" office:value-type="string">
            <text:p>8897372722</text:p>
          </table:table-cell>
          <table:table-cell table:number-columns-repeated="1011"/>
        </table:table-row>
        <table:table-row table:style-name="ro6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52">
            <text:p>352</text:p>
          </table:table-cell>
          <table:table-cell table:style-name="ce12" office:value-type="string">
            <text:p>Yagna Boina Sree Ramudu</text:p>
          </table:table-cell>
          <table:table-cell table:style-name="ce30" office:value-type="string">
            <text:p>G Narasaiah</text:p>
          </table:table-cell>
          <table:table-cell table:style-name="ce38" office:value-type="string">
            <text:p>374247361946</text:p>
          </table:table-cell>
          <table:table-cell table:style-name="ce38" office:value-type="string">
            <text:p>9515621142</text:p>
          </table:table-cell>
          <table:table-cell table:number-columns-repeated="1011"/>
        </table:table-row>
        <table:table-row table:style-name="ro6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53">
            <text:p>353</text:p>
          </table:table-cell>
          <table:table-cell table:style-name="ce12" office:value-type="string">
            <text:p>Yagna Boina Sree Ramudu</text:p>
          </table:table-cell>
          <table:table-cell table:style-name="ce30" office:value-type="string">
            <text:p>Cheviti Narasaiah</text:p>
          </table:table-cell>
          <table:table-cell table:style-name="ce38" office:value-type="string">
            <text:p>65420058084</text:p>
          </table:table-cell>
          <table:table-cell table:style-name="ce38" office:value-type="string">
            <text:p>9303855015</text:p>
          </table:table-cell>
          <table:table-cell table:number-columns-repeated="1011"/>
        </table:table-row>
        <table:table-row table:style-name="ro6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54">
            <text:p>354</text:p>
          </table:table-cell>
          <table:table-cell table:style-name="ce12" office:value-type="string">
            <text:p>Yagna Boina Sree Ramudu</text:p>
          </table:table-cell>
          <table:table-cell table:style-name="ce30" office:value-type="string">
            <text:p>Venkappa</text:p>
          </table:table-cell>
          <table:table-cell table:style-name="ce38" office:value-type="string">
            <text:p>475286481148</text:p>
          </table:table-cell>
          <table:table-cell table:style-name="ce38" office:value-type="string">
            <text:p>9676584031</text:p>
          </table:table-cell>
          <table:table-cell table:number-columns-repeated="1011"/>
        </table:table-row>
        <table:table-row table:style-name="ro6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55">
            <text:p>355</text:p>
          </table:table-cell>
          <table:table-cell table:style-name="ce12" office:value-type="string">
            <text:p>Yagna Boina Sree Ramudu</text:p>
          </table:table-cell>
          <table:table-cell table:style-name="ce30" office:value-type="string">
            <text:p>G Ayyanna</text:p>
          </table:table-cell>
          <table:table-cell table:style-name="ce38" office:value-type="string">
            <text:p>771792583410</text:p>
          </table:table-cell>
          <table:table-cell table:style-name="ce38" office:value-type="string">
            <text:p>9010265158</text:p>
          </table:table-cell>
          <table:table-cell table:number-columns-repeated="1011"/>
        </table:table-row>
        <table:table-row table:style-name="ro6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56">
            <text:p>356</text:p>
          </table:table-cell>
          <table:table-cell table:style-name="ce12" office:value-type="string">
            <text:p>Yagna Boina Sree Ramudu</text:p>
          </table:table-cell>
          <table:table-cell table:style-name="ce30" office:value-type="string">
            <text:p>Pedda Venkappa</text:p>
          </table:table-cell>
          <table:table-cell table:style-name="ce38" office:value-type="string">
            <text:p>945098833188</text:p>
          </table:table-cell>
          <table:table-cell table:style-name="ce38" office:value-type="string">
            <text:p>9704441052</text:p>
          </table:table-cell>
          <table:table-cell table:number-columns-repeated="1011"/>
        </table:table-row>
        <table:table-row table:style-name="ro6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57">
            <text:p>357</text:p>
          </table:table-cell>
          <table:table-cell table:style-name="ce12" office:value-type="string">
            <text:p>Yagna Boina Sree Ramudu</text:p>
          </table:table-cell>
          <table:table-cell table:style-name="ce30" office:value-type="string">
            <text:p>Gundala Eranna</text:p>
          </table:table-cell>
          <table:table-cell table:style-name="ce38" office:value-type="string">
            <text:p>268138804679</text:p>
          </table:table-cell>
          <table:table-cell table:style-name="ce38" office:value-type="string">
            <text:p>8790972335</text:p>
          </table:table-cell>
          <table:table-cell table:number-columns-repeated="1011"/>
        </table:table-row>
        <table:table-row table:style-name="ro6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58">
            <text:p>358</text:p>
          </table:table-cell>
          <table:table-cell table:style-name="ce12" office:value-type="string">
            <text:p>Yagna Boina Sree Ramudu</text:p>
          </table:table-cell>
          <table:table-cell table:style-name="ce30" office:value-type="string">
            <text:p>K Narasaiah</text:p>
          </table:table-cell>
          <table:table-cell table:style-name="ce38" office:value-type="string">
            <text:p>385667570327</text:p>
          </table:table-cell>
          <table:table-cell table:style-name="ce38" office:value-type="string">
            <text:p>9618966996</text:p>
          </table:table-cell>
          <table:table-cell table:number-columns-repeated="1011"/>
        </table:table-row>
        <table:table-row table:style-name="ro6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59">
            <text:p>359</text:p>
          </table:table-cell>
          <table:table-cell table:style-name="ce12" office:value-type="string">
            <text:p>Yagna Boina Sree Ramudu</text:p>
          </table:table-cell>
          <table:table-cell table:style-name="ce30" office:value-type="string">
            <text:p>T Pedda Mallesh</text:p>
          </table:table-cell>
          <table:table-cell table:style-name="ce38" office:value-type="string">
            <text:p>368302072165</text:p>
          </table:table-cell>
          <table:table-cell table:style-name="ce38" office:value-type="string">
            <text:p>916098636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60">
            <text:p>360</text:p>
          </table:table-cell>
          <table:table-cell table:style-name="ce12" office:value-type="string">
            <text:p>Yagna Boina Sree Ramudu</text:p>
          </table:table-cell>
          <table:table-cell table:style-name="ce30" office:value-type="string">
            <text:p>B Ambanna</text:p>
          </table:table-cell>
          <table:table-cell table:style-name="ce38" office:value-type="string">
            <text:p>318137169465</text:p>
          </table:table-cell>
          <table:table-cell table:style-name="ce38" office:value-type="string">
            <text:p>996733671</text:p>
          </table:table-cell>
          <table:table-cell table:number-columns-repeated="1011"/>
        </table:table-row>
        <table:table-row table:style-name="ro6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61">
            <text:p>361</text:p>
          </table:table-cell>
          <table:table-cell table:style-name="ce12" office:value-type="string">
            <text:p>Yagna Boina Sree Ramudu</text:p>
          </table:table-cell>
          <table:table-cell table:style-name="ce30" office:value-type="string">
            <text:p>G Chinna Eranna</text:p>
          </table:table-cell>
          <table:table-cell table:style-name="ce38" office:value-type="string">
            <text:p>311476315951</text:p>
          </table:table-cell>
          <table:table-cell table:style-name="ce38" office:value-type="string">
            <text:p>9908830992</text:p>
          </table:table-cell>
          <table:table-cell table:number-columns-repeated="1011"/>
        </table:table-row>
        <table:table-row table:style-name="ro6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62">
            <text:p>362</text:p>
          </table:table-cell>
          <table:table-cell table:style-name="ce12" office:value-type="string">
            <text:p>Yagna Boina Sree Ramudu</text:p>
          </table:table-cell>
          <table:table-cell table:style-name="ce30" office:value-type="string">
            <text:p>Chinna Eranna</text:p>
          </table:table-cell>
          <table:table-cell table:style-name="ce38" office:value-type="string">
            <text:p>210785212764</text:p>
          </table:table-cell>
          <table:table-cell table:style-name="ce38" office:value-type="string">
            <text:p>9581450367</text:p>
          </table:table-cell>
          <table:table-cell table:number-columns-repeated="1011"/>
        </table:table-row>
        <table:table-row table:style-name="ro6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63">
            <text:p>363</text:p>
          </table:table-cell>
          <table:table-cell table:style-name="ce12" office:value-type="string">
            <text:p>Yagna Boina Sree Ramudu</text:p>
          </table:table-cell>
          <table:table-cell table:style-name="ce30" office:value-type="string">
            <text:p>Chinna Mukkaiah</text:p>
          </table:table-cell>
          <table:table-cell table:style-name="ce38" office:value-type="string">
            <text:p>308858108618</text:p>
          </table:table-cell>
          <table:table-cell table:style-name="ce38" office:value-type="string">
            <text:p>9573674087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64">
            <text:p>364</text:p>
          </table:table-cell>
          <table:table-cell table:style-name="ce12" office:value-type="string">
            <text:p>Yagna Boina Sree Ramudu</text:p>
          </table:table-cell>
          <table:table-cell table:style-name="ce31" office:value-type="string">
            <text:p>Husseni</text:p>
          </table:table-cell>
          <table:table-cell table:style-name="ce39" office:value-type="string">
            <text:p>979338126570</text:p>
          </table:table-cell>
          <table:table-cell table:style-name="ce61" office:value-type="float" office:value="7702357753">
            <text:p>7702357753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65">
            <text:p>365</text:p>
          </table:table-cell>
          <table:table-cell table:style-name="ce12" office:value-type="string">
            <text:p>Yagna Boina Sree Ramudu</text:p>
          </table:table-cell>
          <table:table-cell table:style-name="ce31" office:value-type="string">
            <text:p>Yellappa</text:p>
          </table:table-cell>
          <table:table-cell table:style-name="ce39" office:value-type="string">
            <text:p>849397382740</text:p>
          </table:table-cell>
          <table:table-cell table:style-name="ce61" office:value-type="float" office:value="9160625197">
            <text:p>9160625197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66">
            <text:p>366</text:p>
          </table:table-cell>
          <table:table-cell table:style-name="ce12" office:value-type="string">
            <text:p>Yagna Boina Sree Ramudu</text:p>
          </table:table-cell>
          <table:table-cell table:style-name="ce31" office:value-type="string">
            <text:p>chinnaiah</text:p>
          </table:table-cell>
          <table:table-cell table:style-name="ce39" office:value-type="string">
            <text:p>520229954922</text:p>
          </table:table-cell>
          <table:table-cell table:style-name="ce61" office:value-type="float" office:value="8978812110">
            <text:p>897881211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67">
            <text:p>367</text:p>
          </table:table-cell>
          <table:table-cell table:style-name="ce12" office:value-type="string">
            <text:p>Yagna Boina Sree Ramudu</text:p>
          </table:table-cell>
          <table:table-cell table:style-name="ce31" office:value-type="string">
            <text:p>Lakshmanna</text:p>
          </table:table-cell>
          <table:table-cell table:style-name="ce39" office:value-type="string">
            <text:p>933678662606</text:p>
          </table:table-cell>
          <table:table-cell table:style-name="ce61" office:value-type="float" office:value="7885421004">
            <text:p>7885421004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68">
            <text:p>368</text:p>
          </table:table-cell>
          <table:table-cell table:style-name="ce12" office:value-type="string">
            <text:p>Yagna Boina Sree Ramudu</text:p>
          </table:table-cell>
          <table:table-cell table:style-name="ce31" office:value-type="string">
            <text:p>Dastagiri</text:p>
          </table:table-cell>
          <table:table-cell table:style-name="ce39" office:value-type="string">
            <text:p>908175904523</text:p>
          </table:table-cell>
          <table:table-cell table:style-name="ce61" office:value-type="float" office:value="7306672716">
            <text:p>7306672716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69">
            <text:p>369</text:p>
          </table:table-cell>
          <table:table-cell table:style-name="ce12" office:value-type="string">
            <text:p>Yagna Boina Sree Ramudu</text:p>
          </table:table-cell>
          <table:table-cell table:style-name="ce31" office:value-type="string">
            <text:p>Thimmappa</text:p>
          </table:table-cell>
          <table:table-cell table:style-name="ce39" office:value-type="string">
            <text:p>981749108939</text:p>
          </table:table-cell>
          <table:table-cell table:style-name="ce61" office:value-type="float" office:value="9848359496">
            <text:p>9848359496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70">
            <text:p>370</text:p>
          </table:table-cell>
          <table:table-cell table:style-name="ce12" office:value-type="string">
            <text:p>Yagna Boina Sree Ramudu</text:p>
          </table:table-cell>
          <table:table-cell table:style-name="ce31" office:value-type="string">
            <text:p>Tailor Ramudu</text:p>
          </table:table-cell>
          <table:table-cell table:style-name="ce39" office:value-type="string">
            <text:p>945698240846</text:p>
          </table:table-cell>
          <table:table-cell table:style-name="ce61" office:value-type="float" office:value="7799164254">
            <text:p>7799164254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udur </text:p>
          </table:table-cell>
          <table:table-cell office:value-type="string">
            <text:p>Gudur </text:p>
          </table:table-cell>
          <table:table-cell/>
          <table:table-cell office:value-type="float" office:value="518466">
            <text:p>5184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mber</text:p>
          </table:table-cell>
          <table:table-cell office:value-type="float" office:value="371">
            <text:p>371</text:p>
          </table:table-cell>
          <table:table-cell table:style-name="ce12" office:value-type="string">
            <text:p>Yagna Boina Sree Ramudu</text:p>
          </table:table-cell>
          <table:table-cell table:style-name="ce31" office:value-type="string">
            <text:p>Yellappa</text:p>
          </table:table-cell>
          <table:table-cell table:style-name="ce39" office:value-type="string">
            <text:p>602377288514</text:p>
          </table:table-cell>
          <table:table-cell table:style-name="ce61" office:value-type="float" office:value="9985829061">
            <text:p>9985829061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72">
            <text:p>372</text:p>
          </table:table-cell>
          <table:table-cell table:style-name="ce12"/>
          <table:table-cell table:style-name="ce13" table:number-columns-repeated="3"/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73">
            <text:p>373</text:p>
          </table:table-cell>
          <table:table-cell table:style-name="ce13" office:value-type="string">
            <text:p>M.Balaramudu</text:p>
          </table:table-cell>
          <table:table-cell table:style-name="ce13" office:value-type="string">
            <text:p>Venkataswamy</text:p>
          </table:table-cell>
          <table:table-cell table:style-name="ce40" office:value-type="string">
            <text:p>367864688163</text:p>
          </table:table-cell>
          <table:table-cell table:style-name="ce62" office:value-type="float" office:value="7032480398">
            <text:p>7032480398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74">
            <text:p>374</text:p>
          </table:table-cell>
          <table:table-cell table:style-name="ce14" office:value-type="string">
            <text:p>M.Chinna Lalappa</text:p>
          </table:table-cell>
          <table:table-cell table:style-name="ce14" office:value-type="string">
            <text:p>Ramudu</text:p>
          </table:table-cell>
          <table:table-cell table:style-name="ce40" office:value-type="string">
            <text:p>830215259630</text:p>
          </table:table-cell>
          <table:table-cell table:style-name="ce62" office:value-type="float" office:value="8463975664">
            <text:p>8463975664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75">
            <text:p>375</text:p>
          </table:table-cell>
          <table:table-cell table:style-name="ce13" office:value-type="string">
            <text:p>M.Anjanappa</text:p>
          </table:table-cell>
          <table:table-cell table:style-name="ce13" office:value-type="string">
            <text:p>Naganna</text:p>
          </table:table-cell>
          <table:table-cell table:style-name="ce40" office:value-type="string">
            <text:p>787561095426</text:p>
          </table:table-cell>
          <table:table-cell table:style-name="ce62" office:value-type="float" office:value="9160926247">
            <text:p>9160926247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76">
            <text:p>376</text:p>
          </table:table-cell>
          <table:table-cell table:style-name="ce13" office:value-type="string">
            <text:p>M.Pullaiah</text:p>
          </table:table-cell>
          <table:table-cell table:style-name="ce13" office:value-type="string">
            <text:p>Naganna</text:p>
          </table:table-cell>
          <table:table-cell table:style-name="ce40" office:value-type="string">
            <text:p>803651594331</text:p>
          </table:table-cell>
          <table:table-cell table:style-name="ce62" office:value-type="float" office:value="7093789204">
            <text:p>7093789204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77">
            <text:p>377</text:p>
          </table:table-cell>
          <table:table-cell table:style-name="ce13" office:value-type="string">
            <text:p>M.Venkatesh</text:p>
          </table:table-cell>
          <table:table-cell table:style-name="ce13" office:value-type="string">
            <text:p>Dastagiri</text:p>
          </table:table-cell>
          <table:table-cell table:style-name="ce40" office:value-type="string">
            <text:p>536639993790</text:p>
          </table:table-cell>
          <table:table-cell table:style-name="ce62" office:value-type="float" office:value="7675897974">
            <text:p>7675897974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78">
            <text:p>378</text:p>
          </table:table-cell>
          <table:table-cell table:style-name="ce13" office:value-type="string">
            <text:p>M.Pedda Lalappa</text:p>
          </table:table-cell>
          <table:table-cell table:style-name="ce13" office:value-type="string">
            <text:p>Dastagiri</text:p>
          </table:table-cell>
          <table:table-cell table:style-name="ce40" office:value-type="string">
            <text:p>618468647214</text:p>
          </table:table-cell>
          <table:table-cell table:style-name="ce62" office:value-type="float" office:value="9542003901">
            <text:p>9542003901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79">
            <text:p>379</text:p>
          </table:table-cell>
          <table:table-cell table:style-name="ce13" office:value-type="string">
            <text:p>M.Ramudu</text:p>
          </table:table-cell>
          <table:table-cell table:style-name="ce13" office:value-type="string">
            <text:p>Sanjanna</text:p>
          </table:table-cell>
          <table:table-cell table:style-name="ce40" office:value-type="string">
            <text:p>376133191019</text:p>
          </table:table-cell>
          <table:table-cell table:style-name="ce62" office:value-type="float" office:value="9160911312">
            <text:p>9160911312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80">
            <text:p>380</text:p>
          </table:table-cell>
          <table:table-cell table:style-name="ce13" office:value-type="string">
            <text:p>M.Mareshu</text:p>
          </table:table-cell>
          <table:table-cell table:style-name="ce13"/>
          <table:table-cell table:style-name="ce40" office:value-type="string">
            <text:p>865592102862</text:p>
          </table:table-cell>
          <table:table-cell table:style-name="ce62" office:value-type="float" office:value="9573583118">
            <text:p>9573583118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81">
            <text:p>381</text:p>
          </table:table-cell>
          <table:table-cell table:style-name="ce13" office:value-type="string">
            <text:p>H.Ayyaswamy</text:p>
          </table:table-cell>
          <table:table-cell table:style-name="ce13" office:value-type="string">
            <text:p>Dastagiri</text:p>
          </table:table-cell>
          <table:table-cell table:style-name="ce40" office:value-type="string">
            <text:p>682463761729</text:p>
          </table:table-cell>
          <table:table-cell table:style-name="ce62" office:value-type="float" office:value="9573436040">
            <text:p>9573436040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82">
            <text:p>382</text:p>
          </table:table-cell>
          <table:table-cell table:style-name="ce13" office:value-type="string">
            <text:p>M.Chinna Sanjanna</text:p>
          </table:table-cell>
          <table:table-cell table:style-name="ce13" office:value-type="string">
            <text:p>Jammanna</text:p>
          </table:table-cell>
          <table:table-cell table:style-name="ce40" office:value-type="string">
            <text:p>249178754362</text:p>
          </table:table-cell>
          <table:table-cell table:style-name="ce62" office:value-type="float" office:value="9666366829">
            <text:p>9666366829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83">
            <text:p>383</text:p>
          </table:table-cell>
          <table:table-cell table:style-name="ce13" office:value-type="string">
            <text:p>H.Gopal</text:p>
          </table:table-cell>
          <table:table-cell table:style-name="ce13" office:value-type="string">
            <text:p>Mareppa</text:p>
          </table:table-cell>
          <table:table-cell table:style-name="ce40" office:value-type="string">
            <text:p>981969992339</text:p>
          </table:table-cell>
          <table:table-cell table:style-name="ce62" office:value-type="float" office:value="9052653649">
            <text:p>9052653649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84">
            <text:p>384</text:p>
          </table:table-cell>
          <table:table-cell table:style-name="ce13" office:value-type="string">
            <text:p>H.Lakshmanna</text:p>
          </table:table-cell>
          <table:table-cell table:style-name="ce13" office:value-type="string">
            <text:p>Mareppa</text:p>
          </table:table-cell>
          <table:table-cell table:style-name="ce40" office:value-type="string">
            <text:p>653074653533</text:p>
          </table:table-cell>
          <table:table-cell table:style-name="ce62" office:value-type="float" office:value="8185964058">
            <text:p>8185964058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85">
            <text:p>385</text:p>
          </table:table-cell>
          <table:table-cell table:style-name="ce13" office:value-type="string">
            <text:p>M.Keshanna</text:p>
          </table:table-cell>
          <table:table-cell table:style-name="ce13" office:value-type="string">
            <text:p>Kondappa</text:p>
          </table:table-cell>
          <table:table-cell table:style-name="ce40" office:value-type="string">
            <text:p>651852667718</text:p>
          </table:table-cell>
          <table:table-cell table:style-name="ce62" office:value-type="float" office:value="8374942743">
            <text:p>8374942743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86">
            <text:p>386</text:p>
          </table:table-cell>
          <table:table-cell table:style-name="ce13" office:value-type="string">
            <text:p>M.Balakrishna</text:p>
          </table:table-cell>
          <table:table-cell table:style-name="ce13" office:value-type="string">
            <text:p>Chinna Hanumanthu</text:p>
          </table:table-cell>
          <table:table-cell table:style-name="ce40" office:value-type="string">
            <text:p>327520743033</text:p>
          </table:table-cell>
          <table:table-cell table:style-name="ce62" office:value-type="float" office:value="7997162569">
            <text:p>7997162569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87">
            <text:p>387</text:p>
          </table:table-cell>
          <table:table-cell table:style-name="ce13" office:value-type="string">
            <text:p>M.Anjinappa</text:p>
          </table:table-cell>
          <table:table-cell table:style-name="ce13" office:value-type="string">
            <text:p>Lakshmanna</text:p>
          </table:table-cell>
          <table:table-cell table:style-name="ce40" office:value-type="string">
            <text:p>891599980335</text:p>
          </table:table-cell>
          <table:table-cell table:style-name="ce62" office:value-type="float" office:value="8142909580">
            <text:p>8142909580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88">
            <text:p>388</text:p>
          </table:table-cell>
          <table:table-cell table:style-name="ce13" office:value-type="string">
            <text:p>M.Pedda Anjanaiah</text:p>
          </table:table-cell>
          <table:table-cell table:style-name="ce13" office:value-type="string">
            <text:p>Pedda Hanumanthu</text:p>
          </table:table-cell>
          <table:table-cell table:style-name="ce40" office:value-type="string">
            <text:p>314490290659</text:p>
          </table:table-cell>
          <table:table-cell table:style-name="ce62" office:value-type="float" office:value="9704696133">
            <text:p>9704696133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89">
            <text:p>389</text:p>
          </table:table-cell>
          <table:table-cell table:style-name="ce13" office:value-type="string">
            <text:p>H.Nadipi Mareppa</text:p>
          </table:table-cell>
          <table:table-cell table:style-name="ce13" office:value-type="string">
            <text:p>Hanumanthu</text:p>
          </table:table-cell>
          <table:table-cell table:style-name="ce40" office:value-type="string">
            <text:p>866039755263</text:p>
          </table:table-cell>
          <table:table-cell table:style-name="ce62" office:value-type="float" office:value="8142135153">
            <text:p>8142135153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90">
            <text:p>390</text:p>
          </table:table-cell>
          <table:table-cell table:style-name="ce13" office:value-type="string">
            <text:p>Ganamaddileti </text:p>
          </table:table-cell>
          <table:table-cell table:style-name="ce13" office:value-type="string">
            <text:p>Maddilati</text:p>
          </table:table-cell>
          <table:table-cell table:style-name="ce40" office:value-type="string">
            <text:p>636810596631</text:p>
          </table:table-cell>
          <table:table-cell table:style-name="ce62" office:value-type="float" office:value="9652903325">
            <text:p>9652903325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91">
            <text:p>391</text:p>
          </table:table-cell>
          <table:table-cell table:style-name="ce13" office:value-type="string">
            <text:p>H.Rangappa</text:p>
          </table:table-cell>
          <table:table-cell table:style-name="ce13" office:value-type="string">
            <text:p>Tirupalu</text:p>
          </table:table-cell>
          <table:table-cell table:style-name="ce40" office:value-type="string">
            <text:p>737165268663</text:p>
          </table:table-cell>
          <table:table-cell table:style-name="ce62" office:value-type="float" office:value="9703316284">
            <text:p>9703316284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92">
            <text:p>392</text:p>
          </table:table-cell>
          <table:table-cell table:style-name="ce13" office:value-type="string">
            <text:p>H.Maddilati</text:p>
          </table:table-cell>
          <table:table-cell table:style-name="ce13" office:value-type="string">
            <text:p>Hanumanthu</text:p>
          </table:table-cell>
          <table:table-cell table:style-name="ce40" office:value-type="string">
            <text:p>791218458503</text:p>
          </table:table-cell>
          <table:table-cell table:style-name="ce62" office:value-type="float" office:value="8142135846">
            <text:p>8142135846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93">
            <text:p>393</text:p>
          </table:table-cell>
          <table:table-cell table:style-name="ce13" office:value-type="string">
            <text:p>K.H.Ramudu</text:p>
          </table:table-cell>
          <table:table-cell table:style-name="ce13" office:value-type="string">
            <text:p>Nadipi Maddilati</text:p>
          </table:table-cell>
          <table:table-cell table:style-name="ce40" office:value-type="string">
            <text:p>500090853765</text:p>
          </table:table-cell>
          <table:table-cell table:style-name="ce62" office:value-type="float" office:value="9100721395">
            <text:p>9100721395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94">
            <text:p>394</text:p>
          </table:table-cell>
          <table:table-cell table:style-name="ce13" office:value-type="string">
            <text:p>M.Muddu Maddi</text:p>
          </table:table-cell>
          <table:table-cell table:style-name="ce13" office:value-type="string">
            <text:p>Maddilati</text:p>
          </table:table-cell>
          <table:table-cell table:style-name="ce40" office:value-type="string">
            <text:p>498445415776</text:p>
          </table:table-cell>
          <table:table-cell table:style-name="ce62" office:value-type="float" office:value="9177815066">
            <text:p>9177815066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95">
            <text:p>395</text:p>
          </table:table-cell>
          <table:table-cell table:style-name="ce13" office:value-type="string">
            <text:p>H.Maddileti</text:p>
          </table:table-cell>
          <table:table-cell table:style-name="ce13" office:value-type="string">
            <text:p>Ramudu</text:p>
          </table:table-cell>
          <table:table-cell table:style-name="ce40" office:value-type="string">
            <text:p>841717639611</text:p>
          </table:table-cell>
          <table:table-cell table:style-name="ce62" office:value-type="float" office:value="9581470272">
            <text:p>9581470272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Krishnagiri </text:p>
          </table:table-cell>
          <table:table-cell office:value-type="string">
            <text:p>Kambalapadu  </text:p>
          </table:table-cell>
          <table:table-cell/>
          <table:table-cell office:value-type="float" office:value="518225">
            <text:p>5182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mber</text:p>
          </table:table-cell>
          <table:table-cell office:value-type="float" office:value="396">
            <text:p>396</text:p>
          </table:table-cell>
          <table:table-cell table:style-name="ce13" office:value-type="string">
            <text:p>M.Muneppa</text:p>
          </table:table-cell>
          <table:table-cell table:style-name="ce13" office:value-type="string">
            <text:p>Mallanna</text:p>
          </table:table-cell>
          <table:table-cell table:style-name="ce40" office:value-type="string">
            <text:p>202008088567</text:p>
          </table:table-cell>
          <table:table-cell table:style-name="ce62" office:value-type="float" office:value="9676290293">
            <text:p>9676290293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397">
            <text:p>397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Krishnaiah</text:p>
          </table:table-cell>
          <table:table-cell table:style-name="ce41" office:value-type="string">
            <text:p>531765467306</text:p>
          </table:table-cell>
          <table:table-cell table:style-name="ce63" office:value-type="float" office:value="9948827692">
            <text:p>9948827692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398">
            <text:p>398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Jangamanna</text:p>
          </table:table-cell>
          <table:table-cell table:style-name="ce41" office:value-type="string">
            <text:p>794592047307</text:p>
          </table:table-cell>
          <table:table-cell table:style-name="ce63" office:value-type="float" office:value="9705909917">
            <text:p>9705909917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399">
            <text:p>399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Yenkanna</text:p>
          </table:table-cell>
          <table:table-cell table:style-name="ce41" office:value-type="string">
            <text:p>298626217117</text:p>
          </table:table-cell>
          <table:table-cell table:style-name="ce63" office:value-type="float" office:value="9666892214">
            <text:p>9666892214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00">
            <text:p>400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Peddaiah</text:p>
          </table:table-cell>
          <table:table-cell table:style-name="ce41" office:value-type="string">
            <text:p>228217945795</text:p>
          </table:table-cell>
          <table:table-cell table:style-name="ce63" office:value-type="float" office:value="9848840048">
            <text:p>9848840048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01">
            <text:p>401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Narasimhulu</text:p>
          </table:table-cell>
          <table:table-cell table:style-name="ce41" office:value-type="string">
            <text:p>782449106979</text:p>
          </table:table-cell>
          <table:table-cell table:style-name="ce63" office:value-type="float" office:value="9603527338">
            <text:p>9603527338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02">
            <text:p>402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Pedda Kistanna</text:p>
          </table:table-cell>
          <table:table-cell table:style-name="ce41" office:value-type="string">
            <text:p>359019246547</text:p>
          </table:table-cell>
          <table:table-cell table:style-name="ce63" office:value-type="float" office:value="9948740086">
            <text:p>9948740086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03">
            <text:p>403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Natti Kistanna</text:p>
          </table:table-cell>
          <table:table-cell table:style-name="ce41" office:value-type="string">
            <text:p>951273602218</text:p>
          </table:table-cell>
          <table:table-cell table:style-name="ce63" office:value-type="float" office:value="8978215004">
            <text:p>8978215004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04">
            <text:p>404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Balaji</text:p>
          </table:table-cell>
          <table:table-cell table:style-name="ce41" office:value-type="string">
            <text:p>292181769860</text:p>
          </table:table-cell>
          <table:table-cell table:style-name="ce63" office:value-type="float" office:value="9542924293">
            <text:p>9542924293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05">
            <text:p>405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Bodenna</text:p>
          </table:table-cell>
          <table:table-cell table:style-name="ce41" office:value-type="string">
            <text:p>520610106826</text:p>
          </table:table-cell>
          <table:table-cell table:style-name="ce63" office:value-type="float" office:value="9390476495">
            <text:p>9390476495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06">
            <text:p>406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Kammanna</text:p>
          </table:table-cell>
          <table:table-cell table:style-name="ce41" office:value-type="string">
            <text:p>881542072185</text:p>
          </table:table-cell>
          <table:table-cell table:style-name="ce63" office:value-type="float" office:value="9948234758">
            <text:p>9948234758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07">
            <text:p>407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Jangamanna</text:p>
          </table:table-cell>
          <table:table-cell table:style-name="ce41" office:value-type="string">
            <text:p>778865977248</text:p>
          </table:table-cell>
          <table:table-cell table:style-name="ce63" office:value-type="float" office:value="9705214706">
            <text:p>9705214706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08">
            <text:p>408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Naganna</text:p>
          </table:table-cell>
          <table:table-cell table:style-name="ce41" office:value-type="string">
            <text:p>505786408086</text:p>
          </table:table-cell>
          <table:table-cell table:style-name="ce63" office:value-type="float" office:value="7674837299">
            <text:p>7674837299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09">
            <text:p>409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Sunkanna</text:p>
          </table:table-cell>
          <table:table-cell table:style-name="ce41" office:value-type="string">
            <text:p>292302801850</text:p>
          </table:table-cell>
          <table:table-cell table:style-name="ce63" office:value-type="float" office:value="9542626013">
            <text:p>9542626013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10">
            <text:p>410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Badesaheb</text:p>
          </table:table-cell>
          <table:table-cell table:style-name="ce41" office:value-type="string">
            <text:p>392302829858</text:p>
          </table:table-cell>
          <table:table-cell table:style-name="ce63" office:value-type="float" office:value="9542961500">
            <text:p>9542961500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11">
            <text:p>411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Sunkanna</text:p>
          </table:table-cell>
          <table:table-cell table:style-name="ce41" office:value-type="string">
            <text:p>743790786221</text:p>
          </table:table-cell>
          <table:table-cell table:style-name="ce63" office:value-type="float" office:value="9573160666">
            <text:p>9573160666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12">
            <text:p>412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Giddaiah</text:p>
          </table:table-cell>
          <table:table-cell table:style-name="ce41" office:value-type="string">
            <text:p>633934929961</text:p>
          </table:table-cell>
          <table:table-cell table:style-name="ce63" office:value-type="float" office:value="9010285875">
            <text:p>9010285875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13">
            <text:p>413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Sanjanna</text:p>
          </table:table-cell>
          <table:table-cell table:style-name="ce41" office:value-type="string">
            <text:p>553905200981</text:p>
          </table:table-cell>
          <table:table-cell table:style-name="ce63" office:value-type="float" office:value="9640014088">
            <text:p>9640014088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14">
            <text:p>414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C.Sunkanna</text:p>
          </table:table-cell>
          <table:table-cell table:style-name="ce41" office:value-type="string">
            <text:p>714379848307</text:p>
          </table:table-cell>
          <table:table-cell table:style-name="ce63" office:value-type="float" office:value="9052668844">
            <text:p>9052668844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15">
            <text:p>415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Gokari Saheb</text:p>
          </table:table-cell>
          <table:table-cell table:style-name="ce41" office:value-type="string">
            <text:p>313458371577</text:p>
          </table:table-cell>
          <table:table-cell table:style-name="ce63" office:value-type="float" office:value="9640936344">
            <text:p>9640936344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16">
            <text:p>416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Pedda Sanjanna</text:p>
          </table:table-cell>
          <table:table-cell table:style-name="ce41" office:value-type="string">
            <text:p>984206385515</text:p>
          </table:table-cell>
          <table:table-cell table:style-name="ce63" office:value-type="float" office:value="9705537560">
            <text:p>9705537560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17">
            <text:p>417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Sunkanna</text:p>
          </table:table-cell>
          <table:table-cell table:style-name="ce41" office:value-type="string">
            <text:p>647919074146</text:p>
          </table:table-cell>
          <table:table-cell table:style-name="ce63" office:value-type="float" office:value="9666304872">
            <text:p>9666304872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18">
            <text:p>418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Hanumanthu</text:p>
          </table:table-cell>
          <table:table-cell table:style-name="ce41" office:value-type="string">
            <text:p>322661329222</text:p>
          </table:table-cell>
          <table:table-cell table:style-name="ce63" office:value-type="float" office:value="9949890929">
            <text:p>9949890929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19">
            <text:p>419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Sunkanna</text:p>
          </table:table-cell>
          <table:table-cell table:style-name="ce41" office:value-type="string">
            <text:p>822196116002</text:p>
          </table:table-cell>
          <table:table-cell table:style-name="ce63" office:value-type="float" office:value="9603644189">
            <text:p>9603644189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20">
            <text:p>420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Ramappa</text:p>
          </table:table-cell>
          <table:table-cell table:style-name="ce41" office:value-type="string">
            <text:p>671856601691</text:p>
          </table:table-cell>
          <table:table-cell table:style-name="ce63" office:value-type="float" office:value="9491128574">
            <text:p>9491128574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21">
            <text:p>421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Husseni</text:p>
          </table:table-cell>
          <table:table-cell table:style-name="ce41" office:value-type="string">
            <text:p>854199235716</text:p>
          </table:table-cell>
          <table:table-cell table:style-name="ce63" office:value-type="float" office:value="8374045646">
            <text:p>8374045646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22">
            <text:p>422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Husseni</text:p>
          </table:table-cell>
          <table:table-cell table:style-name="ce41" office:value-type="string">
            <text:p>429862689742</text:p>
          </table:table-cell>
          <table:table-cell table:style-name="ce63" office:value-type="float" office:value="9505660875">
            <text:p>9505660875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23">
            <text:p>423</text:p>
          </table:table-cell>
          <table:table-cell table:style-name="ce15" office:value-type="string">
            <text:p>D.Rama Mohan</text:p>
          </table:table-cell>
          <table:table-cell table:style-name="ce15" office:value-type="string">
            <text:p>Husseni</text:p>
          </table:table-cell>
          <table:table-cell table:style-name="ce41" office:value-type="string">
            <text:p>600228844810</text:p>
          </table:table-cell>
          <table:table-cell table:style-name="ce63" office:value-type="float" office:value="7032000679">
            <text:p>7032000679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24">
            <text:p>424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Sunkanna</text:p>
          </table:table-cell>
          <table:table-cell table:style-name="ce42" office:value-type="string">
            <text:p>845577286397</text:p>
          </table:table-cell>
          <table:table-cell table:style-name="ce28" office:value-type="float" office:value="7661882131">
            <text:p>7661882131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25">
            <text:p>425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Chowdappa</text:p>
          </table:table-cell>
          <table:table-cell table:style-name="ce42" office:value-type="string">
            <text:p>259540705190</text:p>
          </table:table-cell>
          <table:table-cell table:style-name="ce28" office:value-type="float" office:value="7702835665">
            <text:p>7702835665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26">
            <text:p>426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Venkatappa</text:p>
          </table:table-cell>
          <table:table-cell table:style-name="ce42" office:value-type="string">
            <text:p>285709069667</text:p>
          </table:table-cell>
          <table:table-cell table:style-name="ce28" office:value-type="float" office:value="7659974837">
            <text:p>7659974837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27">
            <text:p>427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Venkataswarulu</text:p>
          </table:table-cell>
          <table:table-cell table:style-name="ce42" office:value-type="string">
            <text:p>573098496690</text:p>
          </table:table-cell>
          <table:table-cell table:style-name="ce28" office:value-type="float" office:value="7702736165">
            <text:p>7702736165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28">
            <text:p>428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Chandrappa</text:p>
          </table:table-cell>
          <table:table-cell table:style-name="ce42" office:value-type="string">
            <text:p>270954092196</text:p>
          </table:table-cell>
          <table:table-cell table:style-name="ce28" office:value-type="float" office:value="9949124859">
            <text:p>9949124859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29">
            <text:p>429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Lakshmanna</text:p>
          </table:table-cell>
          <table:table-cell table:style-name="ce42" office:value-type="string">
            <text:p>461160917585</text:p>
          </table:table-cell>
          <table:table-cell table:style-name="ce28" office:value-type="float" office:value="9705879136">
            <text:p>9705879136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30">
            <text:p>430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Lakshmanna</text:p>
          </table:table-cell>
          <table:table-cell table:style-name="ce42" office:value-type="string">
            <text:p>205425454345</text:p>
          </table:table-cell>
          <table:table-cell table:style-name="ce28" office:value-type="float" office:value="9502003501">
            <text:p>9502003501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31">
            <text:p>431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Maddaiah</text:p>
          </table:table-cell>
          <table:table-cell table:style-name="ce42" office:value-type="string">
            <text:p>565052296654</text:p>
          </table:table-cell>
          <table:table-cell table:style-name="ce28" office:value-type="float" office:value="8897039747">
            <text:p>8897039747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32">
            <text:p>432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Karrenna</text:p>
          </table:table-cell>
          <table:table-cell table:style-name="ce42" office:value-type="string">
            <text:p>936970716276</text:p>
          </table:table-cell>
          <table:table-cell table:style-name="ce28" office:value-type="float" office:value="9505645131">
            <text:p>9505645131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33">
            <text:p>433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Pedda Linganna</text:p>
          </table:table-cell>
          <table:table-cell table:style-name="ce42" office:value-type="string">
            <text:p>204357547028</text:p>
          </table:table-cell>
          <table:table-cell table:style-name="ce28" office:value-type="float" office:value="8143163667">
            <text:p>8143163667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34">
            <text:p>434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Pedda Linganna</text:p>
          </table:table-cell>
          <table:table-cell table:style-name="ce42" office:value-type="string">
            <text:p>289771884089</text:p>
          </table:table-cell>
          <table:table-cell table:style-name="ce28" office:value-type="float" office:value="8096301452">
            <text:p>8096301452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35">
            <text:p>435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Ramudu</text:p>
          </table:table-cell>
          <table:table-cell table:style-name="ce42" office:value-type="string">
            <text:p>356625353541</text:p>
          </table:table-cell>
          <table:table-cell table:style-name="ce28" office:value-type="float" office:value="8790285207">
            <text:p>8790285207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36">
            <text:p>436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Ramudu</text:p>
          </table:table-cell>
          <table:table-cell table:style-name="ce42" office:value-type="string">
            <text:p>410760274451</text:p>
          </table:table-cell>
          <table:table-cell table:style-name="ce28" office:value-type="float" office:value="8500971911">
            <text:p>8500971911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37">
            <text:p>437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Linganna</text:p>
          </table:table-cell>
          <table:table-cell table:style-name="ce42" office:value-type="string">
            <text:p>399645655641</text:p>
          </table:table-cell>
          <table:table-cell table:style-name="ce28" office:value-type="float" office:value="7732070480">
            <text:p>7732070480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38">
            <text:p>438</text:p>
          </table:table-cell>
          <table:table-cell table:style-name="ce15" office:value-type="string">
            <text:p>D.Rama Mohan</text:p>
          </table:table-cell>
          <table:table-cell table:style-name="ce33" office:value-type="string">
            <text:p>B.venkateshwarlu</text:p>
          </table:table-cell>
          <table:table-cell table:style-name="ce42" office:value-type="string">
            <text:p>664808117758</text:p>
          </table:table-cell>
          <table:table-cell table:style-name="ce28" office:value-type="float" office:value="9000495816">
            <text:p>9000495816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39">
            <text:p>439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Lakshmaiah</text:p>
          </table:table-cell>
          <table:table-cell table:style-name="ce42" office:value-type="string">
            <text:p>259719494454</text:p>
          </table:table-cell>
          <table:table-cell table:style-name="ce28" office:value-type="float" office:value="9573108919">
            <text:p>9573108919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40">
            <text:p>440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Maddaiah</text:p>
          </table:table-cell>
          <table:table-cell table:style-name="ce42" office:value-type="string">
            <text:p>617133675731</text:p>
          </table:table-cell>
          <table:table-cell table:style-name="ce28" office:value-type="float" office:value="9652535731">
            <text:p>9652535731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41">
            <text:p>441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Chennappa</text:p>
          </table:table-cell>
          <table:table-cell table:style-name="ce42" office:value-type="string">
            <text:p>264421565291</text:p>
          </table:table-cell>
          <table:table-cell table:style-name="ce28" office:value-type="float" office:value="9989686542">
            <text:p>9989686542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42">
            <text:p>442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Karrenna</text:p>
          </table:table-cell>
          <table:table-cell table:style-name="ce42" office:value-type="string">
            <text:p>445925261180</text:p>
          </table:table-cell>
          <table:table-cell table:style-name="ce28" office:value-type="float" office:value="8465894947">
            <text:p>8465894947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43">
            <text:p>443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Ranganna</text:p>
          </table:table-cell>
          <table:table-cell table:style-name="ce42" office:value-type="string">
            <text:p>632064520875</text:p>
          </table:table-cell>
          <table:table-cell table:style-name="ce28" office:value-type="float" office:value="7032782611">
            <text:p>7032782611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Devanakonda </text:p>
          </table:table-cell>
          <table:table-cell office:value-type="string">
            <text:p>Machapuram  </text:p>
          </table:table-cell>
          <table:table-cell/>
          <table:table-cell table:style-name="ce3" office:value-type="float" office:value="518343">
            <text:p>5183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mber</text:p>
          </table:table-cell>
          <table:table-cell office:value-type="float" office:value="444">
            <text:p>444</text:p>
          </table:table-cell>
          <table:table-cell table:style-name="ce15" office:value-type="string">
            <text:p>D.Rama Mohan</text:p>
          </table:table-cell>
          <table:table-cell table:style-name="ce32" office:value-type="string">
            <text:p>Chowdappa</text:p>
          </table:table-cell>
          <table:table-cell table:style-name="ce42" office:value-type="string">
            <text:p>821522033257</text:p>
          </table:table-cell>
          <table:table-cell table:style-name="ce28" office:value-type="float" office:value="9177534186">
            <text:p>9177534186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45">
            <text:p>445</text:p>
          </table:table-cell>
          <table:table-cell table:style-name="ce16" office:value-type="string">
            <text:p>Pedda Ranganna</text:p>
          </table:table-cell>
          <table:table-cell table:style-name="ce16" office:value-type="string">
            <text:p>Peddaiah</text:p>
          </table:table-cell>
          <table:table-cell table:style-name="ce43" office:value-type="string">
            <text:p>632898988647</text:p>
          </table:table-cell>
          <table:table-cell table:style-name="ce28" office:value-type="float" office:value="9948486890">
            <text:p>9948486890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46">
            <text:p>446</text:p>
          </table:table-cell>
          <table:table-cell table:style-name="ce16" office:value-type="string">
            <text:p>Pedda Ranganna</text:p>
          </table:table-cell>
          <table:table-cell table:style-name="ce16" office:value-type="string">
            <text:p>Pedda Muneppa</text:p>
          </table:table-cell>
          <table:table-cell table:style-name="ce43" office:value-type="string">
            <text:p>712790145781</text:p>
          </table:table-cell>
          <table:table-cell table:style-name="ce28" office:value-type="float" office:value="9666305294">
            <text:p>9666305294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47">
            <text:p>447</text:p>
          </table:table-cell>
          <table:table-cell table:style-name="ce16" office:value-type="string">
            <text:p>Pedda Ranganna</text:p>
          </table:table-cell>
          <table:table-cell table:style-name="ce16" office:value-type="string">
            <text:p>Nettikallu</text:p>
          </table:table-cell>
          <table:table-cell table:style-name="ce43" office:value-type="string">
            <text:p>472448790198</text:p>
          </table:table-cell>
          <table:table-cell table:style-name="ce28" office:value-type="float" office:value="9866027830">
            <text:p>9866027830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48">
            <text:p>448</text:p>
          </table:table-cell>
          <table:table-cell table:style-name="ce16" office:value-type="string">
            <text:p>Pedda Ranganna</text:p>
          </table:table-cell>
          <table:table-cell table:style-name="ce17" office:value-type="string">
            <text:p>Santhappa</text:p>
          </table:table-cell>
          <table:table-cell table:style-name="ce43" office:value-type="string">
            <text:p>370516451380</text:p>
          </table:table-cell>
          <table:table-cell table:style-name="ce28" office:value-type="float" office:value="9908448037">
            <text:p>9908448037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49">
            <text:p>449</text:p>
          </table:table-cell>
          <table:table-cell table:style-name="ce16" office:value-type="string">
            <text:p>Pedda Ranganna</text:p>
          </table:table-cell>
          <table:table-cell table:style-name="ce16" office:value-type="string">
            <text:p>Husseni</text:p>
          </table:table-cell>
          <table:table-cell table:style-name="ce43" office:value-type="string">
            <text:p>468889461168</text:p>
          </table:table-cell>
          <table:table-cell table:style-name="ce28" office:value-type="float" office:value="9985729820">
            <text:p>9985729820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50">
            <text:p>450</text:p>
          </table:table-cell>
          <table:table-cell table:style-name="ce16" office:value-type="string">
            <text:p>Pedda Ranganna</text:p>
          </table:table-cell>
          <table:table-cell table:style-name="ce16" office:value-type="string">
            <text:p>K.Bajari</text:p>
          </table:table-cell>
          <table:table-cell table:style-name="ce43" office:value-type="string">
            <text:p>873282672679</text:p>
          </table:table-cell>
          <table:table-cell table:style-name="ce28" office:value-type="float" office:value="9052271834">
            <text:p>9052271834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51">
            <text:p>451</text:p>
          </table:table-cell>
          <table:table-cell table:style-name="ce16" office:value-type="string">
            <text:p>Pedda Ranganna</text:p>
          </table:table-cell>
          <table:table-cell table:style-name="ce16" office:value-type="string">
            <text:p>Muneppa</text:p>
          </table:table-cell>
          <table:table-cell table:style-name="ce43" office:value-type="string">
            <text:p>647956996660</text:p>
          </table:table-cell>
          <table:table-cell table:style-name="ce28" office:value-type="float" office:value="9963068848">
            <text:p>9963068848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52">
            <text:p>452</text:p>
          </table:table-cell>
          <table:table-cell table:style-name="ce16" office:value-type="string">
            <text:p>Pedda Ranganna</text:p>
          </table:table-cell>
          <table:table-cell table:style-name="ce16" office:value-type="string">
            <text:p>Bazari</text:p>
          </table:table-cell>
          <table:table-cell table:style-name="ce43" office:value-type="string">
            <text:p>434291998961</text:p>
          </table:table-cell>
          <table:table-cell table:style-name="ce28" office:value-type="float" office:value="9000724812">
            <text:p>9000724812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53">
            <text:p>453</text:p>
          </table:table-cell>
          <table:table-cell table:style-name="ce16" office:value-type="string">
            <text:p>Pedda Ranganna</text:p>
          </table:table-cell>
          <table:table-cell table:style-name="ce16" office:value-type="string">
            <text:p>Nadipi Sunkanna</text:p>
          </table:table-cell>
          <table:table-cell table:style-name="ce43" office:value-type="string">
            <text:p>581318027931</text:p>
          </table:table-cell>
          <table:table-cell table:style-name="ce28" office:value-type="float" office:value="9849482209">
            <text:p>9849482209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54">
            <text:p>454</text:p>
          </table:table-cell>
          <table:table-cell table:style-name="ce16" office:value-type="string">
            <text:p>Pedda Ranganna</text:p>
          </table:table-cell>
          <table:table-cell table:style-name="ce16" office:value-type="string">
            <text:p>Narasanna</text:p>
          </table:table-cell>
          <table:table-cell table:style-name="ce43" office:value-type="string">
            <text:p>316196550083</text:p>
          </table:table-cell>
          <table:table-cell table:style-name="ce28" office:value-type="float" office:value="9603621281">
            <text:p>9603621281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55">
            <text:p>455</text:p>
          </table:table-cell>
          <table:table-cell table:style-name="ce16" office:value-type="string">
            <text:p>Pedda Ranganna</text:p>
          </table:table-cell>
          <table:table-cell table:style-name="ce17" office:value-type="string">
            <text:p>M.Pedda Muneppa</text:p>
          </table:table-cell>
          <table:table-cell table:style-name="ce43" office:value-type="string">
            <text:p>573850822016</text:p>
          </table:table-cell>
          <table:table-cell table:style-name="ce28" office:value-type="float" office:value="9866567830">
            <text:p>9866567830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56">
            <text:p>456</text:p>
          </table:table-cell>
          <table:table-cell table:style-name="ce16" office:value-type="string">
            <text:p>Pedda Ranganna</text:p>
          </table:table-cell>
          <table:table-cell table:style-name="ce16" office:value-type="string">
            <text:p>Pedda Naganna</text:p>
          </table:table-cell>
          <table:table-cell table:style-name="ce43" office:value-type="string">
            <text:p>805551010057</text:p>
          </table:table-cell>
          <table:table-cell table:style-name="ce28" office:value-type="float" office:value="9666034959">
            <text:p>9666034959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57">
            <text:p>457</text:p>
          </table:table-cell>
          <table:table-cell table:style-name="ce16" office:value-type="string">
            <text:p>Pedda Ranganna</text:p>
          </table:table-cell>
          <table:table-cell table:style-name="ce17" office:value-type="string">
            <text:p>T.Narasanna</text:p>
          </table:table-cell>
          <table:table-cell table:style-name="ce43" office:value-type="string">
            <text:p>785873592387</text:p>
          </table:table-cell>
          <table:table-cell table:style-name="ce28" office:value-type="float" office:value="9603964626">
            <text:p>9603964626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58">
            <text:p>458</text:p>
          </table:table-cell>
          <table:table-cell table:style-name="ce16" office:value-type="string">
            <text:p>Pedda Ranganna</text:p>
          </table:table-cell>
          <table:table-cell table:style-name="ce16" office:value-type="string">
            <text:p>Khasim</text:p>
          </table:table-cell>
          <table:table-cell table:style-name="ce43" office:value-type="string">
            <text:p>536947304793</text:p>
          </table:table-cell>
          <table:table-cell table:style-name="ce28" office:value-type="float" office:value="8985806360">
            <text:p>8985806360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59">
            <text:p>459</text:p>
          </table:table-cell>
          <table:table-cell table:style-name="ce16" office:value-type="string">
            <text:p>Pedda Ranganna</text:p>
          </table:table-cell>
          <table:table-cell table:style-name="ce16" office:value-type="string">
            <text:p>Lakshmanna</text:p>
          </table:table-cell>
          <table:table-cell table:style-name="ce43" office:value-type="string">
            <text:p>439564937799</text:p>
          </table:table-cell>
          <table:table-cell table:style-name="ce28" office:value-type="float" office:value="9666293331">
            <text:p>9666293331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60">
            <text:p>460</text:p>
          </table:table-cell>
          <table:table-cell table:style-name="ce16" office:value-type="string">
            <text:p>Pedda Ranganna</text:p>
          </table:table-cell>
          <table:table-cell table:style-name="ce16" office:value-type="string">
            <text:p>Bheemanna</text:p>
          </table:table-cell>
          <table:table-cell table:style-name="ce43" office:value-type="string">
            <text:p>712853096075</text:p>
          </table:table-cell>
          <table:table-cell table:style-name="ce28" office:value-type="float" office:value="9515796344">
            <text:p>9515796344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61">
            <text:p>461</text:p>
          </table:table-cell>
          <table:table-cell table:style-name="ce16" office:value-type="string">
            <text:p>Pedda Ranganna</text:p>
          </table:table-cell>
          <table:table-cell table:style-name="ce16" office:value-type="string">
            <text:p>Devanna</text:p>
          </table:table-cell>
          <table:table-cell table:style-name="ce43" office:value-type="string">
            <text:p>672530766636</text:p>
          </table:table-cell>
          <table:table-cell table:style-name="ce28" office:value-type="float" office:value="9849655145">
            <text:p>9849655145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62">
            <text:p>462</text:p>
          </table:table-cell>
          <table:table-cell table:style-name="ce16" office:value-type="string">
            <text:p>Pedda Ranganna</text:p>
          </table:table-cell>
          <table:table-cell table:style-name="ce16" office:value-type="string">
            <text:p>M.Ramulu</text:p>
          </table:table-cell>
          <table:table-cell table:style-name="ce43" office:value-type="string">
            <text:p>642815178576</text:p>
          </table:table-cell>
          <table:table-cell table:style-name="ce28" office:value-type="float" office:value="8179204690">
            <text:p>8179204690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63">
            <text:p>463</text:p>
          </table:table-cell>
          <table:table-cell table:style-name="ce16" office:value-type="string">
            <text:p>Pedda Ranganna</text:p>
          </table:table-cell>
          <table:table-cell table:style-name="ce34" office:value-type="string">
            <text:p>Venkanna</text:p>
          </table:table-cell>
          <table:table-cell table:style-name="ce43" office:value-type="string">
            <text:p>328836892643</text:p>
          </table:table-cell>
          <table:table-cell table:style-name="ce28" office:value-type="float" office:value="9989444938">
            <text:p>9989444938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64">
            <text:p>464</text:p>
          </table:table-cell>
          <table:table-cell table:style-name="ce16" office:value-type="string">
            <text:p>Pedda Ranganna</text:p>
          </table:table-cell>
          <table:table-cell table:style-name="ce16" office:value-type="string">
            <text:p>Hanumanthu</text:p>
          </table:table-cell>
          <table:table-cell table:style-name="ce43" office:value-type="string">
            <text:p>768555717301</text:p>
          </table:table-cell>
          <table:table-cell table:style-name="ce28" office:value-type="float" office:value="9573616768">
            <text:p>9573616768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65">
            <text:p>465</text:p>
          </table:table-cell>
          <table:table-cell table:style-name="ce16" office:value-type="string">
            <text:p>Pedda Ranganna</text:p>
          </table:table-cell>
          <table:table-cell table:style-name="ce17" office:value-type="string">
            <text:p>Barika Madhanna</text:p>
          </table:table-cell>
          <table:table-cell table:style-name="ce43" office:value-type="string">
            <text:p>533874699097</text:p>
          </table:table-cell>
          <table:table-cell table:style-name="ce28" office:value-type="float" office:value="9502335548">
            <text:p>9502335548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66">
            <text:p>466</text:p>
          </table:table-cell>
          <table:table-cell table:style-name="ce16" office:value-type="string">
            <text:p>Pedda Ranganna</text:p>
          </table:table-cell>
          <table:table-cell table:style-name="ce17" office:value-type="string">
            <text:p>Besta Venkanna</text:p>
          </table:table-cell>
          <table:table-cell table:style-name="ce43" office:value-type="string">
            <text:p>400410399686</text:p>
          </table:table-cell>
          <table:table-cell table:style-name="ce28" office:value-type="float" office:value="8297188267">
            <text:p>8297188267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67">
            <text:p>467</text:p>
          </table:table-cell>
          <table:table-cell table:style-name="ce17" office:value-type="string">
            <text:p>Boya Anjaneya</text:p>
          </table:table-cell>
          <table:table-cell table:style-name="ce17" office:value-type="string">
            <text:p>Boya chinna Thimappa</text:p>
          </table:table-cell>
          <table:table-cell table:style-name="ce43" office:value-type="string">
            <text:p>834461779611</text:p>
          </table:table-cell>
          <table:table-cell table:style-name="ce28" office:value-type="float" office:value="9000061562">
            <text:p>9000061562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68">
            <text:p>468</text:p>
          </table:table-cell>
          <table:table-cell table:style-name="ce17" office:value-type="string">
            <text:p>M.Ahamad Hussain</text:p>
          </table:table-cell>
          <table:table-cell table:style-name="ce17" office:value-type="string">
            <text:p>M. Mastansab</text:p>
          </table:table-cell>
          <table:table-cell table:style-name="ce43" office:value-type="string">
            <text:p>445623633548</text:p>
          </table:table-cell>
          <table:table-cell table:style-name="ce28" office:value-type="float" office:value="9550532503">
            <text:p>9550532503</text:p>
          </table:table-cell>
          <table:table-cell table:number-columns-repeated="1011"/>
        </table:table-row>
        <table:table-row table:style-name="ro9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69">
            <text:p>469</text:p>
          </table:table-cell>
          <table:table-cell table:style-name="ce17" office:value-type="string">
            <text:p>Chakali Ramanjaneyulu</text:p>
          </table:table-cell>
          <table:table-cell table:style-name="ce17" office:value-type="string">
            <text:p>S. Muneppa</text:p>
          </table:table-cell>
          <table:table-cell table:style-name="ce43" office:value-type="string">
            <text:p>576490691818</text:p>
          </table:table-cell>
          <table:table-cell table:style-name="ce28" office:value-type="float" office:value="9963350842">
            <text:p>9963350842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70">
            <text:p>470</text:p>
          </table:table-cell>
          <table:table-cell table:style-name="ce17" office:value-type="string">
            <text:p>Kuruva Giddaiah</text:p>
          </table:table-cell>
          <table:table-cell table:style-name="ce17" office:value-type="string">
            <text:p>K. sheshanna</text:p>
          </table:table-cell>
          <table:table-cell table:style-name="ce43" office:value-type="string">
            <text:p>534305464564</text:p>
          </table:table-cell>
          <table:table-cell table:style-name="ce28" office:value-type="float" office:value="9959808366">
            <text:p>9959808366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71">
            <text:p>471</text:p>
          </table:table-cell>
          <table:table-cell table:style-name="ce17" office:value-type="string">
            <text:p>Chapala Nagesh</text:p>
          </table:table-cell>
          <table:table-cell table:style-name="ce17" office:value-type="string">
            <text:p>C. lakshmanna</text:p>
          </table:table-cell>
          <table:table-cell table:style-name="ce43" office:value-type="string">
            <text:p>786978342557</text:p>
          </table:table-cell>
          <table:table-cell table:style-name="ce28" office:value-type="float" office:value="9642774038">
            <text:p>9642774038</text:p>
          </table:table-cell>
          <table:table-cell table:number-columns-repeated="1011"/>
        </table:table-row>
        <table:table-row table:style-name="ro9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72">
            <text:p>472</text:p>
          </table:table-cell>
          <table:table-cell table:style-name="ce17" office:value-type="string">
            <text:p>Boya Bangi Koulutlaiah</text:p>
          </table:table-cell>
          <table:table-cell table:style-name="ce17" office:value-type="string">
            <text:p>B. Munappa</text:p>
          </table:table-cell>
          <table:table-cell table:style-name="ce43" office:value-type="string">
            <text:p>686441088574</text:p>
          </table:table-cell>
          <table:table-cell table:style-name="ce28" office:value-type="float" office:value="9908967756">
            <text:p>9908967756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73">
            <text:p>473</text:p>
          </table:table-cell>
          <table:table-cell table:style-name="ce17" office:value-type="string">
            <text:p>Chakali Raghavendra</text:p>
          </table:table-cell>
          <table:table-cell table:style-name="ce17" office:value-type="string">
            <text:p>C. Bassanna</text:p>
          </table:table-cell>
          <table:table-cell table:style-name="ce43" office:value-type="string">
            <text:p>268937958420</text:p>
          </table:table-cell>
          <table:table-cell table:style-name="ce28" office:value-type="float" office:value="8142588380">
            <text:p>8142588380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74">
            <text:p>474</text:p>
          </table:table-cell>
          <table:table-cell table:style-name="ce17" office:value-type="string">
            <text:p>Golla Naganna</text:p>
          </table:table-cell>
          <table:table-cell table:style-name="ce17" office:value-type="string">
            <text:p>Golla Mallaiah</text:p>
          </table:table-cell>
          <table:table-cell table:style-name="ce43" office:value-type="string">
            <text:p>258192723381</text:p>
          </table:table-cell>
          <table:table-cell table:style-name="ce28" office:value-type="float" office:value="9963716057">
            <text:p>9963716057</text:p>
          </table:table-cell>
          <table:table-cell table:number-columns-repeated="1011"/>
        </table:table-row>
        <table:table-row table:style-name="ro2">
          <table:table-cell office:value-type="string">
            <text:p>Kurnool</text:p>
          </table:table-cell>
          <table:table-cell office:value-type="string">
            <text:p>Gonegandla </text:p>
          </table:table-cell>
          <table:table-cell office:value-type="string">
            <text:p>Gajuladinne  </text:p>
          </table:table-cell>
          <table:table-cell/>
          <table:table-cell table:style-name="ce4" office:value-type="float" office:value="518463">
            <text:p>5184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mber</text:p>
          </table:table-cell>
          <table:table-cell office:value-type="float" office:value="475">
            <text:p>475</text:p>
          </table:table-cell>
          <table:table-cell table:style-name="ce17" office:value-type="string">
            <text:p>Mekala venkatesh</text:p>
          </table:table-cell>
          <table:table-cell table:style-name="ce17" office:value-type="string">
            <text:p>Mekala Muneppa</text:p>
          </table:table-cell>
          <table:table-cell table:style-name="ce43" office:value-type="string">
            <text:p>993538996020</text:p>
          </table:table-cell>
          <table:table-cell table:style-name="ce28" office:value-type="float" office:value="9885734532">
            <text:p>9885734532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Tuggali </text:p>
          </table:table-cell>
          <table:table-cell office:value-type="string">
            <text:p>Tuggali </text:p>
          </table:table-cell>
          <table:table-cell/>
          <table:table-cell table:style-name="ce3" office:value-type="float" office:value="518390">
            <text:p>51839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ember</text:p>
          </table:table-cell>
          <table:table-cell office:value-type="float" office:value="476">
            <text:p>476</text:p>
          </table:table-cell>
          <table:table-cell table:style-name="ce8" office:value-type="string">
            <text:p>B.Mallikarjuna</text:p>
          </table:table-cell>
          <table:table-cell table:style-name="ce8" office:value-type="string">
            <text:p>Lakshmanna</text:p>
          </table:table-cell>
          <table:table-cell table:style-name="ce44" office:value-type="string">
            <text:p>481994237786</text:p>
          </table:table-cell>
          <table:table-cell table:style-name="ce8" office:value-type="float" office:value="9885289608">
            <text:p>9885289608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Tuggali </text:p>
          </table:table-cell>
          <table:table-cell office:value-type="string">
            <text:p>Tuggali </text:p>
          </table:table-cell>
          <table:table-cell/>
          <table:table-cell table:style-name="ce3" office:value-type="float" office:value="518390">
            <text:p>51839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ember</text:p>
          </table:table-cell>
          <table:table-cell office:value-type="float" office:value="477">
            <text:p>477</text:p>
          </table:table-cell>
          <table:table-cell table:style-name="ce8" office:value-type="string">
            <text:p>B.Mallikarjuna</text:p>
          </table:table-cell>
          <table:table-cell table:style-name="ce8" office:value-type="string">
            <text:p>Yellappa</text:p>
          </table:table-cell>
          <table:table-cell table:style-name="ce44" office:value-type="string">
            <text:p>600065407902</text:p>
          </table:table-cell>
          <table:table-cell table:style-name="ce8" office:value-type="float" office:value="8970731071">
            <text:p>8970731071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Tuggali </text:p>
          </table:table-cell>
          <table:table-cell office:value-type="string">
            <text:p>Tuggali </text:p>
          </table:table-cell>
          <table:table-cell/>
          <table:table-cell table:style-name="ce3" office:value-type="float" office:value="518390">
            <text:p>51839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ember</text:p>
          </table:table-cell>
          <table:table-cell office:value-type="float" office:value="478">
            <text:p>478</text:p>
          </table:table-cell>
          <table:table-cell table:style-name="ce8" office:value-type="string">
            <text:p>B.Mallikarjuna</text:p>
          </table:table-cell>
          <table:table-cell table:style-name="ce8" office:value-type="string">
            <text:p>Anjanappa</text:p>
          </table:table-cell>
          <table:table-cell table:style-name="ce44" office:value-type="string">
            <text:p>626781981810</text:p>
          </table:table-cell>
          <table:table-cell table:style-name="ce8" office:value-type="float" office:value="9052140706">
            <text:p>9052140706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Tuggali </text:p>
          </table:table-cell>
          <table:table-cell office:value-type="string">
            <text:p>Tuggali </text:p>
          </table:table-cell>
          <table:table-cell/>
          <table:table-cell table:style-name="ce3" office:value-type="float" office:value="518390">
            <text:p>51839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ember</text:p>
          </table:table-cell>
          <table:table-cell office:value-type="float" office:value="479">
            <text:p>479</text:p>
          </table:table-cell>
          <table:table-cell table:style-name="ce8" office:value-type="string">
            <text:p>B.Mallikarjuna</text:p>
          </table:table-cell>
          <table:table-cell table:style-name="ce8" office:value-type="string">
            <text:p>Pedda Rogenna</text:p>
          </table:table-cell>
          <table:table-cell table:style-name="ce44" office:value-type="string">
            <text:p>495473477009</text:p>
          </table:table-cell>
          <table:table-cell table:style-name="ce8" office:value-type="float" office:value="9959757165">
            <text:p>9959757165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Tuggali </text:p>
          </table:table-cell>
          <table:table-cell office:value-type="string">
            <text:p>Tuggali </text:p>
          </table:table-cell>
          <table:table-cell/>
          <table:table-cell table:style-name="ce3" office:value-type="float" office:value="518390">
            <text:p>51839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ember</text:p>
          </table:table-cell>
          <table:table-cell office:value-type="float" office:value="480">
            <text:p>480</text:p>
          </table:table-cell>
          <table:table-cell table:style-name="ce8" office:value-type="string">
            <text:p>B.Mallikarjuna</text:p>
          </table:table-cell>
          <table:table-cell table:style-name="ce8" office:value-type="string">
            <text:p>Timmanna</text:p>
          </table:table-cell>
          <table:table-cell table:style-name="ce44" office:value-type="string">
            <text:p>344908683591</text:p>
          </table:table-cell>
          <table:table-cell table:style-name="ce8" office:value-type="float" office:value="9703432339">
            <text:p>9703432339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Tuggali </text:p>
          </table:table-cell>
          <table:table-cell office:value-type="string">
            <text:p>Tuggali </text:p>
          </table:table-cell>
          <table:table-cell/>
          <table:table-cell table:style-name="ce3" office:value-type="float" office:value="518390">
            <text:p>51839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ember</text:p>
          </table:table-cell>
          <table:table-cell office:value-type="float" office:value="481">
            <text:p>481</text:p>
          </table:table-cell>
          <table:table-cell table:style-name="ce8" office:value-type="string">
            <text:p>B.Mallikarjuna</text:p>
          </table:table-cell>
          <table:table-cell table:style-name="ce8" office:value-type="string">
            <text:p>Naganna</text:p>
          </table:table-cell>
          <table:table-cell table:style-name="ce44" office:value-type="string">
            <text:p>936220450895</text:p>
          </table:table-cell>
          <table:table-cell table:style-name="ce8" office:value-type="float" office:value="9710309736">
            <text:p>9710309736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Tuggali </text:p>
          </table:table-cell>
          <table:table-cell office:value-type="string">
            <text:p>Tuggali </text:p>
          </table:table-cell>
          <table:table-cell/>
          <table:table-cell table:style-name="ce3" office:value-type="float" office:value="518390">
            <text:p>51839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ember</text:p>
          </table:table-cell>
          <table:table-cell office:value-type="float" office:value="482">
            <text:p>482</text:p>
          </table:table-cell>
          <table:table-cell table:style-name="ce8" office:value-type="string">
            <text:p>B.Mallikarjuna</text:p>
          </table:table-cell>
          <table:table-cell table:style-name="ce8" office:value-type="string">
            <text:p>Govindu</text:p>
          </table:table-cell>
          <table:table-cell table:style-name="ce44" office:value-type="string">
            <text:p>542708292192</text:p>
          </table:table-cell>
          <table:table-cell table:style-name="ce8" office:value-type="float" office:value="9671124102">
            <text:p>9671124102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Tuggali </text:p>
          </table:table-cell>
          <table:table-cell office:value-type="string">
            <text:p>Tuggali </text:p>
          </table:table-cell>
          <table:table-cell/>
          <table:table-cell table:style-name="ce3" office:value-type="float" office:value="518390">
            <text:p>51839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ember</text:p>
          </table:table-cell>
          <table:table-cell office:value-type="float" office:value="483">
            <text:p>483</text:p>
          </table:table-cell>
          <table:table-cell table:style-name="ce8" office:value-type="string">
            <text:p>B.Mallikarjuna</text:p>
          </table:table-cell>
          <table:table-cell table:style-name="ce8" office:value-type="string">
            <text:p>Chinna Pakkirappa</text:p>
          </table:table-cell>
          <table:table-cell table:style-name="ce44" office:value-type="string">
            <text:p>709070268511</text:p>
          </table:table-cell>
          <table:table-cell table:style-name="ce8" office:value-type="float" office:value="9542548736">
            <text:p>9542548736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Tuggali </text:p>
          </table:table-cell>
          <table:table-cell office:value-type="string">
            <text:p>Tuggali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Member</text:p>
          </table:table-cell>
          <table:table-cell office:value-type="float" office:value="484">
            <text:p>484</text:p>
          </table:table-cell>
          <table:table-cell table:style-name="ce8" office:value-type="string">
            <text:p>Bestha Munappa</text:p>
          </table:table-cell>
          <table:table-cell table:style-name="ce8" office:value-type="string">
            <text:p>Chinna Pullanna</text:p>
          </table:table-cell>
          <table:table-cell table:style-name="ce45" office:value-type="string">
            <text:p>713844061610</text:p>
          </table:table-cell>
          <table:table-cell table:style-name="ce44" office:value-type="float" office:value="9704945779">
            <text:p>970494577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Chinna Tekur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Member</text:p>
          </table:table-cell>
          <table:table-cell office:value-type="float" office:value="485">
            <text:p>485</text:p>
          </table:table-cell>
          <table:table-cell table:style-name="ce8" office:value-type="string">
            <text:p>Bestha Munappa</text:p>
          </table:table-cell>
          <table:table-cell table:style-name="ce8" office:value-type="string">
            <text:p>Kistanna</text:p>
          </table:table-cell>
          <table:table-cell table:style-name="ce45" office:value-type="string">
            <text:p>744220574841</text:p>
          </table:table-cell>
          <table:table-cell table:style-name="ce45" office:value-type="string">
            <text:p>9700401813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Chinna Tekur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Member</text:p>
          </table:table-cell>
          <table:table-cell office:value-type="float" office:value="486">
            <text:p>486</text:p>
          </table:table-cell>
          <table:table-cell table:style-name="ce8" office:value-type="string">
            <text:p>Bestha Munappa</text:p>
          </table:table-cell>
          <table:table-cell table:style-name="ce11" office:value-type="string">
            <text:p>Lakshmanna</text:p>
          </table:table-cell>
          <table:table-cell table:style-name="ce45" office:value-type="string">
            <text:p>985345757158</text:p>
          </table:table-cell>
          <table:table-cell table:style-name="ce45" office:value-type="string">
            <text:p>964037166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Chinna Tekur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Member</text:p>
          </table:table-cell>
          <table:table-cell office:value-type="float" office:value="487">
            <text:p>487</text:p>
          </table:table-cell>
          <table:table-cell table:style-name="ce8" office:value-type="string">
            <text:p>Bestha Munappa</text:p>
          </table:table-cell>
          <table:table-cell table:style-name="ce8" office:value-type="string">
            <text:p>Pedda Anjaneyulu</text:p>
          </table:table-cell>
          <table:table-cell table:style-name="ce45" office:value-type="string">
            <text:p>997970852971</text:p>
          </table:table-cell>
          <table:table-cell table:style-name="ce45" office:value-type="string">
            <text:p>970401752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Chinna Tekur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Member</text:p>
          </table:table-cell>
          <table:table-cell office:value-type="float" office:value="488">
            <text:p>488</text:p>
          </table:table-cell>
          <table:table-cell table:style-name="ce8" office:value-type="string">
            <text:p>Bestha Munappa</text:p>
          </table:table-cell>
          <table:table-cell table:style-name="ce8" office:value-type="string">
            <text:p>Thippanna</text:p>
          </table:table-cell>
          <table:table-cell table:style-name="ce45" office:value-type="string">
            <text:p>804060597382</text:p>
          </table:table-cell>
          <table:table-cell table:style-name="ce45" office:value-type="string">
            <text:p>970401752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Chinna Tekur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Member</text:p>
          </table:table-cell>
          <table:table-cell office:value-type="float" office:value="489">
            <text:p>489</text:p>
          </table:table-cell>
          <table:table-cell table:style-name="ce8" office:value-type="string">
            <text:p>Bestha Munappa</text:p>
          </table:table-cell>
          <table:table-cell table:style-name="ce8" office:value-type="string">
            <text:p>Venkataswamy</text:p>
          </table:table-cell>
          <table:table-cell table:style-name="ce45" office:value-type="string">
            <text:p>794905963376</text:p>
          </table:table-cell>
          <table:table-cell table:style-name="ce45" office:value-type="string">
            <text:p>9494386692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Chinna Tekur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Member</text:p>
          </table:table-cell>
          <table:table-cell office:value-type="float" office:value="490">
            <text:p>490</text:p>
          </table:table-cell>
          <table:table-cell table:style-name="ce8" office:value-type="string">
            <text:p>Bestha Munappa</text:p>
          </table:table-cell>
          <table:table-cell table:style-name="ce8" office:value-type="string">
            <text:p>Chinna Mallaiah</text:p>
          </table:table-cell>
          <table:table-cell table:style-name="ce45" office:value-type="string">
            <text:p>392390145384</text:p>
          </table:table-cell>
          <table:table-cell table:style-name="ce45" office:value-type="string">
            <text:p>9000627914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Chinna Tekur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Member</text:p>
          </table:table-cell>
          <table:table-cell office:value-type="float" office:value="491">
            <text:p>491</text:p>
          </table:table-cell>
          <table:table-cell table:style-name="ce8" office:value-type="string">
            <text:p>Bestha Munappa</text:p>
          </table:table-cell>
          <table:table-cell table:style-name="ce8" office:value-type="string">
            <text:p>Chinna Mallaiah</text:p>
          </table:table-cell>
          <table:table-cell table:style-name="ce45" office:value-type="string">
            <text:p>774368081156</text:p>
          </table:table-cell>
          <table:table-cell table:style-name="ce45" office:value-type="string">
            <text:p>970457525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Chinna Tekur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Member</text:p>
          </table:table-cell>
          <table:table-cell office:value-type="float" office:value="492">
            <text:p>492</text:p>
          </table:table-cell>
          <table:table-cell table:style-name="ce8" office:value-type="string">
            <text:p>Bestha Munappa</text:p>
          </table:table-cell>
          <table:table-cell table:style-name="ce11" office:value-type="string">
            <text:p>Venkataswamy</text:p>
          </table:table-cell>
          <table:table-cell table:style-name="ce45" office:value-type="string">
            <text:p>995203288954</text:p>
          </table:table-cell>
          <table:table-cell table:style-name="ce45" office:value-type="string">
            <text:p>970115224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493">
            <text:p>493</text:p>
          </table:table-cell>
          <table:table-cell table:style-name="ce8" office:value-type="string">
            <text:p>K.A.Venkateswarulu</text:p>
          </table:table-cell>
          <table:table-cell table:style-name="ce8" office:value-type="string">
            <text:p>Karre Giddanna</text:p>
          </table:table-cell>
          <table:table-cell table:style-name="ce45" office:value-type="string">
            <text:p>513647779953</text:p>
          </table:table-cell>
          <table:table-cell table:style-name="ce45" office:value-type="string">
            <text:p>703200287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494">
            <text:p>494</text:p>
          </table:table-cell>
          <table:table-cell table:style-name="ce8" office:value-type="string">
            <text:p>Harijana Shankaraiah</text:p>
          </table:table-cell>
          <table:table-cell table:style-name="ce8" office:value-type="string">
            <text:p>Eranna</text:p>
          </table:table-cell>
          <table:table-cell table:style-name="ce45" office:value-type="string">
            <text:p>940814613158</text:p>
          </table:table-cell>
          <table:table-cell table:style-name="ce45" office:value-type="string">
            <text:p>8985548005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495">
            <text:p>495</text:p>
          </table:table-cell>
          <table:table-cell table:style-name="ce8" office:value-type="string">
            <text:p>Harijana Pedda Lakshmanna</text:p>
          </table:table-cell>
          <table:table-cell table:style-name="ce8" office:value-type="string">
            <text:p>Ramanna</text:p>
          </table:table-cell>
          <table:table-cell table:style-name="ce45" office:value-type="string">
            <text:p>764267528646</text:p>
          </table:table-cell>
          <table:table-cell table:style-name="ce45" office:value-type="string">
            <text:p>799548362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496">
            <text:p>496</text:p>
          </table:table-cell>
          <table:table-cell table:style-name="ce8" office:value-type="string">
            <text:p>T.Chinna Venkataramudu</text:p>
          </table:table-cell>
          <table:table-cell table:style-name="ce8" office:value-type="string">
            <text:p>Loddanna</text:p>
          </table:table-cell>
          <table:table-cell table:style-name="ce45" office:value-type="string">
            <text:p>562986709963</text:p>
          </table:table-cell>
          <table:table-cell table:style-name="ce45" office:value-type="string">
            <text:p>8465895095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497">
            <text:p>497</text:p>
          </table:table-cell>
          <table:table-cell table:style-name="ce8" office:value-type="string">
            <text:p>Udata Nadipi Sunkanna</text:p>
          </table:table-cell>
          <table:table-cell table:style-name="ce8" office:value-type="string">
            <text:p>Sunkanna</text:p>
          </table:table-cell>
          <table:table-cell table:style-name="ce45" office:value-type="string">
            <text:p>337059123388</text:p>
          </table:table-cell>
          <table:table-cell table:style-name="ce45" office:value-type="string">
            <text:p>8465895095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498">
            <text:p>498</text:p>
          </table:table-cell>
          <table:table-cell table:style-name="ce8" office:value-type="string">
            <text:p>Harijana Chinna Ramudu</text:p>
          </table:table-cell>
          <table:table-cell table:style-name="ce8" office:value-type="string">
            <text:p>Cheppula Ganganna</text:p>
          </table:table-cell>
          <table:table-cell table:style-name="ce45" office:value-type="string">
            <text:p>718609402326</text:p>
          </table:table-cell>
          <table:table-cell table:style-name="ce45" office:value-type="string">
            <text:p>738210570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499">
            <text:p>499</text:p>
          </table:table-cell>
          <table:table-cell table:style-name="ce8" office:value-type="string">
            <text:p>Harijana Sunkanna</text:p>
          </table:table-cell>
          <table:table-cell table:style-name="ce8" office:value-type="string">
            <text:p>Chityala Marappa</text:p>
          </table:table-cell>
          <table:table-cell table:style-name="ce45" office:value-type="string">
            <text:p>478328373818</text:p>
          </table:table-cell>
          <table:table-cell table:style-name="ce45" office:value-type="string">
            <text:p>9010131727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500">
            <text:p>500</text:p>
          </table:table-cell>
          <table:table-cell table:style-name="ce8" office:value-type="string">
            <text:p>G.Nagendra</text:p>
          </table:table-cell>
          <table:table-cell table:style-name="ce8" office:value-type="string">
            <text:p>Gaddam Sunkanna</text:p>
          </table:table-cell>
          <table:table-cell table:style-name="ce45" office:value-type="string">
            <text:p>642010410450</text:p>
          </table:table-cell>
          <table:table-cell table:style-name="ce45" office:value-type="string">
            <text:p>9603621457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501">
            <text:p>501</text:p>
          </table:table-cell>
          <table:table-cell table:style-name="ce8" office:value-type="string">
            <text:p>Harijana Madanna</text:p>
          </table:table-cell>
          <table:table-cell table:style-name="ce8" office:value-type="string">
            <text:p>Garaka Sunkanna</text:p>
          </table:table-cell>
          <table:table-cell table:style-name="ce45" office:value-type="string">
            <text:p>532361180758</text:p>
          </table:table-cell>
          <table:table-cell table:style-name="ce45" office:value-type="string">
            <text:p>964061510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502">
            <text:p>502</text:p>
          </table:table-cell>
          <table:table-cell table:style-name="ce8" office:value-type="string">
            <text:p>Harijana Lakshmanna</text:p>
          </table:table-cell>
          <table:table-cell table:style-name="ce8" office:value-type="string">
            <text:p>Lakshmanna</text:p>
          </table:table-cell>
          <table:table-cell table:style-name="ce45" office:value-type="string">
            <text:p>907952726681</text:p>
          </table:table-cell>
          <table:table-cell table:style-name="ce45" office:value-type="string">
            <text:p>8463956458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503">
            <text:p>503</text:p>
          </table:table-cell>
          <table:table-cell table:style-name="ce8" office:value-type="string">
            <text:p>Harijana Rangaswamy</text:p>
          </table:table-cell>
          <table:table-cell table:style-name="ce8" office:value-type="string">
            <text:p>Ganganna</text:p>
          </table:table-cell>
          <table:table-cell table:style-name="ce45" office:value-type="string">
            <text:p>576381566006</text:p>
          </table:table-cell>
          <table:table-cell table:style-name="ce45" office:value-type="string">
            <text:p>960300970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504">
            <text:p>504</text:p>
          </table:table-cell>
          <table:table-cell table:style-name="ce8" office:value-type="string">
            <text:p>Katuubadi Venkateswarulu</text:p>
          </table:table-cell>
          <table:table-cell table:style-name="ce8" office:value-type="string">
            <text:p>Kristanna</text:p>
          </table:table-cell>
          <table:table-cell table:style-name="ce45" office:value-type="string">
            <text:p>463050126437</text:p>
          </table:table-cell>
          <table:table-cell table:style-name="ce45" office:value-type="string">
            <text:p>9848582598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505">
            <text:p>505</text:p>
          </table:table-cell>
          <table:table-cell table:style-name="ce8" office:value-type="string">
            <text:p>Harijana Chinna Sunkanna</text:p>
          </table:table-cell>
          <table:table-cell table:style-name="ce8" office:value-type="string">
            <text:p>Udata Sunkanna</text:p>
          </table:table-cell>
          <table:table-cell table:style-name="ce45" office:value-type="string">
            <text:p>908167295873</text:p>
          </table:table-cell>
          <table:table-cell table:style-name="ce45" office:value-type="string">
            <text:p>8186038578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506">
            <text:p>506</text:p>
          </table:table-cell>
          <table:table-cell table:style-name="ce8" office:value-type="string">
            <text:p>Harijana Chinna Giddanna</text:p>
          </table:table-cell>
          <table:table-cell table:style-name="ce8" office:value-type="string">
            <text:p>Deelanna</text:p>
          </table:table-cell>
          <table:table-cell table:style-name="ce45" office:value-type="string">
            <text:p>682384850386</text:p>
          </table:table-cell>
          <table:table-cell table:style-name="ce45" office:value-type="string">
            <text:p>9553883835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507">
            <text:p>507</text:p>
          </table:table-cell>
          <table:table-cell table:style-name="ce8" office:value-type="string">
            <text:p>N.Venkataswamy</text:p>
          </table:table-cell>
          <table:table-cell table:style-name="ce8" office:value-type="string">
            <text:p>Venkataswamy</text:p>
          </table:table-cell>
          <table:table-cell table:style-name="ce45" office:value-type="string">
            <text:p>981733876898</text:p>
          </table:table-cell>
          <table:table-cell table:style-name="ce45" office:value-type="string">
            <text:p>949314103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508">
            <text:p>508</text:p>
          </table:table-cell>
          <table:table-cell table:style-name="ce8" office:value-type="string">
            <text:p>Maddilati</text:p>
          </table:table-cell>
          <table:table-cell table:style-name="ce8" office:value-type="string">
            <text:p>Maddilati</text:p>
          </table:table-cell>
          <table:table-cell table:style-name="ce45" office:value-type="string">
            <text:p>748041595606</text:p>
          </table:table-cell>
          <table:table-cell table:style-name="ce45" office:value-type="string">
            <text:p>949332635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509">
            <text:p>509</text:p>
          </table:table-cell>
          <table:table-cell table:style-name="ce8" office:value-type="string">
            <text:p>Harijana Prakasam</text:p>
          </table:table-cell>
          <table:table-cell table:style-name="ce8" office:value-type="string">
            <text:p>Giddaiah</text:p>
          </table:table-cell>
          <table:table-cell table:style-name="ce45" office:value-type="string">
            <text:p>330221045204</text:p>
          </table:table-cell>
          <table:table-cell table:style-name="ce45" office:value-type="string">
            <text:p>960306612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510">
            <text:p>510</text:p>
          </table:table-cell>
          <table:table-cell table:style-name="ce8" office:value-type="string">
            <text:p>Harijana Gattu Sunkanna</text:p>
          </table:table-cell>
          <table:table-cell table:style-name="ce8" office:value-type="string">
            <text:p>Gattanna</text:p>
          </table:table-cell>
          <table:table-cell table:style-name="ce45" office:value-type="string">
            <text:p>789280079624</text:p>
          </table:table-cell>
          <table:table-cell table:style-name="ce45" office:value-type="string">
            <text:p>9703368795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511">
            <text:p>511</text:p>
          </table:table-cell>
          <table:table-cell table:style-name="ce8" office:value-type="string">
            <text:p>Harijana Sunkanna</text:p>
          </table:table-cell>
          <table:table-cell table:style-name="ce8" office:value-type="string">
            <text:p>Madanna</text:p>
          </table:table-cell>
          <table:table-cell table:style-name="ce45" office:value-type="string">
            <text:p>376040633383</text:p>
          </table:table-cell>
          <table:table-cell table:style-name="ce45" office:value-type="string">
            <text:p>994908916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Orvakal </text:p>
          </table:table-cell>
          <table:table-cell office:value-type="string">
            <text:p>Venkatapuram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mber</text:p>
          </table:table-cell>
          <table:table-cell office:value-type="float" office:value="512">
            <text:p>512</text:p>
          </table:table-cell>
          <table:table-cell table:style-name="ce8" office:value-type="string">
            <text:p>Harijana Chennaiah</text:p>
          </table:table-cell>
          <table:table-cell table:style-name="ce8" office:value-type="string">
            <text:p>Dasangi.</text:p>
          </table:table-cell>
          <table:table-cell table:style-name="ce45" office:value-type="string">
            <text:p>882351297259</text:p>
          </table:table-cell>
          <table:table-cell table:style-name="ce45" office:value-type="string">
            <text:p>9908842653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table:style-name="Default" office:value-type="string">
            <text:p>Peapully </text:p>
          </table:table-cell>
          <table:table-cell office:value-type="string">
            <text:p>Peapully  </text:p>
          </table:table-cell>
          <table:table-cell/>
          <table:table-cell office:value-type="float" office:value="518221">
            <text:p>51822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Member</text:p>
          </table:table-cell>
          <table:table-cell office:value-type="float" office:value="513">
            <text:p>513</text:p>
          </table:table-cell>
          <table:table-cell table:style-name="ce8" office:value-type="string">
            <text:p>Nagesam</text:p>
          </table:table-cell>
          <table:table-cell table:style-name="ce8" office:value-type="string">
            <text:p>Bandappa</text:p>
          </table:table-cell>
          <table:table-cell table:style-name="ce45" office:value-type="string">
            <text:p>612962934181</text:p>
          </table:table-cell>
          <table:table-cell table:style-name="ce45" office:value-type="string">
            <text:p>7702631172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table:style-name="Default" office:value-type="string">
            <text:p>Peapully </text:p>
          </table:table-cell>
          <table:table-cell office:value-type="string">
            <text:p>Peapully  </text:p>
          </table:table-cell>
          <table:table-cell/>
          <table:table-cell office:value-type="float" office:value="518221">
            <text:p>51822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Member</text:p>
          </table:table-cell>
          <table:table-cell office:value-type="float" office:value="514">
            <text:p>514</text:p>
          </table:table-cell>
          <table:table-cell table:style-name="ce11" office:value-type="string">
            <text:p>K Obulesh</text:p>
          </table:table-cell>
          <table:table-cell table:style-name="ce11" office:value-type="string">
            <text:p>K Obanna</text:p>
          </table:table-cell>
          <table:table-cell table:style-name="ce45" office:value-type="string">
            <text:p>911532841850</text:p>
          </table:table-cell>
          <table:table-cell table:style-name="ce45" office:value-type="string">
            <text:p>9010131012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table:style-name="Default" office:value-type="string">
            <text:p>Peapully </text:p>
          </table:table-cell>
          <table:table-cell office:value-type="string">
            <text:p>Peapully  </text:p>
          </table:table-cell>
          <table:table-cell/>
          <table:table-cell office:value-type="float" office:value="518221">
            <text:p>51822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Member</text:p>
          </table:table-cell>
          <table:table-cell office:value-type="float" office:value="515">
            <text:p>515</text:p>
          </table:table-cell>
          <table:table-cell table:style-name="ce11" office:value-type="string">
            <text:p>G Ranganna</text:p>
          </table:table-cell>
          <table:table-cell table:style-name="ce11" office:value-type="string">
            <text:p>G Ranganna</text:p>
          </table:table-cell>
          <table:table-cell table:style-name="ce45" office:value-type="string">
            <text:p>844890424163</text:p>
          </table:table-cell>
          <table:table-cell table:style-name="ce45" office:value-type="string">
            <text:p>8187058515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table:style-name="Default" office:value-type="string">
            <text:p>Peapully </text:p>
          </table:table-cell>
          <table:table-cell office:value-type="string">
            <text:p>Peapully  </text:p>
          </table:table-cell>
          <table:table-cell/>
          <table:table-cell office:value-type="float" office:value="518221">
            <text:p>51822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Member</text:p>
          </table:table-cell>
          <table:table-cell office:value-type="float" office:value="516">
            <text:p>516</text:p>
          </table:table-cell>
          <table:table-cell table:style-name="ce11" office:value-type="string">
            <text:p>Y. Sanjanna</text:p>
          </table:table-cell>
          <table:table-cell table:style-name="ce11" office:value-type="string">
            <text:p>Y Pullaiah</text:p>
          </table:table-cell>
          <table:table-cell table:style-name="ce45" office:value-type="string">
            <text:p>689245657838</text:p>
          </table:table-cell>
          <table:table-cell table:style-name="ce45" office:value-type="string">
            <text:p>9550103358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table:style-name="Default" office:value-type="string">
            <text:p>Peapully </text:p>
          </table:table-cell>
          <table:table-cell office:value-type="string">
            <text:p>Peapully  </text:p>
          </table:table-cell>
          <table:table-cell/>
          <table:table-cell office:value-type="float" office:value="518221">
            <text:p>51822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Member</text:p>
          </table:table-cell>
          <table:table-cell office:value-type="float" office:value="517">
            <text:p>517</text:p>
          </table:table-cell>
          <table:table-cell table:style-name="ce11" office:value-type="string">
            <text:p>C.M. Lakshanna</text:p>
          </table:table-cell>
          <table:table-cell table:style-name="ce11" office:value-type="string">
            <text:p>CM Ayyanna</text:p>
          </table:table-cell>
          <table:table-cell table:style-name="ce45" office:value-type="string">
            <text:p>431516216241</text:p>
          </table:table-cell>
          <table:table-cell table:style-name="ce45" office:value-type="string">
            <text:p>9963058128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table:style-name="Default" office:value-type="string">
            <text:p>Peapully </text:p>
          </table:table-cell>
          <table:table-cell office:value-type="string">
            <text:p>Peapully  </text:p>
          </table:table-cell>
          <table:table-cell/>
          <table:table-cell office:value-type="float" office:value="518221">
            <text:p>51822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Member</text:p>
          </table:table-cell>
          <table:table-cell office:value-type="float" office:value="518">
            <text:p>518</text:p>
          </table:table-cell>
          <table:table-cell table:style-name="ce11" office:value-type="string">
            <text:p>G. Kondaiah</text:p>
          </table:table-cell>
          <table:table-cell table:style-name="ce11" office:value-type="string">
            <text:p>G Ankanna</text:p>
          </table:table-cell>
          <table:table-cell table:style-name="ce45" office:value-type="string">
            <text:p>287442984556</text:p>
          </table:table-cell>
          <table:table-cell table:style-name="ce45" office:value-type="string">
            <text:p>889737247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table:style-name="Default" office:value-type="string">
            <text:p>Peapully </text:p>
          </table:table-cell>
          <table:table-cell office:value-type="string">
            <text:p>Peapully  </text:p>
          </table:table-cell>
          <table:table-cell/>
          <table:table-cell office:value-type="float" office:value="518221">
            <text:p>51822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Member</text:p>
          </table:table-cell>
          <table:table-cell office:value-type="float" office:value="519">
            <text:p>519</text:p>
          </table:table-cell>
          <table:table-cell table:style-name="ce11" office:value-type="string">
            <text:p>P. Ramakrishna </text:p>
          </table:table-cell>
          <table:table-cell table:style-name="ce11" office:value-type="string">
            <text:p>Venkatanna</text:p>
          </table:table-cell>
          <table:table-cell table:style-name="ce45" office:value-type="string">
            <text:p>275082759593</text:p>
          </table:table-cell>
          <table:table-cell table:style-name="ce45" office:value-type="string">
            <text:p>964088644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table:style-name="Default" office:value-type="string">
            <text:p>Peapully </text:p>
          </table:table-cell>
          <table:table-cell office:value-type="string">
            <text:p>Peapully  </text:p>
          </table:table-cell>
          <table:table-cell/>
          <table:table-cell office:value-type="float" office:value="518221">
            <text:p>51822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Member</text:p>
          </table:table-cell>
          <table:table-cell office:value-type="float" office:value="520">
            <text:p>520</text:p>
          </table:table-cell>
          <table:table-cell table:style-name="ce11" office:value-type="string">
            <text:p>Ch Bodeppa</text:p>
          </table:table-cell>
          <table:table-cell table:style-name="ce11" office:value-type="string">
            <text:p>Peddanna</text:p>
          </table:table-cell>
          <table:table-cell table:style-name="ce45" office:value-type="string">
            <text:p>403725436235</text:p>
          </table:table-cell>
          <table:table-cell table:style-name="ce45" office:value-type="string">
            <text:p>950234029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21">
            <text:p>521</text:p>
          </table:table-cell>
          <table:table-cell table:style-name="ce8" office:value-type="string">
            <text:p>Shaker</text:p>
          </table:table-cell>
          <table:table-cell table:style-name="ce8" office:value-type="string">
            <text:p>Yellappa</text:p>
          </table:table-cell>
          <table:table-cell table:style-name="ce45" office:value-type="string">
            <text:p>869806104095</text:p>
          </table:table-cell>
          <table:table-cell table:style-name="ce45" office:value-type="string">
            <text:p>9848911178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22">
            <text:p>522</text:p>
          </table:table-cell>
          <table:table-cell table:style-name="ce8" office:value-type="string">
            <text:p>Lokaraju</text:p>
          </table:table-cell>
          <table:table-cell table:style-name="ce8" office:value-type="string">
            <text:p>Giddanna</text:p>
          </table:table-cell>
          <table:table-cell table:style-name="ce45" office:value-type="string">
            <text:p>501442518473</text:p>
          </table:table-cell>
          <table:table-cell table:style-name="ce45" office:value-type="string">
            <text:p>953374337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23">
            <text:p>523</text:p>
          </table:table-cell>
          <table:table-cell table:style-name="ce8" office:value-type="string">
            <text:p>Yella Swamy</text:p>
          </table:table-cell>
          <table:table-cell table:style-name="ce8" office:value-type="string">
            <text:p>Dubbanna</text:p>
          </table:table-cell>
          <table:table-cell table:style-name="ce45" office:value-type="string">
            <text:p>372825344236</text:p>
          </table:table-cell>
          <table:table-cell table:style-name="ce45" office:value-type="string">
            <text:p>9441955582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24">
            <text:p>524</text:p>
          </table:table-cell>
          <table:table-cell table:style-name="ce8" office:value-type="string">
            <text:p>Chandrappa</text:p>
          </table:table-cell>
          <table:table-cell table:style-name="ce8" office:value-type="string">
            <text:p>Yerra Subbanna</text:p>
          </table:table-cell>
          <table:table-cell table:style-name="ce45" office:value-type="string">
            <text:p>570342507280</text:p>
          </table:table-cell>
          <table:table-cell table:style-name="ce45" office:value-type="string">
            <text:p>8297338554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25">
            <text:p>525</text:p>
          </table:table-cell>
          <table:table-cell table:style-name="ce8" office:value-type="string">
            <text:p>Yakobu</text:p>
          </table:table-cell>
          <table:table-cell table:style-name="ce8" office:value-type="string">
            <text:p>Karre Subbanna</text:p>
          </table:table-cell>
          <table:table-cell table:style-name="ce45" office:value-type="string">
            <text:p>209437445347</text:p>
          </table:table-cell>
          <table:table-cell table:style-name="ce45" office:value-type="string">
            <text:p>9160373484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26">
            <text:p>526</text:p>
          </table:table-cell>
          <table:table-cell table:style-name="ce8" office:value-type="string">
            <text:p>Lakshmanna</text:p>
          </table:table-cell>
          <table:table-cell table:style-name="ce8" office:value-type="string">
            <text:p>Yerra Giddanna</text:p>
          </table:table-cell>
          <table:table-cell table:style-name="ce45" office:value-type="string">
            <text:p>370084985758</text:p>
          </table:table-cell>
          <table:table-cell table:style-name="ce45" office:value-type="string">
            <text:p>9949427738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27">
            <text:p>527</text:p>
          </table:table-cell>
          <table:table-cell table:style-name="ce8" office:value-type="string">
            <text:p>Pedda Bojjanna</text:p>
          </table:table-cell>
          <table:table-cell table:style-name="ce8" office:value-type="string">
            <text:p>Budiganna</text:p>
          </table:table-cell>
          <table:table-cell table:style-name="ce45" office:value-type="string">
            <text:p>577246473365</text:p>
          </table:table-cell>
          <table:table-cell table:style-name="ce45" office:value-type="string">
            <text:p>8498802412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28">
            <text:p>528</text:p>
          </table:table-cell>
          <table:table-cell table:style-name="ce8" office:value-type="string">
            <text:p>B.Yella Nagamaiah</text:p>
          </table:table-cell>
          <table:table-cell table:style-name="ce8" office:value-type="string">
            <text:p>Seshanna</text:p>
          </table:table-cell>
          <table:table-cell table:style-name="ce45" office:value-type="string">
            <text:p>69900535912</text:p>
          </table:table-cell>
          <table:table-cell table:style-name="ce45" office:value-type="string">
            <text:p>9177162667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29">
            <text:p>529</text:p>
          </table:table-cell>
          <table:table-cell table:style-name="ce8" office:value-type="string">
            <text:p>Madiga Yellappa</text:p>
          </table:table-cell>
          <table:table-cell table:style-name="ce8" office:value-type="string">
            <text:p>Chandrappa</text:p>
          </table:table-cell>
          <table:table-cell table:style-name="ce45" office:value-type="string">
            <text:p>215848563357</text:p>
          </table:table-cell>
          <table:table-cell table:style-name="ce45" office:value-type="string">
            <text:p>9912210202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30">
            <text:p>530</text:p>
          </table:table-cell>
          <table:table-cell table:style-name="ce8" office:value-type="string">
            <text:p>Simpri Anjaneyulu</text:p>
          </table:table-cell>
          <table:table-cell table:style-name="ce8" office:value-type="string">
            <text:p>Chinna Anumanna</text:p>
          </table:table-cell>
          <table:table-cell table:style-name="ce45" office:value-type="string">
            <text:p>854234899935</text:p>
          </table:table-cell>
          <table:table-cell table:style-name="ce45" office:value-type="string">
            <text:p>9703743597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31">
            <text:p>531</text:p>
          </table:table-cell>
          <table:table-cell table:style-name="ce8" office:value-type="string">
            <text:p>Sreeramulu</text:p>
          </table:table-cell>
          <table:table-cell table:style-name="ce8" office:value-type="string">
            <text:p>Pedda Yellappa</text:p>
          </table:table-cell>
          <table:table-cell table:style-name="ce45" office:value-type="string">
            <text:p>326858508912</text:p>
          </table:table-cell>
          <table:table-cell table:style-name="ce45" office:value-type="string">
            <text:p>703279325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32">
            <text:p>532</text:p>
          </table:table-cell>
          <table:table-cell table:style-name="ce8" office:value-type="string">
            <text:p>Yerra Giddaiah</text:p>
          </table:table-cell>
          <table:table-cell table:style-name="ce8" office:value-type="string">
            <text:p>Chinna Jambanna</text:p>
          </table:table-cell>
          <table:table-cell table:style-name="ce45" office:value-type="string">
            <text:p>290343148299</text:p>
          </table:table-cell>
          <table:table-cell table:style-name="ce45" office:value-type="string">
            <text:p>9550399887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33">
            <text:p>533</text:p>
          </table:table-cell>
          <table:table-cell table:style-name="ce8" office:value-type="string">
            <text:p>Sreeramulu</text:p>
          </table:table-cell>
          <table:table-cell table:style-name="ce8" office:value-type="string">
            <text:p>Yellappa</text:p>
          </table:table-cell>
          <table:table-cell table:style-name="ce45" office:value-type="string">
            <text:p>514513706695</text:p>
          </table:table-cell>
          <table:table-cell table:style-name="ce45" office:value-type="string">
            <text:p>8142100294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34">
            <text:p>534</text:p>
          </table:table-cell>
          <table:table-cell table:style-name="ce8" office:value-type="string">
            <text:p>B.Sekhar</text:p>
          </table:table-cell>
          <table:table-cell table:style-name="ce8" office:value-type="string">
            <text:p>Sree Ramudlu</text:p>
          </table:table-cell>
          <table:table-cell table:style-name="ce45" office:value-type="string">
            <text:p>680067270872</text:p>
          </table:table-cell>
          <table:table-cell table:style-name="ce45" office:value-type="string">
            <text:p>9985546282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35">
            <text:p>535</text:p>
          </table:table-cell>
          <table:table-cell table:style-name="ce8" office:value-type="string">
            <text:p>Yella Seshulu</text:p>
          </table:table-cell>
          <table:table-cell table:style-name="ce8" office:value-type="string">
            <text:p>Yellappa</text:p>
          </table:table-cell>
          <table:table-cell table:style-name="ce45" office:value-type="string">
            <text:p>994279029610</text:p>
          </table:table-cell>
          <table:table-cell table:style-name="ce45" office:value-type="string">
            <text:p>9848170908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36">
            <text:p>536</text:p>
          </table:table-cell>
          <table:table-cell table:style-name="ce8" office:value-type="string">
            <text:p>Chinna Pullaiah</text:p>
          </table:table-cell>
          <table:table-cell table:style-name="ce8" office:value-type="string">
            <text:p>Nagappa</text:p>
          </table:table-cell>
          <table:table-cell table:style-name="ce45" office:value-type="string">
            <text:p>882728814973</text:p>
          </table:table-cell>
          <table:table-cell table:style-name="ce45" office:value-type="string">
            <text:p>9160259087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37">
            <text:p>537</text:p>
          </table:table-cell>
          <table:table-cell table:style-name="ce8" office:value-type="string">
            <text:p>Ramesh</text:p>
          </table:table-cell>
          <table:table-cell table:style-name="ce8" office:value-type="string">
            <text:p>Pedda Ramanna</text:p>
          </table:table-cell>
          <table:table-cell table:style-name="ce45" office:value-type="string">
            <text:p>786032164523</text:p>
          </table:table-cell>
          <table:table-cell table:style-name="ce45" office:value-type="string">
            <text:p>9985188450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durthi </text:p>
          </table:table-cell>
          <table:table-cell office:value-type="string">
            <text:p>Veldurthi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Member</text:p>
          </table:table-cell>
          <table:table-cell office:value-type="float" office:value="538">
            <text:p>538</text:p>
          </table:table-cell>
          <table:table-cell table:style-name="ce8" office:value-type="string">
            <text:p>Balanna</text:p>
          </table:table-cell>
          <table:table-cell table:style-name="ce8" office:value-type="string">
            <text:p>Mobbanna</text:p>
          </table:table-cell>
          <table:table-cell table:style-name="ce45" office:value-type="string">
            <text:p>720407718417</text:p>
          </table:table-cell>
          <table:table-cell table:style-name="ce45" office:value-type="string">
            <text:p>7288839188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Peapully </text:p>
          </table:table-cell>
          <table:table-cell table:style-name="Default" office:value-type="string">
            <text:p>Vengalampalle </text:p>
          </table:table-cell>
          <table:table-cell/>
          <table:table-cell office:value-type="float" office:value="518211">
            <text:p>51821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Member</text:p>
          </table:table-cell>
          <table:table-cell office:value-type="float" office:value="539">
            <text:p>539</text:p>
          </table:table-cell>
          <table:table-cell table:style-name="ce8" office:value-type="string">
            <text:p>D.Mallikarjuna</text:p>
          </table:table-cell>
          <table:table-cell table:style-name="ce8" office:value-type="string">
            <text:p>Mallesh</text:p>
          </table:table-cell>
          <table:table-cell table:style-name="ce45" office:value-type="string">
            <text:p>864315755154</text:p>
          </table:table-cell>
          <table:table-cell table:style-name="ce45" office:value-type="string">
            <text:p>957377704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Peapully </text:p>
          </table:table-cell>
          <table:table-cell table:style-name="Default" office:value-type="string">
            <text:p>Vengalampalle </text:p>
          </table:table-cell>
          <table:table-cell/>
          <table:table-cell office:value-type="float" office:value="518211">
            <text:p>51821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Member</text:p>
          </table:table-cell>
          <table:table-cell office:value-type="float" office:value="540">
            <text:p>540</text:p>
          </table:table-cell>
          <table:table-cell table:style-name="ce8" office:value-type="string">
            <text:p>K.Satyamanna</text:p>
          </table:table-cell>
          <table:table-cell table:style-name="ce8" office:value-type="string">
            <text:p>Mallanna</text:p>
          </table:table-cell>
          <table:table-cell table:style-name="ce45" office:value-type="string">
            <text:p>956686580870</text:p>
          </table:table-cell>
          <table:table-cell table:style-name="ce45" office:value-type="string">
            <text:p>957396696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Peapully </text:p>
          </table:table-cell>
          <table:table-cell table:style-name="Default" office:value-type="string">
            <text:p>Vengalampalle </text:p>
          </table:table-cell>
          <table:table-cell/>
          <table:table-cell office:value-type="float" office:value="518211">
            <text:p>51821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Member</text:p>
          </table:table-cell>
          <table:table-cell office:value-type="float" office:value="541">
            <text:p>541</text:p>
          </table:table-cell>
          <table:table-cell table:style-name="ce8" office:value-type="string">
            <text:p>B.Narayana</text:p>
          </table:table-cell>
          <table:table-cell table:style-name="ce8" office:value-type="string">
            <text:p>Hanumanna</text:p>
          </table:table-cell>
          <table:table-cell table:style-name="ce45" office:value-type="string">
            <text:p>853459869368</text:p>
          </table:table-cell>
          <table:table-cell table:style-name="ce45" office:value-type="string">
            <text:p>9676185298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Peapully </text:p>
          </table:table-cell>
          <table:table-cell table:style-name="Default" office:value-type="string">
            <text:p>Vengalampalle </text:p>
          </table:table-cell>
          <table:table-cell/>
          <table:table-cell office:value-type="float" office:value="518211">
            <text:p>51821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Member</text:p>
          </table:table-cell>
          <table:table-cell office:value-type="float" office:value="542">
            <text:p>542</text:p>
          </table:table-cell>
          <table:table-cell table:style-name="ce8" office:value-type="string">
            <text:p>K.Mallaiah</text:p>
          </table:table-cell>
          <table:table-cell table:style-name="ce8" office:value-type="string">
            <text:p>Ramanna</text:p>
          </table:table-cell>
          <table:table-cell table:style-name="ce45" office:value-type="string">
            <text:p>897451511950</text:p>
          </table:table-cell>
          <table:table-cell table:style-name="ce45" office:value-type="string">
            <text:p>9949195542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Peapully </text:p>
          </table:table-cell>
          <table:table-cell table:style-name="Default" office:value-type="string">
            <text:p>Vengalampalle </text:p>
          </table:table-cell>
          <table:table-cell/>
          <table:table-cell office:value-type="float" office:value="518211">
            <text:p>51821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Member</text:p>
          </table:table-cell>
          <table:table-cell office:value-type="float" office:value="543">
            <text:p>543</text:p>
          </table:table-cell>
          <table:table-cell table:style-name="ce8" office:value-type="string">
            <text:p>K.Ramudu</text:p>
          </table:table-cell>
          <table:table-cell table:style-name="ce8" office:value-type="string">
            <text:p>Yellanna</text:p>
          </table:table-cell>
          <table:table-cell table:style-name="ce45" office:value-type="string">
            <text:p>831085817708</text:p>
          </table:table-cell>
          <table:table-cell table:style-name="ce45" office:value-type="string">
            <text:p>810693844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Peapully </text:p>
          </table:table-cell>
          <table:table-cell table:style-name="Default" office:value-type="string">
            <text:p>Vengalampalle </text:p>
          </table:table-cell>
          <table:table-cell/>
          <table:table-cell office:value-type="float" office:value="518211">
            <text:p>51821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Member</text:p>
          </table:table-cell>
          <table:table-cell office:value-type="float" office:value="544">
            <text:p>544</text:p>
          </table:table-cell>
          <table:table-cell table:style-name="ce8" office:value-type="string">
            <text:p>B.Adi Narayana</text:p>
          </table:table-cell>
          <table:table-cell table:style-name="ce8" office:value-type="string">
            <text:p>Hanumanna</text:p>
          </table:table-cell>
          <table:table-cell table:style-name="ce45" office:value-type="string">
            <text:p>645615365555</text:p>
          </table:table-cell>
          <table:table-cell table:style-name="ce45" office:value-type="string">
            <text:p>8179866082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Peapully </text:p>
          </table:table-cell>
          <table:table-cell table:style-name="Default" office:value-type="string">
            <text:p>Vengalampalle </text:p>
          </table:table-cell>
          <table:table-cell/>
          <table:table-cell office:value-type="float" office:value="518211">
            <text:p>51821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Member</text:p>
          </table:table-cell>
          <table:table-cell office:value-type="float" office:value="545">
            <text:p>545</text:p>
          </table:table-cell>
          <table:table-cell table:style-name="ce8" office:value-type="string">
            <text:p>K.Chinna Maddilati Swamy</text:p>
          </table:table-cell>
          <table:table-cell table:style-name="ce8" office:value-type="string">
            <text:p>Maddilati</text:p>
          </table:table-cell>
          <table:table-cell table:style-name="ce45" office:value-type="string">
            <text:p>324824494876</text:p>
          </table:table-cell>
          <table:table-cell table:style-name="ce45" office:value-type="string">
            <text:p>9973966969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Peapully </text:p>
          </table:table-cell>
          <table:table-cell table:style-name="Default" office:value-type="string">
            <text:p>Vengalampalle </text:p>
          </table:table-cell>
          <table:table-cell/>
          <table:table-cell office:value-type="float" office:value="518211">
            <text:p>51821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Member</text:p>
          </table:table-cell>
          <table:table-cell office:value-type="float" office:value="546">
            <text:p>546</text:p>
          </table:table-cell>
          <table:table-cell table:style-name="ce8" office:value-type="string">
            <text:p>D.Balaramudu</text:p>
          </table:table-cell>
          <table:table-cell table:style-name="ce8" office:value-type="string">
            <text:p>Mallesh</text:p>
          </table:table-cell>
          <table:table-cell table:style-name="ce45" office:value-type="string">
            <text:p>668266992458</text:p>
          </table:table-cell>
          <table:table-cell table:style-name="ce45" office:value-type="string">
            <text:p>739660227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  </text:p>
          </table:table-cell>
          <table:table-cell office:value-type="string">
            <text:p>Veldurthi 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ember</text:p>
          </table:table-cell>
          <table:table-cell office:value-type="float" office:value="547">
            <text:p>547</text:p>
          </table:table-cell>
          <table:table-cell table:style-name="ce18" office:value-type="string">
            <text:p>B.Sujatha</text:p>
          </table:table-cell>
          <table:table-cell table:style-name="ce18" office:value-type="string">
            <text:p>Ramesh</text:p>
          </table:table-cell>
          <table:table-cell table:style-name="ce44" office:value-type="string">
            <text:p>360390635224</text:p>
          </table:table-cell>
          <table:table-cell table:style-name="ce44" office:value-type="string">
            <text:p>998518845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  </text:p>
          </table:table-cell>
          <table:table-cell office:value-type="string">
            <text:p>Veldurthi 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ember</text:p>
          </table:table-cell>
          <table:table-cell office:value-type="float" office:value="548">
            <text:p>548</text:p>
          </table:table-cell>
          <table:table-cell table:style-name="ce18" office:value-type="string">
            <text:p>B.Ramulamma</text:p>
          </table:table-cell>
          <table:table-cell table:style-name="ce18" office:value-type="string">
            <text:p>Chinna Pullanna</text:p>
          </table:table-cell>
          <table:table-cell table:style-name="ce44" office:value-type="string">
            <text:p>372452995035</text:p>
          </table:table-cell>
          <table:table-cell table:style-name="ce44" office:value-type="string">
            <text:p>916025908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Veldurthi  </text:p>
          </table:table-cell>
          <table:table-cell office:value-type="string">
            <text:p>Veldurthi 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ember</text:p>
          </table:table-cell>
          <table:table-cell office:value-type="float" office:value="549">
            <text:p>549</text:p>
          </table:table-cell>
          <table:table-cell table:style-name="ce18" office:value-type="string">
            <text:p>B.Padmavathi</text:p>
          </table:table-cell>
          <table:table-cell table:style-name="ce18" office:value-type="string">
            <text:p>Chinna Madanna</text:p>
          </table:table-cell>
          <table:table-cell table:style-name="ce44" office:value-type="string">
            <text:p>455732301648</text:p>
          </table:table-cell>
          <table:table-cell table:style-name="ce44" office:value-type="string">
            <text:p>7288839188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Veldurthi  </text:p>
          </table:table-cell>
          <table:table-cell office:value-type="string">
            <text:p>Veldurthi  </text:p>
          </table:table-cell>
          <table:table-cell/>
          <table:table-cell office:value-type="float" office:value="518216">
            <text:p>518216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ember</text:p>
          </table:table-cell>
          <table:table-cell office:value-type="float" office:value="550">
            <text:p>550</text:p>
          </table:table-cell>
          <table:table-cell table:style-name="ce18" office:value-type="string">
            <text:p>B.Maddamma</text:p>
          </table:table-cell>
          <table:table-cell table:style-name="ce18" office:value-type="string">
            <text:p>Balanna</text:p>
          </table:table-cell>
          <table:table-cell table:style-name="ce44" office:value-type="string">
            <text:p>656197334161</text:p>
          </table:table-cell>
          <table:table-cell table:style-name="ce44" office:value-type="string">
            <text:p>7288839188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Aspari </text:p>
          </table:table-cell>
          <table:table-cell office:value-type="string">
            <text:p>Joharapuram  </text:p>
          </table:table-cell>
          <table:table-cell/>
          <table:table-cell office:value-type="float" office:value="518347">
            <text:p>51834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ember</text:p>
          </table:table-cell>
          <table:table-cell office:value-type="float" office:value="551">
            <text:p>551</text:p>
          </table:table-cell>
          <table:table-cell table:style-name="ce8" office:value-type="string">
            <text:p>P.Sekhar</text:p>
          </table:table-cell>
          <table:table-cell table:style-name="ce8" office:value-type="string">
            <text:p>Yellappa</text:p>
          </table:table-cell>
          <table:table-cell table:style-name="ce45" office:value-type="string">
            <text:p>763704756282</text:p>
          </table:table-cell>
          <table:table-cell table:style-name="ce45" office:value-type="string">
            <text:p>9441597507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Aspari </text:p>
          </table:table-cell>
          <table:table-cell office:value-type="string">
            <text:p>Joharapuram  </text:p>
          </table:table-cell>
          <table:table-cell/>
          <table:table-cell office:value-type="float" office:value="518347">
            <text:p>51834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ember</text:p>
          </table:table-cell>
          <table:table-cell office:value-type="float" office:value="552">
            <text:p>552</text:p>
          </table:table-cell>
          <table:table-cell table:style-name="ce8" office:value-type="string">
            <text:p>D.Bheema Raju</text:p>
          </table:table-cell>
          <table:table-cell table:style-name="ce8" office:value-type="string">
            <text:p>Chennaiah</text:p>
          </table:table-cell>
          <table:table-cell table:style-name="ce45" office:value-type="string">
            <text:p>510492124319</text:p>
          </table:table-cell>
          <table:table-cell table:style-name="ce45" office:value-type="string">
            <text:p>9640456398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Aspari </text:p>
          </table:table-cell>
          <table:table-cell office:value-type="string">
            <text:p>Joharapuram  </text:p>
          </table:table-cell>
          <table:table-cell/>
          <table:table-cell office:value-type="float" office:value="518347">
            <text:p>51834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ember</text:p>
          </table:table-cell>
          <table:table-cell office:value-type="float" office:value="553">
            <text:p>553</text:p>
          </table:table-cell>
          <table:table-cell table:style-name="ce8" office:value-type="string">
            <text:p>Kesavulu</text:p>
          </table:table-cell>
          <table:table-cell table:style-name="ce8" office:value-type="string">
            <text:p>Maddilati</text:p>
          </table:table-cell>
          <table:table-cell table:style-name="ce45" office:value-type="string">
            <text:p>670310244396</text:p>
          </table:table-cell>
          <table:table-cell table:style-name="ce45" office:value-type="string">
            <text:p>905287278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Aspari </text:p>
          </table:table-cell>
          <table:table-cell office:value-type="string">
            <text:p>Joharapuram  </text:p>
          </table:table-cell>
          <table:table-cell/>
          <table:table-cell office:value-type="float" office:value="518347">
            <text:p>51834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ember</text:p>
          </table:table-cell>
          <table:table-cell office:value-type="float" office:value="554">
            <text:p>554</text:p>
          </table:table-cell>
          <table:table-cell table:style-name="ce8" office:value-type="string">
            <text:p>Rajasekhar</text:p>
          </table:table-cell>
          <table:table-cell table:style-name="ce8" office:value-type="string">
            <text:p>Sharaiah</text:p>
          </table:table-cell>
          <table:table-cell table:style-name="ce45" office:value-type="string">
            <text:p>812828691649</text:p>
          </table:table-cell>
          <table:table-cell table:style-name="ce45" office:value-type="string">
            <text:p>9395388024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Aspari </text:p>
          </table:table-cell>
          <table:table-cell office:value-type="string">
            <text:p>Joharapuram  </text:p>
          </table:table-cell>
          <table:table-cell/>
          <table:table-cell office:value-type="float" office:value="518347">
            <text:p>51834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ember</text:p>
          </table:table-cell>
          <table:table-cell office:value-type="float" office:value="555">
            <text:p>555</text:p>
          </table:table-cell>
          <table:table-cell table:style-name="ce8" office:value-type="string">
            <text:p>S.Nagaraju</text:p>
          </table:table-cell>
          <table:table-cell table:style-name="ce8" office:value-type="string">
            <text:p>Naganna</text:p>
          </table:table-cell>
          <table:table-cell table:style-name="ce45" office:value-type="string">
            <text:p>935508034342</text:p>
          </table:table-cell>
          <table:table-cell table:style-name="ce45" office:value-type="string">
            <text:p>9491591686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Aspari </text:p>
          </table:table-cell>
          <table:table-cell office:value-type="string">
            <text:p>Joharapuram  </text:p>
          </table:table-cell>
          <table:table-cell/>
          <table:table-cell office:value-type="float" office:value="518347">
            <text:p>51834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ember</text:p>
          </table:table-cell>
          <table:table-cell office:value-type="float" office:value="556">
            <text:p>556</text:p>
          </table:table-cell>
          <table:table-cell table:style-name="ce8" office:value-type="string">
            <text:p>Madanna</text:p>
          </table:table-cell>
          <table:table-cell table:style-name="ce8" office:value-type="string">
            <text:p>Lakshmanna</text:p>
          </table:table-cell>
          <table:table-cell table:style-name="ce45" office:value-type="string">
            <text:p>889271008228</text:p>
          </table:table-cell>
          <table:table-cell table:style-name="ce45" office:value-type="string">
            <text:p>830910960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Aspari </text:p>
          </table:table-cell>
          <table:table-cell office:value-type="string">
            <text:p>Joharapuram  </text:p>
          </table:table-cell>
          <table:table-cell/>
          <table:table-cell office:value-type="float" office:value="518347">
            <text:p>51834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ember</text:p>
          </table:table-cell>
          <table:table-cell office:value-type="float" office:value="557">
            <text:p>557</text:p>
          </table:table-cell>
          <table:table-cell table:style-name="ce8" office:value-type="string">
            <text:p>Sivasankar</text:p>
          </table:table-cell>
          <table:table-cell table:style-name="ce8" office:value-type="string">
            <text:p>Gokari</text:p>
          </table:table-cell>
          <table:table-cell table:style-name="ce45" office:value-type="string">
            <text:p>423896394490</text:p>
          </table:table-cell>
          <table:table-cell table:style-name="ce45" office:value-type="string">
            <text:p>8121651532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Aspari </text:p>
          </table:table-cell>
          <table:table-cell office:value-type="string">
            <text:p>Joharapuram  </text:p>
          </table:table-cell>
          <table:table-cell/>
          <table:table-cell office:value-type="float" office:value="518347">
            <text:p>51834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ember</text:p>
          </table:table-cell>
          <table:table-cell office:value-type="float" office:value="558">
            <text:p>558</text:p>
          </table:table-cell>
          <table:table-cell table:style-name="ce8" office:value-type="string">
            <text:p>N.Bala swamy</text:p>
          </table:table-cell>
          <table:table-cell table:style-name="ce8" office:value-type="string">
            <text:p>Yenganna</text:p>
          </table:table-cell>
          <table:table-cell table:style-name="ce45" office:value-type="string">
            <text:p>456514820733</text:p>
          </table:table-cell>
          <table:table-cell table:style-name="ce45" office:value-type="string">
            <text:p>7842667581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Aspari </text:p>
          </table:table-cell>
          <table:table-cell office:value-type="string">
            <text:p>Joharapuram  </text:p>
          </table:table-cell>
          <table:table-cell/>
          <table:table-cell office:value-type="float" office:value="518347">
            <text:p>51834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ember</text:p>
          </table:table-cell>
          <table:table-cell office:value-type="float" office:value="559">
            <text:p>559</text:p>
          </table:table-cell>
          <table:table-cell table:style-name="ce8" office:value-type="string">
            <text:p>Tirupalu</text:p>
          </table:table-cell>
          <table:table-cell table:style-name="ce8" office:value-type="string">
            <text:p>Savary</text:p>
          </table:table-cell>
          <table:table-cell table:style-name="ce45" office:value-type="string">
            <text:p>719492896816</text:p>
          </table:table-cell>
          <table:table-cell table:style-name="ce45" office:value-type="string">
            <text:p>9010170824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Aspari </text:p>
          </table:table-cell>
          <table:table-cell office:value-type="string">
            <text:p>Joharapuram  </text:p>
          </table:table-cell>
          <table:table-cell/>
          <table:table-cell office:value-type="float" office:value="518347">
            <text:p>51834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ember</text:p>
          </table:table-cell>
          <table:table-cell office:value-type="float" office:value="560">
            <text:p>560</text:p>
          </table:table-cell>
          <table:table-cell table:style-name="ce8" office:value-type="string">
            <text:p>Ramesh </text:p>
          </table:table-cell>
          <table:table-cell table:style-name="ce8" office:value-type="string">
            <text:p>Chenna Venkataiah</text:p>
          </table:table-cell>
          <table:table-cell table:style-name="ce45" office:value-type="string">
            <text:p>369063102590</text:p>
          </table:table-cell>
          <table:table-cell table:style-name="ce45" office:value-type="string">
            <text:p>9703549262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Aspari </text:p>
          </table:table-cell>
          <table:table-cell office:value-type="string">
            <text:p>Joharapuram  </text:p>
          </table:table-cell>
          <table:table-cell/>
          <table:table-cell office:value-type="float" office:value="518347">
            <text:p>51834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ember</text:p>
          </table:table-cell>
          <table:table-cell office:value-type="float" office:value="561">
            <text:p>561</text:p>
          </table:table-cell>
          <table:table-cell table:style-name="ce8" office:value-type="string">
            <text:p>P.Venkataiah</text:p>
          </table:table-cell>
          <table:table-cell table:style-name="ce8" office:value-type="string">
            <text:p>Madanna</text:p>
          </table:table-cell>
          <table:table-cell table:style-name="ce45" office:value-type="string">
            <text:p>453731171100</text:p>
          </table:table-cell>
          <table:table-cell table:style-name="ce45" office:value-type="string">
            <text:p>944005537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Aspari </text:p>
          </table:table-cell>
          <table:table-cell office:value-type="string">
            <text:p>Joharapuram  </text:p>
          </table:table-cell>
          <table:table-cell/>
          <table:table-cell office:value-type="float" office:value="518347">
            <text:p>51834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ember</text:p>
          </table:table-cell>
          <table:table-cell office:value-type="float" office:value="562">
            <text:p>562</text:p>
          </table:table-cell>
          <table:table-cell table:style-name="ce8" office:value-type="string">
            <text:p>Ayyaswamy</text:p>
          </table:table-cell>
          <table:table-cell table:style-name="ce8" office:value-type="string">
            <text:p>Pedda Somanna</text:p>
          </table:table-cell>
          <table:table-cell table:style-name="ce45" office:value-type="string">
            <text:p>2021211770160</text:p>
          </table:table-cell>
          <table:table-cell table:style-name="ce45" office:value-type="string">
            <text:p>995134190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Aspari </text:p>
          </table:table-cell>
          <table:table-cell office:value-type="string">
            <text:p>Joharapuram  </text:p>
          </table:table-cell>
          <table:table-cell/>
          <table:table-cell office:value-type="float" office:value="518347">
            <text:p>51834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ember</text:p>
          </table:table-cell>
          <table:table-cell office:value-type="float" office:value="563">
            <text:p>563</text:p>
          </table:table-cell>
          <table:table-cell table:style-name="ce8" office:value-type="string">
            <text:p>Nagaraju</text:p>
          </table:table-cell>
          <table:table-cell table:style-name="ce8" office:value-type="string">
            <text:p>Venganna</text:p>
          </table:table-cell>
          <table:table-cell table:style-name="ce45" office:value-type="string">
            <text:p>9355508034342</text:p>
          </table:table-cell>
          <table:table-cell table:style-name="ce45" office:value-type="string">
            <text:p>7842667581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Aspari </text:p>
          </table:table-cell>
          <table:table-cell office:value-type="string">
            <text:p>Joharapuram  </text:p>
          </table:table-cell>
          <table:table-cell/>
          <table:table-cell office:value-type="float" office:value="518347">
            <text:p>51834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ember</text:p>
          </table:table-cell>
          <table:table-cell office:value-type="float" office:value="564">
            <text:p>564</text:p>
          </table:table-cell>
          <table:table-cell table:style-name="ce8" office:value-type="string">
            <text:p>G.Deva Sahayam</text:p>
          </table:table-cell>
          <table:table-cell table:style-name="ce8" office:value-type="string">
            <text:p>Linganna</text:p>
          </table:table-cell>
          <table:table-cell table:style-name="ce45" office:value-type="string">
            <text:p>482267019577</text:p>
          </table:table-cell>
          <table:table-cell table:style-name="ce45" office:value-type="string">
            <text:p>995134190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65">
            <text:p>565</text:p>
          </table:table-cell>
          <table:table-cell table:style-name="ce8" office:value-type="string">
            <text:p>T Bazari </text:p>
          </table:table-cell>
          <table:table-cell table:style-name="ce8" office:value-type="string">
            <text:p>Pullaiah</text:p>
          </table:table-cell>
          <table:table-cell table:style-name="ce8" office:value-type="string">
            <text:p>583549681272</text:p>
          </table:table-cell>
          <table:table-cell table:style-name="ce8" office:value-type="string">
            <text:p>949163351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66">
            <text:p>566</text:p>
          </table:table-cell>
          <table:table-cell table:style-name="ce8" office:value-type="string">
            <text:p>T Maddelity </text:p>
          </table:table-cell>
          <table:table-cell table:style-name="ce8" office:value-type="string">
            <text:p>Ramudu</text:p>
          </table:table-cell>
          <table:table-cell table:style-name="ce8" office:value-type="string">
            <text:p>438985428088</text:p>
          </table:table-cell>
          <table:table-cell table:style-name="ce8" office:value-type="string">
            <text:p>9441999986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67">
            <text:p>567</text:p>
          </table:table-cell>
          <table:table-cell table:style-name="ce8" office:value-type="string">
            <text:p>M. Ratnamaiah </text:p>
          </table:table-cell>
          <table:table-cell table:style-name="ce8" office:value-type="string">
            <text:p>Gudupasahari</text:p>
          </table:table-cell>
          <table:table-cell table:style-name="ce8" office:value-type="string">
            <text:p>322694946043</text:p>
          </table:table-cell>
          <table:table-cell table:style-name="ce8" office:value-type="string">
            <text:p>8179468834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68">
            <text:p>568</text:p>
          </table:table-cell>
          <table:table-cell table:style-name="ce8" office:value-type="string">
            <text:p>K. Maddilety </text:p>
          </table:table-cell>
          <table:table-cell table:style-name="ce8" office:value-type="string">
            <text:p>K Adivappa</text:p>
          </table:table-cell>
          <table:table-cell table:style-name="ce8" office:value-type="string">
            <text:p>975716773376</text:p>
          </table:table-cell>
          <table:table-cell table:style-name="ce8" office:value-type="string">
            <text:p>970353083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69">
            <text:p>569</text:p>
          </table:table-cell>
          <table:table-cell table:style-name="ce8" office:value-type="string">
            <text:p>Kunti Edanna</text:p>
          </table:table-cell>
          <table:table-cell table:style-name="ce8" office:value-type="string">
            <text:p>Bodenna</text:p>
          </table:table-cell>
          <table:table-cell table:style-name="ce8" office:value-type="string">
            <text:p>936077999717</text:p>
          </table:table-cell>
          <table:table-cell table:style-name="ce8" office:value-type="string">
            <text:p>850192291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70">
            <text:p>570</text:p>
          </table:table-cell>
          <table:table-cell table:style-name="ce8" office:value-type="string">
            <text:p>Boyapulle Maddilety</text:p>
          </table:table-cell>
          <table:table-cell table:style-name="ce8" office:value-type="string">
            <text:p>Chinna Sanjanna</text:p>
          </table:table-cell>
          <table:table-cell table:style-name="ce8" office:value-type="string">
            <text:p>784724229294</text:p>
          </table:table-cell>
          <table:table-cell table:style-name="ce8" office:value-type="string">
            <text:p>9440766650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71">
            <text:p>571</text:p>
          </table:table-cell>
          <table:table-cell table:style-name="ce8" office:value-type="string">
            <text:p>V. Naga Maddilety</text:p>
          </table:table-cell>
          <table:table-cell table:style-name="ce8" office:value-type="string">
            <text:p>V Bhemanna</text:p>
          </table:table-cell>
          <table:table-cell table:style-name="ce8" office:value-type="string">
            <text:p>694520663750</text:p>
          </table:table-cell>
          <table:table-cell table:style-name="ce8" office:value-type="string">
            <text:p>961838856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72">
            <text:p>572</text:p>
          </table:table-cell>
          <table:table-cell table:style-name="ce8" office:value-type="string">
            <text:p>B. Maddilety </text:p>
          </table:table-cell>
          <table:table-cell table:style-name="ce8" office:value-type="string">
            <text:p>Erra Buddanna</text:p>
          </table:table-cell>
          <table:table-cell table:style-name="ce8" office:value-type="string">
            <text:p>931331804439</text:p>
          </table:table-cell>
          <table:table-cell table:style-name="ce8" office:value-type="string">
            <text:p>8374636155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73">
            <text:p>573</text:p>
          </table:table-cell>
          <table:table-cell table:style-name="ce8" office:value-type="string">
            <text:p>B P Ramanjaneyulu</text:p>
          </table:table-cell>
          <table:table-cell table:style-name="ce8" office:value-type="string">
            <text:p>BP Erranna</text:p>
          </table:table-cell>
          <table:table-cell table:style-name="ce8" office:value-type="string">
            <text:p>806509918450</text:p>
          </table:table-cell>
          <table:table-cell table:style-name="ce8" office:value-type="string">
            <text:p>9494555379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74">
            <text:p>574</text:p>
          </table:table-cell>
          <table:table-cell table:style-name="ce8" office:value-type="string">
            <text:p>Nadipi Hussaina shaheb</text:p>
          </table:table-cell>
          <table:table-cell table:style-name="ce8" office:value-type="string">
            <text:p>Dastagiri</text:p>
          </table:table-cell>
          <table:table-cell table:style-name="ce8" office:value-type="string">
            <text:p>796899136763</text:p>
          </table:table-cell>
          <table:table-cell table:style-name="ce8" office:value-type="string">
            <text:p>9000486557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75">
            <text:p>575</text:p>
          </table:table-cell>
          <table:table-cell table:style-name="ce8" office:value-type="string">
            <text:p>B Maddilety</text:p>
          </table:table-cell>
          <table:table-cell table:style-name="ce8" office:value-type="string">
            <text:p>Ranganna</text:p>
          </table:table-cell>
          <table:table-cell table:style-name="ce8" office:value-type="string">
            <text:p>940943275645</text:p>
          </table:table-cell>
          <table:table-cell table:style-name="ce8" office:value-type="string">
            <text:p>8978214257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76">
            <text:p>576</text:p>
          </table:table-cell>
          <table:table-cell table:style-name="ce8" office:value-type="string">
            <text:p>BP Naganna </text:p>
          </table:table-cell>
          <table:table-cell table:style-name="ce8" office:value-type="string">
            <text:p>BP Linganna</text:p>
          </table:table-cell>
          <table:table-cell table:style-name="ce8" office:value-type="string">
            <text:p>671500730194</text:p>
          </table:table-cell>
          <table:table-cell table:style-name="ce8" office:value-type="string">
            <text:p>9949868012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77">
            <text:p>577</text:p>
          </table:table-cell>
          <table:table-cell table:style-name="ce8" office:value-type="string">
            <text:p>K. Anjaneyulu</text:p>
          </table:table-cell>
          <table:table-cell table:style-name="ce8" office:value-type="string">
            <text:p>K Ayyanna</text:p>
          </table:table-cell>
          <table:table-cell table:style-name="ce8" office:value-type="string">
            <text:p>804564060419</text:p>
          </table:table-cell>
          <table:table-cell table:style-name="ce8" office:value-type="string">
            <text:p>9603975917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78">
            <text:p>578</text:p>
          </table:table-cell>
          <table:table-cell table:style-name="ce8" office:value-type="string">
            <text:p>D Krishna Reddy</text:p>
          </table:table-cell>
          <table:table-cell table:style-name="ce8" office:value-type="string">
            <text:p>D Pulla Reddy</text:p>
          </table:table-cell>
          <table:table-cell table:style-name="ce8" office:value-type="string">
            <text:p>879546441060</text:p>
          </table:table-cell>
          <table:table-cell table:style-name="ce8" office:value-type="string">
            <text:p>9491856603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79">
            <text:p>579</text:p>
          </table:table-cell>
          <table:table-cell table:style-name="ce8" office:value-type="string">
            <text:p>R Sunkanna </text:p>
          </table:table-cell>
          <table:table-cell table:style-name="ce8" office:value-type="string">
            <text:p>Nallasahari</text:p>
          </table:table-cell>
          <table:table-cell table:style-name="ce8" office:value-type="string">
            <text:p>739673848649</text:p>
          </table:table-cell>
          <table:table-cell table:style-name="ce8" office:value-type="string">
            <text:p>8978284487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80">
            <text:p>580</text:p>
          </table:table-cell>
          <table:table-cell table:style-name="ce8" office:value-type="string">
            <text:p>R Pedda Sheshanna </text:p>
          </table:table-cell>
          <table:table-cell table:style-name="ce8" office:value-type="string">
            <text:p>R Sanjanna</text:p>
          </table:table-cell>
          <table:table-cell table:style-name="ce8" office:value-type="string">
            <text:p>808108222543</text:p>
          </table:table-cell>
          <table:table-cell table:style-name="ce8" office:value-type="string">
            <text:p>9100522315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Kallur </text:p>
          </table:table-cell>
          <table:table-cell office:value-type="string">
            <text:p>Bollavaram  </text:p>
          </table:table-cell>
          <table:table-cell/>
          <table:table-cell office:value-type="float" office:value="518218">
            <text:p>51821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ember</text:p>
          </table:table-cell>
          <table:table-cell office:value-type="float" office:value="581">
            <text:p>581</text:p>
          </table:table-cell>
          <table:table-cell table:style-name="ce8" office:value-type="string">
            <text:p>M Maddilety </text:p>
          </table:table-cell>
          <table:table-cell table:style-name="ce8" office:value-type="string">
            <text:p>Sahari</text:p>
          </table:table-cell>
          <table:table-cell table:style-name="ce8" office:value-type="string">
            <text:p>711873620182</text:p>
          </table:table-cell>
          <table:table-cell table:style-name="ce8" office:value-type="string">
            <text:p>9100760994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Pinnapuram 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Member</text:p>
          </table:table-cell>
          <table:table-cell office:value-type="float" office:value="582">
            <text:p>582</text:p>
          </table:table-cell>
          <table:table-cell table:style-name="ce19" office:value-type="string">
            <text:p>P.Eswaraiah</text:p>
          </table:table-cell>
          <table:table-cell table:style-name="ce19" office:value-type="string">
            <text:p>Venkataswamy</text:p>
          </table:table-cell>
          <table:table-cell table:style-name="ce46" office:value-type="float" office:value="873601432419">
            <text:p>873601432419</text:p>
          </table:table-cell>
          <table:table-cell table:style-name="ce46" office:value-type="float" office:value="9441194800">
            <text:p>9441194800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Pinnapuram 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Member</text:p>
          </table:table-cell>
          <table:table-cell office:value-type="float" office:value="583">
            <text:p>583</text:p>
          </table:table-cell>
          <table:table-cell table:style-name="ce19" office:value-type="string">
            <text:p>P.Mankalaiah</text:p>
          </table:table-cell>
          <table:table-cell table:style-name="ce19" office:value-type="string">
            <text:p>Venkataswamy</text:p>
          </table:table-cell>
          <table:table-cell table:style-name="ce46" office:value-type="float" office:value="823229189050">
            <text:p>823229189050</text:p>
          </table:table-cell>
          <table:table-cell table:style-name="ce46" office:value-type="float" office:value="8142162004">
            <text:p>8142162004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Pinnapuram 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Member</text:p>
          </table:table-cell>
          <table:table-cell office:value-type="float" office:value="584">
            <text:p>584</text:p>
          </table:table-cell>
          <table:table-cell table:style-name="ce19" office:value-type="string">
            <text:p>P.Ramudu</text:p>
          </table:table-cell>
          <table:table-cell table:style-name="ce19" office:value-type="string">
            <text:p>Narayana</text:p>
          </table:table-cell>
          <table:table-cell table:style-name="ce46" office:value-type="float" office:value="786537377337">
            <text:p>786537377337</text:p>
          </table:table-cell>
          <table:table-cell table:style-name="ce46" office:value-type="float" office:value="9948028682">
            <text:p>9948028682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Pinnapuram 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Member</text:p>
          </table:table-cell>
          <table:table-cell office:value-type="float" office:value="585">
            <text:p>585</text:p>
          </table:table-cell>
          <table:table-cell table:style-name="ce19" office:value-type="string">
            <text:p>P.Krishnaiah</text:p>
          </table:table-cell>
          <table:table-cell table:style-name="ce19" office:value-type="string">
            <text:p>Venkateswarulu</text:p>
          </table:table-cell>
          <table:table-cell table:style-name="ce46" office:value-type="float" office:value="234452545484">
            <text:p>234452545484</text:p>
          </table:table-cell>
          <table:table-cell table:style-name="ce46" office:value-type="float" office:value="9885802039">
            <text:p>9885802039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Atmakur </text:p>
          </table:table-cell>
          <table:table-cell office:value-type="string">
            <text:p>Pinnapuram  </text:p>
          </table:table-cell>
          <table:table-cell/>
          <table:table-cell office:value-type="float" office:value="518422">
            <text:p>51842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Member</text:p>
          </table:table-cell>
          <table:table-cell office:value-type="float" office:value="586">
            <text:p>586</text:p>
          </table:table-cell>
          <table:table-cell table:style-name="ce19" office:value-type="string">
            <text:p>P.Shankaraiah</text:p>
          </table:table-cell>
          <table:table-cell table:style-name="ce19" office:value-type="string">
            <text:p>Venkataswamy</text:p>
          </table:table-cell>
          <table:table-cell table:style-name="ce46" office:value-type="float" office:value="335749808974">
            <text:p>335749808974</text:p>
          </table:table-cell>
          <table:table-cell table:style-name="ce46" office:value-type="float" office:value="9985895610">
            <text:p>9985895610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587">
            <text:p>587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P PEDDA VENKATANNA</text:p>
          </table:table-cell>
          <table:table-cell table:style-name="ce47" office:value-type="float" office:value="829353206013">
            <text:p>829353206013</text:p>
          </table:table-cell>
          <table:table-cell table:style-name="ce47" office:value-type="float" office:value="8466968049">
            <text:p>8466968049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588">
            <text:p>588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P PEDDA VENKATANNA</text:p>
          </table:table-cell>
          <table:table-cell table:style-name="ce47" office:value-type="float" office:value="975802404464">
            <text:p>975802404464</text:p>
          </table:table-cell>
          <table:table-cell table:style-name="ce47" office:value-type="float" office:value="8897920699">
            <text:p>8897920699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589">
            <text:p>589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P CHINNA VENKATANNA</text:p>
          </table:table-cell>
          <table:table-cell table:style-name="ce47" office:value-type="float" office:value="724633270576">
            <text:p>724633270576</text:p>
          </table:table-cell>
          <table:table-cell table:style-name="ce47" office:value-type="float" office:value="9701061503">
            <text:p>9701061503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590">
            <text:p>590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N GANGANNA</text:p>
          </table:table-cell>
          <table:table-cell table:style-name="ce47" office:value-type="float" office:value="507688403154">
            <text:p>507688403154</text:p>
          </table:table-cell>
          <table:table-cell table:style-name="ce47" office:value-type="float" office:value="8374420298">
            <text:p>8374420298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591">
            <text:p>591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P CHINNA VENKATANNA</text:p>
          </table:table-cell>
          <table:table-cell table:style-name="ce47" office:value-type="float" office:value="867793296716">
            <text:p>867793296716</text:p>
          </table:table-cell>
          <table:table-cell table:style-name="ce47" office:value-type="float" office:value="7036143566">
            <text:p>7036143566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592">
            <text:p>592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P OBULESU</text:p>
          </table:table-cell>
          <table:table-cell table:style-name="ce47" office:value-type="float" office:value="966256643316">
            <text:p>966256643316</text:p>
          </table:table-cell>
          <table:table-cell table:style-name="ce47" office:value-type="float" office:value="9542108751">
            <text:p>9542108751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593">
            <text:p>593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P CHINNA JAMALAIAH</text:p>
          </table:table-cell>
          <table:table-cell table:style-name="ce47" office:value-type="float" office:value="667144771717">
            <text:p>667144771717</text:p>
          </table:table-cell>
          <table:table-cell table:style-name="ce47" office:value-type="float" office:value="8790616548">
            <text:p>8790616548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594">
            <text:p>594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P CHINNA JAMALAIAH</text:p>
          </table:table-cell>
          <table:table-cell table:style-name="ce47" office:value-type="float" office:value="824276650496">
            <text:p>824276650496</text:p>
          </table:table-cell>
          <table:table-cell table:style-name="ce47" office:value-type="float" office:value="9505366500">
            <text:p>9505366500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595">
            <text:p>595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P BALANNA</text:p>
          </table:table-cell>
          <table:table-cell table:style-name="ce47" office:value-type="float" office:value="680626680887">
            <text:p>680626680887</text:p>
          </table:table-cell>
          <table:table-cell table:style-name="ce47" office:value-type="float" office:value="8106013773">
            <text:p>8106013773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596">
            <text:p>596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Y YEDUKONDALU</text:p>
          </table:table-cell>
          <table:table-cell table:style-name="ce47" office:value-type="float" office:value="782574849692">
            <text:p>782574849692</text:p>
          </table:table-cell>
          <table:table-cell table:style-name="ce47" office:value-type="float" office:value="7036261619">
            <text:p>7036261619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597">
            <text:p>597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A PAPANNA</text:p>
          </table:table-cell>
          <table:table-cell table:style-name="ce47" office:value-type="float" office:value="304187230618">
            <text:p>304187230618</text:p>
          </table:table-cell>
          <table:table-cell table:style-name="ce47" office:value-type="float" office:value="7997924851">
            <text:p>7997924851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598">
            <text:p>598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A CHINNA RAMAIAH</text:p>
          </table:table-cell>
          <table:table-cell table:style-name="ce47" office:value-type="float" office:value="999272384498">
            <text:p>999272384498</text:p>
          </table:table-cell>
          <table:table-cell table:style-name="ce47" office:value-type="float" office:value="8985385375">
            <text:p>8985385375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599">
            <text:p>599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T NAGANNA</text:p>
          </table:table-cell>
          <table:table-cell table:style-name="ce47" office:value-type="float" office:value="519271818149">
            <text:p>519271818149</text:p>
          </table:table-cell>
          <table:table-cell table:style-name="ce47" office:value-type="float" office:value="9704268366">
            <text:p>9704268366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600">
            <text:p>600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G CHENCHU PULLAIAH</text:p>
          </table:table-cell>
          <table:table-cell table:style-name="ce47" office:value-type="float" office:value="277280499626">
            <text:p>277280499626</text:p>
          </table:table-cell>
          <table:table-cell table:style-name="ce47" office:value-type="float" office:value="9603226113">
            <text:p>9603226113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601">
            <text:p>601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G CHINNA CHENCHANNA</text:p>
          </table:table-cell>
          <table:table-cell table:style-name="ce47" office:value-type="float" office:value="211006304682">
            <text:p>211006304682</text:p>
          </table:table-cell>
          <table:table-cell table:style-name="ce47" office:value-type="float" office:value="7702735399">
            <text:p>7702735399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602">
            <text:p>602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G CHINNA CHENCHANNA</text:p>
          </table:table-cell>
          <table:table-cell table:style-name="ce47" office:value-type="float" office:value="301881300810">
            <text:p>301881300810</text:p>
          </table:table-cell>
          <table:table-cell table:style-name="ce47" office:value-type="float" office:value="9603926229">
            <text:p>9603926229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603">
            <text:p>603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G PEDDA PULLAIAH</text:p>
          </table:table-cell>
          <table:table-cell table:style-name="ce47" office:value-type="float" office:value="920454259888">
            <text:p>920454259888</text:p>
          </table:table-cell>
          <table:table-cell table:style-name="ce47" office:value-type="float" office:value="7997926058">
            <text:p>7997926058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604">
            <text:p>604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G NADIPI NARASIMHULU</text:p>
          </table:table-cell>
          <table:table-cell table:style-name="ce47" office:value-type="float" office:value="520863191319">
            <text:p>520863191319</text:p>
          </table:table-cell>
          <table:table-cell table:style-name="ce47" office:value-type="float" office:value="9959656199">
            <text:p>9959656199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605">
            <text:p>605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GHUSSAINAIAH</text:p>
          </table:table-cell>
          <table:table-cell table:style-name="ce47" office:value-type="float" office:value="412020968220">
            <text:p>412020968220</text:p>
          </table:table-cell>
          <table:table-cell table:style-name="ce47" office:value-type="float" office:value="9966133692">
            <text:p>9966133692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606">
            <text:p>606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K BALAIAH</text:p>
          </table:table-cell>
          <table:table-cell table:style-name="ce47" office:value-type="float" office:value="645281391566">
            <text:p>645281391566</text:p>
          </table:table-cell>
          <table:table-cell table:style-name="ce47" office:value-type="float" office:value="9959216308">
            <text:p>9959216308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607">
            <text:p>607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G NADIPI HUSSENAIAH</text:p>
          </table:table-cell>
          <table:table-cell table:style-name="ce47" office:value-type="float" office:value="928518105045">
            <text:p>928518105045</text:p>
          </table:table-cell>
          <table:table-cell table:style-name="ce47" office:value-type="float" office:value="9553880046">
            <text:p>9553880046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608">
            <text:p>608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B ANTANAPPA</text:p>
          </table:table-cell>
          <table:table-cell table:style-name="ce47" office:value-type="float" office:value="677734676498">
            <text:p>677734676498</text:p>
          </table:table-cell>
          <table:table-cell table:style-name="ce47" office:value-type="float" office:value="9052019563">
            <text:p>9052019563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609">
            <text:p>609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P KONDA OBULESU</text:p>
          </table:table-cell>
          <table:table-cell table:style-name="ce47" office:value-type="float" office:value="611447574753">
            <text:p>611447574753</text:p>
          </table:table-cell>
          <table:table-cell table:style-name="ce47" office:value-type="float" office:value="8897920733">
            <text:p>8897920733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610">
            <text:p>610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G CHINNA NARASIMHUDU</text:p>
          </table:table-cell>
          <table:table-cell table:style-name="ce47" office:value-type="float" office:value="966874963858">
            <text:p>966874963858</text:p>
          </table:table-cell>
          <table:table-cell table:style-name="ce47" office:value-type="float" office:value="9963567688">
            <text:p>9963567688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611">
            <text:p>611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P CHINNA JAMALAIAH</text:p>
          </table:table-cell>
          <table:table-cell table:style-name="ce47" office:value-type="float" office:value="261084173012">
            <text:p>261084173012</text:p>
          </table:table-cell>
          <table:table-cell table:style-name="ce47" office:value-type="float" office:value="9959241962">
            <text:p>9959241962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612">
            <text:p>612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A NAGANNA</text:p>
          </table:table-cell>
          <table:table-cell table:style-name="ce47" office:value-type="float" office:value="686768124554">
            <text:p>686768124554</text:p>
          </table:table-cell>
          <table:table-cell table:style-name="ce47" office:value-type="float" office:value="8374827436">
            <text:p>8374827436</text:p>
          </table:table-cell>
          <table:table-cell table:number-columns-repeated="1011"/>
        </table:table-row>
        <table:table-row table:style-name="ro11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ember</text:p>
          </table:table-cell>
          <table:table-cell office:value-type="float" office:value="613">
            <text:p>613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P PEDDA JAMULAIAH</text:p>
          </table:table-cell>
          <table:table-cell table:style-name="ce47" office:value-type="float" office:value="376746697232">
            <text:p>376746697232</text:p>
          </table:table-cell>
          <table:table-cell table:style-name="ce47" office:value-type="float" office:value="9949834882">
            <text:p>9949834882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14">
            <text:p>614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T VENKATA RAMUDU</text:p>
          </table:table-cell>
          <table:table-cell table:style-name="ce47" office:value-type="float" office:value="839449499266">
            <text:p>839449499266</text:p>
          </table:table-cell>
          <table:table-cell table:style-name="ce47" office:value-type="float" office:value="8897923314">
            <text:p>8897923314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15">
            <text:p>615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A VALICHENNA</text:p>
          </table:table-cell>
          <table:table-cell table:style-name="ce47" office:value-type="float" office:value="476424634750">
            <text:p>476424634750</text:p>
          </table:table-cell>
          <table:table-cell table:style-name="ce47" office:value-type="float" office:value="9052412392">
            <text:p>9052412392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16">
            <text:p>616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A VENKATA SWAMY</text:p>
          </table:table-cell>
          <table:table-cell table:style-name="ce47" office:value-type="float" office:value="531854161502">
            <text:p>531854161502</text:p>
          </table:table-cell>
          <table:table-cell table:style-name="ce47" office:value-type="float" office:value="9642971870">
            <text:p>9642971870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17">
            <text:p>617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T BALA NATASIMHULU</text:p>
          </table:table-cell>
          <table:table-cell table:style-name="ce47" office:value-type="float" office:value="383399705567">
            <text:p>383399705567</text:p>
          </table:table-cell>
          <table:table-cell table:style-name="ce47" office:value-type="float" office:value="8500021045">
            <text:p>8500021045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18">
            <text:p>618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A NARASIMHUDU</text:p>
          </table:table-cell>
          <table:table-cell table:style-name="ce47" office:value-type="float" office:value="404606169652">
            <text:p>404606169652</text:p>
          </table:table-cell>
          <table:table-cell table:style-name="ce47" office:value-type="float" office:value="8142062753">
            <text:p>8142062753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19">
            <text:p>619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A THIMMANNA</text:p>
          </table:table-cell>
          <table:table-cell table:style-name="ce47" office:value-type="float" office:value="798283943761">
            <text:p>798283943761</text:p>
          </table:table-cell>
          <table:table-cell table:style-name="ce47" office:value-type="float" office:value="7330655030">
            <text:p>7330655030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20">
            <text:p>620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A THIMMANNA</text:p>
          </table:table-cell>
          <table:table-cell table:style-name="ce47" office:value-type="float" office:value="391242771899">
            <text:p>391242771899</text:p>
          </table:table-cell>
          <table:table-cell table:style-name="ce47" office:value-type="float" office:value="9959023422">
            <text:p>9959023422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21">
            <text:p>621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A RAMA SUBBAIAH</text:p>
          </table:table-cell>
          <table:table-cell table:style-name="ce47" office:value-type="float" office:value="804805502659">
            <text:p>804805502659</text:p>
          </table:table-cell>
          <table:table-cell table:style-name="ce47" office:value-type="float" office:value="9951413051">
            <text:p>9951413051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22">
            <text:p>622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A PEDDA THIMMANNA</text:p>
          </table:table-cell>
          <table:table-cell table:style-name="ce47" office:value-type="float" office:value="644467660616">
            <text:p>644467660616</text:p>
          </table:table-cell>
          <table:table-cell table:style-name="ce47" office:value-type="float" office:value="9550204541">
            <text:p>9550204541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23">
            <text:p>623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K SHESHANNA</text:p>
          </table:table-cell>
          <table:table-cell table:style-name="ce47" office:value-type="float" office:value="996433805043">
            <text:p>996433805043</text:p>
          </table:table-cell>
          <table:table-cell table:style-name="ce47" office:value-type="float" office:value="9908385774">
            <text:p>9908385774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24">
            <text:p>624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A PEDDA THIMMANNA</text:p>
          </table:table-cell>
          <table:table-cell table:style-name="ce47" office:value-type="float" office:value="941081329051">
            <text:p>941081329051</text:p>
          </table:table-cell>
          <table:table-cell table:style-name="ce47" office:value-type="float" office:value="9705238471">
            <text:p>9705238471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25">
            <text:p>625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T CHINNA THIMAIAH</text:p>
          </table:table-cell>
          <table:table-cell table:style-name="ce47" office:value-type="float" office:value="504764977061">
            <text:p>504764977061</text:p>
          </table:table-cell>
          <table:table-cell table:style-name="ce47" office:value-type="float" office:value="8500021045">
            <text:p>8500021045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26">
            <text:p>626</text:p>
          </table:table-cell>
          <table:table-cell table:style-name="ce20" office:value-type="string">
            <text:p>P. CHINNA VENKATA SWAMY</text:p>
          </table:table-cell>
          <table:table-cell table:style-name="ce20" office:value-type="string">
            <text:p>C NAGESWARA RAO</text:p>
          </table:table-cell>
          <table:table-cell table:style-name="ce47" office:value-type="float" office:value="718515718868">
            <text:p>718515718868</text:p>
          </table:table-cell>
          <table:table-cell table:style-name="ce47" office:value-type="float" office:value="9052785887">
            <text:p>9052785887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27">
            <text:p>627</text:p>
          </table:table-cell>
          <table:table-cell table:style-name="ce20" office:value-type="string">
            <text:p>C. RAMAPULLAIAH</text:p>
          </table:table-cell>
          <table:table-cell table:style-name="ce20" office:value-type="string">
            <text:p>C CHINNA USENI</text:p>
          </table:table-cell>
          <table:table-cell table:style-name="ce47" office:value-type="float" office:value="865219585519">
            <text:p>865219585519</text:p>
          </table:table-cell>
          <table:table-cell table:style-name="ce47" office:value-type="float" office:value="7330732154">
            <text:p>7330732154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28">
            <text:p>628</text:p>
          </table:table-cell>
          <table:table-cell table:style-name="ce20" office:value-type="string">
            <text:p>T. SRIRAMULU</text:p>
          </table:table-cell>
          <table:table-cell table:style-name="ce20" office:value-type="string">
            <text:p>T YELLAPPA</text:p>
          </table:table-cell>
          <table:table-cell table:style-name="ce47" office:value-type="float" office:value="462081870511">
            <text:p>462081870511</text:p>
          </table:table-cell>
          <table:table-cell table:style-name="ce47" office:value-type="float" office:value="9989466833">
            <text:p>9989466833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29">
            <text:p>629</text:p>
          </table:table-cell>
          <table:table-cell table:style-name="ce20" office:value-type="string">
            <text:p>M. VENKATA NARASIMHUDU</text:p>
          </table:table-cell>
          <table:table-cell table:style-name="ce20" office:value-type="string">
            <text:p>M NARASIMHUDU</text:p>
          </table:table-cell>
          <table:table-cell table:style-name="ce47" office:value-type="float" office:value="867891796061">
            <text:p>867891796061</text:p>
          </table:table-cell>
          <table:table-cell table:style-name="ce47" office:value-type="float" office:value="9618158097">
            <text:p>9618158097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30">
            <text:p>630</text:p>
          </table:table-cell>
          <table:table-cell table:style-name="ce20" office:value-type="string">
            <text:p>M.VENKATESHWARLU</text:p>
          </table:table-cell>
          <table:table-cell table:style-name="ce20" office:value-type="string">
            <text:p>M NARASIMHUDU</text:p>
          </table:table-cell>
          <table:table-cell table:style-name="ce47" office:value-type="float" office:value="299876299605">
            <text:p>299876299605</text:p>
          </table:table-cell>
          <table:table-cell table:style-name="ce47" office:value-type="float" office:value="9676467429">
            <text:p>9676467429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31">
            <text:p>631</text:p>
          </table:table-cell>
          <table:table-cell table:style-name="ce20" office:value-type="string">
            <text:p>M. CHINNA NAGAIAH</text:p>
          </table:table-cell>
          <table:table-cell table:style-name="ce20" office:value-type="string">
            <text:p>M TIRUPALU</text:p>
          </table:table-cell>
          <table:table-cell table:style-name="ce47" office:value-type="float" office:value="399257990012">
            <text:p>399257990012</text:p>
          </table:table-cell>
          <table:table-cell table:style-name="ce47" office:value-type="float" office:value="97103101504">
            <text:p>97103101504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32">
            <text:p>632</text:p>
          </table:table-cell>
          <table:table-cell table:style-name="ce20" office:value-type="string">
            <text:p>M. PEDDA NAGAYYA</text:p>
          </table:table-cell>
          <table:table-cell table:style-name="ce20" office:value-type="string">
            <text:p>M TIRUPALU</text:p>
          </table:table-cell>
          <table:table-cell table:style-name="ce47" office:value-type="float" office:value="257742843777">
            <text:p>257742843777</text:p>
          </table:table-cell>
          <table:table-cell table:style-name="ce47" office:value-type="float" office:value="8374647073">
            <text:p>8374647073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33">
            <text:p>633</text:p>
          </table:table-cell>
          <table:table-cell table:style-name="ce20" office:value-type="string">
            <text:p>M. LAKSHMANNA</text:p>
          </table:table-cell>
          <table:table-cell table:style-name="ce20" office:value-type="string">
            <text:p>M NARAYANNA</text:p>
          </table:table-cell>
          <table:table-cell table:style-name="ce47" office:value-type="float" office:value="574266531369">
            <text:p>574266531369</text:p>
          </table:table-cell>
          <table:table-cell table:style-name="ce47" office:value-type="float" office:value="7095951779">
            <text:p>7095951779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34">
            <text:p>634</text:p>
          </table:table-cell>
          <table:table-cell table:style-name="ce20" office:value-type="string">
            <text:p>C. RAMAKRISHNUDU</text:p>
          </table:table-cell>
          <table:table-cell table:style-name="ce20" office:value-type="string">
            <text:p>C EBHUDHI</text:p>
          </table:table-cell>
          <table:table-cell table:style-name="ce47" office:value-type="float" office:value="846960987372">
            <text:p>846960987372</text:p>
          </table:table-cell>
          <table:table-cell table:style-name="ce47" office:value-type="float" office:value="9652395539">
            <text:p>9652395539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35">
            <text:p>635</text:p>
          </table:table-cell>
          <table:table-cell table:style-name="ce20" office:value-type="string">
            <text:p>C. ESWARAYYA</text:p>
          </table:table-cell>
          <table:table-cell table:style-name="ce20" office:value-type="string">
            <text:p>C EBHUDHI</text:p>
          </table:table-cell>
          <table:table-cell table:style-name="ce47" office:value-type="float" office:value="923033183731">
            <text:p>923033183731</text:p>
          </table:table-cell>
          <table:table-cell table:style-name="ce47" office:value-type="float" office:value="9652787125">
            <text:p>9652787125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36">
            <text:p>636</text:p>
          </table:table-cell>
          <table:table-cell table:style-name="ce20" office:value-type="string">
            <text:p>T. VENKATESWARLU</text:p>
          </table:table-cell>
          <table:table-cell table:style-name="ce20" office:value-type="string">
            <text:p>T VEBHUDHI</text:p>
          </table:table-cell>
          <table:table-cell table:style-name="ce47" office:value-type="float" office:value="444659473718">
            <text:p>444659473718</text:p>
          </table:table-cell>
          <table:table-cell table:style-name="ce47" office:value-type="float" office:value="9010411734">
            <text:p>9010411734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37">
            <text:p>637</text:p>
          </table:table-cell>
          <table:table-cell table:style-name="ce20" office:value-type="string">
            <text:p>C. NAGA PULLAIAH</text:p>
          </table:table-cell>
          <table:table-cell table:style-name="ce20" office:value-type="string">
            <text:p>C PULLANNA</text:p>
          </table:table-cell>
          <table:table-cell table:style-name="ce47" office:value-type="float" office:value="591575352796">
            <text:p>591575352796</text:p>
          </table:table-cell>
          <table:table-cell table:style-name="ce47" office:value-type="float" office:value="8142211679">
            <text:p>8142211679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38">
            <text:p>638</text:p>
          </table:table-cell>
          <table:table-cell table:style-name="ce20" office:value-type="string">
            <text:p>C. PEDDA VENKATESWARLU</text:p>
          </table:table-cell>
          <table:table-cell table:style-name="ce20" office:value-type="string">
            <text:p>C VENKATASWAMI</text:p>
          </table:table-cell>
          <table:table-cell table:style-name="ce47" office:value-type="float" office:value="668471662654">
            <text:p>668471662654</text:p>
          </table:table-cell>
          <table:table-cell table:style-name="ce47" office:value-type="float" office:value="9949204706">
            <text:p>9949204706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39">
            <text:p>639</text:p>
          </table:table-cell>
          <table:table-cell table:style-name="ce20" office:value-type="string">
            <text:p>C. CHINNA VENKATESWARLU</text:p>
          </table:table-cell>
          <table:table-cell table:style-name="ce20" office:value-type="string">
            <text:p>C VENKATASWAMI</text:p>
          </table:table-cell>
          <table:table-cell table:style-name="ce47" office:value-type="float" office:value="629784244385">
            <text:p>629784244385</text:p>
          </table:table-cell>
          <table:table-cell table:style-name="ce47" office:value-type="float" office:value="9985747093">
            <text:p>9985747093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40">
            <text:p>640</text:p>
          </table:table-cell>
          <table:table-cell table:style-name="ce20" office:value-type="string">
            <text:p>C. CHINNA ALLURAIAH</text:p>
          </table:table-cell>
          <table:table-cell table:style-name="ce20" office:value-type="string">
            <text:p>C PULLANNA</text:p>
          </table:table-cell>
          <table:table-cell table:style-name="ce47" office:value-type="float" office:value="896937171901">
            <text:p>896937171901</text:p>
          </table:table-cell>
          <table:table-cell table:style-name="ce47" office:value-type="float" office:value="8142211679">
            <text:p>8142211679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41">
            <text:p>641</text:p>
          </table:table-cell>
          <table:table-cell table:style-name="ce20" office:value-type="string">
            <text:p>C. PEDDA ALLURAIAH</text:p>
          </table:table-cell>
          <table:table-cell table:style-name="ce20" office:value-type="string">
            <text:p>C PULLANNA</text:p>
          </table:table-cell>
          <table:table-cell table:style-name="ce47" office:value-type="float" office:value="563205484968">
            <text:p>563205484968</text:p>
          </table:table-cell>
          <table:table-cell table:style-name="ce47" office:value-type="float" office:value="9441013223">
            <text:p>9441013223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42">
            <text:p>642</text:p>
          </table:table-cell>
          <table:table-cell table:style-name="ce20" office:value-type="string">
            <text:p>C. LAKSHMAIAH</text:p>
          </table:table-cell>
          <table:table-cell table:style-name="ce20" office:value-type="string">
            <text:p>C PULLANNA</text:p>
          </table:table-cell>
          <table:table-cell table:style-name="ce47" office:value-type="float" office:value="887173731179">
            <text:p>887173731179</text:p>
          </table:table-cell>
          <table:table-cell table:style-name="ce47" office:value-type="float" office:value="9908747572">
            <text:p>9908747572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office:value-type="string">
            <text:p> Bandi Atmakur </text:p>
          </table:table-cell>
          <table:table-cell office:value-type="string">
            <text:p>Ernapad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ember</text:p>
          </table:table-cell>
          <table:table-cell office:value-type="float" office:value="643">
            <text:p>643</text:p>
          </table:table-cell>
          <table:table-cell table:style-name="ce20" office:value-type="string">
            <text:p>T. NAGESWARA RAO</text:p>
          </table:table-cell>
          <table:table-cell table:style-name="ce20" office:value-type="string">
            <text:p>T NARAYANA</text:p>
          </table:table-cell>
          <table:table-cell table:style-name="ce47" office:value-type="float" office:value="775634804678">
            <text:p>775634804678</text:p>
          </table:table-cell>
          <table:table-cell table:style-name="ce47" office:value-type="float" office:value="9573179828">
            <text:p>9573179828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44">
            <text:p>644</text:p>
          </table:table-cell>
          <table:table-cell table:style-name="ce20" office:value-type="string">
            <text:p>A. NAGANNA</text:p>
          </table:table-cell>
          <table:table-cell table:style-name="ce20" office:value-type="string">
            <text:p>A SOMANNA</text:p>
          </table:table-cell>
          <table:table-cell table:style-name="ce47" office:value-type="float" office:value="779301077641">
            <text:p>779301077641</text:p>
          </table:table-cell>
          <table:table-cell table:style-name="ce47" office:value-type="float" office:value="9573100112">
            <text:p>9573100112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45">
            <text:p>645</text:p>
          </table:table-cell>
          <table:table-cell table:style-name="ce20" office:value-type="string">
            <text:p>G. THIMMAIAH</text:p>
          </table:table-cell>
          <table:table-cell table:style-name="ce20" office:value-type="string">
            <text:p>G MADDILETTI</text:p>
          </table:table-cell>
          <table:table-cell table:style-name="ce47" office:value-type="float" office:value="724082102890">
            <text:p>724082102890</text:p>
          </table:table-cell>
          <table:table-cell table:style-name="ce47" office:value-type="float" office:value="9573312623">
            <text:p>9573312623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46">
            <text:p>646</text:p>
          </table:table-cell>
          <table:table-cell table:style-name="ce20" office:value-type="string">
            <text:p>G. NARASAMMA</text:p>
          </table:table-cell>
          <table:table-cell table:style-name="ce20" office:value-type="string">
            <text:p>W/O THIMMAIAH</text:p>
          </table:table-cell>
          <table:table-cell table:style-name="ce47" office:value-type="float" office:value="235429786840">
            <text:p>235429786840</text:p>
          </table:table-cell>
          <table:table-cell table:style-name="ce47" office:value-type="float" office:value="95733312623">
            <text:p>95733312623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47">
            <text:p>647</text:p>
          </table:table-cell>
          <table:table-cell table:style-name="ce20" office:value-type="string">
            <text:p>S. GURRAMMA</text:p>
          </table:table-cell>
          <table:table-cell table:style-name="ce20" office:value-type="string">
            <text:p>W/O CHINNA PULLAYYA</text:p>
          </table:table-cell>
          <table:table-cell table:style-name="ce47" office:value-type="float" office:value="946744165178">
            <text:p>946744165178</text:p>
          </table:table-cell>
          <table:table-cell table:style-name="ce47" office:value-type="float" office:value="9866884534">
            <text:p>9866884534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48">
            <text:p>648</text:p>
          </table:table-cell>
          <table:table-cell table:style-name="ce20" office:value-type="string">
            <text:p>S. PEDDA PULLAYYA</text:p>
          </table:table-cell>
          <table:table-cell table:style-name="ce20" office:value-type="string">
            <text:p>S CHENNAPPA</text:p>
          </table:table-cell>
          <table:table-cell table:style-name="ce47" office:value-type="float" office:value="815942292336">
            <text:p>815942292336</text:p>
          </table:table-cell>
          <table:table-cell table:style-name="ce47" office:value-type="float" office:value="7893784585">
            <text:p>7893784585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49">
            <text:p>649</text:p>
          </table:table-cell>
          <table:table-cell table:style-name="ce20" office:value-type="string">
            <text:p>S. SAYAMMA </text:p>
          </table:table-cell>
          <table:table-cell table:style-name="ce20" office:value-type="string">
            <text:p><text:s/>W/O PEDDYPULLAYYA</text:p>
          </table:table-cell>
          <table:table-cell table:style-name="ce47" office:value-type="float" office:value="696315996987">
            <text:p>696315996987</text:p>
          </table:table-cell>
          <table:table-cell table:style-name="ce47" office:value-type="float" office:value="7893784585">
            <text:p>7893784585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50">
            <text:p>650</text:p>
          </table:table-cell>
          <table:table-cell table:style-name="ce20" office:value-type="string">
            <text:p>S. CHINNA PULLAYYA</text:p>
          </table:table-cell>
          <table:table-cell table:style-name="ce20" office:value-type="string">
            <text:p>S CHENNAPPA</text:p>
          </table:table-cell>
          <table:table-cell table:style-name="ce47" office:value-type="float" office:value="614420461699">
            <text:p>614420461699</text:p>
          </table:table-cell>
          <table:table-cell table:style-name="ce47" office:value-type="float" office:value="9866884534">
            <text:p>9866884534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51">
            <text:p>651</text:p>
          </table:table-cell>
          <table:table-cell table:style-name="ce20" office:value-type="string">
            <text:p>M. VENKATA RAMANA</text:p>
          </table:table-cell>
          <table:table-cell table:style-name="ce20" office:value-type="string">
            <text:p>M PULLAIAH</text:p>
          </table:table-cell>
          <table:table-cell table:style-name="ce47" office:value-type="float" office:value="583505639359">
            <text:p>583505639359</text:p>
          </table:table-cell>
          <table:table-cell table:style-name="ce47" office:value-type="float" office:value="8897436686">
            <text:p>8897436686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52">
            <text:p>652</text:p>
          </table:table-cell>
          <table:table-cell table:style-name="ce20" office:value-type="string">
            <text:p>M. PULLAYYA</text:p>
          </table:table-cell>
          <table:table-cell table:style-name="ce20"/>
          <table:table-cell table:style-name="ce47" office:value-type="float" office:value="986858166141">
            <text:p>986858166141</text:p>
          </table:table-cell>
          <table:table-cell table:style-name="ce47" office:value-type="float" office:value="9866186780">
            <text:p>9866186780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53">
            <text:p>653</text:p>
          </table:table-cell>
          <table:table-cell table:style-name="ce20" office:value-type="string">
            <text:p>M. NETHAJI</text:p>
          </table:table-cell>
          <table:table-cell table:style-name="ce20" office:value-type="string">
            <text:p><text:s/></text:p>
          </table:table-cell>
          <table:table-cell table:style-name="ce47" office:value-type="float" office:value="345311781907">
            <text:p>345311781907</text:p>
          </table:table-cell>
          <table:table-cell table:style-name="ce47" office:value-type="float" office:value="9000026245">
            <text:p>9000026245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54">
            <text:p>654</text:p>
          </table:table-cell>
          <table:table-cell table:style-name="ce20" office:value-type="string">
            <text:p>M VENKATA SUBBAMMA</text:p>
          </table:table-cell>
          <table:table-cell table:style-name="ce20" office:value-type="string">
            <text:p><text:s/>W/O NETHAJI</text:p>
          </table:table-cell>
          <table:table-cell table:style-name="ce47" office:value-type="float" office:value="549115187588">
            <text:p>549115187588</text:p>
          </table:table-cell>
          <table:table-cell table:style-name="ce47" office:value-type="float" office:value="9000026245">
            <text:p>9000026245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55">
            <text:p>655</text:p>
          </table:table-cell>
          <table:table-cell table:style-name="ce20" office:value-type="string">
            <text:p>M. GURAMMA</text:p>
          </table:table-cell>
          <table:table-cell table:style-name="ce20" office:value-type="string">
            <text:p><text:s/>W/O GOPALA KRISHNA</text:p>
          </table:table-cell>
          <table:table-cell table:style-name="ce47" office:value-type="float" office:value="889120180611">
            <text:p>889120180611</text:p>
          </table:table-cell>
          <table:table-cell table:style-name="ce47" office:value-type="float" office:value="7702724714">
            <text:p>7702724714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56">
            <text:p>656</text:p>
          </table:table-cell>
          <table:table-cell table:style-name="ce20" office:value-type="string">
            <text:p>M. GOPAL KRISHNA</text:p>
          </table:table-cell>
          <table:table-cell table:style-name="ce20" office:value-type="string">
            <text:p>M PULLAIAH</text:p>
          </table:table-cell>
          <table:table-cell table:style-name="ce47" office:value-type="float" office:value="508461765463">
            <text:p>508461765463</text:p>
          </table:table-cell>
          <table:table-cell table:style-name="ce47" office:value-type="float" office:value="7702724714">
            <text:p>7702724714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57">
            <text:p>657</text:p>
          </table:table-cell>
          <table:table-cell table:style-name="ce20" office:value-type="string">
            <text:p>M. THIRUPATHAMMA</text:p>
          </table:table-cell>
          <table:table-cell table:style-name="ce20" office:value-type="string">
            <text:p><text:s/>W/O KESHALU</text:p>
          </table:table-cell>
          <table:table-cell table:style-name="ce47" office:value-type="float" office:value="425042433868">
            <text:p>425042433868</text:p>
          </table:table-cell>
          <table:table-cell table:style-name="ce47" office:value-type="float" office:value="9573207909">
            <text:p>9573207909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58">
            <text:p>658</text:p>
          </table:table-cell>
          <table:table-cell table:style-name="ce20" office:value-type="string">
            <text:p>P. VENKATARAMANA</text:p>
          </table:table-cell>
          <table:table-cell table:style-name="ce20" office:value-type="string">
            <text:p>P VENKATAIAH</text:p>
          </table:table-cell>
          <table:table-cell table:style-name="ce47" office:value-type="float" office:value="787642143749">
            <text:p>787642143749</text:p>
          </table:table-cell>
          <table:table-cell table:style-name="ce47" office:value-type="float" office:value="9618822506">
            <text:p>9618822506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59">
            <text:p>659</text:p>
          </table:table-cell>
          <table:table-cell table:style-name="ce20" office:value-type="string">
            <text:p>P. LINGAMMA</text:p>
          </table:table-cell>
          <table:table-cell table:style-name="ce20" office:value-type="string">
            <text:p><text:s/>W/O VENKATAYYA</text:p>
          </table:table-cell>
          <table:table-cell table:style-name="ce47" office:value-type="float" office:value="341281385400">
            <text:p>341281385400</text:p>
          </table:table-cell>
          <table:table-cell table:style-name="ce47" office:value-type="float" office:value="9618822506">
            <text:p>9618822506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60">
            <text:p>660</text:p>
          </table:table-cell>
          <table:table-cell table:style-name="ce20" office:value-type="string">
            <text:p>M. PAKKAIRA</text:p>
          </table:table-cell>
          <table:table-cell table:style-name="ce20" office:value-type="string">
            <text:p>M CHINNA BAKKANNA</text:p>
          </table:table-cell>
          <table:table-cell table:style-name="ce47" office:value-type="float" office:value="830595530614">
            <text:p>830595530614</text:p>
          </table:table-cell>
          <table:table-cell table:style-name="ce47" office:value-type="float" office:value="9866497089">
            <text:p>9866497089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61">
            <text:p>661</text:p>
          </table:table-cell>
          <table:table-cell table:style-name="ce20" office:value-type="string">
            <text:p>M. YANGAMMA</text:p>
          </table:table-cell>
          <table:table-cell table:style-name="ce20" office:value-type="string">
            <text:p><text:s/>W/O PAKKIRAIAH</text:p>
          </table:table-cell>
          <table:table-cell table:style-name="ce47" office:value-type="float" office:value="412799055748">
            <text:p>412799055748</text:p>
          </table:table-cell>
          <table:table-cell table:style-name="ce47" office:value-type="float" office:value="9866497089">
            <text:p>9866497089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62">
            <text:p>662</text:p>
          </table:table-cell>
          <table:table-cell table:style-name="ce20" office:value-type="string">
            <text:p>M. VENKATA LAKSHMAMMA</text:p>
          </table:table-cell>
          <table:table-cell table:style-name="ce20" office:value-type="string">
            <text:p><text:s/>W/O KESHALU</text:p>
          </table:table-cell>
          <table:table-cell table:style-name="ce47" office:value-type="float" office:value="388754113796">
            <text:p>388754113796</text:p>
          </table:table-cell>
          <table:table-cell table:style-name="ce47" office:value-type="float" office:value="9603661620">
            <text:p>9603661620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63">
            <text:p>663</text:p>
          </table:table-cell>
          <table:table-cell table:style-name="ce20" office:value-type="string">
            <text:p>M. KESHALU</text:p>
          </table:table-cell>
          <table:table-cell table:style-name="ce20" office:value-type="string">
            <text:p>M PAKKIRA</text:p>
          </table:table-cell>
          <table:table-cell table:style-name="ce47" office:value-type="float" office:value="296737281419">
            <text:p>296737281419</text:p>
          </table:table-cell>
          <table:table-cell table:style-name="ce47" office:value-type="float" office:value="9603661620">
            <text:p>9603661620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64">
            <text:p>664</text:p>
          </table:table-cell>
          <table:table-cell table:style-name="ce20" office:value-type="string">
            <text:p>G. LAKSHMI DEVI</text:p>
          </table:table-cell>
          <table:table-cell table:style-name="ce20" office:value-type="string">
            <text:p><text:s/>W/O CHINNA SWAMY</text:p>
          </table:table-cell>
          <table:table-cell table:style-name="ce47" office:value-type="float" office:value="977678366356">
            <text:p>977678366356</text:p>
          </table:table-cell>
          <table:table-cell table:style-name="ce47" office:value-type="float" office:value="9949662707">
            <text:p>9949662707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65">
            <text:p>665</text:p>
          </table:table-cell>
          <table:table-cell table:style-name="ce20" office:value-type="string">
            <text:p>G. CHINNA SWAMY</text:p>
          </table:table-cell>
          <table:table-cell table:style-name="ce20" office:value-type="string">
            <text:p>G SHESAIAH</text:p>
          </table:table-cell>
          <table:table-cell table:style-name="ce47" office:value-type="float" office:value="576999126110">
            <text:p>576999126110</text:p>
          </table:table-cell>
          <table:table-cell table:style-name="ce47" office:value-type="float" office:value="9949662707">
            <text:p>9949662707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66">
            <text:p>666</text:p>
          </table:table-cell>
          <table:table-cell table:style-name="ce20" office:value-type="string">
            <text:p>M. CHENNAPPA</text:p>
          </table:table-cell>
          <table:table-cell table:style-name="ce20" office:value-type="string">
            <text:p>M CHENNAPPA</text:p>
          </table:table-cell>
          <table:table-cell table:style-name="ce47" office:value-type="float" office:value="855969511287">
            <text:p>855969511287</text:p>
          </table:table-cell>
          <table:table-cell table:style-name="ce47" office:value-type="float" office:value="9618818992">
            <text:p>9618818992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67">
            <text:p>667</text:p>
          </table:table-cell>
          <table:table-cell table:style-name="ce20" office:value-type="string">
            <text:p>M. NIJA LINGAMAYYA</text:p>
          </table:table-cell>
          <table:table-cell table:style-name="ce20" office:value-type="string">
            <text:p>M CHENNAPPA</text:p>
          </table:table-cell>
          <table:table-cell table:style-name="ce47" office:value-type="float" office:value="251342820498">
            <text:p>251342820498</text:p>
          </table:table-cell>
          <table:table-cell table:style-name="ce47" office:value-type="float" office:value="8096504776">
            <text:p>8096504776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68">
            <text:p>668</text:p>
          </table:table-cell>
          <table:table-cell table:style-name="ce20" office:value-type="string">
            <text:p>M. SHIVAMMA</text:p>
          </table:table-cell>
          <table:table-cell table:style-name="ce20" office:value-type="string">
            <text:p><text:s/>W/O SHIVAYYA</text:p>
          </table:table-cell>
          <table:table-cell table:style-name="ce47" office:value-type="float" office:value="784688942527">
            <text:p>784688942527</text:p>
          </table:table-cell>
          <table:table-cell table:style-name="ce47" office:value-type="float" office:value="9000410765">
            <text:p>9000410765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69">
            <text:p>669</text:p>
          </table:table-cell>
          <table:table-cell table:style-name="ce20" office:value-type="string">
            <text:p>M. SHIVAYYA</text:p>
          </table:table-cell>
          <table:table-cell table:style-name="ce20" office:value-type="string">
            <text:p>M OBULUSU</text:p>
          </table:table-cell>
          <table:table-cell table:style-name="ce47" office:value-type="float" office:value="385624743406">
            <text:p>385624743406</text:p>
          </table:table-cell>
          <table:table-cell table:style-name="ce47" office:value-type="float" office:value="9000410765">
            <text:p>9000410765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70">
            <text:p>670</text:p>
          </table:table-cell>
          <table:table-cell table:style-name="ce20" office:value-type="string">
            <text:p>G CHINNA SUBBA RAYUDU</text:p>
          </table:table-cell>
          <table:table-cell table:style-name="ce20" office:value-type="string">
            <text:p>G VUSHENI</text:p>
          </table:table-cell>
          <table:table-cell table:style-name="ce47" office:value-type="float" office:value="805896949696">
            <text:p>805896949696</text:p>
          </table:table-cell>
          <table:table-cell table:style-name="ce47" office:value-type="float" office:value="9502435085">
            <text:p>9502435085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71">
            <text:p>671</text:p>
          </table:table-cell>
          <table:table-cell table:style-name="ce20" office:value-type="string">
            <text:p>A. CHOWNDAYYA</text:p>
          </table:table-cell>
          <table:table-cell table:style-name="ce20" office:value-type="string">
            <text:p>A SUNKANNA</text:p>
          </table:table-cell>
          <table:table-cell table:style-name="ce47" office:value-type="float" office:value="446875068137">
            <text:p>446875068137</text:p>
          </table:table-cell>
          <table:table-cell table:style-name="ce47" office:value-type="float" office:value="9908747446">
            <text:p>9908747446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72">
            <text:p>672</text:p>
          </table:table-cell>
          <table:table-cell table:style-name="ce20" office:value-type="string">
            <text:p>G. PEDDA SUBBA RAYUDU</text:p>
          </table:table-cell>
          <table:table-cell table:style-name="ce20" office:value-type="string">
            <text:p>G HUSENI</text:p>
          </table:table-cell>
          <table:table-cell table:style-name="ce47" office:value-type="float" office:value="325309259918">
            <text:p>325309259918</text:p>
          </table:table-cell>
          <table:table-cell table:style-name="ce47" office:value-type="float" office:value="9542499738">
            <text:p>9542499738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73">
            <text:p>673</text:p>
          </table:table-cell>
          <table:table-cell table:style-name="ce20" office:value-type="string">
            <text:p>P. VENKATAYYA</text:p>
          </table:table-cell>
          <table:table-cell table:style-name="ce20" office:value-type="string">
            <text:p>P NAGANNA</text:p>
          </table:table-cell>
          <table:table-cell table:style-name="ce47" office:value-type="float" office:value="700539437563">
            <text:p>700539437563</text:p>
          </table:table-cell>
          <table:table-cell table:style-name="ce47" office:value-type="float" office:value="9618822506">
            <text:p>9618822506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74">
            <text:p>674</text:p>
          </table:table-cell>
          <table:table-cell table:style-name="ce20" office:value-type="string">
            <text:p>M. SRINIVASULU</text:p>
          </table:table-cell>
          <table:table-cell table:style-name="ce20" office:value-type="string">
            <text:p>M PULLAIAH</text:p>
          </table:table-cell>
          <table:table-cell table:style-name="ce47" office:value-type="float" office:value="693116890924">
            <text:p>693116890924</text:p>
          </table:table-cell>
          <table:table-cell table:style-name="ce47" office:value-type="float" office:value="9866347243">
            <text:p>9866347243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75">
            <text:p>675</text:p>
          </table:table-cell>
          <table:table-cell table:style-name="ce20" office:value-type="string">
            <text:p>J. SUBBALAKSHMAMMA</text:p>
          </table:table-cell>
          <table:table-cell table:style-name="ce20" office:value-type="string">
            <text:p>W/O THIRUPALU</text:p>
          </table:table-cell>
          <table:table-cell table:style-name="ce47" office:value-type="float" office:value="935336116774">
            <text:p>935336116774</text:p>
          </table:table-cell>
          <table:table-cell table:style-name="ce47" office:value-type="float" office:value="9959471208">
            <text:p>9959471208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76">
            <text:p>676</text:p>
          </table:table-cell>
          <table:table-cell table:style-name="ce20" office:value-type="string">
            <text:p>JP. THIRUPALU</text:p>
          </table:table-cell>
          <table:table-cell table:style-name="ce20" office:value-type="string">
            <text:p>J NAGANNA</text:p>
          </table:table-cell>
          <table:table-cell table:style-name="ce47" office:value-type="float" office:value="722635201063">
            <text:p>722635201063</text:p>
          </table:table-cell>
          <table:table-cell table:style-name="ce47" office:value-type="float" office:value="9959471208">
            <text:p>9959471208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77">
            <text:p>677</text:p>
          </table:table-cell>
          <table:table-cell table:style-name="ce20" office:value-type="string">
            <text:p>J. NAGARAJU</text:p>
          </table:table-cell>
          <table:table-cell table:style-name="ce20" office:value-type="string">
            <text:p>J THIRUPALU</text:p>
          </table:table-cell>
          <table:table-cell table:style-name="ce47" office:value-type="float" office:value="534970009932">
            <text:p>534970009932</text:p>
          </table:table-cell>
          <table:table-cell table:style-name="ce47" office:value-type="float" office:value="9505283642">
            <text:p>9505283642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78">
            <text:p>678</text:p>
          </table:table-cell>
          <table:table-cell table:style-name="ce20" office:value-type="string">
            <text:p>M. LINGAMMA</text:p>
          </table:table-cell>
          <table:table-cell table:style-name="ce20" office:value-type="string">
            <text:p>W/O CHANDRA SEKHAR</text:p>
          </table:table-cell>
          <table:table-cell table:style-name="ce47" office:value-type="float" office:value="777954268747">
            <text:p>777954268747</text:p>
          </table:table-cell>
          <table:table-cell table:style-name="ce47" office:value-type="float" office:value="7036008721">
            <text:p>7036008721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79">
            <text:p>679</text:p>
          </table:table-cell>
          <table:table-cell table:style-name="ce20" office:value-type="string">
            <text:p>M. CHANDRASEKHAR</text:p>
          </table:table-cell>
          <table:table-cell table:style-name="ce20" office:value-type="string">
            <text:p>M CHENNAPPA</text:p>
          </table:table-cell>
          <table:table-cell table:style-name="ce47" office:value-type="float" office:value="895900374063">
            <text:p>895900374063</text:p>
          </table:table-cell>
          <table:table-cell table:style-name="ce47" office:value-type="float" office:value="7036008721">
            <text:p>7036008721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80">
            <text:p>680</text:p>
          </table:table-cell>
          <table:table-cell table:style-name="ce20" office:value-type="string">
            <text:p>M. SAVITHRAMMA</text:p>
          </table:table-cell>
          <table:table-cell table:style-name="ce20" office:value-type="string">
            <text:p><text:s/>W/O THIRUPALU</text:p>
          </table:table-cell>
          <table:table-cell table:style-name="ce47" office:value-type="float" office:value="673932328120">
            <text:p>673932328120</text:p>
          </table:table-cell>
          <table:table-cell table:style-name="ce47" office:value-type="float" office:value="9701334020">
            <text:p>9701334020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81">
            <text:p>681</text:p>
          </table:table-cell>
          <table:table-cell table:style-name="ce20" office:value-type="string">
            <text:p>A. SALAMMA</text:p>
          </table:table-cell>
          <table:table-cell table:style-name="ce20" office:value-type="string">
            <text:p><text:s/>W/O CHOWNDAYYA</text:p>
          </table:table-cell>
          <table:table-cell table:style-name="ce47" office:value-type="float" office:value="453266975013">
            <text:p>453266975013</text:p>
          </table:table-cell>
          <table:table-cell table:style-name="ce47" office:value-type="float" office:value="9908747446">
            <text:p>9908747446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82">
            <text:p>682</text:p>
          </table:table-cell>
          <table:table-cell table:style-name="ce20" office:value-type="string">
            <text:p>T. LAKSHMI NARASAMMA</text:p>
          </table:table-cell>
          <table:table-cell table:style-name="ce20" office:value-type="string">
            <text:p><text:s/>W/O RAMA KRISHNA</text:p>
          </table:table-cell>
          <table:table-cell table:style-name="ce47" office:value-type="float" office:value="200585755580">
            <text:p>200585755580</text:p>
          </table:table-cell>
          <table:table-cell table:style-name="ce47" office:value-type="float" office:value="7660058845">
            <text:p>7660058845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83">
            <text:p>683</text:p>
          </table:table-cell>
          <table:table-cell table:style-name="ce20" office:value-type="string">
            <text:p>T. VENKATA SUBBAMMA</text:p>
          </table:table-cell>
          <table:table-cell table:style-name="ce20" office:value-type="string">
            <text:p><text:s/>W/O CHENNAPPA</text:p>
          </table:table-cell>
          <table:table-cell table:style-name="ce47" office:value-type="float" office:value="722049726327">
            <text:p>722049726327</text:p>
          </table:table-cell>
          <table:table-cell table:style-name="ce47" office:value-type="float" office:value="9666937784">
            <text:p>9666937784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84">
            <text:p>684</text:p>
          </table:table-cell>
          <table:table-cell table:style-name="ce20" office:value-type="string">
            <text:p>T. CHENNAPPA</text:p>
          </table:table-cell>
          <table:table-cell table:style-name="ce20" office:value-type="string">
            <text:p>T PICHAIAH</text:p>
          </table:table-cell>
          <table:table-cell table:style-name="ce47" office:value-type="float" office:value="522887026340">
            <text:p>522887026340</text:p>
          </table:table-cell>
          <table:table-cell table:style-name="ce47" office:value-type="float" office:value="9666937784">
            <text:p>9666937784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85">
            <text:p>685</text:p>
          </table:table-cell>
          <table:table-cell table:style-name="ce20" office:value-type="string">
            <text:p>T. RAMAKRISHNA</text:p>
          </table:table-cell>
          <table:table-cell table:style-name="ce20" office:value-type="string">
            <text:p>T CHENNAPPA</text:p>
          </table:table-cell>
          <table:table-cell table:style-name="ce47" office:value-type="float" office:value="882366144124">
            <text:p>882366144124</text:p>
          </table:table-cell>
          <table:table-cell table:style-name="ce47" office:value-type="float" office:value="7660058845">
            <text:p>7660058845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86">
            <text:p>686</text:p>
          </table:table-cell>
          <table:table-cell table:style-name="ce20" office:value-type="string">
            <text:p>T. NARASAMMA</text:p>
          </table:table-cell>
          <table:table-cell table:style-name="ce20" office:value-type="string">
            <text:p><text:s/>W/O PARTHUDU</text:p>
          </table:table-cell>
          <table:table-cell table:style-name="ce47" office:value-type="float" office:value="454854969732">
            <text:p>454854969732</text:p>
          </table:table-cell>
          <table:table-cell table:style-name="ce47" office:value-type="float" office:value="8008661384">
            <text:p>8008661384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87">
            <text:p>687</text:p>
          </table:table-cell>
          <table:table-cell table:style-name="ce20" office:value-type="string">
            <text:p>T. PARTHUDU</text:p>
          </table:table-cell>
          <table:table-cell table:style-name="ce20" office:value-type="string">
            <text:p>T CHENNAPPA</text:p>
          </table:table-cell>
          <table:table-cell table:style-name="ce47" office:value-type="float" office:value="357894543655">
            <text:p>357894543655</text:p>
          </table:table-cell>
          <table:table-cell table:style-name="ce47" office:value-type="float" office:value="8008661384">
            <text:p>8008661384</text:p>
          </table:table-cell>
          <table:table-cell table:number-columns-repeated="1011"/>
        </table:table-row>
        <table:table-row table:style-name="ro10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88">
            <text:p>688</text:p>
          </table:table-cell>
          <table:table-cell table:style-name="ce20" office:value-type="string">
            <text:p>M. SARASWATHI</text:p>
          </table:table-cell>
          <table:table-cell table:style-name="ce20" office:value-type="string">
            <text:p><text:s/>W/O MAREPALLI</text:p>
          </table:table-cell>
          <table:table-cell table:style-name="ce47" office:value-type="float" office:value="367938307455">
            <text:p>367938307455</text:p>
          </table:table-cell>
          <table:table-cell table:style-name="ce47" office:value-type="float" office:value="9908970189">
            <text:p>9908970189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<text:s/>Nandyal</text:p>
          </table:table-cell>
          <table:table-cell office:value-type="string">
            <text:p> Nandyal </text:p>
          </table:table-cell>
          <table:table-cell/>
          <table:table-cell office:value-type="float" office:value="518501">
            <text:p>51850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ember</text:p>
          </table:table-cell>
          <table:table-cell office:value-type="float" office:value="689">
            <text:p>689</text:p>
          </table:table-cell>
          <table:table-cell table:style-name="ce21" office:value-type="string">
            <text:p>M. JAYA RAMUDU</text:p>
          </table:table-cell>
          <table:table-cell table:style-name="ce21" office:value-type="string">
            <text:p>M CHENNAPPA</text:p>
          </table:table-cell>
          <table:table-cell table:style-name="ce48" office:value-type="float" office:value="817014234003">
            <text:p>817014234003</text:p>
          </table:table-cell>
          <table:table-cell table:style-name="ce48" office:value-type="float" office:value="9908970189">
            <text:p>9908970189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690">
            <text:p>690</text:p>
          </table:table-cell>
          <table:table-cell table:style-name="ce22" office:value-type="string">
            <text:p>Pedda Chenchanna</text:p>
          </table:table-cell>
          <table:table-cell table:style-name="ce22" office:value-type="string">
            <text:p>G.Naganna</text:p>
          </table:table-cell>
          <table:table-cell office:value-type="float" office:value="734603100805">
            <text:p>###</text:p>
          </table:table-cell>
          <table:table-cell office:value-type="float" office:value="9618892734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691">
            <text:p>691</text:p>
          </table:table-cell>
          <table:table-cell office:value-type="string">
            <text:p>Chinna Balanna</text:p>
          </table:table-cell>
          <table:table-cell office:value-type="string">
            <text:p>G.Sankaraiah</text:p>
          </table:table-cell>
          <table:table-cell office:value-type="float" office:value="740072668827">
            <text:p>###</text:p>
          </table:table-cell>
          <table:table-cell office:value-type="float" office:value="9652983527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692">
            <text:p>692</text:p>
          </table:table-cell>
          <table:table-cell table:style-name="ce24" office:value-type="string">
            <text:p>M.Krishna</text:p>
          </table:table-cell>
          <table:table-cell table:style-name="ce24" office:value-type="string">
            <text:p>Naganna</text:p>
          </table:table-cell>
          <table:table-cell table:style-name="ce50" office:value-type="float" office:value="0">
            <text:p>0 <text:s text:c="3"/></text:p>
          </table:table-cell>
          <table:table-cell table:style-name="ce50" office:value-type="float" office:value="9908625221">
            <text:p>###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693">
            <text:p>693</text:p>
          </table:table-cell>
          <table:table-cell office:value-type="string">
            <text:p>T.Pedda Rangaswamy</text:p>
          </table:table-cell>
          <table:table-cell office:value-type="string">
            <text:p>Bakkanna</text:p>
          </table:table-cell>
          <table:table-cell office:value-type="float" office:value="397335669871">
            <text:p>###</text:p>
          </table:table-cell>
          <table:table-cell office:value-type="float" office:value="9908727455">
            <text:p>###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694">
            <text:p>694</text:p>
          </table:table-cell>
          <table:table-cell table:style-name="ce25" office:value-type="string">
            <text:p>Chinna Venkataswamy</text:p>
          </table:table-cell>
          <table:table-cell table:style-name="ce25" office:value-type="string">
            <text:p>Pullanna</text:p>
          </table:table-cell>
          <table:table-cell table:style-name="ce51" office:value-type="float" office:value="573312227369">
            <text:p>###</text:p>
          </table:table-cell>
          <table:table-cell table:style-name="ce51" office:value-type="float" office:value="9701910595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695">
            <text:p>695</text:p>
          </table:table-cell>
          <table:table-cell office:value-type="string">
            <text:p>T.Seshanna</text:p>
          </table:table-cell>
          <table:table-cell office:value-type="string">
            <text:p>T.Subbarayudu</text:p>
          </table:table-cell>
          <table:table-cell office:value-type="float" office:value="448656408996">
            <text:p>###</text:p>
          </table:table-cell>
          <table:table-cell office:value-type="float" office:value="9989793678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696">
            <text:p>696</text:p>
          </table:table-cell>
          <table:table-cell office:value-type="string">
            <text:p>T.Chinna Dastagiri</text:p>
          </table:table-cell>
          <table:table-cell office:value-type="string">
            <text:p>Pullanna</text:p>
          </table:table-cell>
          <table:table-cell office:value-type="float" office:value="391805335458">
            <text:p>###</text:p>
          </table:table-cell>
          <table:table-cell office:value-type="float" office:value="9652983527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697">
            <text:p>697</text:p>
          </table:table-cell>
          <table:table-cell office:value-type="string">
            <text:p>Pedda Balanna</text:p>
          </table:table-cell>
          <table:table-cell office:value-type="string">
            <text:p>Sankaraiah</text:p>
          </table:table-cell>
          <table:table-cell office:value-type="float" office:value="658155491237">
            <text:p>###</text:p>
          </table:table-cell>
          <table:table-cell office:value-type="float" office:value="9502053076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698">
            <text:p>698</text:p>
          </table:table-cell>
          <table:table-cell office:value-type="string">
            <text:p>Pedda Dastagiri</text:p>
          </table:table-cell>
          <table:table-cell office:value-type="string">
            <text:p>T.Subbanna</text:p>
          </table:table-cell>
          <table:table-cell office:value-type="float" office:value="392274048283">
            <text:p>###</text:p>
          </table:table-cell>
          <table:table-cell office:value-type="float" office:value="9908727455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699">
            <text:p>699</text:p>
          </table:table-cell>
          <table:table-cell office:value-type="string">
            <text:p>T.Seshanna</text:p>
          </table:table-cell>
          <table:table-cell office:value-type="string">
            <text:p>Chinnaswamanna</text:p>
          </table:table-cell>
          <table:table-cell office:value-type="float" office:value="866623813997">
            <text:p>###</text:p>
          </table:table-cell>
          <table:table-cell office:value-type="float" office:value="9160450125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00">
            <text:p>700</text:p>
          </table:table-cell>
          <table:table-cell office:value-type="string">
            <text:p>T.Venkataswamy</text:p>
          </table:table-cell>
          <table:table-cell office:value-type="string">
            <text:p>T.Swamanna</text:p>
          </table:table-cell>
          <table:table-cell office:value-type="float" office:value="343475105052">
            <text:p>###</text:p>
          </table:table-cell>
          <table:table-cell office:value-type="float" office:value="8106847622">
            <text:p>###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01">
            <text:p>701</text:p>
          </table:table-cell>
          <table:table-cell office:value-type="string">
            <text:p>T.Chinna Rangaswamy</text:p>
          </table:table-cell>
          <table:table-cell office:value-type="string">
            <text:p>Batakanna</text:p>
          </table:table-cell>
          <table:table-cell office:value-type="float" office:value="470474951385">
            <text:p>###</text:p>
          </table:table-cell>
          <table:table-cell office:value-type="float" office:value="9908727455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02">
            <text:p>702</text:p>
          </table:table-cell>
          <table:table-cell office:value-type="string">
            <text:p>T.Naganna</text:p>
          </table:table-cell>
          <table:table-cell office:value-type="string">
            <text:p>Roshanna</text:p>
          </table:table-cell>
          <table:table-cell office:value-type="float" office:value="736866060905">
            <text:p>###</text:p>
          </table:table-cell>
          <table:table-cell office:value-type="float" office:value="9652983527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03">
            <text:p>703</text:p>
          </table:table-cell>
          <table:table-cell office:value-type="string">
            <text:p>T.Hussaianaiah</text:p>
          </table:table-cell>
          <table:table-cell office:value-type="string">
            <text:p>Tippanna</text:p>
          </table:table-cell>
          <table:table-cell office:value-type="float" office:value="856137216950">
            <text:p>###</text:p>
          </table:table-cell>
          <table:table-cell office:value-type="float" office:value="9908625221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04">
            <text:p>704</text:p>
          </table:table-cell>
          <table:table-cell office:value-type="string">
            <text:p>Yellaswamy</text:p>
          </table:table-cell>
          <table:table-cell office:value-type="string">
            <text:p>Sankaraiah</text:p>
          </table:table-cell>
          <table:table-cell office:value-type="float" office:value="693327372247">
            <text:p>###</text:p>
          </table:table-cell>
          <table:table-cell office:value-type="float" office:value="9908727455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05">
            <text:p>705</text:p>
          </table:table-cell>
          <table:table-cell office:value-type="string">
            <text:p>T.Chinna Jambulaiah</text:p>
          </table:table-cell>
          <table:table-cell office:value-type="string">
            <text:p>Hussainaiah</text:p>
          </table:table-cell>
          <table:table-cell office:value-type="float" office:value="652236624976">
            <text:p>###</text:p>
          </table:table-cell>
          <table:table-cell office:value-type="float" office:value="961810257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06">
            <text:p>706</text:p>
          </table:table-cell>
          <table:table-cell office:value-type="string">
            <text:p>T.Swamanna</text:p>
          </table:table-cell>
          <table:table-cell office:value-type="string">
            <text:p>Naganna</text:p>
          </table:table-cell>
          <table:table-cell office:value-type="float" office:value="752316461232">
            <text:p>###</text:p>
          </table:table-cell>
          <table:table-cell office:value-type="float" office:value="789379198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07">
            <text:p>707</text:p>
          </table:table-cell>
          <table:table-cell office:value-type="string">
            <text:p>T.Lalanna</text:p>
          </table:table-cell>
          <table:table-cell office:value-type="string">
            <text:p>Subbanna</text:p>
          </table:table-cell>
          <table:table-cell office:value-type="float" office:value="319205581514">
            <text:p>###</text:p>
          </table:table-cell>
          <table:table-cell office:value-type="float" office:value="789379198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08">
            <text:p>708</text:p>
          </table:table-cell>
          <table:table-cell office:value-type="string">
            <text:p>G.Maddaiah</text:p>
          </table:table-cell>
          <table:table-cell office:value-type="string">
            <text:p>Balanna</text:p>
          </table:table-cell>
          <table:table-cell office:value-type="float" office:value="826635182141">
            <text:p>###</text:p>
          </table:table-cell>
          <table:table-cell office:value-type="float" office:value="8179607132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09">
            <text:p>709</text:p>
          </table:table-cell>
          <table:table-cell office:value-type="string">
            <text:p>B.Venkataswamy</text:p>
          </table:table-cell>
          <table:table-cell office:value-type="string">
            <text:p>Swamanna</text:p>
          </table:table-cell>
          <table:table-cell office:value-type="float" office:value="386579539693">
            <text:p>###</text:p>
          </table:table-cell>
          <table:table-cell office:value-type="float" office:value="9701910595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10">
            <text:p>710</text:p>
          </table:table-cell>
          <table:table-cell office:value-type="string">
            <text:p>Venkataramana</text:p>
          </table:table-cell>
          <table:table-cell office:value-type="string">
            <text:p>Lalanna</text:p>
          </table:table-cell>
          <table:table-cell office:value-type="float" office:value="417322511561">
            <text:p>###</text:p>
          </table:table-cell>
          <table:table-cell office:value-type="float" office:value="789379198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11">
            <text:p>711</text:p>
          </table:table-cell>
          <table:table-cell office:value-type="string">
            <text:p>T.Narasimha</text:p>
          </table:table-cell>
          <table:table-cell office:value-type="string">
            <text:p>T.Chinna Balanna</text:p>
          </table:table-cell>
          <table:table-cell office:value-type="float" office:value="406320092675">
            <text:p>###</text:p>
          </table:table-cell>
          <table:table-cell office:value-type="float" office:value="9502965426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12">
            <text:p>712</text:p>
          </table:table-cell>
          <table:table-cell office:value-type="string">
            <text:p>T.Ramudu</text:p>
          </table:table-cell>
          <table:table-cell office:value-type="string">
            <text:p>Chinna Balanna</text:p>
          </table:table-cell>
          <table:table-cell office:value-type="float" office:value="717441902768">
            <text:p>###</text:p>
          </table:table-cell>
          <table:table-cell office:value-type="float" office:value="9177052754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13">
            <text:p>713</text:p>
          </table:table-cell>
          <table:table-cell office:value-type="string">
            <text:p>T.Maddilati</text:p>
          </table:table-cell>
          <table:table-cell office:value-type="string">
            <text:p>Edanna</text:p>
          </table:table-cell>
          <table:table-cell office:value-type="float" office:value="220773502865">
            <text:p>###</text:p>
          </table:table-cell>
          <table:table-cell office:value-type="float" office:value="9449139416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14">
            <text:p>714</text:p>
          </table:table-cell>
          <table:table-cell office:value-type="string">
            <text:p>A.Srinivasulu</text:p>
          </table:table-cell>
          <table:table-cell office:value-type="string">
            <text:p>Eranna</text:p>
          </table:table-cell>
          <table:table-cell office:value-type="float" office:value="752445867290">
            <text:p>###</text:p>
          </table:table-cell>
          <table:table-cell office:value-type="float" office:value="9618450614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15">
            <text:p>715</text:p>
          </table:table-cell>
          <table:table-cell office:value-type="string">
            <text:p>G.Narasimha</text:p>
          </table:table-cell>
          <table:table-cell office:value-type="string">
            <text:p>Pedda Balanna</text:p>
          </table:table-cell>
          <table:table-cell office:value-type="float" office:value="923151394364">
            <text:p>###</text:p>
          </table:table-cell>
          <table:table-cell office:value-type="float" office:value="9502053076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16">
            <text:p>716</text:p>
          </table:table-cell>
          <table:table-cell office:value-type="string">
            <text:p>T.Venkateswarulu</text:p>
          </table:table-cell>
          <table:table-cell office:value-type="string">
            <text:p>Veeranna</text:p>
          </table:table-cell>
          <table:table-cell office:value-type="float" office:value="554448101316">
            <text:p>###</text:p>
          </table:table-cell>
          <table:table-cell office:value-type="float" office:value="9989351035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17">
            <text:p>717</text:p>
          </table:table-cell>
          <table:table-cell office:value-type="string">
            <text:p>T.Moulali</text:p>
          </table:table-cell>
          <table:table-cell office:value-type="string">
            <text:p>Subbarayudu</text:p>
          </table:table-cell>
          <table:table-cell office:value-type="float" office:value="687041980937">
            <text:p>###</text:p>
          </table:table-cell>
          <table:table-cell office:value-type="float" office:value="995918757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18">
            <text:p>718</text:p>
          </table:table-cell>
          <table:table-cell office:value-type="string">
            <text:p>B.Venkataramana</text:p>
          </table:table-cell>
          <table:table-cell office:value-type="string">
            <text:p>Pullanna</text:p>
          </table:table-cell>
          <table:table-cell office:value-type="float" office:value="436557064839">
            <text:p>###</text:p>
          </table:table-cell>
          <table:table-cell office:value-type="float" office:value="7893791944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19">
            <text:p>719</text:p>
          </table:table-cell>
          <table:table-cell office:value-type="string">
            <text:p>B.Maddilati</text:p>
          </table:table-cell>
          <table:table-cell office:value-type="string">
            <text:p>Edanna</text:p>
          </table:table-cell>
          <table:table-cell office:value-type="float" office:value="274871042646">
            <text:p>###</text:p>
          </table:table-cell>
          <table:table-cell office:value-type="float" office:value="9618897586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20">
            <text:p>720</text:p>
          </table:table-cell>
          <table:table-cell office:value-type="string">
            <text:p>T.Ramudu</text:p>
          </table:table-cell>
          <table:table-cell office:value-type="string">
            <text:p>Pullaiah</text:p>
          </table:table-cell>
          <table:table-cell office:value-type="float" office:value="443341765407">
            <text:p>###</text:p>
          </table:table-cell>
          <table:table-cell office:value-type="float" office:value="9705229209">
            <text:p>###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Mandiem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mber</text:p>
          </table:table-cell>
          <table:table-cell office:value-type="float" office:value="721">
            <text:p>721</text:p>
          </table:table-cell>
          <table:table-cell office:value-type="string">
            <text:p>T.Pedda Rangaswamy</text:p>
          </table:table-cell>
          <table:table-cell office:value-type="string">
            <text:p>Bakkanna</text:p>
          </table:table-cell>
          <table:table-cell office:value-type="float" office:value="397335669817">
            <text:p>###</text:p>
          </table:table-cell>
          <table:table-cell office:value-type="float" office:value="779957172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22">
            <text:p>722</text:p>
          </table:table-cell>
          <table:table-cell table:style-name="ce25" office:value-type="string">
            <text:p>T.Mallaiah</text:p>
          </table:table-cell>
          <table:table-cell office:value-type="string">
            <text:p>T.Nagamurthy</text:p>
          </table:table-cell>
          <table:table-cell office:value-type="float" office:value="263402735455">
            <text:p>###</text:p>
          </table:table-cell>
          <table:table-cell office:value-type="float" office:value="8332026364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23">
            <text:p>723</text:p>
          </table:table-cell>
          <table:table-cell table:style-name="ce25" office:value-type="string">
            <text:p>A.Rangaswamy</text:p>
          </table:table-cell>
          <table:table-cell office:value-type="string">
            <text:p>Nadipi Lingamaiah</text:p>
          </table:table-cell>
          <table:table-cell office:value-type="float" office:value="667484540043">
            <text:p>###</text:p>
          </table:table-cell>
          <table:table-cell office:value-type="float" office:value="9963323348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24">
            <text:p>724</text:p>
          </table:table-cell>
          <table:table-cell table:style-name="ce25" office:value-type="string">
            <text:p>A.Nageswrudu</text:p>
          </table:table-cell>
          <table:table-cell office:value-type="string">
            <text:p>Lingamaiah</text:p>
          </table:table-cell>
          <table:table-cell office:value-type="float" office:value="678101088620">
            <text:p>###</text:p>
          </table:table-cell>
          <table:table-cell office:value-type="float" office:value="9440059362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25">
            <text:p>725</text:p>
          </table:table-cell>
          <table:table-cell table:style-name="ce25" office:value-type="string">
            <text:p>T.Damanna</text:p>
          </table:table-cell>
          <table:table-cell office:value-type="string">
            <text:p>Lingamaiah</text:p>
          </table:table-cell>
          <table:table-cell office:value-type="float" office:value="368248532659">
            <text:p>###</text:p>
          </table:table-cell>
          <table:table-cell office:value-type="float" office:value="9000871708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26">
            <text:p>726</text:p>
          </table:table-cell>
          <table:table-cell table:style-name="ce25" office:value-type="string">
            <text:p>T.Venkataramana</text:p>
          </table:table-cell>
          <table:table-cell office:value-type="string">
            <text:p>T.Pullaiah</text:p>
          </table:table-cell>
          <table:table-cell office:value-type="float" office:value="765827931899">
            <text:p>###</text:p>
          </table:table-cell>
          <table:table-cell office:value-type="float" office:value="9959394220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27">
            <text:p>727</text:p>
          </table:table-cell>
          <table:table-cell table:style-name="ce25" office:value-type="string">
            <text:p>T.Mallaiah</text:p>
          </table:table-cell>
          <table:table-cell office:value-type="string">
            <text:p>T.Pedda Naganna</text:p>
          </table:table-cell>
          <table:table-cell office:value-type="float" office:value="242422605973">
            <text:p>###</text:p>
          </table:table-cell>
          <table:table-cell office:value-type="float" office:value="9959394220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28">
            <text:p>728</text:p>
          </table:table-cell>
          <table:table-cell table:style-name="ce25" office:value-type="string">
            <text:p>T.Chinna Pullaiah</text:p>
          </table:table-cell>
          <table:table-cell office:value-type="string">
            <text:p>T.Naganna</text:p>
          </table:table-cell>
          <table:table-cell office:value-type="float" office:value="5328164261634">
            <text:p>###</text:p>
          </table:table-cell>
          <table:table-cell office:value-type="float" office:value="996683596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29">
            <text:p>729</text:p>
          </table:table-cell>
          <table:table-cell table:style-name="ce25" office:value-type="string">
            <text:p>A.Pullaiah</text:p>
          </table:table-cell>
          <table:table-cell office:value-type="string">
            <text:p>mugenna</text:p>
          </table:table-cell>
          <table:table-cell office:value-type="float" office:value="895199259751">
            <text:p>###</text:p>
          </table:table-cell>
          <table:table-cell office:value-type="float" office:value="917773161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30">
            <text:p>730</text:p>
          </table:table-cell>
          <table:table-cell table:style-name="ce25" office:value-type="string">
            <text:p>B.Venkataiah</text:p>
          </table:table-cell>
          <table:table-cell office:value-type="string">
            <text:p>B.Chinna Naganna</text:p>
          </table:table-cell>
          <table:table-cell office:value-type="float" office:value="355282196636">
            <text:p>###</text:p>
          </table:table-cell>
          <table:table-cell office:value-type="float" office:value="9000871708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31">
            <text:p>731</text:p>
          </table:table-cell>
          <table:table-cell table:style-name="ce25" office:value-type="string">
            <text:p>Swamanna</text:p>
          </table:table-cell>
          <table:table-cell office:value-type="string">
            <text:p>narayana</text:p>
          </table:table-cell>
          <table:table-cell office:value-type="float" office:value="319076048456">
            <text:p>###</text:p>
          </table:table-cell>
          <table:table-cell office:value-type="float" office:value="9493325620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32">
            <text:p>732</text:p>
          </table:table-cell>
          <table:table-cell table:style-name="ce25" office:value-type="string">
            <text:p>B.Venkataswamy</text:p>
          </table:table-cell>
          <table:table-cell office:value-type="string">
            <text:p>Allaswamy</text:p>
          </table:table-cell>
          <table:table-cell office:value-type="float" office:value="801832927814">
            <text:p>###</text:p>
          </table:table-cell>
          <table:table-cell office:value-type="float" office:value="9908749882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33">
            <text:p>733</text:p>
          </table:table-cell>
          <table:table-cell table:style-name="ce25" office:value-type="string">
            <text:p>S.Chelamaiah</text:p>
          </table:table-cell>
          <table:table-cell office:value-type="string">
            <text:p>Venkatasam</text:p>
          </table:table-cell>
          <table:table-cell office:value-type="float" office:value="238966424948">
            <text:p>###</text:p>
          </table:table-cell>
          <table:table-cell office:value-type="float" office:value="9502429502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34">
            <text:p>734</text:p>
          </table:table-cell>
          <table:table-cell table:style-name="ce25" office:value-type="string">
            <text:p>S.Venkataramana</text:p>
          </table:table-cell>
          <table:table-cell office:value-type="string">
            <text:p>Maacherla</text:p>
          </table:table-cell>
          <table:table-cell office:value-type="float" office:value="911414494140">
            <text:p>###</text:p>
          </table:table-cell>
          <table:table-cell office:value-type="float" office:value="9704374371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35">
            <text:p>735</text:p>
          </table:table-cell>
          <table:table-cell table:style-name="ce25" office:value-type="string">
            <text:p>S.Lakshmanna</text:p>
          </table:table-cell>
          <table:table-cell office:value-type="string">
            <text:p>Papanna</text:p>
          </table:table-cell>
          <table:table-cell office:value-type="float" office:value="542668217687">
            <text:p>###</text:p>
          </table:table-cell>
          <table:table-cell office:value-type="float" office:value="8332026364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36">
            <text:p>736</text:p>
          </table:table-cell>
          <table:table-cell table:style-name="ce25" office:value-type="string">
            <text:p>T.Naganna</text:p>
          </table:table-cell>
          <table:table-cell office:value-type="string">
            <text:p>Seshanna</text:p>
          </table:table-cell>
          <table:table-cell office:value-type="float" office:value="369095526004">
            <text:p>###</text:p>
          </table:table-cell>
          <table:table-cell office:value-type="float" office:value="8142149448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37">
            <text:p>737</text:p>
          </table:table-cell>
          <table:table-cell table:style-name="ce25" office:value-type="string">
            <text:p>T.Sangem Ramudu</text:p>
          </table:table-cell>
          <table:table-cell office:value-type="string">
            <text:p>Devaiah</text:p>
          </table:table-cell>
          <table:table-cell office:value-type="float" office:value="397862182686">
            <text:p>###</text:p>
          </table:table-cell>
          <table:table-cell office:value-type="float" office:value="8008986115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38">
            <text:p>738</text:p>
          </table:table-cell>
          <table:table-cell table:style-name="ce25" office:value-type="string">
            <text:p>B.Maddilati</text:p>
          </table:table-cell>
          <table:table-cell office:value-type="string">
            <text:p>Allaswamy</text:p>
          </table:table-cell>
          <table:table-cell office:value-type="float" office:value="516100082213">
            <text:p>###</text:p>
          </table:table-cell>
          <table:table-cell office:value-type="float" office:value="9652011025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39">
            <text:p>739</text:p>
          </table:table-cell>
          <table:table-cell table:style-name="ce25" office:value-type="string">
            <text:p>S.Venkataswamy</text:p>
          </table:table-cell>
          <table:table-cell office:value-type="string">
            <text:p>Venkatasam</text:p>
          </table:table-cell>
          <table:table-cell office:value-type="float" office:value="429055189107">
            <text:p>###</text:p>
          </table:table-cell>
          <table:table-cell office:value-type="float" office:value="7382201912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40">
            <text:p>740</text:p>
          </table:table-cell>
          <table:table-cell table:style-name="ce25" office:value-type="string">
            <text:p>B.Venkataramana</text:p>
          </table:table-cell>
          <table:table-cell office:value-type="string">
            <text:p>Venkataiah</text:p>
          </table:table-cell>
          <table:table-cell office:value-type="float" office:value="657817149664">
            <text:p>###</text:p>
          </table:table-cell>
          <table:table-cell office:value-type="float" office:value="9000871708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41">
            <text:p>741</text:p>
          </table:table-cell>
          <table:table-cell office:value-type="string">
            <text:p>B.Pedda Maddilati</text:p>
          </table:table-cell>
          <table:table-cell office:value-type="string">
            <text:p>Venkataiah</text:p>
          </table:table-cell>
          <table:table-cell office:value-type="float" office:value="9659717645417">
            <text:p>###</text:p>
          </table:table-cell>
          <table:table-cell office:value-type="float" office:value="9676869207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42">
            <text:p>742</text:p>
          </table:table-cell>
          <table:table-cell table:style-name="ce25" office:value-type="string">
            <text:p>D.Sreenivasulu</text:p>
          </table:table-cell>
          <table:table-cell office:value-type="string">
            <text:p>Narayana</text:p>
          </table:table-cell>
          <table:table-cell office:value-type="float" office:value="974762147873">
            <text:p>###</text:p>
          </table:table-cell>
          <table:table-cell office:value-type="float" office:value="9949001441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43">
            <text:p>743</text:p>
          </table:table-cell>
          <table:table-cell table:style-name="ce25" office:value-type="string">
            <text:p>A.Peddaiah</text:p>
          </table:table-cell>
          <table:table-cell office:value-type="string">
            <text:p>Chinna Lingamaiah</text:p>
          </table:table-cell>
          <table:table-cell office:value-type="float" office:value="849927620079">
            <text:p>###</text:p>
          </table:table-cell>
          <table:table-cell office:value-type="float" office:value="9502429678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44">
            <text:p>744</text:p>
          </table:table-cell>
          <table:table-cell office:value-type="string">
            <text:p>S.Maacherla</text:p>
          </table:table-cell>
          <table:table-cell office:value-type="string">
            <text:p>Venkataramana</text:p>
          </table:table-cell>
          <table:table-cell office:value-type="float" office:value="426852588726">
            <text:p>###</text:p>
          </table:table-cell>
          <table:table-cell office:value-type="float" office:value="9441058612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45">
            <text:p>745</text:p>
          </table:table-cell>
          <table:table-cell office:value-type="string">
            <text:p>T.Venkateswarulu</text:p>
          </table:table-cell>
          <table:table-cell office:value-type="string">
            <text:p>Pedda Pullaiah</text:p>
          </table:table-cell>
          <table:table-cell office:value-type="float" office:value="499609990886">
            <text:p>###</text:p>
          </table:table-cell>
          <table:table-cell office:value-type="float" office:value="9963391968">
            <text:p>###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Jupadu Bungalow </text:p>
          </table:table-cell>
          <table:table-cell office:value-type="string">
            <text:p>Parumanchala  </text:p>
          </table:table-cell>
          <table:table-cell/>
          <table:table-cell office:value-type="float" office:value="518442">
            <text:p>518442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Member</text:p>
          </table:table-cell>
          <table:table-cell office:value-type="float" office:value="746">
            <text:p>746</text:p>
          </table:table-cell>
          <table:table-cell office:value-type="string">
            <text:p>B.Pedda Venkataswamy</text:p>
          </table:table-cell>
          <table:table-cell office:value-type="string">
            <text:p>B.Pullaiah</text:p>
          </table:table-cell>
          <table:table-cell office:value-type="float" office:value="615392464763">
            <text:p>###</text:p>
          </table:table-cell>
          <table:table-cell office:value-type="float" office:value="9177731619">
            <text:p>###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Manchalakatta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ember</text:p>
          </table:table-cell>
          <table:table-cell office:value-type="float" office:value="747">
            <text:p>747</text:p>
          </table:table-cell>
          <table:table-cell table:style-name="ce22" office:value-type="string">
            <text:p>T.Pedda Venkataramudu</text:p>
          </table:table-cell>
          <table:table-cell table:style-name="ce22" office:value-type="string">
            <text:p>Tirupalu</text:p>
          </table:table-cell>
          <table:table-cell office:value-type="float" office:value="309302207028">
            <text:p>###</text:p>
          </table:table-cell>
          <table:table-cell office:value-type="float" office:value="7702339516">
            <text:p>###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Manchalakatta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ember</text:p>
          </table:table-cell>
          <table:table-cell office:value-type="float" office:value="748">
            <text:p>748</text:p>
          </table:table-cell>
          <table:table-cell office:value-type="string">
            <text:p>T.Pedda Rangaswamy</text:p>
          </table:table-cell>
          <table:table-cell office:value-type="string">
            <text:p>Bala Maddilati</text:p>
          </table:table-cell>
          <table:table-cell office:value-type="float" office:value="790714439693">
            <text:p>###</text:p>
          </table:table-cell>
          <table:table-cell office:value-type="float" office:value="9052675612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Manchalakatta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ember</text:p>
          </table:table-cell>
          <table:table-cell office:value-type="float" office:value="749">
            <text:p>749</text:p>
          </table:table-cell>
          <table:table-cell office:value-type="string">
            <text:p>T.Venkataramana</text:p>
          </table:table-cell>
          <table:table-cell office:value-type="string">
            <text:p>Bala Maddilati</text:p>
          </table:table-cell>
          <table:table-cell office:value-type="float" office:value="386704227245">
            <text:p>###</text:p>
          </table:table-cell>
          <table:table-cell office:value-type="float" office:value="9959168386">
            <text:p>###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Manchalakatta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ember</text:p>
          </table:table-cell>
          <table:table-cell office:value-type="float" office:value="750">
            <text:p>750</text:p>
          </table:table-cell>
          <table:table-cell office:value-type="string">
            <text:p>T.Chinna Venkata Ramana</text:p>
          </table:table-cell>
          <table:table-cell office:value-type="string">
            <text:p>Bala Maddilati</text:p>
          </table:table-cell>
          <table:table-cell office:value-type="float" office:value="7822951161686">
            <text:p>###</text:p>
          </table:table-cell>
          <table:table-cell office:value-type="float" office:value="9573100106">
            <text:p>###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Manchalakatta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ember</text:p>
          </table:table-cell>
          <table:table-cell office:value-type="float" office:value="751">
            <text:p>751</text:p>
          </table:table-cell>
          <table:table-cell office:value-type="string">
            <text:p>T.Pedda Rangaswamy</text:p>
          </table:table-cell>
          <table:table-cell office:value-type="string">
            <text:p>Rangayya</text:p>
          </table:table-cell>
          <table:table-cell office:value-type="float" office:value="567966304417">
            <text:p>###</text:p>
          </table:table-cell>
          <table:table-cell office:value-type="float" office:value="9052675612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Manchalakatta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ember</text:p>
          </table:table-cell>
          <table:table-cell office:value-type="float" office:value="752">
            <text:p>752</text:p>
          </table:table-cell>
          <table:table-cell office:value-type="string">
            <text:p>T.Ramudu</text:p>
          </table:table-cell>
          <table:table-cell office:value-type="string">
            <text:p>Nadipi Balanna</text:p>
          </table:table-cell>
          <table:table-cell office:value-type="float" office:value="515742798479">
            <text:p>###</text:p>
          </table:table-cell>
          <table:table-cell office:value-type="float" office:value="7995841715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Manchalakatta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ember</text:p>
          </table:table-cell>
          <table:table-cell office:value-type="float" office:value="753">
            <text:p>753</text:p>
          </table:table-cell>
          <table:table-cell office:value-type="string">
            <text:p>B.Naganna</text:p>
          </table:table-cell>
          <table:table-cell office:value-type="string">
            <text:p>Balanna</text:p>
          </table:table-cell>
          <table:table-cell office:value-type="float" office:value="438747089670">
            <text:p>###</text:p>
          </table:table-cell>
          <table:table-cell office:value-type="float" office:value="9652048467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Manchalakatta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ember</text:p>
          </table:table-cell>
          <table:table-cell office:value-type="float" office:value="754">
            <text:p>754</text:p>
          </table:table-cell>
          <table:table-cell office:value-type="string">
            <text:p>T.Pedda Balanna</text:p>
          </table:table-cell>
          <table:table-cell office:value-type="string">
            <text:p>Maddilati</text:p>
          </table:table-cell>
          <table:table-cell office:value-type="float" office:value="583823021215">
            <text:p>###</text:p>
          </table:table-cell>
          <table:table-cell office:value-type="float" office:value="9652048467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Manchalakatta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ember</text:p>
          </table:table-cell>
          <table:table-cell office:value-type="float" office:value="755">
            <text:p>755</text:p>
          </table:table-cell>
          <table:table-cell office:value-type="string">
            <text:p>Nadipi Balanna</text:p>
          </table:table-cell>
          <table:table-cell office:value-type="string">
            <text:p>Maddilati</text:p>
          </table:table-cell>
          <table:table-cell office:value-type="float" office:value="582042262638">
            <text:p>###</text:p>
          </table:table-cell>
          <table:table-cell office:value-type="float" office:value="957309607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Manchalakatta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ember</text:p>
          </table:table-cell>
          <table:table-cell office:value-type="float" office:value="756">
            <text:p>756</text:p>
          </table:table-cell>
          <table:table-cell office:value-type="string">
            <text:p>T.Maddilati</text:p>
          </table:table-cell>
          <table:table-cell office:value-type="string">
            <text:p>Chinna Balanna</text:p>
          </table:table-cell>
          <table:table-cell office:value-type="float" office:value="68190657933">
            <text:p>###</text:p>
          </table:table-cell>
          <table:table-cell office:value-type="float" office:value="9652053946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Manchalakatta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ember</text:p>
          </table:table-cell>
          <table:table-cell office:value-type="float" office:value="757">
            <text:p>757</text:p>
          </table:table-cell>
          <table:table-cell office:value-type="string">
            <text:p>T.Venkateswarulu</text:p>
          </table:table-cell>
          <table:table-cell office:value-type="string">
            <text:p>T.Rangadu</text:p>
          </table:table-cell>
          <table:table-cell office:value-type="float" office:value="863140853597">
            <text:p>###</text:p>
          </table:table-cell>
          <table:table-cell office:value-type="float" office:value="9502082941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Manchalakatta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ember</text:p>
          </table:table-cell>
          <table:table-cell office:value-type="float" office:value="758">
            <text:p>758</text:p>
          </table:table-cell>
          <table:table-cell office:value-type="string">
            <text:p>T.Bala Tirupalu</text:p>
          </table:table-cell>
          <table:table-cell office:value-type="string">
            <text:p>Maddilati</text:p>
          </table:table-cell>
          <table:table-cell office:value-type="float" office:value="314585945533">
            <text:p>###</text:p>
          </table:table-cell>
          <table:table-cell office:value-type="float" office:value="7702338951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Manchalakatta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ember</text:p>
          </table:table-cell>
          <table:table-cell office:value-type="float" office:value="759">
            <text:p>759</text:p>
          </table:table-cell>
          <table:table-cell office:value-type="string">
            <text:p>T.Venkataswamy</text:p>
          </table:table-cell>
          <table:table-cell office:value-type="string">
            <text:p>Yellappa</text:p>
          </table:table-cell>
          <table:table-cell office:value-type="float" office:value="650918294707">
            <text:p>###</text:p>
          </table:table-cell>
          <table:table-cell office:value-type="float" office:value="9959638355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Manchalakatta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ember</text:p>
          </table:table-cell>
          <table:table-cell office:value-type="float" office:value="760">
            <text:p>760</text:p>
          </table:table-cell>
          <table:table-cell office:value-type="string">
            <text:p>P.Papanna</text:p>
          </table:table-cell>
          <table:table-cell office:value-type="string">
            <text:p>T.Maddilati</text:p>
          </table:table-cell>
          <table:table-cell office:value-type="float" office:value="68932283915">
            <text:p>###</text:p>
          </table:table-cell>
          <table:table-cell office:value-type="float" office:value="970439462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Manchalakatta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ember</text:p>
          </table:table-cell>
          <table:table-cell office:value-type="float" office:value="761">
            <text:p>761</text:p>
          </table:table-cell>
          <table:table-cell office:value-type="string">
            <text:p>T.Maddilati</text:p>
          </table:table-cell>
          <table:table-cell office:value-type="string">
            <text:p>Pedda Balanna</text:p>
          </table:table-cell>
          <table:table-cell office:value-type="float" office:value="739823896226">
            <text:p>###</text:p>
          </table:table-cell>
          <table:table-cell office:value-type="float" office:value="9000227181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62">
            <text:p>762</text:p>
          </table:table-cell>
          <table:table-cell table:style-name="ce22" office:value-type="string">
            <text:p>G.Obaiah</text:p>
          </table:table-cell>
          <table:table-cell table:style-name="ce22" office:value-type="string">
            <text:p>Santanna</text:p>
          </table:table-cell>
          <table:table-cell office:value-type="float" office:value="784254161974">
            <text:p>###</text:p>
          </table:table-cell>
          <table:table-cell office:value-type="float" office:value="961847041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63">
            <text:p>763</text:p>
          </table:table-cell>
          <table:table-cell office:value-type="string">
            <text:p>M.Venkatasubbaiah</text:p>
          </table:table-cell>
          <table:table-cell office:value-type="string">
            <text:p>Chinna Venkataiah</text:p>
          </table:table-cell>
          <table:table-cell office:value-type="float" office:value="296552698743">
            <text:p>###</text:p>
          </table:table-cell>
          <table:table-cell office:value-type="float" office:value="961847041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64">
            <text:p>764</text:p>
          </table:table-cell>
          <table:table-cell office:value-type="string">
            <text:p>Venkataramana</text:p>
          </table:table-cell>
          <table:table-cell office:value-type="string">
            <text:p>Venkata</text:p>
          </table:table-cell>
          <table:table-cell office:value-type="float" office:value="920085979423">
            <text:p>###</text:p>
          </table:table-cell>
          <table:table-cell office:value-type="float" office:value="986672081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65">
            <text:p>765</text:p>
          </table:table-cell>
          <table:table-cell office:value-type="string">
            <text:p>S.Venkateswarulu</text:p>
          </table:table-cell>
          <table:table-cell office:value-type="string">
            <text:p>Tirupatanna</text:p>
          </table:table-cell>
          <table:table-cell office:value-type="float" office:value="597460924747">
            <text:p>###</text:p>
          </table:table-cell>
          <table:table-cell office:value-type="float" office:value="767404423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66">
            <text:p>766</text:p>
          </table:table-cell>
          <table:table-cell office:value-type="string">
            <text:p>V.Ramasubbadu</text:p>
          </table:table-cell>
          <table:table-cell office:value-type="string">
            <text:p>Laxmaiah</text:p>
          </table:table-cell>
          <table:table-cell office:value-type="float" office:value="795394024663">
            <text:p>###</text:p>
          </table:table-cell>
          <table:table-cell office:value-type="float" office:value="9000698971">
            <text:p>###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67">
            <text:p>767</text:p>
          </table:table-cell>
          <table:table-cell office:value-type="string">
            <text:p>S.Pedda venkateswarulu</text:p>
          </table:table-cell>
          <table:table-cell office:value-type="string">
            <text:p>Pedda Venkata</text:p>
          </table:table-cell>
          <table:table-cell office:value-type="float" office:value="459034238388">
            <text:p>###</text:p>
          </table:table-cell>
          <table:table-cell office:value-type="float" office:value="889720012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68">
            <text:p>768</text:p>
          </table:table-cell>
          <table:table-cell office:value-type="string">
            <text:p>S.Venkataswamy</text:p>
          </table:table-cell>
          <table:table-cell office:value-type="string">
            <text:p>Venkataramudu</text:p>
          </table:table-cell>
          <table:table-cell office:value-type="float" office:value="634644275921">
            <text:p>###</text:p>
          </table:table-cell>
          <table:table-cell office:value-type="float" office:value="9849746441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69">
            <text:p>769</text:p>
          </table:table-cell>
          <table:table-cell office:value-type="string">
            <text:p>E.Chinna Gokari</text:p>
          </table:table-cell>
          <table:table-cell office:value-type="string">
            <text:p>Pedda Hussaini</text:p>
          </table:table-cell>
          <table:table-cell office:value-type="float" office:value="758095318969">
            <text:p>###</text:p>
          </table:table-cell>
          <table:table-cell office:value-type="float" office:value="8008017825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70">
            <text:p>770</text:p>
          </table:table-cell>
          <table:table-cell office:value-type="string">
            <text:p>Chinna Pullanna</text:p>
          </table:table-cell>
          <table:table-cell/>
          <table:table-cell office:value-type="float" office:value="220892299615">
            <text:p>###</text:p>
          </table:table-cell>
          <table:table-cell office:value-type="float" office:value="8177978075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71">
            <text:p>771</text:p>
          </table:table-cell>
          <table:table-cell office:value-type="string">
            <text:p>S.Venkataramudu</text:p>
          </table:table-cell>
          <table:table-cell office:value-type="string">
            <text:p>Pedda Venkata</text:p>
          </table:table-cell>
          <table:table-cell office:value-type="float" office:value="861145572799">
            <text:p>###</text:p>
          </table:table-cell>
          <table:table-cell office:value-type="float" office:value="9963774351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72">
            <text:p>772</text:p>
          </table:table-cell>
          <table:table-cell office:value-type="string">
            <text:p>S.Rushappa</text:p>
          </table:table-cell>
          <table:table-cell office:value-type="string">
            <text:p>Tirupatanna</text:p>
          </table:table-cell>
          <table:table-cell office:value-type="float" office:value="575676961243">
            <text:p>###</text:p>
          </table:table-cell>
          <table:table-cell office:value-type="float" office:value="9949205293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73">
            <text:p>773</text:p>
          </table:table-cell>
          <table:table-cell office:value-type="string">
            <text:p>S.Chenchanna</text:p>
          </table:table-cell>
          <table:table-cell office:value-type="string">
            <text:p>Pedda Venkata</text:p>
          </table:table-cell>
          <table:table-cell office:value-type="float" office:value="387723457874">
            <text:p>###</text:p>
          </table:table-cell>
          <table:table-cell office:value-type="float" office:value="9963774351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74">
            <text:p>774</text:p>
          </table:table-cell>
          <table:table-cell office:value-type="string">
            <text:p>E.Balaramudu</text:p>
          </table:table-cell>
          <table:table-cell office:value-type="string">
            <text:p>Shalanna</text:p>
          </table:table-cell>
          <table:table-cell office:value-type="float" office:value="234700515895">
            <text:p>###</text:p>
          </table:table-cell>
          <table:table-cell office:value-type="float" office:value="7893152010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75">
            <text:p>775</text:p>
          </table:table-cell>
          <table:table-cell office:value-type="string">
            <text:p>E.Pedda Gokari</text:p>
          </table:table-cell>
          <table:table-cell office:value-type="string">
            <text:p>Pedda Hussaini</text:p>
          </table:table-cell>
          <table:table-cell office:value-type="float" office:value="295314753291">
            <text:p>###</text:p>
          </table:table-cell>
          <table:table-cell office:value-type="float" office:value="9959560852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76">
            <text:p>776</text:p>
          </table:table-cell>
          <table:table-cell office:value-type="string">
            <text:p>V.Ramudu</text:p>
          </table:table-cell>
          <table:table-cell office:value-type="string">
            <text:p>Pullanna</text:p>
          </table:table-cell>
          <table:table-cell office:value-type="float" office:value="950531542120">
            <text:p>###</text:p>
          </table:table-cell>
          <table:table-cell office:value-type="float" office:value="9100721120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77">
            <text:p>777</text:p>
          </table:table-cell>
          <table:table-cell office:value-type="string">
            <text:p>S.Kothuraiah</text:p>
          </table:table-cell>
          <table:table-cell office:value-type="string">
            <text:p>Subbanna</text:p>
          </table:table-cell>
          <table:table-cell office:value-type="float" office:value="556935012558">
            <text:p>###</text:p>
          </table:table-cell>
          <table:table-cell office:value-type="float" office:value="8177978075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78">
            <text:p>778</text:p>
          </table:table-cell>
          <table:table-cell office:value-type="string">
            <text:p>M.Pedda Venkata</text:p>
          </table:table-cell>
          <table:table-cell office:value-type="string">
            <text:p>Pedda Venkata</text:p>
          </table:table-cell>
          <table:table-cell office:value-type="float" office:value="575073065744">
            <text:p>###</text:p>
          </table:table-cell>
          <table:table-cell office:value-type="float" office:value="9177848586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79">
            <text:p>779</text:p>
          </table:table-cell>
          <table:table-cell office:value-type="string">
            <text:p>Chinna Hussaini</text:p>
          </table:table-cell>
          <table:table-cell office:value-type="string">
            <text:p>Chinna Hussaini</text:p>
          </table:table-cell>
          <table:table-cell office:value-type="float" office:value="510615582287">
            <text:p>###</text:p>
          </table:table-cell>
          <table:table-cell office:value-type="float" office:value="957365677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digarevula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ember</text:p>
          </table:table-cell>
          <table:table-cell office:value-type="float" office:value="780">
            <text:p>780</text:p>
          </table:table-cell>
          <table:table-cell office:value-type="string">
            <text:p>V.Ramakrishnudu</text:p>
          </table:table-cell>
          <table:table-cell office:value-type="string">
            <text:p>Pedda Pullaiah</text:p>
          </table:table-cell>
          <table:table-cell office:value-type="float" office:value="464646240318">
            <text:p>###</text:p>
          </table:table-cell>
          <table:table-cell office:value-type="float" office:value="990896951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81">
            <text:p>781</text:p>
          </table:table-cell>
          <table:table-cell table:style-name="ce22" office:value-type="string">
            <text:p>A.Pedda Balaiah</text:p>
          </table:table-cell>
          <table:table-cell table:style-name="ce22" office:value-type="string">
            <text:p>Pedda Venkataswamy</text:p>
          </table:table-cell>
          <table:table-cell office:value-type="float" office:value="707915669250">
            <text:p>###</text:p>
          </table:table-cell>
          <table:table-cell office:value-type="float" office:value="9985139207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82">
            <text:p>782</text:p>
          </table:table-cell>
          <table:table-cell office:value-type="string">
            <text:p>T.Maddilati</text:p>
          </table:table-cell>
          <table:table-cell office:value-type="string">
            <text:p>T.Seshanna</text:p>
          </table:table-cell>
          <table:table-cell office:value-type="float" office:value="340107692876">
            <text:p>###</text:p>
          </table:table-cell>
          <table:table-cell office:value-type="float" office:value="7702294336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83">
            <text:p>783</text:p>
          </table:table-cell>
          <table:table-cell office:value-type="string">
            <text:p>A.Timmaiah</text:p>
          </table:table-cell>
          <table:table-cell office:value-type="string">
            <text:p>Sayanna</text:p>
          </table:table-cell>
          <table:table-cell office:value-type="float" office:value="835368889537">
            <text:p>###</text:p>
          </table:table-cell>
          <table:table-cell office:value-type="float" office:value="9618630973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84">
            <text:p>784</text:p>
          </table:table-cell>
          <table:table-cell office:value-type="string">
            <text:p>T.Narayana</text:p>
          </table:table-cell>
          <table:table-cell office:value-type="string">
            <text:p>Venkata Subbanna</text:p>
          </table:table-cell>
          <table:table-cell office:value-type="float" office:value="273278616383">
            <text:p>###</text:p>
          </table:table-cell>
          <table:table-cell office:value-type="float" office:value="8374464151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85">
            <text:p>785</text:p>
          </table:table-cell>
          <table:table-cell office:value-type="string">
            <text:p>A.Venkata Krishna</text:p>
          </table:table-cell>
          <table:table-cell office:value-type="string">
            <text:p>Sanjanna</text:p>
          </table:table-cell>
          <table:table-cell office:value-type="float" office:value="888609535542">
            <text:p>###</text:p>
          </table:table-cell>
          <table:table-cell office:value-type="float" office:value="799584857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86">
            <text:p>786</text:p>
          </table:table-cell>
          <table:table-cell office:value-type="string">
            <text:p>S.Kiran Kumar</text:p>
          </table:table-cell>
          <table:table-cell office:value-type="string">
            <text:p>Subbaiah</text:p>
          </table:table-cell>
          <table:table-cell office:value-type="float" office:value="744755765004">
            <text:p>###</text:p>
          </table:table-cell>
          <table:table-cell office:value-type="float" office:value="9648914518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87">
            <text:p>787</text:p>
          </table:table-cell>
          <table:table-cell office:value-type="string">
            <text:p>Sivaramudu</text:p>
          </table:table-cell>
          <table:table-cell office:value-type="string">
            <text:p>Lingamaiah</text:p>
          </table:table-cell>
          <table:table-cell office:value-type="float" office:value="239918785625">
            <text:p>###</text:p>
          </table:table-cell>
          <table:table-cell office:value-type="float" office:value="9160129816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88">
            <text:p>788</text:p>
          </table:table-cell>
          <table:table-cell office:value-type="string">
            <text:p>A.Subbarayudu</text:p>
          </table:table-cell>
          <table:table-cell office:value-type="string">
            <text:p>T.Venkataswamy</text:p>
          </table:table-cell>
          <table:table-cell office:value-type="float" office:value="72524984466">
            <text:p>###</text:p>
          </table:table-cell>
          <table:table-cell office:value-type="float" office:value="9581600246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89">
            <text:p>789</text:p>
          </table:table-cell>
          <table:table-cell office:value-type="string">
            <text:p>T.Nageswara Rao</text:p>
          </table:table-cell>
          <table:table-cell office:value-type="string">
            <text:p>T.Pullaiah</text:p>
          </table:table-cell>
          <table:table-cell office:value-type="float" office:value="202896475977">
            <text:p>###</text:p>
          </table:table-cell>
          <table:table-cell office:value-type="float" office:value="8142351107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90">
            <text:p>790</text:p>
          </table:table-cell>
          <table:table-cell office:value-type="string">
            <text:p>T.Venkata Ramana</text:p>
          </table:table-cell>
          <table:table-cell office:value-type="string">
            <text:p>Nadipanna</text:p>
          </table:table-cell>
          <table:table-cell office:value-type="float" office:value="247063273523">
            <text:p>###</text:p>
          </table:table-cell>
          <table:table-cell office:value-type="float" office:value="9642409168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91">
            <text:p>791</text:p>
          </table:table-cell>
          <table:table-cell office:value-type="string">
            <text:p>A.Chinna Balanna</text:p>
          </table:table-cell>
          <table:table-cell office:value-type="string">
            <text:p>A.Chinna Venkataramana </text:p>
          </table:table-cell>
          <table:table-cell office:value-type="float" office:value="555364771929">
            <text:p>###</text:p>
          </table:table-cell>
          <table:table-cell office:value-type="float" office:value="9989705245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92">
            <text:p>792</text:p>
          </table:table-cell>
          <table:table-cell office:value-type="string">
            <text:p>T.Venkata Ramana</text:p>
          </table:table-cell>
          <table:table-cell office:value-type="string">
            <text:p>T.Venkataswamy</text:p>
          </table:table-cell>
          <table:table-cell office:value-type="float" office:value="998806551249">
            <text:p>###</text:p>
          </table:table-cell>
          <table:table-cell office:value-type="float" office:value="9648914518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93">
            <text:p>793</text:p>
          </table:table-cell>
          <table:table-cell office:value-type="string">
            <text:p>T.Venkatridi</text:p>
          </table:table-cell>
          <table:table-cell office:value-type="string">
            <text:p>Bala Venkata</text:p>
          </table:table-cell>
          <table:table-cell office:value-type="float" office:value="692796916699">
            <text:p>###</text:p>
          </table:table-cell>
          <table:table-cell office:value-type="float" office:value="9052292530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94">
            <text:p>794</text:p>
          </table:table-cell>
          <table:table-cell office:value-type="string">
            <text:p>venkataswamy</text:p>
          </table:table-cell>
          <table:table-cell office:value-type="string">
            <text:p>Sanjanna</text:p>
          </table:table-cell>
          <table:table-cell office:value-type="float" office:value="759570573024">
            <text:p>###</text:p>
          </table:table-cell>
          <table:table-cell office:value-type="float" office:value="9581072606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95">
            <text:p>795</text:p>
          </table:table-cell>
          <table:table-cell office:value-type="string">
            <text:p>T.Balaramudu</text:p>
          </table:table-cell>
          <table:table-cell office:value-type="string">
            <text:p>T.Papaiah</text:p>
          </table:table-cell>
          <table:table-cell office:value-type="float" office:value="627950593087">
            <text:p>###</text:p>
          </table:table-cell>
          <table:table-cell office:value-type="float" office:value="7673905115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96">
            <text:p>796</text:p>
          </table:table-cell>
          <table:table-cell office:value-type="string">
            <text:p>T.Narayana</text:p>
          </table:table-cell>
          <table:table-cell office:value-type="string">
            <text:p>T.Papaiah</text:p>
          </table:table-cell>
          <table:table-cell office:value-type="float" office:value="884190063439">
            <text:p>###</text:p>
          </table:table-cell>
          <table:table-cell office:value-type="float" office:value="9581072606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97">
            <text:p>797</text:p>
          </table:table-cell>
          <table:table-cell office:value-type="string">
            <text:p>T.Nadipi Lingamaiah</text:p>
          </table:table-cell>
          <table:table-cell office:value-type="string">
            <text:p>Chinna Papaiah</text:p>
          </table:table-cell>
          <table:table-cell office:value-type="float" office:value="372004685231">
            <text:p>###</text:p>
          </table:table-cell>
          <table:table-cell office:value-type="float" office:value="9966637961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98">
            <text:p>798</text:p>
          </table:table-cell>
          <table:table-cell office:value-type="string">
            <text:p>T.Yerramala</text:p>
          </table:table-cell>
          <table:table-cell office:value-type="string">
            <text:p>T.Bakkanna</text:p>
          </table:table-cell>
          <table:table-cell office:value-type="float" office:value="518750169191">
            <text:p>###</text:p>
          </table:table-cell>
          <table:table-cell office:value-type="float" office:value="9581072606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799">
            <text:p>799</text:p>
          </table:table-cell>
          <table:table-cell office:value-type="string">
            <text:p>T.Manmadudu</text:p>
          </table:table-cell>
          <table:table-cell office:value-type="string">
            <text:p>T.Chinna Balanna</text:p>
          </table:table-cell>
          <table:table-cell office:value-type="float" office:value="414905114907">
            <text:p>###</text:p>
          </table:table-cell>
          <table:table-cell office:value-type="float" office:value="9951636432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00">
            <text:p>800</text:p>
          </table:table-cell>
          <table:table-cell office:value-type="string">
            <text:p>T.Chinna Balanna</text:p>
          </table:table-cell>
          <table:table-cell office:value-type="string">
            <text:p>T.Timmaiah</text:p>
          </table:table-cell>
          <table:table-cell office:value-type="float" office:value="808275818940">
            <text:p>###</text:p>
          </table:table-cell>
          <table:table-cell office:value-type="float" office:value="9866954373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01">
            <text:p>801</text:p>
          </table:table-cell>
          <table:table-cell office:value-type="string">
            <text:p>A.Rama Murthi</text:p>
          </table:table-cell>
          <table:table-cell office:value-type="string">
            <text:p>Venkataswamy</text:p>
          </table:table-cell>
          <table:table-cell office:value-type="float" office:value="431214832684">
            <text:p>###</text:p>
          </table:table-cell>
          <table:table-cell office:value-type="float" office:value="888677930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02">
            <text:p>802</text:p>
          </table:table-cell>
          <table:table-cell office:value-type="string">
            <text:p>M.Padmavathi W/o.</text:p>
          </table:table-cell>
          <table:table-cell office:value-type="string">
            <text:p>Sivasankar</text:p>
          </table:table-cell>
          <table:table-cell office:value-type="float" office:value="432804662298">
            <text:p>###</text:p>
          </table:table-cell>
          <table:table-cell office:value-type="float" office:value="9676034854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03">
            <text:p>803</text:p>
          </table:table-cell>
          <table:table-cell table:style-name="ce24" office:value-type="string">
            <text:p>T.Krishnudu</text:p>
          </table:table-cell>
          <table:table-cell table:style-name="ce24" office:value-type="string">
            <text:p>T.Bakkanna</text:p>
          </table:table-cell>
          <table:table-cell table:style-name="ce50" office:value-type="float" office:value="0">
            <text:p>0 <text:s text:c="3"/></text:p>
          </table:table-cell>
          <table:table-cell table:style-name="ce50" office:value-type="float" office:value="9885359080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04">
            <text:p>804</text:p>
          </table:table-cell>
          <table:table-cell office:value-type="string">
            <text:p>T.Narayana</text:p>
          </table:table-cell>
          <table:table-cell office:value-type="string">
            <text:p>T.Hussaianaiah</text:p>
          </table:table-cell>
          <table:table-cell office:value-type="float" office:value="318360963586">
            <text:p>###</text:p>
          </table:table-cell>
          <table:table-cell office:value-type="float" office:value="9989325426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05">
            <text:p>805</text:p>
          </table:table-cell>
          <table:table-cell office:value-type="string">
            <text:p>A.Ramudu</text:p>
          </table:table-cell>
          <table:table-cell office:value-type="string">
            <text:p>Sanjanna</text:p>
          </table:table-cell>
          <table:table-cell office:value-type="float" office:value="489175830185">
            <text:p>###</text:p>
          </table:table-cell>
          <table:table-cell office:value-type="float" office:value="9703722152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06">
            <text:p>806</text:p>
          </table:table-cell>
          <table:table-cell office:value-type="string">
            <text:p>A.Venkateswarulu</text:p>
          </table:table-cell>
          <table:table-cell office:value-type="string">
            <text:p>Sanjanna</text:p>
          </table:table-cell>
          <table:table-cell office:value-type="float" office:value="9350718236299">
            <text:p>###</text:p>
          </table:table-cell>
          <table:table-cell office:value-type="float" office:value="8886555024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07">
            <text:p>807</text:p>
          </table:table-cell>
          <table:table-cell office:value-type="string">
            <text:p>A.Muralamma</text:p>
          </table:table-cell>
          <table:table-cell office:value-type="string">
            <text:p>W/o. Venkata Ramana</text:p>
          </table:table-cell>
          <table:table-cell office:value-type="float" office:value="367433278103">
            <text:p>###</text:p>
          </table:table-cell>
          <table:table-cell office:value-type="float" office:value="9440510878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08">
            <text:p>808</text:p>
          </table:table-cell>
          <table:table-cell office:value-type="string">
            <text:p>T.Sivalingam</text:p>
          </table:table-cell>
          <table:table-cell office:value-type="string">
            <text:p>T.Papaiah</text:p>
          </table:table-cell>
          <table:table-cell office:value-type="float" office:value="445114173125">
            <text:p>###</text:p>
          </table:table-cell>
          <table:table-cell office:value-type="float" office:value="8374467384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09">
            <text:p>809</text:p>
          </table:table-cell>
          <table:table-cell office:value-type="string">
            <text:p>P.Lingamaiah</text:p>
          </table:table-cell>
          <table:table-cell office:value-type="string">
            <text:p>Papaiah</text:p>
          </table:table-cell>
          <table:table-cell office:value-type="float" office:value="335805004914">
            <text:p>###</text:p>
          </table:table-cell>
          <table:table-cell office:value-type="float" office:value="8142880432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10">
            <text:p>810</text:p>
          </table:table-cell>
          <table:table-cell office:value-type="string">
            <text:p>T.Pedda Lingamaiah</text:p>
          </table:table-cell>
          <table:table-cell office:value-type="string">
            <text:p>Papaiah</text:p>
          </table:table-cell>
          <table:table-cell office:value-type="float" office:value="871835743351">
            <text:p>###</text:p>
          </table:table-cell>
          <table:table-cell office:value-type="float" office:value="964211305">
            <text:p>964211305 <text:s text:c="3"/>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11">
            <text:p>811</text:p>
          </table:table-cell>
          <table:table-cell office:value-type="string">
            <text:p>P.Ramalingeswaram</text:p>
          </table:table-cell>
          <table:table-cell office:value-type="string">
            <text:p>Lingamaiah</text:p>
          </table:table-cell>
          <table:table-cell office:value-type="string">
            <text:p>641344717262</text:p>
          </table:table-cell>
          <table:table-cell office:value-type="float" office:value="986651857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12">
            <text:p>812</text:p>
          </table:table-cell>
          <table:table-cell office:value-type="string">
            <text:p>A.Jambulaiah</text:p>
          </table:table-cell>
          <table:table-cell office:value-type="string">
            <text:p>Hussenaiah</text:p>
          </table:table-cell>
          <table:table-cell office:value-type="string">
            <text:p>361641834468</text:p>
          </table:table-cell>
          <table:table-cell office:value-type="float" office:value="9704097660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13">
            <text:p>813</text:p>
          </table:table-cell>
          <table:table-cell office:value-type="string">
            <text:p>P.Lingaswamy</text:p>
          </table:table-cell>
          <table:table-cell office:value-type="string">
            <text:p>P.Balaramudu</text:p>
          </table:table-cell>
          <table:table-cell office:value-type="float" office:value="257656905109">
            <text:p>###</text:p>
          </table:table-cell>
          <table:table-cell office:value-type="float" office:value="996357401">
            <text:p>996357401 <text:s text:c="3"/>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14">
            <text:p>814</text:p>
          </table:table-cell>
          <table:table-cell office:value-type="string">
            <text:p>A.Nagaraju</text:p>
          </table:table-cell>
          <table:table-cell office:value-type="string">
            <text:p>Ramaswamy</text:p>
          </table:table-cell>
          <table:table-cell office:value-type="float" office:value="678001721405">
            <text:p>###</text:p>
          </table:table-cell>
          <table:table-cell office:value-type="float" office:value="9908068628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15">
            <text:p>815</text:p>
          </table:table-cell>
          <table:table-cell office:value-type="string">
            <text:p>P.Peddalingaswamy</text:p>
          </table:table-cell>
          <table:table-cell office:value-type="string">
            <text:p>P.Narayana</text:p>
          </table:table-cell>
          <table:table-cell office:value-type="float" office:value="544447599271">
            <text:p>###</text:p>
          </table:table-cell>
          <table:table-cell office:value-type="float" office:value="8297748853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16">
            <text:p>816</text:p>
          </table:table-cell>
          <table:table-cell office:value-type="string">
            <text:p>T.Yella Narayana</text:p>
          </table:table-cell>
          <table:table-cell office:value-type="string">
            <text:p>T.Narayana</text:p>
          </table:table-cell>
          <table:table-cell office:value-type="float" office:value="835090677287">
            <text:p>###</text:p>
          </table:table-cell>
          <table:table-cell office:value-type="float" office:value="9703722152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17">
            <text:p>817</text:p>
          </table:table-cell>
          <table:table-cell office:value-type="string">
            <text:p>T.Papalamma</text:p>
          </table:table-cell>
          <table:table-cell office:value-type="string">
            <text:p>T.Seshanna</text:p>
          </table:table-cell>
          <table:table-cell office:value-type="float" office:value="708345676765">
            <text:p>###</text:p>
          </table:table-cell>
          <table:table-cell office:value-type="float" office:value="817943198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18">
            <text:p>818</text:p>
          </table:table-cell>
          <table:table-cell office:value-type="string">
            <text:p>T.Maddilati</text:p>
          </table:table-cell>
          <table:table-cell office:value-type="string">
            <text:p>T.santenna</text:p>
          </table:table-cell>
          <table:table-cell office:value-type="float" office:value="497361557378">
            <text:p>###</text:p>
          </table:table-cell>
          <table:table-cell office:value-type="float" office:value="849888691">
            <text:p>849888691 <text:s text:c="3"/>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19">
            <text:p>819</text:p>
          </table:table-cell>
          <table:table-cell office:value-type="string">
            <text:p>B.Venkatasubbaiah</text:p>
          </table:table-cell>
          <table:table-cell office:value-type="string">
            <text:p>Peddasubbarayudu</text:p>
          </table:table-cell>
          <table:table-cell office:value-type="float" office:value="318465569421">
            <text:p>###</text:p>
          </table:table-cell>
          <table:table-cell office:value-type="float" office:value="9177696448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20">
            <text:p>820</text:p>
          </table:table-cell>
          <table:table-cell office:value-type="string">
            <text:p>T.Rama Maddilety </text:p>
          </table:table-cell>
          <table:table-cell office:value-type="string">
            <text:p>T.Balanna</text:p>
          </table:table-cell>
          <table:table-cell office:value-type="float" office:value="684655733848">
            <text:p>###</text:p>
          </table:table-cell>
          <table:table-cell office:value-type="float" office:value="9550488262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21">
            <text:p>821</text:p>
          </table:table-cell>
          <table:table-cell office:value-type="string">
            <text:p>T.Maddilati</text:p>
          </table:table-cell>
          <table:table-cell office:value-type="string">
            <text:p>T.Chinna Balanna</text:p>
          </table:table-cell>
          <table:table-cell office:value-type="float" office:value="202021003921">
            <text:p>###</text:p>
          </table:table-cell>
          <table:table-cell office:value-type="float" office:value="8987861872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22">
            <text:p>822</text:p>
          </table:table-cell>
          <table:table-cell office:value-type="string">
            <text:p>T.Rama Maddilety </text:p>
          </table:table-cell>
          <table:table-cell office:value-type="string">
            <text:p>Pedda Balanna</text:p>
          </table:table-cell>
          <table:table-cell office:value-type="float" office:value="49093127708">
            <text:p>###</text:p>
          </table:table-cell>
          <table:table-cell office:value-type="float" office:value="9492759343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23">
            <text:p>823</text:p>
          </table:table-cell>
          <table:table-cell office:value-type="string">
            <text:p>P.Thimmaiah</text:p>
          </table:table-cell>
          <table:table-cell office:value-type="string">
            <text:p>P.Balanna</text:p>
          </table:table-cell>
          <table:table-cell office:value-type="float" office:value="633994637619">
            <text:p>###</text:p>
          </table:table-cell>
          <table:table-cell office:value-type="float" office:value="817943198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24">
            <text:p>824</text:p>
          </table:table-cell>
          <table:table-cell office:value-type="string">
            <text:p>P.Venkateswarlu</text:p>
          </table:table-cell>
          <table:table-cell office:value-type="string">
            <text:p>P.Eramala</text:p>
          </table:table-cell>
          <table:table-cell office:value-type="float" office:value="309284965997">
            <text:p>###</text:p>
          </table:table-cell>
          <table:table-cell office:value-type="float" office:value="9441689668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25">
            <text:p>825</text:p>
          </table:table-cell>
          <table:table-cell office:value-type="string">
            <text:p>K.Maddilety</text:p>
          </table:table-cell>
          <table:table-cell office:value-type="string">
            <text:p>Balanna</text:p>
          </table:table-cell>
          <table:table-cell office:value-type="float" office:value="230576633282">
            <text:p>###</text:p>
          </table:table-cell>
          <table:table-cell office:value-type="float" office:value="8500778773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26">
            <text:p>826</text:p>
          </table:table-cell>
          <table:table-cell table:style-name="ce25" office:value-type="string">
            <text:p>T.Pedda Bajaru</text:p>
          </table:table-cell>
          <table:table-cell table:style-name="ce25" office:value-type="string">
            <text:p>Pedda Balanna</text:p>
          </table:table-cell>
          <table:table-cell table:style-name="ce51" office:value-type="float" office:value="501348725416">
            <text:p>###</text:p>
          </table:table-cell>
          <table:table-cell table:style-name="ce51" office:value-type="float" office:value="996357401">
            <text:p>996357401 <text:s text:c="3"/>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27">
            <text:p>827</text:p>
          </table:table-cell>
          <table:table-cell table:style-name="ce25" office:value-type="string">
            <text:p>T.Krishnudu</text:p>
          </table:table-cell>
          <table:table-cell table:style-name="ce25" office:value-type="string">
            <text:p>Balanna</text:p>
          </table:table-cell>
          <table:table-cell table:style-name="ce51" office:value-type="float" office:value="277539367467">
            <text:p>###</text:p>
          </table:table-cell>
          <table:table-cell table:style-name="ce51" office:value-type="float" office:value="9989325426">
            <text:p>###</text:p>
          </table:table-cell>
          <table:table-cell table:number-columns-repeated="1011"/>
        </table:table-row>
        <table:table-row table:style-name="ro5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28">
            <text:p>828</text:p>
          </table:table-cell>
          <table:table-cell table:style-name="ce25" office:value-type="string">
            <text:p>T.Chinna Subbarayudu</text:p>
          </table:table-cell>
          <table:table-cell table:style-name="ce25" office:value-type="string">
            <text:p>T.Balanna</text:p>
          </table:table-cell>
          <table:table-cell table:style-name="ce51" office:value-type="float" office:value="253205600090">
            <text:p>###</text:p>
          </table:table-cell>
          <table:table-cell table:style-name="ce51" office:value-type="float" office:value="849888691">
            <text:p>849888691 <text:s text:c="3"/>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29">
            <text:p>829</text:p>
          </table:table-cell>
          <table:table-cell table:style-name="ce25" office:value-type="string">
            <text:p>T.Lakshmanna</text:p>
          </table:table-cell>
          <table:table-cell table:style-name="ce25" office:value-type="string">
            <text:p>T.Venkata Subbaiah</text:p>
          </table:table-cell>
          <table:table-cell table:style-name="ce51" office:value-type="float" office:value="349409805403">
            <text:p>###</text:p>
          </table:table-cell>
          <table:table-cell table:style-name="ce51" office:value-type="float" office:value="9704097660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30">
            <text:p>830</text:p>
          </table:table-cell>
          <table:table-cell table:style-name="ce25" office:value-type="string">
            <text:p>T.Ramaiah</text:p>
          </table:table-cell>
          <table:table-cell table:style-name="ce25" office:value-type="string">
            <text:p>T.Nadipanna</text:p>
          </table:table-cell>
          <table:table-cell table:style-name="ce51" office:value-type="float" office:value="575920587127">
            <text:p>###</text:p>
          </table:table-cell>
          <table:table-cell table:style-name="ce51" office:value-type="float" office:value="905273763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31">
            <text:p>831</text:p>
          </table:table-cell>
          <table:table-cell office:value-type="string">
            <text:p>A.Sriramulu</text:p>
          </table:table-cell>
          <table:table-cell office:value-type="string">
            <text:p>Thimmaiah</text:p>
          </table:table-cell>
          <table:table-cell office:value-type="float" office:value="29250638474">
            <text:p>###</text:p>
          </table:table-cell>
          <table:table-cell office:value-type="float" office:value="9885359080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32">
            <text:p>832</text:p>
          </table:table-cell>
          <table:table-cell office:value-type="string">
            <text:p>A.baleswaraiah</text:p>
          </table:table-cell>
          <table:table-cell office:value-type="string">
            <text:p>Pedda Balaiaah</text:p>
          </table:table-cell>
          <table:table-cell office:value-type="float" office:value="59904881530">
            <text:p>###</text:p>
          </table:table-cell>
          <table:table-cell office:value-type="float" office:value="9985139207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33">
            <text:p>833</text:p>
          </table:table-cell>
          <table:table-cell office:value-type="string">
            <text:p>T.Papaiah</text:p>
          </table:table-cell>
          <table:table-cell office:value-type="string">
            <text:p>Lingamaiah</text:p>
          </table:table-cell>
          <table:table-cell office:value-type="float" office:value="55160584185">
            <text:p>###</text:p>
          </table:table-cell>
          <table:table-cell office:value-type="float" office:value="7799346433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34">
            <text:p>834</text:p>
          </table:table-cell>
          <table:table-cell office:value-type="string">
            <text:p>Ramalingam</text:p>
          </table:table-cell>
          <table:table-cell office:value-type="string">
            <text:p>Nadipi Linganna</text:p>
          </table:table-cell>
          <table:table-cell office:value-type="float" office:value="306531934722">
            <text:p>###</text:p>
          </table:table-cell>
          <table:table-cell office:value-type="float" office:value="8142767544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35">
            <text:p>835</text:p>
          </table:table-cell>
          <table:table-cell office:value-type="string">
            <text:p>T.Venkata Krishna</text:p>
          </table:table-cell>
          <table:table-cell office:value-type="string">
            <text:p>Ramana</text:p>
          </table:table-cell>
          <table:table-cell office:value-type="float" office:value="587685742656">
            <text:p>###</text:p>
          </table:table-cell>
          <table:table-cell office:value-type="float" office:value="9494600150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36">
            <text:p>836</text:p>
          </table:table-cell>
          <table:table-cell office:value-type="string">
            <text:p>T.Subbaiah</text:p>
          </table:table-cell>
          <table:table-cell/>
          <table:table-cell office:value-type="float" office:value="551645071272">
            <text:p>###</text:p>
          </table:table-cell>
          <table:table-cell office:value-type="float" office:value="888656210">
            <text:p>888656210 <text:s text:c="3"/>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37">
            <text:p>837</text:p>
          </table:table-cell>
          <table:table-cell office:value-type="string">
            <text:p>A.Ramaswamy</text:p>
          </table:table-cell>
          <table:table-cell office:value-type="string">
            <text:p>A.Baludu</text:p>
          </table:table-cell>
          <table:table-cell office:value-type="float" office:value="853956339255">
            <text:p>###</text:p>
          </table:table-cell>
          <table:table-cell office:value-type="float" office:value="988592790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Member</text:p>
          </table:table-cell>
          <table:table-cell office:value-type="float" office:value="838">
            <text:p>838</text:p>
          </table:table-cell>
          <table:table-cell office:value-type="string">
            <text:p>T.Ramachandrudu</text:p>
          </table:table-cell>
          <table:table-cell office:value-type="string">
            <text:p>Pedda Maddilety</text:p>
          </table:table-cell>
          <table:table-cell office:value-type="float" office:value="325508932941">
            <text:p>###</text:p>
          </table:table-cell>
          <table:table-cell office:value-type="float" office:value="8008526317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Karimaddala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39">
            <text:p>839</text:p>
          </table:table-cell>
          <table:table-cell table:style-name="ce22" office:value-type="string">
            <text:p>T.Maranna</text:p>
          </table:table-cell>
          <table:table-cell table:style-name="ce22" office:value-type="string">
            <text:p>Karrenna</text:p>
          </table:table-cell>
          <table:table-cell office:value-type="float" office:value="55886726415">
            <text:p>###</text:p>
          </table:table-cell>
          <table:table-cell office:value-type="float" office:value="998567846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40">
            <text:p>840</text:p>
          </table:table-cell>
          <table:table-cell office:value-type="string">
            <text:p>T.Chinna Naganna</text:p>
          </table:table-cell>
          <table:table-cell office:value-type="string">
            <text:p>Naganna</text:p>
          </table:table-cell>
          <table:table-cell office:value-type="float" office:value="747689617394">
            <text:p>###</text:p>
          </table:table-cell>
          <table:table-cell office:value-type="float" office:value="7799404353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41">
            <text:p>841</text:p>
          </table:table-cell>
          <table:table-cell office:value-type="string">
            <text:p>T.Marenna</text:p>
          </table:table-cell>
          <table:table-cell office:value-type="string">
            <text:p>T.Venkatanna</text:p>
          </table:table-cell>
          <table:table-cell office:value-type="float" office:value="994471879341">
            <text:p>###</text:p>
          </table:table-cell>
          <table:table-cell office:value-type="float" office:value="996674543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42">
            <text:p>842</text:p>
          </table:table-cell>
          <table:table-cell office:value-type="string">
            <text:p>Chinna Pullanna</text:p>
          </table:table-cell>
          <table:table-cell office:value-type="string">
            <text:p>Samanna</text:p>
          </table:table-cell>
          <table:table-cell office:value-type="float" office:value="430578233417">
            <text:p>###</text:p>
          </table:table-cell>
          <table:table-cell office:value-type="float" office:value="944105570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43">
            <text:p>843</text:p>
          </table:table-cell>
          <table:table-cell office:value-type="string">
            <text:p>Chinna Maddilety</text:p>
          </table:table-cell>
          <table:table-cell office:value-type="string">
            <text:p>Maddilety</text:p>
          </table:table-cell>
          <table:table-cell office:value-type="float" office:value="270465523033">
            <text:p>###</text:p>
          </table:table-cell>
          <table:table-cell office:value-type="float" office:value="944025854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44">
            <text:p>844</text:p>
          </table:table-cell>
          <table:table-cell office:value-type="string">
            <text:p>Maddilety</text:p>
          </table:table-cell>
          <table:table-cell office:value-type="string">
            <text:p>Marenna</text:p>
          </table:table-cell>
          <table:table-cell office:value-type="float" office:value="802586414124">
            <text:p>###</text:p>
          </table:table-cell>
          <table:table-cell office:value-type="float" office:value="7799109905">
            <text:p>###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45">
            <text:p>845</text:p>
          </table:table-cell>
          <table:table-cell office:value-type="string">
            <text:p>T.Chinna Narasimhudu</text:p>
          </table:table-cell>
          <table:table-cell office:value-type="string">
            <text:p>Narasanna</text:p>
          </table:table-cell>
          <table:table-cell office:value-type="float" office:value="499914623817">
            <text:p>###</text:p>
          </table:table-cell>
          <table:table-cell office:value-type="float" office:value="829768142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46">
            <text:p>846</text:p>
          </table:table-cell>
          <table:table-cell office:value-type="string">
            <text:p>Pedda Pullanna</text:p>
          </table:table-cell>
          <table:table-cell office:value-type="string">
            <text:p>Samanna</text:p>
          </table:table-cell>
          <table:table-cell office:value-type="float" office:value="826258003075">
            <text:p>###</text:p>
          </table:table-cell>
          <table:table-cell office:value-type="float" office:value="888683688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47">
            <text:p>847</text:p>
          </table:table-cell>
          <table:table-cell table:style-name="ce25" office:value-type="string">
            <text:p>T.Injenu Maddilety</text:p>
          </table:table-cell>
          <table:table-cell table:style-name="ce25" office:value-type="string">
            <text:p>Maddilety</text:p>
          </table:table-cell>
          <table:table-cell table:style-name="ce51" office:value-type="float" office:value="858119195376">
            <text:p>###</text:p>
          </table:table-cell>
          <table:table-cell table:style-name="ce51" office:value-type="float" office:value="967629246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48">
            <text:p>848</text:p>
          </table:table-cell>
          <table:table-cell office:value-type="string">
            <text:p>Lakshmi Devi</text:p>
          </table:table-cell>
          <table:table-cell office:value-type="string">
            <text:p>W/o Maddilety</text:p>
          </table:table-cell>
          <table:table-cell office:value-type="float" office:value="437159597849">
            <text:p>###</text:p>
          </table:table-cell>
          <table:table-cell office:value-type="float" office:value="9885816749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49">
            <text:p>849</text:p>
          </table:table-cell>
          <table:table-cell office:value-type="string">
            <text:p>Subbamma</text:p>
          </table:table-cell>
          <table:table-cell office:value-type="string">
            <text:p>Chinna Pullanna</text:p>
          </table:table-cell>
          <table:table-cell office:value-type="float" office:value="493776335093">
            <text:p>###</text:p>
          </table:table-cell>
          <table:table-cell office:value-type="float" office:value="944105570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50">
            <text:p>850</text:p>
          </table:table-cell>
          <table:table-cell office:value-type="string">
            <text:p>Maddamma</text:p>
          </table:table-cell>
          <table:table-cell office:value-type="string">
            <text:p>Maddilety</text:p>
          </table:table-cell>
          <table:table-cell office:value-type="float" office:value="666538724845">
            <text:p>###</text:p>
          </table:table-cell>
          <table:table-cell office:value-type="float" office:value="944025854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51">
            <text:p>851</text:p>
          </table:table-cell>
          <table:table-cell office:value-type="string">
            <text:p>Sammakka</text:p>
          </table:table-cell>
          <table:table-cell office:value-type="string">
            <text:p>Maddilety</text:p>
          </table:table-cell>
          <table:table-cell office:value-type="float" office:value="777663883372">
            <text:p>###</text:p>
          </table:table-cell>
          <table:table-cell office:value-type="float" office:value="9052103769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52">
            <text:p>852</text:p>
          </table:table-cell>
          <table:table-cell office:value-type="string">
            <text:p>B.Madamma</text:p>
          </table:table-cell>
          <table:table-cell office:value-type="string">
            <text:p>W/o Maddilety</text:p>
          </table:table-cell>
          <table:table-cell office:value-type="float" office:value="301817940537">
            <text:p>###</text:p>
          </table:table-cell>
          <table:table-cell office:value-type="float" office:value="779910990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53">
            <text:p>853</text:p>
          </table:table-cell>
          <table:table-cell office:value-type="string">
            <text:p>T,Pakkiramma</text:p>
          </table:table-cell>
          <table:table-cell office:value-type="string">
            <text:p>W/o Narasimhulu</text:p>
          </table:table-cell>
          <table:table-cell office:value-type="float" office:value="525741804934">
            <text:p>###</text:p>
          </table:table-cell>
          <table:table-cell office:value-type="float" office:value="829708142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54">
            <text:p>854</text:p>
          </table:table-cell>
          <table:table-cell office:value-type="string">
            <text:p>Shesamma</text:p>
          </table:table-cell>
          <table:table-cell office:value-type="string">
            <text:p>W/o Venkatanna</text:p>
          </table:table-cell>
          <table:table-cell office:value-type="float" office:value="951063941822">
            <text:p>###</text:p>
          </table:table-cell>
          <table:table-cell office:value-type="float" office:value="9703070563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55">
            <text:p>855</text:p>
          </table:table-cell>
          <table:table-cell office:value-type="string">
            <text:p>Chinna Sunkanna</text:p>
          </table:table-cell>
          <table:table-cell office:value-type="string">
            <text:p>Pedda Chinanna</text:p>
          </table:table-cell>
          <table:table-cell office:value-type="float" office:value="980742726332">
            <text:p>###</text:p>
          </table:table-cell>
          <table:table-cell office:value-type="float" office:value="970319170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56">
            <text:p>856</text:p>
          </table:table-cell>
          <table:table-cell office:value-type="string">
            <text:p>Janaki Ramudu</text:p>
          </table:table-cell>
          <table:table-cell office:value-type="string">
            <text:p>Pedda Ramudu</text:p>
          </table:table-cell>
          <table:table-cell office:value-type="float" office:value="344540672161">
            <text:p>###</text:p>
          </table:table-cell>
          <table:table-cell office:value-type="float" office:value="970356581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57">
            <text:p>857</text:p>
          </table:table-cell>
          <table:table-cell office:value-type="string">
            <text:p>T.Jaya Ramudu</text:p>
          </table:table-cell>
          <table:table-cell office:value-type="string">
            <text:p>Achenna</text:p>
          </table:table-cell>
          <table:table-cell office:value-type="float" office:value="340840672161">
            <text:p>###</text:p>
          </table:table-cell>
          <table:table-cell office:value-type="float" office:value="954238971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58">
            <text:p>858</text:p>
          </table:table-cell>
          <table:table-cell office:value-type="string">
            <text:p>Sitha Ramudu</text:p>
          </table:table-cell>
          <table:table-cell office:value-type="string">
            <text:p>Achenna</text:p>
          </table:table-cell>
          <table:table-cell office:value-type="float" office:value="333666323060">
            <text:p>###</text:p>
          </table:table-cell>
          <table:table-cell office:value-type="float" office:value="905956389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59">
            <text:p>859</text:p>
          </table:table-cell>
          <table:table-cell office:value-type="string">
            <text:p>T.Krishnudu</text:p>
          </table:table-cell>
          <table:table-cell office:value-type="string">
            <text:p>Maddilety</text:p>
          </table:table-cell>
          <table:table-cell office:value-type="float" office:value="505293929920">
            <text:p>###</text:p>
          </table:table-cell>
          <table:table-cell office:value-type="float" office:value="9885816749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60">
            <text:p>860</text:p>
          </table:table-cell>
          <table:table-cell office:value-type="string">
            <text:p>Pedda Maddilety</text:p>
          </table:table-cell>
          <table:table-cell office:value-type="string">
            <text:p>Marenna</text:p>
          </table:table-cell>
          <table:table-cell office:value-type="float" office:value="787037293387">
            <text:p>###</text:p>
          </table:table-cell>
          <table:table-cell office:value-type="float" office:value="996674543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61">
            <text:p>861</text:p>
          </table:table-cell>
          <table:table-cell office:value-type="string">
            <text:p>Chinna Maddilety</text:p>
          </table:table-cell>
          <table:table-cell office:value-type="string">
            <text:p>Marenna</text:p>
          </table:table-cell>
          <table:table-cell office:value-type="float" office:value="549529904052">
            <text:p>###</text:p>
          </table:table-cell>
          <table:table-cell office:value-type="float" office:value="9642452929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62">
            <text:p>862</text:p>
          </table:table-cell>
          <table:table-cell office:value-type="string">
            <text:p>Rama Krishnudu</text:p>
          </table:table-cell>
          <table:table-cell office:value-type="string">
            <text:p>Chinna</text:p>
          </table:table-cell>
          <table:table-cell office:value-type="float" office:value="202740652666">
            <text:p>###</text:p>
          </table:table-cell>
          <table:table-cell office:value-type="float" office:value="779927145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63">
            <text:p>863</text:p>
          </table:table-cell>
          <table:table-cell office:value-type="string">
            <text:p>Gopala Krishnudu</text:p>
          </table:table-cell>
          <table:table-cell office:value-type="string">
            <text:p>Chinna Marenna</text:p>
          </table:table-cell>
          <table:table-cell office:value-type="float" office:value="905608009734">
            <text:p>###</text:p>
          </table:table-cell>
          <table:table-cell office:value-type="float" office:value="998547623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64">
            <text:p>864</text:p>
          </table:table-cell>
          <table:table-cell office:value-type="string">
            <text:p>Dasthagiri</text:p>
          </table:table-cell>
          <table:table-cell office:value-type="string">
            <text:p>Chinna Marenna</text:p>
          </table:table-cell>
          <table:table-cell office:value-type="float" office:value="334203922588">
            <text:p>###</text:p>
          </table:table-cell>
          <table:table-cell office:value-type="float" office:value="970386316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65">
            <text:p>865</text:p>
          </table:table-cell>
          <table:table-cell office:value-type="string">
            <text:p>Pullaiah</text:p>
          </table:table-cell>
          <table:table-cell office:value-type="string">
            <text:p>Pullaiah</text:p>
          </table:table-cell>
          <table:table-cell office:value-type="float" office:value="933555754067">
            <text:p>###</text:p>
          </table:table-cell>
          <table:table-cell office:value-type="float" office:value="964100496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66">
            <text:p>866</text:p>
          </table:table-cell>
          <table:table-cell office:value-type="string">
            <text:p>Sri Ramulu</text:p>
          </table:table-cell>
          <table:table-cell office:value-type="string">
            <text:p>Pullaiah</text:p>
          </table:table-cell>
          <table:table-cell office:value-type="float" office:value="204815637086">
            <text:p>###</text:p>
          </table:table-cell>
          <table:table-cell office:value-type="float" office:value="888606824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67">
            <text:p>867</text:p>
          </table:table-cell>
          <table:table-cell office:value-type="string">
            <text:p>SeKhar</text:p>
          </table:table-cell>
          <table:table-cell office:value-type="string">
            <text:p>Karrenna</text:p>
          </table:table-cell>
          <table:table-cell office:value-type="float" office:value="923301117541">
            <text:p>###</text:p>
          </table:table-cell>
          <table:table-cell office:value-type="float" office:value="905215986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68">
            <text:p>868</text:p>
          </table:table-cell>
          <table:table-cell office:value-type="string">
            <text:p>Bala Maddilety</text:p>
          </table:table-cell>
          <table:table-cell office:value-type="string">
            <text:p>Maddilety</text:p>
          </table:table-cell>
          <table:table-cell office:value-type="float" office:value="871492643918">
            <text:p>###</text:p>
          </table:table-cell>
          <table:table-cell office:value-type="float" office:value="767589894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69">
            <text:p>869</text:p>
          </table:table-cell>
          <table:table-cell office:value-type="string">
            <text:p>Narasimhudu</text:p>
          </table:table-cell>
          <table:table-cell office:value-type="string">
            <text:p>Balanna</text:p>
          </table:table-cell>
          <table:table-cell office:value-type="float" office:value="629610717849">
            <text:p>###</text:p>
          </table:table-cell>
          <table:table-cell office:value-type="float" office:value="970330768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70">
            <text:p>870</text:p>
          </table:table-cell>
          <table:table-cell office:value-type="string">
            <text:p>Baludu</text:p>
          </table:table-cell>
          <table:table-cell office:value-type="string">
            <text:p>Balanna</text:p>
          </table:table-cell>
          <table:table-cell office:value-type="float" office:value="883873306864">
            <text:p>###</text:p>
          </table:table-cell>
          <table:table-cell office:value-type="float" office:value="888614119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71">
            <text:p>871</text:p>
          </table:table-cell>
          <table:table-cell office:value-type="string">
            <text:p>Venkateswarlu</text:p>
          </table:table-cell>
          <table:table-cell office:value-type="string">
            <text:p>Maddilety</text:p>
          </table:table-cell>
          <table:table-cell office:value-type="float" office:value="804703031568">
            <text:p>###</text:p>
          </table:table-cell>
          <table:table-cell office:value-type="float" office:value="970458139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72">
            <text:p>872</text:p>
          </table:table-cell>
          <table:table-cell office:value-type="string">
            <text:p>Lakshmanna</text:p>
          </table:table-cell>
          <table:table-cell office:value-type="string">
            <text:p>Yellaiah</text:p>
          </table:table-cell>
          <table:table-cell office:value-type="float" office:value="222625985796">
            <text:p>###</text:p>
          </table:table-cell>
          <table:table-cell office:value-type="float" office:value="888688372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73">
            <text:p>873</text:p>
          </table:table-cell>
          <table:table-cell office:value-type="string">
            <text:p>Samana</text:p>
          </table:table-cell>
          <table:table-cell office:value-type="string">
            <text:p>Chinna Pullanna</text:p>
          </table:table-cell>
          <table:table-cell office:value-type="float" office:value="374560435875">
            <text:p>###</text:p>
          </table:table-cell>
          <table:table-cell office:value-type="float" office:value="944105570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74">
            <text:p>874</text:p>
          </table:table-cell>
          <table:table-cell office:value-type="string">
            <text:p>Maddilety</text:p>
          </table:table-cell>
          <table:table-cell office:value-type="string">
            <text:p>Chinna Pullanna</text:p>
          </table:table-cell>
          <table:table-cell office:value-type="float" office:value="470802814914">
            <text:p>###</text:p>
          </table:table-cell>
          <table:table-cell office:value-type="float" office:value="7032623693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75">
            <text:p>875</text:p>
          </table:table-cell>
          <table:table-cell table:style-name="ce25" office:value-type="string">
            <text:p>Gopala Krishnudu</text:p>
          </table:table-cell>
          <table:table-cell office:value-type="string">
            <text:p>Chinna Pullanna</text:p>
          </table:table-cell>
          <table:table-cell office:value-type="float" office:value="852252537529">
            <text:p>###</text:p>
          </table:table-cell>
          <table:table-cell office:value-type="float" office:value="949325318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76">
            <text:p>876</text:p>
          </table:table-cell>
          <table:table-cell office:value-type="string">
            <text:p>Samanna</text:p>
          </table:table-cell>
          <table:table-cell office:value-type="string">
            <text:p>Samanna</text:p>
          </table:table-cell>
          <table:table-cell office:value-type="float" office:value="821216079133">
            <text:p>###</text:p>
          </table:table-cell>
          <table:table-cell office:value-type="float" office:value="888683688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77">
            <text:p>877</text:p>
          </table:table-cell>
          <table:table-cell office:value-type="string">
            <text:p>Madhu</text:p>
          </table:table-cell>
          <table:table-cell office:value-type="string">
            <text:p>Krishna Murthy</text:p>
          </table:table-cell>
          <table:table-cell office:value-type="float" office:value="271893926424">
            <text:p>###</text:p>
          </table:table-cell>
          <table:table-cell office:value-type="float" office:value="916018896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78">
            <text:p>878</text:p>
          </table:table-cell>
          <table:table-cell office:value-type="string">
            <text:p>Maddilety</text:p>
          </table:table-cell>
          <table:table-cell office:value-type="string">
            <text:p>Chinna Naganna</text:p>
          </table:table-cell>
          <table:table-cell office:value-type="float" office:value="478201360524">
            <text:p>###</text:p>
          </table:table-cell>
          <table:table-cell office:value-type="float" office:value="814232897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79">
            <text:p>879</text:p>
          </table:table-cell>
          <table:table-cell office:value-type="string">
            <text:p>Maddilety</text:p>
          </table:table-cell>
          <table:table-cell office:value-type="string">
            <text:p>Chinna Naganna</text:p>
          </table:table-cell>
          <table:table-cell office:value-type="float" office:value="830005792919">
            <text:p>###</text:p>
          </table:table-cell>
          <table:table-cell office:value-type="float" office:value="970373901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80">
            <text:p>880</text:p>
          </table:table-cell>
          <table:table-cell office:value-type="string">
            <text:p>Rama Maddilety</text:p>
          </table:table-cell>
          <table:table-cell office:value-type="string">
            <text:p>Venkataswamy</text:p>
          </table:table-cell>
          <table:table-cell office:value-type="float" office:value="543020670698">
            <text:p>###</text:p>
          </table:table-cell>
          <table:table-cell office:value-type="float" office:value="995966028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81">
            <text:p>881</text:p>
          </table:table-cell>
          <table:table-cell office:value-type="string">
            <text:p>Venkata Ramanna</text:p>
          </table:table-cell>
          <table:table-cell office:value-type="string">
            <text:p>Venkatanna</text:p>
          </table:table-cell>
          <table:table-cell office:value-type="float" office:value="672733832897">
            <text:p>###</text:p>
          </table:table-cell>
          <table:table-cell office:value-type="float" office:value="814226112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82">
            <text:p>882</text:p>
          </table:table-cell>
          <table:table-cell office:value-type="string">
            <text:p>Gopal</text:p>
          </table:table-cell>
          <table:table-cell office:value-type="string">
            <text:p>Pedda Krishnanna</text:p>
          </table:table-cell>
          <table:table-cell office:value-type="float" office:value="594181541583">
            <text:p>###</text:p>
          </table:table-cell>
          <table:table-cell office:value-type="float" office:value="964274053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83">
            <text:p>883</text:p>
          </table:table-cell>
          <table:table-cell office:value-type="string">
            <text:p>Gopal</text:p>
          </table:table-cell>
          <table:table-cell office:value-type="string">
            <text:p>Krishna Murthy</text:p>
          </table:table-cell>
          <table:table-cell office:value-type="float" office:value="377799803360">
            <text:p>###</text:p>
          </table:table-cell>
          <table:table-cell office:value-type="float" office:value="988533643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84">
            <text:p>884</text:p>
          </table:table-cell>
          <table:table-cell office:value-type="string">
            <text:p>Chinna Pakkiraiah</text:p>
          </table:table-cell>
          <table:table-cell office:value-type="string">
            <text:p>Dastagiri</text:p>
          </table:table-cell>
          <table:table-cell office:value-type="float" office:value="623339210194">
            <text:p>###</text:p>
          </table:table-cell>
          <table:table-cell office:value-type="float" office:value="905230896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85">
            <text:p>885</text:p>
          </table:table-cell>
          <table:table-cell office:value-type="string">
            <text:p>Sivudu</text:p>
          </table:table-cell>
          <table:table-cell office:value-type="string">
            <text:p>Chalamanna</text:p>
          </table:table-cell>
          <table:table-cell office:value-type="float" office:value="743579477215">
            <text:p>###</text:p>
          </table:table-cell>
          <table:table-cell office:value-type="float" office:value="916093819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86">
            <text:p>886</text:p>
          </table:table-cell>
          <table:table-cell office:value-type="string">
            <text:p>Chinna Rangaswamy</text:p>
          </table:table-cell>
          <table:table-cell office:value-type="string">
            <text:p>Besanna</text:p>
          </table:table-cell>
          <table:table-cell office:value-type="float" office:value="722374834591">
            <text:p>###</text:p>
          </table:table-cell>
          <table:table-cell office:value-type="float" office:value="733065531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87">
            <text:p>887</text:p>
          </table:table-cell>
          <table:table-cell office:value-type="string">
            <text:p>Jaya raju</text:p>
          </table:table-cell>
          <table:table-cell office:value-type="string">
            <text:p>Prabhu Dasu</text:p>
          </table:table-cell>
          <table:table-cell office:value-type="float" office:value="317696307774">
            <text:p>###</text:p>
          </table:table-cell>
          <table:table-cell office:value-type="float" office:value="998596775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88">
            <text:p>888</text:p>
          </table:table-cell>
          <table:table-cell office:value-type="string">
            <text:p>Prakasham</text:p>
          </table:table-cell>
          <table:table-cell office:value-type="string">
            <text:p>Balanna</text:p>
          </table:table-cell>
          <table:table-cell office:value-type="float" office:value="821072429542">
            <text:p>###</text:p>
          </table:table-cell>
          <table:table-cell office:value-type="float" office:value="9573654153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89">
            <text:p>889</text:p>
          </table:table-cell>
          <table:table-cell office:value-type="string">
            <text:p>venkataswamy</text:p>
          </table:table-cell>
          <table:table-cell office:value-type="string">
            <text:p>Venkateswarlu</text:p>
          </table:table-cell>
          <table:table-cell office:value-type="float" office:value="461871507347">
            <text:p>###</text:p>
          </table:table-cell>
          <table:table-cell office:value-type="float" office:value="9966212369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90">
            <text:p>890</text:p>
          </table:table-cell>
          <table:table-cell office:value-type="string">
            <text:p>Nagaraju</text:p>
          </table:table-cell>
          <table:table-cell office:value-type="string">
            <text:p>Nalla Venkateswarlu</text:p>
          </table:table-cell>
          <table:table-cell office:value-type="float" office:value="310850054821">
            <text:p>###</text:p>
          </table:table-cell>
          <table:table-cell office:value-type="float" office:value="779956716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91">
            <text:p>891</text:p>
          </table:table-cell>
          <table:table-cell office:value-type="string">
            <text:p>Prasad</text:p>
          </table:table-cell>
          <table:table-cell office:value-type="string">
            <text:p>N.Venkateswarlu</text:p>
          </table:table-cell>
          <table:table-cell office:value-type="float" office:value="682535506899">
            <text:p>###</text:p>
          </table:table-cell>
          <table:table-cell office:value-type="float" office:value="916081640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92">
            <text:p>892</text:p>
          </table:table-cell>
          <table:table-cell office:value-type="string">
            <text:p>Swamulu</text:p>
          </table:table-cell>
          <table:table-cell office:value-type="string">
            <text:p>Krishnanna</text:p>
          </table:table-cell>
          <table:table-cell office:value-type="float" office:value="479142109741">
            <text:p>###</text:p>
          </table:table-cell>
          <table:table-cell office:value-type="float" office:value="998540803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93">
            <text:p>893</text:p>
          </table:table-cell>
          <table:table-cell table:style-name="ce25" office:value-type="string">
            <text:p>Chinnaiah</text:p>
          </table:table-cell>
          <table:table-cell table:style-name="ce25" office:value-type="string">
            <text:p>Ankanna</text:p>
          </table:table-cell>
          <table:table-cell table:style-name="ce51" office:value-type="float" office:value="906276955812">
            <text:p>###</text:p>
          </table:table-cell>
          <table:table-cell table:style-name="ce51" office:value-type="float" office:value="9550413593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94">
            <text:p>894</text:p>
          </table:table-cell>
          <table:table-cell table:style-name="ce25" office:value-type="string">
            <text:p>Venkateswarlu</text:p>
          </table:table-cell>
          <table:table-cell table:style-name="ce25" office:value-type="string">
            <text:p>Venkatswamy</text:p>
          </table:table-cell>
          <table:table-cell table:style-name="ce51" office:value-type="float" office:value="562646418609">
            <text:p>###</text:p>
          </table:table-cell>
          <table:table-cell table:style-name="ce51" office:value-type="float" office:value="799772327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95">
            <text:p>895</text:p>
          </table:table-cell>
          <table:table-cell office:value-type="string">
            <text:p>Krishna swamy</text:p>
          </table:table-cell>
          <table:table-cell office:value-type="string">
            <text:p>Santenna</text:p>
          </table:table-cell>
          <table:table-cell office:value-type="float" office:value="601400055415">
            <text:p>###</text:p>
          </table:table-cell>
          <table:table-cell office:value-type="float" office:value="900871409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96">
            <text:p>896</text:p>
          </table:table-cell>
          <table:table-cell office:value-type="string">
            <text:p>Kulayi Swamy</text:p>
          </table:table-cell>
          <table:table-cell office:value-type="string">
            <text:p>Pedda Swamanna</text:p>
          </table:table-cell>
          <table:table-cell office:value-type="float" office:value="912085870840">
            <text:p>###</text:p>
          </table:table-cell>
          <table:table-cell office:value-type="float" office:value="990849617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97">
            <text:p>897</text:p>
          </table:table-cell>
          <table:table-cell office:value-type="string">
            <text:p>Sangtali Govardhan</text:p>
          </table:table-cell>
          <table:table-cell office:value-type="string">
            <text:p>Peddanna</text:p>
          </table:table-cell>
          <table:table-cell office:value-type="float" office:value="912085870840">
            <text:p>###</text:p>
          </table:table-cell>
          <table:table-cell office:value-type="float" office:value="9502923369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98">
            <text:p>898</text:p>
          </table:table-cell>
          <table:table-cell office:value-type="string">
            <text:p>Narayana</text:p>
          </table:table-cell>
          <table:table-cell office:value-type="string">
            <text:p>Ankalaiah</text:p>
          </table:table-cell>
          <table:table-cell office:value-type="float" office:value="497683246395">
            <text:p>###</text:p>
          </table:table-cell>
          <table:table-cell office:value-type="float" office:value="8008731829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899">
            <text:p>899</text:p>
          </table:table-cell>
          <table:table-cell office:value-type="string">
            <text:p>Asanna</text:p>
          </table:table-cell>
          <table:table-cell office:value-type="string">
            <text:p>Subbanna</text:p>
          </table:table-cell>
          <table:table-cell office:value-type="float" office:value="625658172813">
            <text:p>###</text:p>
          </table:table-cell>
          <table:table-cell office:value-type="float" office:value="995987872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00">
            <text:p>900</text:p>
          </table:table-cell>
          <table:table-cell office:value-type="string">
            <text:p>Pullaiah</text:p>
          </table:table-cell>
          <table:table-cell office:value-type="string">
            <text:p>Chinna Ramudu</text:p>
          </table:table-cell>
          <table:table-cell office:value-type="float" office:value="574718452937">
            <text:p>###</text:p>
          </table:table-cell>
          <table:table-cell office:value-type="float" office:value="789328663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01">
            <text:p>901</text:p>
          </table:table-cell>
          <table:table-cell office:value-type="string">
            <text:p>Venkateswarlu</text:p>
          </table:table-cell>
          <table:table-cell office:value-type="string">
            <text:p>Balanna</text:p>
          </table:table-cell>
          <table:table-cell office:value-type="float" office:value="518277465609">
            <text:p>###</text:p>
          </table:table-cell>
          <table:table-cell office:value-type="float" office:value="817932144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02">
            <text:p>902</text:p>
          </table:table-cell>
          <table:table-cell office:value-type="string">
            <text:p>Peddaswamulu</text:p>
          </table:table-cell>
          <table:table-cell office:value-type="string">
            <text:p>Santenna</text:p>
          </table:table-cell>
          <table:table-cell office:value-type="float" office:value="623627135634">
            <text:p>###</text:p>
          </table:table-cell>
          <table:table-cell office:value-type="float" office:value="789328463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03">
            <text:p>903</text:p>
          </table:table-cell>
          <table:table-cell office:value-type="string">
            <text:p>Sudhakar</text:p>
          </table:table-cell>
          <table:table-cell office:value-type="string">
            <text:p>Pedda Ramudu</text:p>
          </table:table-cell>
          <table:table-cell office:value-type="float" office:value="517757396538">
            <text:p>###</text:p>
          </table:table-cell>
          <table:table-cell office:value-type="float" office:value="9908931751">
            <text:p>###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04">
            <text:p>904</text:p>
          </table:table-cell>
          <table:table-cell office:value-type="string">
            <text:p>Chakali Bala ankalayya</text:p>
          </table:table-cell>
          <table:table-cell office:value-type="string">
            <text:p>Pedda Ramudu</text:p>
          </table:table-cell>
          <table:table-cell office:value-type="float" office:value="508427586763">
            <text:p>###</text:p>
          </table:table-cell>
          <table:table-cell office:value-type="float" office:value="995941294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05">
            <text:p>905</text:p>
          </table:table-cell>
          <table:table-cell table:style-name="ce25" office:value-type="string">
            <text:p>Sangeeva <text:s/></text:p>
          </table:table-cell>
          <table:table-cell table:style-name="ce25" office:value-type="string">
            <text:p>Bala Sanjenna</text:p>
          </table:table-cell>
          <table:table-cell table:style-name="ce51" office:value-type="float" office:value="219479207379">
            <text:p>###</text:p>
          </table:table-cell>
          <table:table-cell table:style-name="ce51" office:value-type="float" office:value="8897999673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06">
            <text:p>906</text:p>
          </table:table-cell>
          <table:table-cell table:style-name="ce25" office:value-type="string">
            <text:p>Bhaskar</text:p>
          </table:table-cell>
          <table:table-cell table:style-name="ce25" office:value-type="string">
            <text:p>Subbanna</text:p>
          </table:table-cell>
          <table:table-cell table:style-name="ce51" office:value-type="float" office:value="712717452796">
            <text:p>###</text:p>
          </table:table-cell>
          <table:table-cell table:style-name="ce51" office:value-type="float" office:value="889746109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07">
            <text:p>907</text:p>
          </table:table-cell>
          <table:table-cell table:style-name="ce25" office:value-type="string">
            <text:p>Hussenaiah</text:p>
          </table:table-cell>
          <table:table-cell table:style-name="ce25" office:value-type="string">
            <text:p>Samanna</text:p>
          </table:table-cell>
          <table:table-cell table:style-name="ce51" office:value-type="float" office:value="778902814732">
            <text:p>###</text:p>
          </table:table-cell>
          <table:table-cell table:style-name="ce51" office:value-type="float" office:value="970463471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08">
            <text:p>908</text:p>
          </table:table-cell>
          <table:table-cell table:style-name="ce25" office:value-type="string">
            <text:p>Samelu</text:p>
          </table:table-cell>
          <table:table-cell table:style-name="ce25" office:value-type="string">
            <text:p>Deva Sahayam</text:p>
          </table:table-cell>
          <table:table-cell table:style-name="ce51" office:value-type="float" office:value="578678023338">
            <text:p>###</text:p>
          </table:table-cell>
          <table:table-cell table:style-name="ce51" office:value-type="float" office:value="957345977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09">
            <text:p>909</text:p>
          </table:table-cell>
          <table:table-cell table:style-name="ce25" office:value-type="string">
            <text:p>Chinna Yesu</text:p>
          </table:table-cell>
          <table:table-cell table:style-name="ce25" office:value-type="string">
            <text:p>Naganna</text:p>
          </table:table-cell>
          <table:table-cell table:style-name="ce51" office:value-type="float" office:value="627271471371">
            <text:p>###</text:p>
          </table:table-cell>
          <table:table-cell table:style-name="ce51" office:value-type="float" office:value="709575898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10">
            <text:p>910</text:p>
          </table:table-cell>
          <table:table-cell table:style-name="ce25" office:value-type="string">
            <text:p>Naga Shesulu</text:p>
          </table:table-cell>
          <table:table-cell table:style-name="ce25" office:value-type="string">
            <text:p>Naganna</text:p>
          </table:table-cell>
          <table:table-cell table:style-name="ce51" office:value-type="float" office:value="248642459865">
            <text:p>###</text:p>
          </table:table-cell>
          <table:table-cell table:style-name="ce51" office:value-type="float" office:value="995991007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11">
            <text:p>911</text:p>
          </table:table-cell>
          <table:table-cell table:style-name="ce25" office:value-type="string">
            <text:p>T.Srinu</text:p>
          </table:table-cell>
          <table:table-cell table:style-name="ce25" office:value-type="string">
            <text:p>T.Hussaianaiah</text:p>
          </table:table-cell>
          <table:table-cell table:style-name="ce51" office:value-type="float" office:value="829586721168">
            <text:p>###</text:p>
          </table:table-cell>
          <table:table-cell table:style-name="ce51" office:value-type="float" office:value="817980217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12">
            <text:p>912</text:p>
          </table:table-cell>
          <table:table-cell table:style-name="ce25" office:value-type="string">
            <text:p>Papanna Goud</text:p>
          </table:table-cell>
          <table:table-cell table:style-name="ce25" office:value-type="string">
            <text:p>Venkateswarlu</text:p>
          </table:table-cell>
          <table:table-cell table:style-name="ce51" office:value-type="float" office:value="237294385261">
            <text:p>###</text:p>
          </table:table-cell>
          <table:table-cell table:style-name="ce51" office:value-type="float" office:value="8799070490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13">
            <text:p>913</text:p>
          </table:table-cell>
          <table:table-cell office:value-type="string">
            <text:p>E.Sree Ramulu</text:p>
          </table:table-cell>
          <table:table-cell office:value-type="string">
            <text:p>Naganna</text:p>
          </table:table-cell>
          <table:table-cell office:value-type="float" office:value="812016245461">
            <text:p>###</text:p>
          </table:table-cell>
          <table:table-cell office:value-type="float" office:value="817913018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14">
            <text:p>914</text:p>
          </table:table-cell>
          <table:table-cell office:value-type="string">
            <text:p>Venkata Ramanna</text:p>
          </table:table-cell>
          <table:table-cell office:value-type="string">
            <text:p>Subbarayudu</text:p>
          </table:table-cell>
          <table:table-cell office:value-type="float" office:value="44430233609">
            <text:p>###</text:p>
          </table:table-cell>
          <table:table-cell office:value-type="float" office:value="767392117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15">
            <text:p>915</text:p>
          </table:table-cell>
          <table:table-cell office:value-type="string">
            <text:p>Nadipanna</text:p>
          </table:table-cell>
          <table:table-cell office:value-type="string">
            <text:p>Balanna</text:p>
          </table:table-cell>
          <table:table-cell office:value-type="float" office:value="436740923651">
            <text:p>###</text:p>
          </table:table-cell>
          <table:table-cell office:value-type="float" office:value="996377687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16">
            <text:p>916</text:p>
          </table:table-cell>
          <table:table-cell office:value-type="string">
            <text:p>M.Subbana</text:p>
          </table:table-cell>
          <table:table-cell office:value-type="string">
            <text:p>Ganganna</text:p>
          </table:table-cell>
          <table:table-cell office:value-type="float" office:value="473241593687">
            <text:p>###</text:p>
          </table:table-cell>
          <table:table-cell office:value-type="float" office:value="733086291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17">
            <text:p>917</text:p>
          </table:table-cell>
          <table:table-cell office:value-type="string">
            <text:p>Srinuvasulu Goud</text:p>
          </table:table-cell>
          <table:table-cell office:value-type="string">
            <text:p>Pedda Balanna</text:p>
          </table:table-cell>
          <table:table-cell office:value-type="float" office:value="566988023231">
            <text:p>###</text:p>
          </table:table-cell>
          <table:table-cell office:value-type="float" office:value="767392117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18">
            <text:p>918</text:p>
          </table:table-cell>
          <table:table-cell office:value-type="string">
            <text:p>Venkatanna</text:p>
          </table:table-cell>
          <table:table-cell office:value-type="string">
            <text:p>yenganna</text:p>
          </table:table-cell>
          <table:table-cell office:value-type="float" office:value="731655588283">
            <text:p>###</text:p>
          </table:table-cell>
          <table:table-cell office:value-type="float" office:value="7893434539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19">
            <text:p>919</text:p>
          </table:table-cell>
          <table:table-cell office:value-type="string">
            <text:p>B.Venkateswarlu</text:p>
          </table:table-cell>
          <table:table-cell office:value-type="string">
            <text:p>Venkataswamy</text:p>
          </table:table-cell>
          <table:table-cell office:value-type="float" office:value="790047952478">
            <text:p>###</text:p>
          </table:table-cell>
          <table:table-cell office:value-type="float" office:value="771415382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20">
            <text:p>920</text:p>
          </table:table-cell>
          <table:table-cell office:value-type="string">
            <text:p>Balasanjanna</text:p>
          </table:table-cell>
          <table:table-cell office:value-type="string">
            <text:p>Pedda Seshanna</text:p>
          </table:table-cell>
          <table:table-cell office:value-type="float" office:value="531616295791">
            <text:p>###</text:p>
          </table:table-cell>
          <table:table-cell office:value-type="float" office:value="9704622259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21">
            <text:p>921</text:p>
          </table:table-cell>
          <table:table-cell office:value-type="string">
            <text:p>Sangeeva Rayudu</text:p>
          </table:table-cell>
          <table:table-cell office:value-type="string">
            <text:p>Sanjanna</text:p>
          </table:table-cell>
          <table:table-cell office:value-type="float" office:value="374251099896">
            <text:p>###</text:p>
          </table:table-cell>
          <table:table-cell office:value-type="float" office:value="990887048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22">
            <text:p>922</text:p>
          </table:table-cell>
          <table:table-cell office:value-type="string">
            <text:p>M.Venkateswarlu</text:p>
          </table:table-cell>
          <table:table-cell office:value-type="string">
            <text:p>M.Sanjanna</text:p>
          </table:table-cell>
          <table:table-cell office:value-type="float" office:value="915414522025">
            <text:p>###</text:p>
          </table:table-cell>
          <table:table-cell office:value-type="float" office:value="770210099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23">
            <text:p>923</text:p>
          </table:table-cell>
          <table:table-cell office:value-type="string">
            <text:p>Sunkanna</text:p>
          </table:table-cell>
          <table:table-cell office:value-type="string">
            <text:p>Bala Swamy</text:p>
          </table:table-cell>
          <table:table-cell office:value-type="float" office:value="702494450876">
            <text:p>###</text:p>
          </table:table-cell>
          <table:table-cell office:value-type="float" office:value="9704784203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24">
            <text:p>924</text:p>
          </table:table-cell>
          <table:table-cell office:value-type="string">
            <text:p>Driver Santenna</text:p>
          </table:table-cell>
          <table:table-cell office:value-type="string">
            <text:p>Yenganna</text:p>
          </table:table-cell>
          <table:table-cell office:value-type="float" office:value="250570722423">
            <text:p>###</text:p>
          </table:table-cell>
          <table:table-cell office:value-type="float" office:value="9542836753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25">
            <text:p>925</text:p>
          </table:table-cell>
          <table:table-cell office:value-type="string">
            <text:p>Sangeeva Naidu</text:p>
          </table:table-cell>
          <table:table-cell office:value-type="string">
            <text:p>M.Venkateswarlu</text:p>
          </table:table-cell>
          <table:table-cell office:value-type="float" office:value="475980856275">
            <text:p>###</text:p>
          </table:table-cell>
          <table:table-cell office:value-type="float" office:value="770210099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26">
            <text:p>926</text:p>
          </table:table-cell>
          <table:table-cell office:value-type="string">
            <text:p>M.Ayyanna</text:p>
          </table:table-cell>
          <table:table-cell office:value-type="string">
            <text:p>Samanna</text:p>
          </table:table-cell>
          <table:table-cell office:value-type="float" office:value="544208093517">
            <text:p>###</text:p>
          </table:table-cell>
          <table:table-cell office:value-type="float" office:value="889576219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27">
            <text:p>927</text:p>
          </table:table-cell>
          <table:table-cell office:value-type="string">
            <text:p>M.Yella Naidu</text:p>
          </table:table-cell>
          <table:table-cell office:value-type="string">
            <text:p>Sanjeeva Raidu</text:p>
          </table:table-cell>
          <table:table-cell office:value-type="float" office:value="20408850331">
            <text:p>###</text:p>
          </table:table-cell>
          <table:table-cell office:value-type="float" office:value="996307395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28">
            <text:p>928</text:p>
          </table:table-cell>
          <table:table-cell office:value-type="string">
            <text:p>Chandra Shekar</text:p>
          </table:table-cell>
          <table:table-cell office:value-type="string">
            <text:p>Ram Pullaiah</text:p>
          </table:table-cell>
          <table:table-cell office:value-type="float" office:value="218356948625">
            <text:p>###</text:p>
          </table:table-cell>
          <table:table-cell office:value-type="float" office:value="809652298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29">
            <text:p>929</text:p>
          </table:table-cell>
          <table:table-cell office:value-type="string">
            <text:p>Jayanna</text:p>
          </table:table-cell>
          <table:table-cell office:value-type="string">
            <text:p>Chinna Lakshmanna</text:p>
          </table:table-cell>
          <table:table-cell office:value-type="float" office:value="460901335398">
            <text:p>###</text:p>
          </table:table-cell>
          <table:table-cell office:value-type="float" office:value="954236223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30">
            <text:p>930</text:p>
          </table:table-cell>
          <table:table-cell office:value-type="string">
            <text:p>Kodanda Ramudu</text:p>
          </table:table-cell>
          <table:table-cell office:value-type="string">
            <text:p>T.Venkataswamy</text:p>
          </table:table-cell>
          <table:table-cell office:value-type="float" office:value="632493342381">
            <text:p>###</text:p>
          </table:table-cell>
          <table:table-cell office:value-type="float" office:value="814243760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31">
            <text:p>931</text:p>
          </table:table-cell>
          <table:table-cell office:value-type="string">
            <text:p>Pullaiah</text:p>
          </table:table-cell>
          <table:table-cell office:value-type="string">
            <text:p>Pedda Subbarayudu</text:p>
          </table:table-cell>
          <table:table-cell office:value-type="float" office:value="662507818219">
            <text:p>###</text:p>
          </table:table-cell>
          <table:table-cell office:value-type="float" office:value="905281700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32">
            <text:p>932</text:p>
          </table:table-cell>
          <table:table-cell office:value-type="string">
            <text:p>P.Srinivasulu</text:p>
          </table:table-cell>
          <table:table-cell office:value-type="string">
            <text:p>Nadipi Ramaiah</text:p>
          </table:table-cell>
          <table:table-cell office:value-type="float" office:value="970790567791">
            <text:p>###</text:p>
          </table:table-cell>
          <table:table-cell office:value-type="float" office:value="996611151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33">
            <text:p>933</text:p>
          </table:table-cell>
          <table:table-cell office:value-type="string">
            <text:p>Yellappa</text:p>
          </table:table-cell>
          <table:table-cell office:value-type="string">
            <text:p>Jaya Ramudu</text:p>
          </table:table-cell>
          <table:table-cell office:value-type="float" office:value="983478679817">
            <text:p>###</text:p>
          </table:table-cell>
          <table:table-cell office:value-type="float" office:value="829754016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34">
            <text:p>934</text:p>
          </table:table-cell>
          <table:table-cell office:value-type="string">
            <text:p>Tirupataiah</text:p>
          </table:table-cell>
          <table:table-cell office:value-type="string">
            <text:p>Pedda Sunkanna</text:p>
          </table:table-cell>
          <table:table-cell office:value-type="float" office:value="400506519146">
            <text:p>###</text:p>
          </table:table-cell>
          <table:table-cell office:value-type="float" office:value="958179728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35">
            <text:p>935</text:p>
          </table:table-cell>
          <table:table-cell office:value-type="string">
            <text:p>Sreenuvasulu</text:p>
          </table:table-cell>
          <table:table-cell office:value-type="string">
            <text:p>Krishna Murthy</text:p>
          </table:table-cell>
          <table:table-cell office:value-type="float" office:value="795156857985">
            <text:p>###</text:p>
          </table:table-cell>
          <table:table-cell office:value-type="float" office:value="9160369437">
            <text:p>###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36">
            <text:p>936</text:p>
          </table:table-cell>
          <table:table-cell office:value-type="string">
            <text:p>Chinna Ramachandrudu</text:p>
          </table:table-cell>
          <table:table-cell office:value-type="string">
            <text:p>Chinna Ramudu</text:p>
          </table:table-cell>
          <table:table-cell office:value-type="float" office:value="730274661067">
            <text:p>###</text:p>
          </table:table-cell>
          <table:table-cell office:value-type="float" office:value="970330798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37">
            <text:p>937</text:p>
          </table:table-cell>
          <table:table-cell office:value-type="string">
            <text:p>Sri Ramulu</text:p>
          </table:table-cell>
          <table:table-cell office:value-type="string">
            <text:p>Lakshmanna</text:p>
          </table:table-cell>
          <table:table-cell office:value-type="float" office:value="266811343016">
            <text:p>###</text:p>
          </table:table-cell>
          <table:table-cell office:value-type="float" office:value="958126486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38">
            <text:p>938</text:p>
          </table:table-cell>
          <table:table-cell office:value-type="string">
            <text:p>P.Rama Chandrudu</text:p>
          </table:table-cell>
          <table:table-cell office:value-type="string">
            <text:p>Pedda Lakshmanna</text:p>
          </table:table-cell>
          <table:table-cell office:value-type="float" office:value="505500040685">
            <text:p>###</text:p>
          </table:table-cell>
          <table:table-cell office:value-type="float" office:value="996683294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39">
            <text:p>939</text:p>
          </table:table-cell>
          <table:table-cell office:value-type="string">
            <text:p>Nadipi Krishnamurty</text:p>
          </table:table-cell>
          <table:table-cell office:value-type="string">
            <text:p>Pedda Bushanna</text:p>
          </table:table-cell>
          <table:table-cell office:value-type="float" office:value="356332485012">
            <text:p>###</text:p>
          </table:table-cell>
          <table:table-cell office:value-type="float" office:value="801962089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40">
            <text:p>940</text:p>
          </table:table-cell>
          <table:table-cell office:value-type="string">
            <text:p>Anjaneyulu</text:p>
          </table:table-cell>
          <table:table-cell office:value-type="string">
            <text:p>Pedda Krishnamurty</text:p>
          </table:table-cell>
          <table:table-cell office:value-type="float" office:value="356332485012">
            <text:p>###</text:p>
          </table:table-cell>
          <table:table-cell office:value-type="float" office:value="9985025793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41">
            <text:p>941</text:p>
          </table:table-cell>
          <table:table-cell office:value-type="string">
            <text:p>Ramanjaneyulu</text:p>
          </table:table-cell>
          <table:table-cell office:value-type="string">
            <text:p>Pedda Sajanna</text:p>
          </table:table-cell>
          <table:table-cell office:value-type="float" office:value="414071208582">
            <text:p>###</text:p>
          </table:table-cell>
          <table:table-cell office:value-type="float" office:value="916052325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42">
            <text:p>942</text:p>
          </table:table-cell>
          <table:table-cell table:style-name="ce25" office:value-type="string">
            <text:p>Chinna Sunkanna</text:p>
          </table:table-cell>
          <table:table-cell office:value-type="string">
            <text:p>Thirupalu</text:p>
          </table:table-cell>
          <table:table-cell office:value-type="float" office:value="350926096840">
            <text:p>###</text:p>
          </table:table-cell>
          <table:table-cell office:value-type="float" office:value="829798191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43">
            <text:p>943</text:p>
          </table:table-cell>
          <table:table-cell table:style-name="ce25" office:value-type="string">
            <text:p>Pedda Ramudu</text:p>
          </table:table-cell>
          <table:table-cell office:value-type="string">
            <text:p>Pedda ramachandrudu</text:p>
          </table:table-cell>
          <table:table-cell office:value-type="float" office:value="864860688884">
            <text:p>###</text:p>
          </table:table-cell>
          <table:table-cell office:value-type="float" office:value="964216656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44">
            <text:p>944</text:p>
          </table:table-cell>
          <table:table-cell table:style-name="ce25" office:value-type="string">
            <text:p>Ramakrushnudu</text:p>
          </table:table-cell>
          <table:table-cell office:value-type="string">
            <text:p>Ramanjaneyuu</text:p>
          </table:table-cell>
          <table:table-cell office:value-type="float" office:value="744404829067">
            <text:p>###</text:p>
          </table:table-cell>
          <table:table-cell office:value-type="float" office:value="917796040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45">
            <text:p>945</text:p>
          </table:table-cell>
          <table:table-cell office:value-type="string">
            <text:p>P.Ayyanna</text:p>
          </table:table-cell>
          <table:table-cell office:value-type="string">
            <text:p>Pedda Ramudu</text:p>
          </table:table-cell>
          <table:table-cell office:value-type="float" office:value="6064308067801">
            <text:p>###</text:p>
          </table:table-cell>
          <table:table-cell office:value-type="float" office:value="888697480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46">
            <text:p>946</text:p>
          </table:table-cell>
          <table:table-cell office:value-type="string">
            <text:p>Adi Narayana</text:p>
          </table:table-cell>
          <table:table-cell office:value-type="string">
            <text:p>Lakshmanna</text:p>
          </table:table-cell>
          <table:table-cell office:value-type="float" office:value="388846041467">
            <text:p>###</text:p>
          </table:table-cell>
          <table:table-cell office:value-type="float" office:value="9703993933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47">
            <text:p>947</text:p>
          </table:table-cell>
          <table:table-cell office:value-type="string">
            <text:p>Mahesh</text:p>
          </table:table-cell>
          <table:table-cell office:value-type="string">
            <text:p>Madanna</text:p>
          </table:table-cell>
          <table:table-cell office:value-type="float" office:value="989247000082">
            <text:p>###</text:p>
          </table:table-cell>
          <table:table-cell office:value-type="float" office:value="900068296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48">
            <text:p>948</text:p>
          </table:table-cell>
          <table:table-cell office:value-type="string">
            <text:p>B.Narayana</text:p>
          </table:table-cell>
          <table:table-cell office:value-type="string">
            <text:p>Venkataiah</text:p>
          </table:table-cell>
          <table:table-cell office:value-type="float" office:value="808095527962">
            <text:p>###</text:p>
          </table:table-cell>
          <table:table-cell office:value-type="float" office:value="733082869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49">
            <text:p>949</text:p>
          </table:table-cell>
          <table:table-cell office:value-type="string">
            <text:p>Ramamaddilety</text:p>
          </table:table-cell>
          <table:table-cell office:value-type="string">
            <text:p>Pedda Maddilety</text:p>
          </table:table-cell>
          <table:table-cell office:value-type="float" office:value="361234407680">
            <text:p>###</text:p>
          </table:table-cell>
          <table:table-cell office:value-type="float" office:value="995922085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50">
            <text:p>950</text:p>
          </table:table-cell>
          <table:table-cell office:value-type="string">
            <text:p>T.Srinivasulu</text:p>
          </table:table-cell>
          <table:table-cell office:value-type="string">
            <text:p>Venkatswamy</text:p>
          </table:table-cell>
          <table:table-cell office:value-type="float" office:value="276688561592">
            <text:p>###</text:p>
          </table:table-cell>
          <table:table-cell office:value-type="float" office:value="995922085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51">
            <text:p>951</text:p>
          </table:table-cell>
          <table:table-cell office:value-type="string">
            <text:p>B.Hanumanthu</text:p>
          </table:table-cell>
          <table:table-cell office:value-type="string">
            <text:p>Narayana</text:p>
          </table:table-cell>
          <table:table-cell office:value-type="float" office:value="538825979579">
            <text:p>###</text:p>
          </table:table-cell>
          <table:table-cell office:value-type="float" office:value="905215097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52">
            <text:p>952</text:p>
          </table:table-cell>
          <table:table-cell office:value-type="string">
            <text:p>B.Ramakrishna</text:p>
          </table:table-cell>
          <table:table-cell office:value-type="string">
            <text:p>Gopal</text:p>
          </table:table-cell>
          <table:table-cell office:value-type="float" office:value="600264594848">
            <text:p>###</text:p>
          </table:table-cell>
          <table:table-cell office:value-type="float" office:value="810606014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53">
            <text:p>953</text:p>
          </table:table-cell>
          <table:table-cell office:value-type="string">
            <text:p>M.Narayana</text:p>
          </table:table-cell>
          <table:table-cell office:value-type="string">
            <text:p>Mandla adhenna</text:p>
          </table:table-cell>
          <table:table-cell office:value-type="float" office:value="965261330565">
            <text:p>###</text:p>
          </table:table-cell>
          <table:table-cell office:value-type="float" office:value="954237261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54">
            <text:p>954</text:p>
          </table:table-cell>
          <table:table-cell office:value-type="string">
            <text:p>B. Ramudu</text:p>
          </table:table-cell>
          <table:table-cell office:value-type="string">
            <text:p>Balaiah</text:p>
          </table:table-cell>
          <table:table-cell office:value-type="float" office:value="828635583007">
            <text:p>###</text:p>
          </table:table-cell>
          <table:table-cell office:value-type="float" office:value="998978306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55">
            <text:p>955</text:p>
          </table:table-cell>
          <table:table-cell office:value-type="string">
            <text:p>Pedda jumbulaiah</text:p>
          </table:table-cell>
          <table:table-cell office:value-type="string">
            <text:p>Balanna</text:p>
          </table:table-cell>
          <table:table-cell office:value-type="float" office:value="811224886225">
            <text:p>###</text:p>
          </table:table-cell>
          <table:table-cell office:value-type="float" office:value="879064657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56">
            <text:p>956</text:p>
          </table:table-cell>
          <table:table-cell office:value-type="string">
            <text:p>A.Bala Ramudu</text:p>
          </table:table-cell>
          <table:table-cell office:value-type="string">
            <text:p>Chinappa</text:p>
          </table:table-cell>
          <table:table-cell office:value-type="float" office:value="200265560053">
            <text:p>###</text:p>
          </table:table-cell>
          <table:table-cell office:value-type="float" office:value="970583565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57">
            <text:p>957</text:p>
          </table:table-cell>
          <table:table-cell office:value-type="string">
            <text:p>B.Narayana</text:p>
          </table:table-cell>
          <table:table-cell office:value-type="string">
            <text:p>Naganna</text:p>
          </table:table-cell>
          <table:table-cell office:value-type="float" office:value="781501023625">
            <text:p>###</text:p>
          </table:table-cell>
          <table:table-cell office:value-type="float" office:value="964078490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58">
            <text:p>958</text:p>
          </table:table-cell>
          <table:table-cell office:value-type="string">
            <text:p>R.Swamulaiah</text:p>
          </table:table-cell>
          <table:table-cell office:value-type="string">
            <text:p>Shankarappa</text:p>
          </table:table-cell>
          <table:table-cell office:value-type="float" office:value="645579809340">
            <text:p>###</text:p>
          </table:table-cell>
          <table:table-cell office:value-type="float" office:value="995942276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59">
            <text:p>959</text:p>
          </table:table-cell>
          <table:table-cell office:value-type="string">
            <text:p>Bala Venkataswamy</text:p>
          </table:table-cell>
          <table:table-cell office:value-type="string">
            <text:p>Kotha Swamy</text:p>
          </table:table-cell>
          <table:table-cell office:value-type="float" office:value="700596247883">
            <text:p>###</text:p>
          </table:table-cell>
          <table:table-cell office:value-type="float" office:value="79978870053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60">
            <text:p>960</text:p>
          </table:table-cell>
          <table:table-cell office:value-type="string">
            <text:p>SanjeevaRayudu</text:p>
          </table:table-cell>
          <table:table-cell office:value-type="string">
            <text:p>Venkataramana</text:p>
          </table:table-cell>
          <table:table-cell office:value-type="float" office:value="515949933131">
            <text:p>###</text:p>
          </table:table-cell>
          <table:table-cell office:value-type="float" office:value="703675646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61">
            <text:p>961</text:p>
          </table:table-cell>
          <table:table-cell office:value-type="string">
            <text:p>Ch.Sankaraiah</text:p>
          </table:table-cell>
          <table:table-cell office:value-type="string">
            <text:p>Mahanandi</text:p>
          </table:table-cell>
          <table:table-cell office:value-type="float" office:value="232445258851">
            <text:p>###</text:p>
          </table:table-cell>
          <table:table-cell office:value-type="float" office:value="965233654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62">
            <text:p>962</text:p>
          </table:table-cell>
          <table:table-cell office:value-type="string">
            <text:p>Eswaraiah</text:p>
          </table:table-cell>
          <table:table-cell office:value-type="string">
            <text:p>Nadipi Naganna</text:p>
          </table:table-cell>
          <table:table-cell office:value-type="float" office:value="698215050411">
            <text:p>###</text:p>
          </table:table-cell>
          <table:table-cell office:value-type="float" office:value="964078490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63">
            <text:p>963</text:p>
          </table:table-cell>
          <table:table-cell office:value-type="string">
            <text:p>B.Venkateswarulu</text:p>
          </table:table-cell>
          <table:table-cell office:value-type="string">
            <text:p>Kotha Swamy</text:p>
          </table:table-cell>
          <table:table-cell office:value-type="float" office:value="906632803402">
            <text:p>###</text:p>
          </table:table-cell>
          <table:table-cell office:value-type="float" office:value="998978818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64">
            <text:p>964</text:p>
          </table:table-cell>
          <table:table-cell office:value-type="string">
            <text:p>Venkateswarulu</text:p>
          </table:table-cell>
          <table:table-cell office:value-type="string">
            <text:p>Venkataramanna</text:p>
          </table:table-cell>
          <table:table-cell office:value-type="float" office:value="628898269077">
            <text:p>###</text:p>
          </table:table-cell>
          <table:table-cell office:value-type="float" office:value="770233958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65">
            <text:p>965</text:p>
          </table:table-cell>
          <table:table-cell office:value-type="string">
            <text:p>Venkata Sivudu</text:p>
          </table:table-cell>
          <table:table-cell office:value-type="string">
            <text:p>Eswraiah</text:p>
          </table:table-cell>
          <table:table-cell office:value-type="float" office:value="657850204675">
            <text:p>###</text:p>
          </table:table-cell>
          <table:table-cell office:value-type="float" office:value="984949216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66">
            <text:p>966</text:p>
          </table:table-cell>
          <table:table-cell office:value-type="string">
            <text:p>Rahamathullah</text:p>
          </table:table-cell>
          <table:table-cell office:value-type="string">
            <text:p>Saheb</text:p>
          </table:table-cell>
          <table:table-cell office:value-type="float" office:value="444468043151">
            <text:p>###</text:p>
          </table:table-cell>
          <table:table-cell office:value-type="float" office:value="919734413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67">
            <text:p>967</text:p>
          </table:table-cell>
          <table:table-cell office:value-type="string">
            <text:p>S.Sofisaheb</text:p>
          </table:table-cell>
          <table:table-cell office:value-type="string">
            <text:p>Abdul rahim</text:p>
          </table:table-cell>
          <table:table-cell office:value-type="float" office:value="218011883214">
            <text:p>###</text:p>
          </table:table-cell>
          <table:table-cell office:value-type="float" office:value="8008804449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68">
            <text:p>968</text:p>
          </table:table-cell>
          <table:table-cell office:value-type="string">
            <text:p>G.markapuram kesalu</text:p>
          </table:table-cell>
          <table:table-cell office:value-type="string">
            <text:p>Narayana</text:p>
          </table:table-cell>
          <table:table-cell office:value-type="float" office:value="804039540308">
            <text:p>###</text:p>
          </table:table-cell>
          <table:table-cell office:value-type="float" office:value="868818986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69">
            <text:p>969</text:p>
          </table:table-cell>
          <table:table-cell office:value-type="string">
            <text:p>Nagaraju</text:p>
          </table:table-cell>
          <table:table-cell office:value-type="string">
            <text:p>Subbarayudu</text:p>
          </table:table-cell>
          <table:table-cell office:value-type="float" office:value="518568964131">
            <text:p>###</text:p>
          </table:table-cell>
          <table:table-cell office:value-type="float" office:value="7995309019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70">
            <text:p>970</text:p>
          </table:table-cell>
          <table:table-cell office:value-type="string">
            <text:p>RamaChandradu</text:p>
          </table:table-cell>
          <table:table-cell office:value-type="string">
            <text:p>Chennaiah</text:p>
          </table:table-cell>
          <table:table-cell office:value-type="float" office:value="344993925519">
            <text:p>###</text:p>
          </table:table-cell>
          <table:table-cell office:value-type="float" office:value="818602661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71">
            <text:p>971</text:p>
          </table:table-cell>
          <table:table-cell office:value-type="string">
            <text:p>Venkataswamy</text:p>
          </table:table-cell>
          <table:table-cell office:value-type="string">
            <text:p>Thirupalu</text:p>
          </table:table-cell>
          <table:table-cell office:value-type="float" office:value="888130670944">
            <text:p>###</text:p>
          </table:table-cell>
          <table:table-cell office:value-type="float" office:value="703217651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72">
            <text:p>972</text:p>
          </table:table-cell>
          <table:table-cell office:value-type="string">
            <text:p>D.Venkateswarulu</text:p>
          </table:table-cell>
          <table:table-cell office:value-type="string">
            <text:p>Balaiah</text:p>
          </table:table-cell>
          <table:table-cell office:value-type="float" office:value="446487030367">
            <text:p>###</text:p>
          </table:table-cell>
          <table:table-cell office:value-type="float" office:value="986698189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73">
            <text:p>973</text:p>
          </table:table-cell>
          <table:table-cell office:value-type="string">
            <text:p>B.Ramakrishna</text:p>
          </table:table-cell>
          <table:table-cell office:value-type="string">
            <text:p>Venkataramana</text:p>
          </table:table-cell>
          <table:table-cell office:value-type="float" office:value="930780599796">
            <text:p>###</text:p>
          </table:table-cell>
          <table:table-cell office:value-type="float" office:value="810606014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74">
            <text:p>974</text:p>
          </table:table-cell>
          <table:table-cell office:value-type="string">
            <text:p>Yellaiah</text:p>
          </table:table-cell>
          <table:table-cell office:value-type="string">
            <text:p>Ramakoti</text:p>
          </table:table-cell>
          <table:table-cell office:value-type="float" office:value="712496995120">
            <text:p>###</text:p>
          </table:table-cell>
          <table:table-cell office:value-type="float" office:value="903063747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75">
            <text:p>975</text:p>
          </table:table-cell>
          <table:table-cell office:value-type="string">
            <text:p>Thimmaiah</text:p>
          </table:table-cell>
          <table:table-cell office:value-type="string">
            <text:p>Bazari</text:p>
          </table:table-cell>
          <table:table-cell office:value-type="float" office:value="764493048160">
            <text:p>###</text:p>
          </table:table-cell>
          <table:table-cell office:value-type="float" office:value="903063747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76">
            <text:p>976</text:p>
          </table:table-cell>
          <table:table-cell office:value-type="string">
            <text:p>Venkateswarulu</text:p>
          </table:table-cell>
          <table:table-cell office:value-type="string">
            <text:p>Venkataramana</text:p>
          </table:table-cell>
          <table:table-cell office:value-type="float" office:value="299338857290">
            <text:p>###</text:p>
          </table:table-cell>
          <table:table-cell office:value-type="float" office:value="770233958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77">
            <text:p>977</text:p>
          </table:table-cell>
          <table:table-cell office:value-type="string">
            <text:p>T.Sunkanna</text:p>
          </table:table-cell>
          <table:table-cell office:value-type="string">
            <text:p>Musalanna</text:p>
          </table:table-cell>
          <table:table-cell office:value-type="float" office:value="772150248586">
            <text:p>###</text:p>
          </table:table-cell>
          <table:table-cell office:value-type="float" office:value="8374472539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78">
            <text:p>978</text:p>
          </table:table-cell>
          <table:table-cell office:value-type="string">
            <text:p>C.Ramudu</text:p>
          </table:table-cell>
          <table:table-cell office:value-type="string">
            <text:p>C.Ramakoti</text:p>
          </table:table-cell>
          <table:table-cell office:value-type="float" office:value="791711433407">
            <text:p>###</text:p>
          </table:table-cell>
          <table:table-cell office:value-type="float" office:value="995917160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79">
            <text:p>979</text:p>
          </table:table-cell>
          <table:table-cell office:value-type="string">
            <text:p>Jayanna</text:p>
          </table:table-cell>
          <table:table-cell office:value-type="string">
            <text:p>Sivudu</text:p>
          </table:table-cell>
          <table:table-cell office:value-type="float" office:value="830215140998">
            <text:p>###</text:p>
          </table:table-cell>
          <table:table-cell office:value-type="float" office:value="9177268553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80">
            <text:p>980</text:p>
          </table:table-cell>
          <table:table-cell office:value-type="string">
            <text:p>Thirupalu</text:p>
          </table:table-cell>
          <table:table-cell office:value-type="string">
            <text:p>Swamanna</text:p>
          </table:table-cell>
          <table:table-cell office:value-type="float" office:value="599830642215">
            <text:p>###</text:p>
          </table:table-cell>
          <table:table-cell office:value-type="float" office:value="8897403729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81">
            <text:p>981</text:p>
          </table:table-cell>
          <table:table-cell office:value-type="string">
            <text:p>Narayana</text:p>
          </table:table-cell>
          <table:table-cell office:value-type="string">
            <text:p>Venkataramana</text:p>
          </table:table-cell>
          <table:table-cell office:value-type="float" office:value="632115969144">
            <text:p>###</text:p>
          </table:table-cell>
          <table:table-cell office:value-type="float" office:value="995905731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82">
            <text:p>982</text:p>
          </table:table-cell>
          <table:table-cell office:value-type="string">
            <text:p>Ravindra Naidu</text:p>
          </table:table-cell>
          <table:table-cell office:value-type="string">
            <text:p>Narayana</text:p>
          </table:table-cell>
          <table:table-cell office:value-type="float" office:value="946456259425">
            <text:p>###</text:p>
          </table:table-cell>
          <table:table-cell office:value-type="float" office:value="960348390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83">
            <text:p>983</text:p>
          </table:table-cell>
          <table:table-cell office:value-type="string">
            <text:p>S.Chand Basha</text:p>
          </table:table-cell>
          <table:table-cell office:value-type="string">
            <text:p>Mohammad</text:p>
          </table:table-cell>
          <table:table-cell office:value-type="float" office:value="286604252447">
            <text:p>###</text:p>
          </table:table-cell>
          <table:table-cell office:value-type="float" office:value="998978738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84">
            <text:p>984</text:p>
          </table:table-cell>
          <table:table-cell table:style-name="ce25" office:value-type="string">
            <text:p>Chinna Addanna</text:p>
          </table:table-cell>
          <table:table-cell table:style-name="ce25" office:value-type="string">
            <text:p>Kishtanna</text:p>
          </table:table-cell>
          <table:table-cell table:style-name="ce51" office:value-type="float" office:value="598633689673">
            <text:p>###</text:p>
          </table:table-cell>
          <table:table-cell table:style-name="ce51" office:value-type="float" office:value="900089200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85">
            <text:p>985</text:p>
          </table:table-cell>
          <table:table-cell office:value-type="string">
            <text:p>S.Shafulla</text:p>
          </table:table-cell>
          <table:table-cell office:value-type="string">
            <text:p>Budan Saheb</text:p>
          </table:table-cell>
          <table:table-cell office:value-type="float" office:value="838966903984">
            <text:p>###</text:p>
          </table:table-cell>
          <table:table-cell office:value-type="float" office:value="995965737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Midthur </text:p>
          </table:table-cell>
          <table:table-cell office:value-type="string">
            <text:p>Talamudipi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ember</text:p>
          </table:table-cell>
          <table:table-cell office:value-type="float" office:value="986">
            <text:p>986</text:p>
          </table:table-cell>
          <table:table-cell office:value-type="string">
            <text:p>T.Nagaseshulu</text:p>
          </table:table-cell>
          <table:table-cell office:value-type="string">
            <text:p>Lakshmanna</text:p>
          </table:table-cell>
          <table:table-cell office:value-type="float" office:value="557123019290">
            <text:p>###</text:p>
          </table:table-cell>
          <table:table-cell office:value-type="float" office:value="917701406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02">
            <text:p>518502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987">
            <text:p>987</text:p>
          </table:table-cell>
          <table:table-cell table:style-name="ce22" office:value-type="string">
            <text:p>Chinna lakshmanna</text:p>
          </table:table-cell>
          <table:table-cell table:style-name="ce22" office:value-type="string">
            <text:p>Chandranna</text:p>
          </table:table-cell>
          <table:table-cell office:value-type="float" office:value="515475429539">
            <text:p>###</text:p>
          </table:table-cell>
          <table:table-cell office:value-type="float" office:value="995918374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03">
            <text:p>518503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988">
            <text:p>988</text:p>
          </table:table-cell>
          <table:table-cell office:value-type="string">
            <text:p>T.Sreenivasulu</text:p>
          </table:table-cell>
          <table:table-cell office:value-type="string">
            <text:p>Sivanna</text:p>
          </table:table-cell>
          <table:table-cell office:value-type="float" office:value="322288846055">
            <text:p>###</text:p>
          </table:table-cell>
          <table:table-cell office:value-type="float" office:value="738200227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04">
            <text:p>518504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989">
            <text:p>989</text:p>
          </table:table-cell>
          <table:table-cell office:value-type="string">
            <text:p>T.Venkateswarulu</text:p>
          </table:table-cell>
          <table:table-cell office:value-type="string">
            <text:p>T.Ramudu</text:p>
          </table:table-cell>
          <table:table-cell office:value-type="float" office:value="700738498253">
            <text:p>###</text:p>
          </table:table-cell>
          <table:table-cell office:value-type="float" office:value="964018627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05">
            <text:p>518505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990">
            <text:p>990</text:p>
          </table:table-cell>
          <table:table-cell office:value-type="string">
            <text:p>T.Venkateswarulu</text:p>
          </table:table-cell>
          <table:table-cell office:value-type="string">
            <text:p>T.Ramudu</text:p>
          </table:table-cell>
          <table:table-cell office:value-type="float" office:value="559455689600">
            <text:p>###</text:p>
          </table:table-cell>
          <table:table-cell office:value-type="float" office:value="990863500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06">
            <text:p>518506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991">
            <text:p>991</text:p>
          </table:table-cell>
          <table:table-cell office:value-type="string">
            <text:p>P.Chinna Sivanna</text:p>
          </table:table-cell>
          <table:table-cell office:value-type="string">
            <text:p>Pullanna</text:p>
          </table:table-cell>
          <table:table-cell office:value-type="float" office:value="974939268106">
            <text:p>###</text:p>
          </table:table-cell>
          <table:table-cell office:value-type="float" office:value="817955638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07">
            <text:p>518507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992">
            <text:p>992</text:p>
          </table:table-cell>
          <table:table-cell office:value-type="string">
            <text:p>T.Dasu</text:p>
          </table:table-cell>
          <table:table-cell office:value-type="string">
            <text:p>T.Kurumanna</text:p>
          </table:table-cell>
          <table:table-cell office:value-type="float" office:value="770221147395">
            <text:p>###</text:p>
          </table:table-cell>
          <table:table-cell office:value-type="float" office:value="949379297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08">
            <text:p>518508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993">
            <text:p>993</text:p>
          </table:table-cell>
          <table:table-cell office:value-type="string">
            <text:p>T.Ramalakshmanna</text:p>
          </table:table-cell>
          <table:table-cell office:value-type="string">
            <text:p>T.Kasanna</text:p>
          </table:table-cell>
          <table:table-cell office:value-type="float" office:value="426238467786">
            <text:p>###</text:p>
          </table:table-cell>
          <table:table-cell office:value-type="float" office:value="850078180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09">
            <text:p>518509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994">
            <text:p>994</text:p>
          </table:table-cell>
          <table:table-cell office:value-type="string">
            <text:p>T.Sriramyulu</text:p>
          </table:table-cell>
          <table:table-cell office:value-type="string">
            <text:p>T.Kasanna</text:p>
          </table:table-cell>
          <table:table-cell office:value-type="float" office:value="413400187616">
            <text:p>###</text:p>
          </table:table-cell>
          <table:table-cell office:value-type="float" office:value="984946175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10">
            <text:p>518510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995">
            <text:p>995</text:p>
          </table:table-cell>
          <table:table-cell office:value-type="string">
            <text:p>Bala Naganna</text:p>
          </table:table-cell>
          <table:table-cell office:value-type="string">
            <text:p><text:s/>Achanna</text:p>
          </table:table-cell>
          <table:table-cell office:value-type="float" office:value="630771663077">
            <text:p>###</text:p>
          </table:table-cell>
          <table:table-cell office:value-type="float" office:value="849993692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11">
            <text:p>518511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996">
            <text:p>996</text:p>
          </table:table-cell>
          <table:table-cell office:value-type="string">
            <text:p>P.Lakshmanna</text:p>
          </table:table-cell>
          <table:table-cell office:value-type="string">
            <text:p>Naganna</text:p>
          </table:table-cell>
          <table:table-cell office:value-type="float" office:value="95250723246">
            <text:p>###</text:p>
          </table:table-cell>
          <table:table-cell office:value-type="float" office:value="995130809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12">
            <text:p>518512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997">
            <text:p>997</text:p>
          </table:table-cell>
          <table:table-cell office:value-type="string">
            <text:p>B.Sathyam</text:p>
          </table:table-cell>
          <table:table-cell office:value-type="string">
            <text:p>Bedanna</text:p>
          </table:table-cell>
          <table:table-cell office:value-type="float" office:value="28844389768">
            <text:p>###</text:p>
          </table:table-cell>
          <table:table-cell office:value-type="float" office:value="9553887359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13">
            <text:p>518513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998">
            <text:p>998</text:p>
          </table:table-cell>
          <table:table-cell office:value-type="string">
            <text:p>M.Venkateswarlu</text:p>
          </table:table-cell>
          <table:table-cell office:value-type="string">
            <text:p>Jambulaiah</text:p>
          </table:table-cell>
          <table:table-cell office:value-type="float" office:value="349966738193">
            <text:p>###</text:p>
          </table:table-cell>
          <table:table-cell office:value-type="float" office:value="984895519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14">
            <text:p>518514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999">
            <text:p>999</text:p>
          </table:table-cell>
          <table:table-cell office:value-type="string">
            <text:p>Pedda Sivanna</text:p>
          </table:table-cell>
          <table:table-cell office:value-type="string">
            <text:p>Pulanna</text:p>
          </table:table-cell>
          <table:table-cell office:value-type="float" office:value="515461586897">
            <text:p>###</text:p>
          </table:table-cell>
          <table:table-cell office:value-type="float" office:value="949143699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15">
            <text:p>518515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00">
            <text:p>1000</text:p>
          </table:table-cell>
          <table:table-cell office:value-type="string">
            <text:p>M.Venkateswarlu</text:p>
          </table:table-cell>
          <table:table-cell office:value-type="string">
            <text:p>M.Pulanna</text:p>
          </table:table-cell>
          <table:table-cell office:value-type="float" office:value="973947841426">
            <text:p>###</text:p>
          </table:table-cell>
          <table:table-cell office:value-type="float" office:value="846589859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16">
            <text:p>518516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01">
            <text:p>1001</text:p>
          </table:table-cell>
          <table:table-cell office:value-type="string">
            <text:p>K.Venkateswarulu</text:p>
          </table:table-cell>
          <table:table-cell office:value-type="string">
            <text:p>K.Pullaiah</text:p>
          </table:table-cell>
          <table:table-cell office:value-type="float" office:value="83763851409">
            <text:p>###</text:p>
          </table:table-cell>
          <table:table-cell office:value-type="float" office:value="991217257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17">
            <text:p>518517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02">
            <text:p>1002</text:p>
          </table:table-cell>
          <table:table-cell office:value-type="string">
            <text:p>P.Sreenivasulu</text:p>
          </table:table-cell>
          <table:table-cell office:value-type="string">
            <text:p>Bala Eswaraiah</text:p>
          </table:table-cell>
          <table:table-cell office:value-type="float" office:value="769769083175">
            <text:p>###</text:p>
          </table:table-cell>
          <table:table-cell office:value-type="float" office:value="950285366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18">
            <text:p>518518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03">
            <text:p>1003</text:p>
          </table:table-cell>
          <table:table-cell office:value-type="string">
            <text:p>T.Sivanna</text:p>
          </table:table-cell>
          <table:table-cell office:value-type="string">
            <text:p>Kasanna</text:p>
          </table:table-cell>
          <table:table-cell office:value-type="float" office:value="943953422936">
            <text:p>###</text:p>
          </table:table-cell>
          <table:table-cell office:value-type="float" office:value="738200227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19">
            <text:p>518519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04">
            <text:p>1004</text:p>
          </table:table-cell>
          <table:table-cell office:value-type="string">
            <text:p>P.Kanaiah</text:p>
          </table:table-cell>
          <table:table-cell office:value-type="string">
            <text:p>Subbanna</text:p>
          </table:table-cell>
          <table:table-cell office:value-type="float" office:value="859296331139">
            <text:p>###</text:p>
          </table:table-cell>
          <table:table-cell office:value-type="float" office:value="944011496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20">
            <text:p>518520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05">
            <text:p>1005</text:p>
          </table:table-cell>
          <table:table-cell office:value-type="string">
            <text:p>D.Eswaraiah</text:p>
          </table:table-cell>
          <table:table-cell office:value-type="string">
            <text:p>Naganna</text:p>
          </table:table-cell>
          <table:table-cell office:value-type="float" office:value="758581529306">
            <text:p>###</text:p>
          </table:table-cell>
          <table:table-cell office:value-type="float" office:value="9441733313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21">
            <text:p>518521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06">
            <text:p>1006</text:p>
          </table:table-cell>
          <table:table-cell office:value-type="string">
            <text:p>K Ramudu</text:p>
          </table:table-cell>
          <table:table-cell office:value-type="string">
            <text:p>Chandraiah</text:p>
          </table:table-cell>
          <table:table-cell office:value-type="float" office:value="918072629356">
            <text:p>###</text:p>
          </table:table-cell>
          <table:table-cell office:value-type="float" office:value="898512836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22">
            <text:p>518522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07">
            <text:p>1007</text:p>
          </table:table-cell>
          <table:table-cell office:value-type="string">
            <text:p>Narasimhudu</text:p>
          </table:table-cell>
          <table:table-cell office:value-type="string">
            <text:p>Naganna</text:p>
          </table:table-cell>
          <table:table-cell office:value-type="float" office:value="829062601767">
            <text:p>###</text:p>
          </table:table-cell>
          <table:table-cell office:value-type="float" office:value="799546703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23">
            <text:p>518523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08">
            <text:p>1008</text:p>
          </table:table-cell>
          <table:table-cell office:value-type="string">
            <text:p>T.Chandranna</text:p>
          </table:table-cell>
          <table:table-cell office:value-type="string">
            <text:p>Ramudu</text:p>
          </table:table-cell>
          <table:table-cell office:value-type="float" office:value="621350813373">
            <text:p>###</text:p>
          </table:table-cell>
          <table:table-cell office:value-type="float" office:value="961824941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24">
            <text:p>518524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09">
            <text:p>1009</text:p>
          </table:table-cell>
          <table:table-cell office:value-type="string">
            <text:p>T.Ramudu</text:p>
          </table:table-cell>
          <table:table-cell office:value-type="string">
            <text:p>Pedda Mutyalu</text:p>
          </table:table-cell>
          <table:table-cell office:value-type="float" office:value="379606588257">
            <text:p>###</text:p>
          </table:table-cell>
          <table:table-cell office:value-type="float" office:value="765995072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25">
            <text:p>518525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10">
            <text:p>1010</text:p>
          </table:table-cell>
          <table:table-cell office:value-type="string">
            <text:p>K.Venkateswarulu</text:p>
          </table:table-cell>
          <table:table-cell office:value-type="string">
            <text:p>Sanjanna</text:p>
          </table:table-cell>
          <table:table-cell office:value-type="float" office:value="600800342510">
            <text:p>###</text:p>
          </table:table-cell>
          <table:table-cell office:value-type="float" office:value="944016070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26">
            <text:p>518526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11">
            <text:p>1011</text:p>
          </table:table-cell>
          <table:table-cell office:value-type="string">
            <text:p>K.Venkateswarulu</text:p>
          </table:table-cell>
          <table:table-cell office:value-type="string">
            <text:p>Venkataramana</text:p>
          </table:table-cell>
          <table:table-cell office:value-type="float" office:value="661978955135">
            <text:p>###</text:p>
          </table:table-cell>
          <table:table-cell office:value-type="float" office:value="898503493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27">
            <text:p>518527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12">
            <text:p>1012</text:p>
          </table:table-cell>
          <table:table-cell office:value-type="string">
            <text:p>K.Thirupalu</text:p>
          </table:table-cell>
          <table:table-cell office:value-type="string">
            <text:p>Seshanna</text:p>
          </table:table-cell>
          <table:table-cell office:value-type="float" office:value="903389397418">
            <text:p>###</text:p>
          </table:table-cell>
          <table:table-cell office:value-type="float" office:value="900056331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28">
            <text:p>518528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13">
            <text:p>1013</text:p>
          </table:table-cell>
          <table:table-cell office:value-type="string">
            <text:p>G.Naganna</text:p>
          </table:table-cell>
          <table:table-cell office:value-type="string">
            <text:p>Bakanna</text:p>
          </table:table-cell>
          <table:table-cell office:value-type="float" office:value="609529940715">
            <text:p>###</text:p>
          </table:table-cell>
          <table:table-cell office:value-type="float" office:value="9963848085">
            <text:p>###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29">
            <text:p>518529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14">
            <text:p>1014</text:p>
          </table:table-cell>
          <table:table-cell office:value-type="string">
            <text:p>Pedda Venkataswamy</text:p>
          </table:table-cell>
          <table:table-cell office:value-type="string">
            <text:p>Linganna</text:p>
          </table:table-cell>
          <table:table-cell office:value-type="float" office:value="496490315012">
            <text:p>###</text:p>
          </table:table-cell>
          <table:table-cell office:value-type="float" office:value="8985177003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30">
            <text:p>518530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15">
            <text:p>1015</text:p>
          </table:table-cell>
          <table:table-cell office:value-type="string">
            <text:p>K.Kashanna</text:p>
          </table:table-cell>
          <table:table-cell office:value-type="string">
            <text:p>Balanna</text:p>
          </table:table-cell>
          <table:table-cell office:value-type="float" office:value="872187223366">
            <text:p>###</text:p>
          </table:table-cell>
          <table:table-cell office:value-type="float" office:value="9652862109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31">
            <text:p>518531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16">
            <text:p>1016</text:p>
          </table:table-cell>
          <table:table-cell office:value-type="string">
            <text:p>P.Seshanna</text:p>
          </table:table-cell>
          <table:table-cell office:value-type="string">
            <text:p>Hussainaiah</text:p>
          </table:table-cell>
          <table:table-cell office:value-type="float" office:value="557226119085">
            <text:p>###</text:p>
          </table:table-cell>
          <table:table-cell office:value-type="float" office:value="995924925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32">
            <text:p>518532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17">
            <text:p>1017</text:p>
          </table:table-cell>
          <table:table-cell office:value-type="string">
            <text:p>N.Venkateswarulu</text:p>
          </table:table-cell>
          <table:table-cell office:value-type="string">
            <text:p>Subbarayudu</text:p>
          </table:table-cell>
          <table:table-cell office:value-type="float" office:value="682594136054">
            <text:p>###</text:p>
          </table:table-cell>
          <table:table-cell office:value-type="float" office:value="961810268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18">
            <text:p>1018</text:p>
          </table:table-cell>
          <table:table-cell office:value-type="string">
            <text:p>T.Ch. Lakshmanna</text:p>
          </table:table-cell>
          <table:table-cell office:value-type="string">
            <text:p>Linganna</text:p>
          </table:table-cell>
          <table:table-cell office:value-type="float" office:value="848936344124">
            <text:p>###</text:p>
          </table:table-cell>
          <table:table-cell office:value-type="float" office:value="965219679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34">
            <text:p>518534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19">
            <text:p>1019</text:p>
          </table:table-cell>
          <table:table-cell office:value-type="string">
            <text:p>T.Maddilati</text:p>
          </table:table-cell>
          <table:table-cell office:value-type="string">
            <text:p>Naganna</text:p>
          </table:table-cell>
          <table:table-cell office:value-type="float" office:value="344459495327">
            <text:p>###</text:p>
          </table:table-cell>
          <table:table-cell office:value-type="float" office:value="8897436976">
            <text:p>###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35">
            <text:p>518535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20">
            <text:p>1020</text:p>
          </table:table-cell>
          <table:table-cell office:value-type="string">
            <text:p>Pedda Satya narayana</text:p>
          </table:table-cell>
          <table:table-cell office:value-type="string">
            <text:p>Yellaiah</text:p>
          </table:table-cell>
          <table:table-cell office:value-type="float" office:value="833901510420">
            <text:p>###</text:p>
          </table:table-cell>
          <table:table-cell office:value-type="float" office:value="817913185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36">
            <text:p>518536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21">
            <text:p>1021</text:p>
          </table:table-cell>
          <table:table-cell office:value-type="string">
            <text:p>V.Ch. Maddilati</text:p>
          </table:table-cell>
          <table:table-cell office:value-type="string">
            <text:p>Balanna</text:p>
          </table:table-cell>
          <table:table-cell office:value-type="float" office:value="342159688365">
            <text:p>###</text:p>
          </table:table-cell>
          <table:table-cell office:value-type="float" office:value="9676012297">
            <text:p>###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37">
            <text:p>518537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22">
            <text:p>1022</text:p>
          </table:table-cell>
          <table:table-cell office:value-type="string">
            <text:p>B.Pedda Venkataswamy</text:p>
          </table:table-cell>
          <table:table-cell office:value-type="string">
            <text:p>Naganna</text:p>
          </table:table-cell>
          <table:table-cell office:value-type="float" office:value="820128847366">
            <text:p>###</text:p>
          </table:table-cell>
          <table:table-cell office:value-type="float" office:value="9494082327">
            <text:p>###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38">
            <text:p>518538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23">
            <text:p>1023</text:p>
          </table:table-cell>
          <table:table-cell office:value-type="string">
            <text:p>P.Ch.Venkata Ramana</text:p>
          </table:table-cell>
          <table:table-cell office:value-type="string">
            <text:p>Krishnanna</text:p>
          </table:table-cell>
          <table:table-cell office:value-type="float" office:value="933998168537">
            <text:p>###</text:p>
          </table:table-cell>
          <table:table-cell office:value-type="float" office:value="961889199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39">
            <text:p>518539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24">
            <text:p>1024</text:p>
          </table:table-cell>
          <table:table-cell office:value-type="string">
            <text:p>P.Thipanna</text:p>
          </table:table-cell>
          <table:table-cell office:value-type="string">
            <text:p>Krishnanna</text:p>
          </table:table-cell>
          <table:table-cell office:value-type="float" office:value="538480246564">
            <text:p>###</text:p>
          </table:table-cell>
          <table:table-cell office:value-type="float" office:value="818594018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40">
            <text:p>518540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25">
            <text:p>1025</text:p>
          </table:table-cell>
          <table:table-cell office:value-type="string">
            <text:p>P.Ramudu</text:p>
          </table:table-cell>
          <table:table-cell office:value-type="string">
            <text:p>Ramalingam</text:p>
          </table:table-cell>
          <table:table-cell office:value-type="float" office:value="389168782664">
            <text:p>###</text:p>
          </table:table-cell>
          <table:table-cell office:value-type="float" office:value="970163990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41">
            <text:p>518541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26">
            <text:p>1026</text:p>
          </table:table-cell>
          <table:table-cell office:value-type="string">
            <text:p>D.Venkateswarulu</text:p>
          </table:table-cell>
          <table:table-cell office:value-type="string">
            <text:p>D.Balaiah</text:p>
          </table:table-cell>
          <table:table-cell office:value-type="float" office:value="405617519672">
            <text:p>###</text:p>
          </table:table-cell>
          <table:table-cell office:value-type="float" office:value="965276853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42">
            <text:p>518542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27">
            <text:p>1027</text:p>
          </table:table-cell>
          <table:table-cell office:value-type="string">
            <text:p>P.Venkateswarlu</text:p>
          </table:table-cell>
          <table:table-cell office:value-type="string">
            <text:p>Balaiah</text:p>
          </table:table-cell>
          <table:table-cell office:value-type="float" office:value="884690377691">
            <text:p>###</text:p>
          </table:table-cell>
          <table:table-cell office:value-type="float" office:value="970492329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43">
            <text:p>518543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28">
            <text:p>1028</text:p>
          </table:table-cell>
          <table:table-cell office:value-type="string">
            <text:p>P.Narayana</text:p>
          </table:table-cell>
          <table:table-cell office:value-type="string">
            <text:p>Ch.Krishnanna</text:p>
          </table:table-cell>
          <table:table-cell office:value-type="float" office:value="459618039777">
            <text:p>###</text:p>
          </table:table-cell>
          <table:table-cell office:value-type="float" office:value="965296977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Nandyal </text:p>
          </table:table-cell>
          <table:table-cell office:value-type="string">
            <text:p>Chabolu  </text:p>
          </table:table-cell>
          <table:table-cell/>
          <table:table-cell office:value-type="float" office:value="518544">
            <text:p>518544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ember</text:p>
          </table:table-cell>
          <table:table-cell office:value-type="float" office:value="1029">
            <text:p>1029</text:p>
          </table:table-cell>
          <table:table-cell office:value-type="string">
            <text:p>B.Venkateswarlu</text:p>
          </table:table-cell>
          <table:table-cell office:value-type="string">
            <text:p>Narasanna</text:p>
          </table:table-cell>
          <table:table-cell office:value-type="float" office:value="615540627717">
            <text:p>###</text:p>
          </table:table-cell>
          <table:table-cell office:value-type="float" office:value="917701882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10">
            <text:p>518010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30">
            <text:p>1030</text:p>
          </table:table-cell>
          <table:table-cell table:style-name="ce22" office:value-type="string">
            <text:p>Kante Narayana</text:p>
          </table:table-cell>
          <table:table-cell table:style-name="ce22" office:value-type="string">
            <text:p>Venkataswamy</text:p>
          </table:table-cell>
          <table:table-cell office:value-type="float" office:value="350165673704">
            <text:p>###</text:p>
          </table:table-cell>
          <table:table-cell office:value-type="float" office:value="800819522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11">
            <text:p>518011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31">
            <text:p>1031</text:p>
          </table:table-cell>
          <table:table-cell office:value-type="string">
            <text:p>K.Subbarayudu</text:p>
          </table:table-cell>
          <table:table-cell office:value-type="string">
            <text:p>Pedda Subbanna</text:p>
          </table:table-cell>
          <table:table-cell office:value-type="float" office:value="879890233840">
            <text:p>###</text:p>
          </table:table-cell>
          <table:table-cell office:value-type="float" office:value="9966363774">
            <text:p>###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12">
            <text:p>518012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32">
            <text:p>1032</text:p>
          </table:table-cell>
          <table:table-cell office:value-type="string">
            <text:p>Komarolu Pedda Tirupalu</text:p>
          </table:table-cell>
          <table:table-cell office:value-type="string">
            <text:p>Naganna</text:p>
          </table:table-cell>
          <table:table-cell office:value-type="float" office:value="277905601716">
            <text:p>###</text:p>
          </table:table-cell>
          <table:table-cell office:value-type="float" office:value="8297078128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13">
            <text:p>518013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33">
            <text:p>1033</text:p>
          </table:table-cell>
          <table:table-cell office:value-type="string">
            <text:p>K.Venkataswamy</text:p>
          </table:table-cell>
          <table:table-cell office:value-type="string">
            <text:p>Dasaraiah</text:p>
          </table:table-cell>
          <table:table-cell office:value-type="float" office:value="390847320695">
            <text:p>###</text:p>
          </table:table-cell>
          <table:table-cell office:value-type="float" office:value="949422011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14">
            <text:p>518014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34">
            <text:p>1034</text:p>
          </table:table-cell>
          <table:table-cell office:value-type="string">
            <text:p>Kanala Ramudu</text:p>
          </table:table-cell>
          <table:table-cell office:value-type="string">
            <text:p>Naganna</text:p>
          </table:table-cell>
          <table:table-cell office:value-type="float" office:value="982162749490">
            <text:p>###</text:p>
          </table:table-cell>
          <table:table-cell office:value-type="float" office:value="958150282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15">
            <text:p>51801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35">
            <text:p>1035</text:p>
          </table:table-cell>
          <table:table-cell office:value-type="string">
            <text:p>Katta Swamanna</text:p>
          </table:table-cell>
          <table:table-cell office:value-type="string">
            <text:p>Gokari</text:p>
          </table:table-cell>
          <table:table-cell office:value-type="float" office:value="758784646117">
            <text:p>###</text:p>
          </table:table-cell>
          <table:table-cell office:value-type="float" office:value="879078341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16">
            <text:p>518016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36">
            <text:p>1036</text:p>
          </table:table-cell>
          <table:table-cell office:value-type="string">
            <text:p>K.Venkataswamy</text:p>
          </table:table-cell>
          <table:table-cell office:value-type="string">
            <text:p>Ranganna</text:p>
          </table:table-cell>
          <table:table-cell office:value-type="float" office:value="26685688106">
            <text:p>###</text:p>
          </table:table-cell>
          <table:table-cell office:value-type="float" office:value="9492792643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17">
            <text:p>518017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37">
            <text:p>1037</text:p>
          </table:table-cell>
          <table:table-cell office:value-type="string">
            <text:p>M.Rangudu</text:p>
          </table:table-cell>
          <table:table-cell office:value-type="string">
            <text:p>Pedda Venganna</text:p>
          </table:table-cell>
          <table:table-cell office:value-type="float" office:value="877254349375">
            <text:p>###</text:p>
          </table:table-cell>
          <table:table-cell office:value-type="float" office:value="888635138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18">
            <text:p>51801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38">
            <text:p>1038</text:p>
          </table:table-cell>
          <table:table-cell office:value-type="string">
            <text:p>K.Pedda Swamanna</text:p>
          </table:table-cell>
          <table:table-cell office:value-type="string">
            <text:p>Pedda Subbanna</text:p>
          </table:table-cell>
          <table:table-cell office:value-type="float" office:value="397841120989">
            <text:p>###</text:p>
          </table:table-cell>
          <table:table-cell office:value-type="float" office:value="9959437651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19">
            <text:p>518019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39">
            <text:p>1039</text:p>
          </table:table-cell>
          <table:table-cell office:value-type="string">
            <text:p>Katta Samanna</text:p>
          </table:table-cell>
          <table:table-cell office:value-type="string">
            <text:p>Samanna</text:p>
          </table:table-cell>
          <table:table-cell office:value-type="float" office:value="747276644308">
            <text:p>###</text:p>
          </table:table-cell>
          <table:table-cell office:value-type="float" office:value="955063275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20">
            <text:p>518020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40">
            <text:p>1040</text:p>
          </table:table-cell>
          <table:table-cell office:value-type="string">
            <text:p>Kanti Narayana</text:p>
          </table:table-cell>
          <table:table-cell office:value-type="string">
            <text:p>Venkatanna</text:p>
          </table:table-cell>
          <table:table-cell office:value-type="float" office:value="624881417691">
            <text:p>###</text:p>
          </table:table-cell>
          <table:table-cell office:value-type="float" office:value="8008195228">
            <text:p>###</text:p>
          </table:table-cell>
          <table:table-cell table:number-columns-repeated="1011"/>
        </table:table-row>
        <table:table-row table:style-name="ro3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21">
            <text:p>518021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41">
            <text:p>1041</text:p>
          </table:table-cell>
          <table:table-cell office:value-type="string">
            <text:p>Kanala Venkataswamy</text:p>
          </table:table-cell>
          <table:table-cell office:value-type="string">
            <text:p>Bodenna</text:p>
          </table:table-cell>
          <table:table-cell office:value-type="float" office:value="842087582877">
            <text:p>###</text:p>
          </table:table-cell>
          <table:table-cell office:value-type="float" office:value="9052187904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22">
            <text:p>518022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42">
            <text:p>1042</text:p>
          </table:table-cell>
          <table:table-cell office:value-type="string">
            <text:p>Kante Ramudu</text:p>
          </table:table-cell>
          <table:table-cell office:value-type="string">
            <text:p>Ranganna</text:p>
          </table:table-cell>
          <table:table-cell office:value-type="float" office:value="609900653109">
            <text:p>###</text:p>
          </table:table-cell>
          <table:table-cell office:value-type="float" office:value="970335372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23">
            <text:p>518023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43">
            <text:p>1043</text:p>
          </table:table-cell>
          <table:table-cell office:value-type="string">
            <text:p>Kante Ranganna</text:p>
          </table:table-cell>
          <table:table-cell office:value-type="string">
            <text:p>K.Naganna</text:p>
          </table:table-cell>
          <table:table-cell office:value-type="float" office:value="893911222705">
            <text:p>###</text:p>
          </table:table-cell>
          <table:table-cell office:value-type="float" office:value="9703353727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24">
            <text:p>518024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44">
            <text:p>1044</text:p>
          </table:table-cell>
          <table:table-cell office:value-type="string">
            <text:p>K.Sheshanna</text:p>
          </table:table-cell>
          <table:table-cell office:value-type="string">
            <text:p>K.Naganna</text:p>
          </table:table-cell>
          <table:table-cell office:value-type="float" office:value="575056764919">
            <text:p>###</text:p>
          </table:table-cell>
          <table:table-cell office:value-type="float" office:value="777982173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25">
            <text:p>5180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45">
            <text:p>1045</text:p>
          </table:table-cell>
          <table:table-cell office:value-type="string">
            <text:p>D.Naganna</text:p>
          </table:table-cell>
          <table:table-cell office:value-type="string">
            <text:p>Maddilety</text:p>
          </table:table-cell>
          <table:table-cell office:value-type="float" office:value="405807498173">
            <text:p>###</text:p>
          </table:table-cell>
          <table:table-cell office:value-type="float" office:value="9052168105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26">
            <text:p>518026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46">
            <text:p>1046</text:p>
          </table:table-cell>
          <table:table-cell office:value-type="string">
            <text:p>A.nadipenna</text:p>
          </table:table-cell>
          <table:table-cell office:value-type="string">
            <text:p>Subbanna</text:p>
          </table:table-cell>
          <table:table-cell office:value-type="float" office:value="349344108190">
            <text:p>###</text:p>
          </table:table-cell>
          <table:table-cell office:value-type="float" office:value="9963990100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27">
            <text:p>518027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47">
            <text:p>1047</text:p>
          </table:table-cell>
          <table:table-cell office:value-type="string">
            <text:p>A.Sheshanna</text:p>
          </table:table-cell>
          <table:table-cell office:value-type="string">
            <text:p>Pullanna</text:p>
          </table:table-cell>
          <table:table-cell office:value-type="float" office:value="732004609718">
            <text:p>###</text:p>
          </table:table-cell>
          <table:table-cell office:value-type="float" office:value="7382075066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28">
            <text:p>51802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48">
            <text:p>1048</text:p>
          </table:table-cell>
          <table:table-cell office:value-type="string">
            <text:p>M.Balanna</text:p>
          </table:table-cell>
          <table:table-cell office:value-type="string">
            <text:p>Chinna ramudu</text:p>
          </table:table-cell>
          <table:table-cell office:value-type="float" office:value="990828537684">
            <text:p>###</text:p>
          </table:table-cell>
          <table:table-cell office:value-type="float" office:value="9985369373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Gadivemula </text:p>
          </table:table-cell>
          <table:table-cell office:value-type="string">
            <text:p>Gani  </text:p>
          </table:table-cell>
          <table:table-cell/>
          <table:table-cell office:value-type="float" office:value="518029">
            <text:p>518029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ember</text:p>
          </table:table-cell>
          <table:table-cell office:value-type="float" office:value="1049">
            <text:p>1049</text:p>
          </table:table-cell>
          <table:table-cell office:value-type="string">
            <text:p>K.Naganna</text:p>
          </table:table-cell>
          <table:table-cell office:value-type="string">
            <text:p>Subbanna</text:p>
          </table:table-cell>
          <table:table-cell office:value-type="float" office:value="204276747794">
            <text:p>###</text:p>
          </table:table-cell>
          <table:table-cell office:value-type="float" office:value="8142024511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50">
            <text:p>1050</text:p>
          </table:table-cell>
          <table:table-cell table:style-name="ce26" office:value-type="string">
            <text:p>T.Madhu kumar</text:p>
          </table:table-cell>
          <table:table-cell table:style-name="ce26" office:value-type="string">
            <text:p>Jayanna</text:p>
          </table:table-cell>
          <table:table-cell table:style-name="ce51" office:value-type="float" office:value="9502940320">
            <text:p>###</text:p>
          </table:table-cell>
          <table:table-cell table:style-name="ce51" office:value-type="float" office:value="207443801237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51">
            <text:p>1051</text:p>
          </table:table-cell>
          <table:table-cell table:style-name="ce25" office:value-type="string">
            <text:p>T.jayamma</text:p>
          </table:table-cell>
          <table:table-cell table:style-name="ce25" office:value-type="string">
            <text:p>Sanjanna</text:p>
          </table:table-cell>
          <table:table-cell table:style-name="ce51" office:value-type="float" office:value="8897015121">
            <text:p>###</text:p>
          </table:table-cell>
          <table:table-cell table:style-name="ce51" office:value-type="float" office:value="3135676887727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52">
            <text:p>1052</text:p>
          </table:table-cell>
          <table:table-cell table:style-name="ce25" office:value-type="string">
            <text:p>T.Gangesh</text:p>
          </table:table-cell>
          <table:table-cell table:style-name="ce25" office:value-type="string">
            <text:p>T.Jayanna</text:p>
          </table:table-cell>
          <table:table-cell table:style-name="ce51" office:value-type="float" office:value="8008846296">
            <text:p>###</text:p>
          </table:table-cell>
          <table:table-cell table:style-name="ce51" office:value-type="float" office:value="334046566247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53">
            <text:p>1053</text:p>
          </table:table-cell>
          <table:table-cell table:style-name="ce25" office:value-type="string">
            <text:p>T.Jayamma</text:p>
          </table:table-cell>
          <table:table-cell table:style-name="ce25" office:value-type="string">
            <text:p>Hanumanthu</text:p>
          </table:table-cell>
          <table:table-cell table:style-name="ce51" office:value-type="float" office:value="8008846296">
            <text:p>###</text:p>
          </table:table-cell>
          <table:table-cell table:style-name="ce51" office:value-type="float" office:value="808835047282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54">
            <text:p>1054</text:p>
          </table:table-cell>
          <table:table-cell table:style-name="ce25" office:value-type="string">
            <text:p>P.Siddaiah</text:p>
          </table:table-cell>
          <table:table-cell table:style-name="ce25" office:value-type="string">
            <text:p>Nabisaheb</text:p>
          </table:table-cell>
          <table:table-cell table:style-name="ce51" office:value-type="float" office:value="9704601773">
            <text:p>###</text:p>
          </table:table-cell>
          <table:table-cell table:style-name="ce51" office:value-type="float" office:value="963433210510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55">
            <text:p>1055</text:p>
          </table:table-cell>
          <table:table-cell table:style-name="ce25" office:value-type="string">
            <text:p>Nabi saheb</text:p>
          </table:table-cell>
          <table:table-cell table:style-name="ce25" office:value-type="string">
            <text:p>Kasim saheb</text:p>
          </table:table-cell>
          <table:table-cell table:style-name="ce51" office:value-type="float" office:value="9000209398">
            <text:p>###</text:p>
          </table:table-cell>
          <table:table-cell table:style-name="ce51" office:value-type="float" office:value="82633764988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56">
            <text:p>1056</text:p>
          </table:table-cell>
          <table:table-cell table:style-name="ce25" office:value-type="string">
            <text:p>Babu</text:p>
          </table:table-cell>
          <table:table-cell table:style-name="ce25" office:value-type="string">
            <text:p>Biram khan</text:p>
          </table:table-cell>
          <table:table-cell table:style-name="ce51" office:value-type="float" office:value="9618100818">
            <text:p>###</text:p>
          </table:table-cell>
          <table:table-cell table:style-name="ce51" office:value-type="float" office:value="685564697993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57">
            <text:p>1057</text:p>
          </table:table-cell>
          <table:table-cell table:style-name="ce25" office:value-type="string">
            <text:p>T.Jayanna</text:p>
          </table:table-cell>
          <table:table-cell table:style-name="ce25" office:value-type="string">
            <text:p>Maddilati</text:p>
          </table:table-cell>
          <table:table-cell table:style-name="ce52" office:value-type="float" office:value="8897015121">
            <text:p>###</text:p>
          </table:table-cell>
          <table:table-cell table:style-name="ce52" office:value-type="float" office:value="536030405899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58">
            <text:p>1058</text:p>
          </table:table-cell>
          <table:table-cell table:style-name="ce25" office:value-type="string">
            <text:p>Thirumalesh</text:p>
          </table:table-cell>
          <table:table-cell table:style-name="ce25" office:value-type="string">
            <text:p>Venkateshulu</text:p>
          </table:table-cell>
          <table:table-cell table:style-name="ce51" office:value-type="float" office:value="9949138148">
            <text:p>###</text:p>
          </table:table-cell>
          <table:table-cell table:style-name="ce51" office:value-type="float" office:value="509807223790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59">
            <text:p>1059</text:p>
          </table:table-cell>
          <table:table-cell table:style-name="ce25" office:value-type="string">
            <text:p>Mounika</text:p>
          </table:table-cell>
          <table:table-cell table:style-name="ce25" office:value-type="string">
            <text:p>Sivanna</text:p>
          </table:table-cell>
          <table:table-cell table:style-name="ce51" office:value-type="float" office:value="9949138148">
            <text:p>###</text:p>
          </table:table-cell>
          <table:table-cell table:style-name="ce51" office:value-type="float" office:value="666324903390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60">
            <text:p>1060</text:p>
          </table:table-cell>
          <table:table-cell table:style-name="ce25" office:value-type="string">
            <text:p>Udhur Saheb</text:p>
          </table:table-cell>
          <table:table-cell table:style-name="ce25" office:value-type="string">
            <text:p>Pedda Udhur Saheb</text:p>
          </table:table-cell>
          <table:table-cell table:style-name="ce51" office:value-type="float" office:value="9581841877">
            <text:p>###</text:p>
          </table:table-cell>
          <table:table-cell table:style-name="ce51" office:value-type="float" office:value="691188693947">
            <text:p>###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61">
            <text:p>1061</text:p>
          </table:table-cell>
          <table:table-cell table:style-name="ce25" office:value-type="string">
            <text:p>Ushenalam</text:p>
          </table:table-cell>
          <table:table-cell table:style-name="ce25" office:value-type="string">
            <text:p>Udhur Saheb</text:p>
          </table:table-cell>
          <table:table-cell table:style-name="ce51" office:value-type="float" office:value="9177679577">
            <text:p>###</text:p>
          </table:table-cell>
          <table:table-cell table:style-name="ce51" office:value-type="float" office:value="796847944188">
            <text:p>###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62">
            <text:p>1062</text:p>
          </table:table-cell>
          <table:table-cell table:style-name="ce27" office:value-type="string">
            <text:p>S.jayanna</text:p>
          </table:table-cell>
          <table:table-cell table:style-name="ce27" office:value-type="string">
            <text:p>Ramudu</text:p>
          </table:table-cell>
          <table:table-cell table:style-name="ce53" office:value-type="float" office:value="8978570118">
            <text:p>###</text:p>
          </table:table-cell>
          <table:table-cell table:style-name="ce53" office:value-type="float" office:value="377586833440">
            <text:p>###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63">
            <text:p>1063</text:p>
          </table:table-cell>
          <table:table-cell table:style-name="ce27" office:value-type="string">
            <text:p>S.Venkata ramanamma</text:p>
          </table:table-cell>
          <table:table-cell table:style-name="ce27" office:value-type="string">
            <text:p>Nagabhushanam</text:p>
          </table:table-cell>
          <table:table-cell table:style-name="ce53" office:value-type="float" office:value="9052897170">
            <text:p>###</text:p>
          </table:table-cell>
          <table:table-cell table:style-name="ce53" office:value-type="float" office:value="773044979373">
            <text:p>###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64">
            <text:p>1064</text:p>
          </table:table-cell>
          <table:table-cell table:style-name="ce27" office:value-type="string">
            <text:p>M.sudharshnam</text:p>
          </table:table-cell>
          <table:table-cell table:style-name="ce27" office:value-type="string">
            <text:p>M.minnalla</text:p>
          </table:table-cell>
          <table:table-cell table:style-name="ce53" office:value-type="float" office:value="967610684">
            <text:p>967610684 <text:s text:c="3"/></text:p>
          </table:table-cell>
          <table:table-cell table:style-name="ce53" office:value-type="float" office:value="219787445971">
            <text:p>###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65">
            <text:p>1065</text:p>
          </table:table-cell>
          <table:table-cell table:style-name="ce27" office:value-type="string">
            <text:p>S.Narayanamma</text:p>
          </table:table-cell>
          <table:table-cell table:style-name="ce27" office:value-type="string">
            <text:p>Mallaiah</text:p>
          </table:table-cell>
          <table:table-cell table:style-name="ce53" office:value-type="float" office:value="9000327370">
            <text:p>###</text:p>
          </table:table-cell>
          <table:table-cell table:style-name="ce53" office:value-type="float" office:value="507397336832">
            <text:p>###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66">
            <text:p>1066</text:p>
          </table:table-cell>
          <table:table-cell table:style-name="ce27" office:value-type="string">
            <text:p>S.kamalamma</text:p>
          </table:table-cell>
          <table:table-cell table:style-name="ce27" office:value-type="string">
            <text:p>Lakshmayya</text:p>
          </table:table-cell>
          <table:table-cell table:style-name="ce53" office:value-type="float" office:value="91606826211">
            <text:p>###</text:p>
          </table:table-cell>
          <table:table-cell table:style-name="ce53" office:value-type="float" office:value="573145898838">
            <text:p>###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67">
            <text:p>1067</text:p>
          </table:table-cell>
          <table:table-cell table:style-name="ce27" office:value-type="string">
            <text:p>S.Varalakshmi</text:p>
          </table:table-cell>
          <table:table-cell table:style-name="ce27" office:value-type="string">
            <text:p>Jayanna</text:p>
          </table:table-cell>
          <table:table-cell table:style-name="ce53" office:value-type="float" office:value="9618466112">
            <text:p>###</text:p>
          </table:table-cell>
          <table:table-cell table:style-name="ce53" office:value-type="float" office:value="528330717786">
            <text:p>###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68">
            <text:p>1068</text:p>
          </table:table-cell>
          <table:table-cell table:style-name="ce27" office:value-type="string">
            <text:p>S.Savaramma</text:p>
          </table:table-cell>
          <table:table-cell table:style-name="ce27" office:value-type="string">
            <text:p>Ramudu</text:p>
          </table:table-cell>
          <table:table-cell table:style-name="ce53" office:value-type="float" office:value="8978570118">
            <text:p>###</text:p>
          </table:table-cell>
          <table:table-cell table:style-name="ce53" office:value-type="float" office:value="892949243599">
            <text:p>###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69">
            <text:p>1069</text:p>
          </table:table-cell>
          <table:table-cell table:style-name="ce27" office:value-type="string">
            <text:p>S.Lakshmayya</text:p>
          </table:table-cell>
          <table:table-cell table:style-name="ce27" office:value-type="string">
            <text:p>Ramudu</text:p>
          </table:table-cell>
          <table:table-cell table:style-name="ce53" office:value-type="float" office:value="91606826211">
            <text:p>###</text:p>
          </table:table-cell>
          <table:table-cell table:style-name="ce53" office:value-type="float" office:value="8899391616">
            <text:p>###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70">
            <text:p>1070</text:p>
          </table:table-cell>
          <table:table-cell table:style-name="ce27" office:value-type="string">
            <text:p>S.Mallaiah</text:p>
          </table:table-cell>
          <table:table-cell table:style-name="ce27" office:value-type="string">
            <text:p>Ramudu</text:p>
          </table:table-cell>
          <table:table-cell table:style-name="ce53" office:value-type="float" office:value="7032170174">
            <text:p>###</text:p>
          </table:table-cell>
          <table:table-cell table:style-name="ce53" office:value-type="float" office:value="634978258342">
            <text:p>###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71">
            <text:p>1071</text:p>
          </table:table-cell>
          <table:table-cell table:style-name="ce27" office:value-type="string">
            <text:p>S.Suseelamma</text:p>
          </table:table-cell>
          <table:table-cell table:style-name="ce27" office:value-type="string">
            <text:p>ankanna</text:p>
          </table:table-cell>
          <table:table-cell table:style-name="ce53" office:value-type="float" office:value="9701153272">
            <text:p>###</text:p>
          </table:table-cell>
          <table:table-cell table:style-name="ce53" office:value-type="float" office:value="843419952602">
            <text:p>###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72">
            <text:p>1072</text:p>
          </table:table-cell>
          <table:table-cell table:style-name="ce27" office:value-type="string">
            <text:p>M.Malllayya</text:p>
          </table:table-cell>
          <table:table-cell table:style-name="ce27" office:value-type="string">
            <text:p>pakkirayya</text:p>
          </table:table-cell>
          <table:table-cell table:style-name="ce53" office:value-type="float" office:value="9652983689">
            <text:p>###</text:p>
          </table:table-cell>
          <table:table-cell table:style-name="ce53" office:value-type="float" office:value="648498727011">
            <text:p>###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73">
            <text:p>1073</text:p>
          </table:table-cell>
          <table:table-cell table:style-name="ce27" office:value-type="string">
            <text:p>S.Naga Seshanna</text:p>
          </table:table-cell>
          <table:table-cell table:style-name="ce27" office:value-type="string">
            <text:p>S.Lakshmayya</text:p>
          </table:table-cell>
          <table:table-cell table:style-name="ce53" office:value-type="float" office:value="8686002071">
            <text:p>###</text:p>
          </table:table-cell>
          <table:table-cell table:style-name="ce53" office:value-type="float" office:value="700524984457">
            <text:p>###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74">
            <text:p>1074</text:p>
          </table:table-cell>
          <table:table-cell table:style-name="ce27" office:value-type="string">
            <text:p>S.Maheswarudu</text:p>
          </table:table-cell>
          <table:table-cell table:style-name="ce27" office:value-type="string">
            <text:p>Venganna</text:p>
          </table:table-cell>
          <table:table-cell table:style-name="ce52" office:value-type="float" office:value="8897015121">
            <text:p>###</text:p>
          </table:table-cell>
          <table:table-cell table:style-name="ce53" office:value-type="float" office:value="812907500952">
            <text:p>###</text:p>
          </table:table-cell>
          <table:table-cell table:number-columns-repeated="1011"/>
        </table:table-row>
        <table:table-row table:style-name="ro4">
          <table:table-cell office:value-type="string">
            <text:p>Kurnool</text:p>
          </table:table-cell>
          <table:table-cell office:value-type="string">
            <text:p> Jupadu Bungalow </text:p>
          </table:table-cell>
          <table:table-cell office:value-type="string">
            <text:p>Tarigopula  </text:p>
          </table:table-cell>
          <table:table-cell/>
          <table:table-cell office:value-type="float" office:value="518401">
            <text:p>51840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mber</text:p>
          </table:table-cell>
          <table:table-cell office:value-type="float" office:value="1075">
            <text:p>1075</text:p>
          </table:table-cell>
          <table:table-cell table:style-name="ce27" office:value-type="string">
            <text:p>T.Gangeshwarudu</text:p>
          </table:table-cell>
          <table:table-cell table:style-name="ce27" office:value-type="string">
            <text:p>Jyanna</text:p>
          </table:table-cell>
          <table:table-cell table:style-name="ce51" office:value-type="float" office:value="8008846296">
            <text:p>###</text:p>
          </table:table-cell>
          <table:table-cell table:style-name="ce53" office:value-type="float" office:value="334046566247">
            <text:p>###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76">
            <text:p>1076</text:p>
          </table:table-cell>
          <table:table-cell table:style-name="ce28" office:value-type="string">
            <text:p>Gabbari Jambulaiah</text:p>
          </table:table-cell>
          <table:table-cell table:style-name="ce28" office:value-type="string">
            <text:p>Govindu</text:p>
          </table:table-cell>
          <table:table-cell table:style-name="ce54" office:value-type="float" office:value="417076276599">
            <text:p>417076276599</text:p>
          </table:table-cell>
          <table:table-cell table:style-name="ce54" office:value-type="float" office:value="7702353785">
            <text:p>7702353785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77">
            <text:p>1077</text:p>
          </table:table-cell>
          <table:table-cell table:style-name="ce28" office:value-type="string">
            <text:p>Gaddakrinda Naganna</text:p>
          </table:table-cell>
          <table:table-cell table:style-name="ce28" office:value-type="string">
            <text:p>Yellaiah</text:p>
          </table:table-cell>
          <table:table-cell table:style-name="ce54" office:value-type="float" office:value="710389732016">
            <text:p>710389732016</text:p>
          </table:table-cell>
          <table:table-cell table:style-name="ce54" office:value-type="float" office:value="9704098859">
            <text:p>9704098859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78">
            <text:p>1078</text:p>
          </table:table-cell>
          <table:table-cell table:style-name="ce28" office:value-type="string">
            <text:p>Bayakati Venkataramana</text:p>
          </table:table-cell>
          <table:table-cell table:style-name="ce28" office:value-type="string">
            <text:p>Venkataiah</text:p>
          </table:table-cell>
          <table:table-cell table:style-name="ce54" office:value-type="float" office:value="670122223431">
            <text:p>670122223431</text:p>
          </table:table-cell>
          <table:table-cell table:style-name="ce54" office:value-type="float" office:value="7702353785">
            <text:p>7702353785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79">
            <text:p>1079</text:p>
          </table:table-cell>
          <table:table-cell table:style-name="ce28" office:value-type="string">
            <text:p>Maddilati</text:p>
          </table:table-cell>
          <table:table-cell table:style-name="ce28" office:value-type="string">
            <text:p>Varadi</text:p>
          </table:table-cell>
          <table:table-cell table:style-name="ce54" office:value-type="float" office:value="227178227934">
            <text:p>227178227934</text:p>
          </table:table-cell>
          <table:table-cell table:style-name="ce54" office:value-type="float" office:value="8790616040">
            <text:p>8790616040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80">
            <text:p>1080</text:p>
          </table:table-cell>
          <table:table-cell table:style-name="ce28" office:value-type="string">
            <text:p>Pulagummi Dasu</text:p>
          </table:table-cell>
          <table:table-cell table:style-name="ce28" office:value-type="string">
            <text:p>Chinna Maddilati</text:p>
          </table:table-cell>
          <table:table-cell table:style-name="ce54" office:value-type="float" office:value="335440221654">
            <text:p>335440221654</text:p>
          </table:table-cell>
          <table:table-cell table:style-name="ce54" office:value-type="float" office:value="8886960200">
            <text:p>8886960200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81">
            <text:p>1081</text:p>
          </table:table-cell>
          <table:table-cell table:style-name="ce28" office:value-type="string">
            <text:p>Kanumali Naganna</text:p>
          </table:table-cell>
          <table:table-cell table:style-name="ce28" office:value-type="string">
            <text:p>Chinna Naganna</text:p>
          </table:table-cell>
          <table:table-cell table:style-name="ce54" office:value-type="float" office:value="710589732016">
            <text:p>710589732016</text:p>
          </table:table-cell>
          <table:table-cell table:style-name="ce64" office:value-type="float" office:value="9704098859">
            <text:p>9704098859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82">
            <text:p>1082</text:p>
          </table:table-cell>
          <table:table-cell table:style-name="ce28" office:value-type="string">
            <text:p>Pesaravi Narayana</text:p>
          </table:table-cell>
          <table:table-cell table:style-name="ce28" office:value-type="string">
            <text:p>Venkataiah</text:p>
          </table:table-cell>
          <table:table-cell table:style-name="ce54" office:value-type="float" office:value="356982897255">
            <text:p>356982897255</text:p>
          </table:table-cell>
          <table:table-cell table:style-name="ce64" office:value-type="float" office:value="9666266445">
            <text:p>9666266445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83">
            <text:p>1083</text:p>
          </table:table-cell>
          <table:table-cell table:style-name="ce28" office:value-type="string">
            <text:p>Boggula Chinna Pullaiah</text:p>
          </table:table-cell>
          <table:table-cell table:style-name="ce28" office:value-type="string">
            <text:p>Mallaiah</text:p>
          </table:table-cell>
          <table:table-cell table:style-name="ce54" office:value-type="float" office:value="321049113744">
            <text:p>321049113744</text:p>
          </table:table-cell>
          <table:table-cell table:style-name="ce64" office:value-type="float" office:value="9666022563">
            <text:p>9666022563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84">
            <text:p>1084</text:p>
          </table:table-cell>
          <table:table-cell table:style-name="ce28" office:value-type="string">
            <text:p>Pulagummi Venkata Ramana</text:p>
          </table:table-cell>
          <table:table-cell table:style-name="ce28" office:value-type="string">
            <text:p>Venkatesam</text:p>
          </table:table-cell>
          <table:table-cell table:style-name="ce54" office:value-type="float" office:value="992326165078">
            <text:p>992326165078</text:p>
          </table:table-cell>
          <table:table-cell table:style-name="ce64" office:value-type="float" office:value="9542901943">
            <text:p>9542901943</text:p>
          </table:table-cell>
          <table:table-cell table:number-columns-repeated="1011"/>
        </table:table-row>
        <table:table-row table:style-name="ro7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85">
            <text:p>1085</text:p>
          </table:table-cell>
          <table:table-cell table:style-name="ce28" office:value-type="string">
            <text:p>Durvasi Baludu</text:p>
          </table:table-cell>
          <table:table-cell table:style-name="ce28" office:value-type="string">
            <text:p>Maddilati</text:p>
          </table:table-cell>
          <table:table-cell table:style-name="ce54" office:value-type="float" office:value="597284794459">
            <text:p>597284794459</text:p>
          </table:table-cell>
          <table:table-cell table:style-name="ce64" office:value-type="float" office:value="7702735218">
            <text:p>7702735218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86">
            <text:p>1086</text:p>
          </table:table-cell>
          <table:table-cell table:style-name="ce28" office:value-type="string">
            <text:p>Gaddamkrinda Pedda Naganna</text:p>
          </table:table-cell>
          <table:table-cell table:style-name="ce28" office:value-type="string">
            <text:p>Bushanna</text:p>
          </table:table-cell>
          <table:table-cell table:style-name="ce54" office:value-type="float" office:value="680057414351">
            <text:p>680057414351</text:p>
          </table:table-cell>
          <table:table-cell table:style-name="ce64" office:value-type="float" office:value="9052076103">
            <text:p>9052076103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87">
            <text:p>1087</text:p>
          </table:table-cell>
          <table:table-cell table:style-name="ce28" office:value-type="string">
            <text:p>Tangadancha Hussanaiah</text:p>
          </table:table-cell>
          <table:table-cell table:style-name="ce28" office:value-type="string">
            <text:p>Chinna Rangaiah</text:p>
          </table:table-cell>
          <table:table-cell table:style-name="ce54" office:value-type="float" office:value="571947974065">
            <text:p>571947974065</text:p>
          </table:table-cell>
          <table:table-cell table:style-name="ce64" office:value-type="float" office:value="8142685318">
            <text:p>8142685318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88">
            <text:p>1088</text:p>
          </table:table-cell>
          <table:table-cell table:style-name="ce28" office:value-type="string">
            <text:p>Onkaram</text:p>
          </table:table-cell>
          <table:table-cell table:style-name="ce28" office:value-type="string">
            <text:p>Venkataswamy</text:p>
          </table:table-cell>
          <table:table-cell table:style-name="ce54" office:value-type="float" office:value="684623346827">
            <text:p>684623346827</text:p>
          </table:table-cell>
          <table:table-cell table:style-name="ce54" office:value-type="float" office:value="9963019537">
            <text:p>9963019537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89">
            <text:p>1089</text:p>
          </table:table-cell>
          <table:table-cell table:style-name="ce28" office:value-type="string">
            <text:p>Kottam Ankanna</text:p>
          </table:table-cell>
          <table:table-cell table:style-name="ce28" office:value-type="string">
            <text:p>Ankanna</text:p>
          </table:table-cell>
          <table:table-cell table:style-name="ce54" office:value-type="float" office:value="573767215087">
            <text:p>573767215087</text:p>
          </table:table-cell>
          <table:table-cell table:style-name="ce54" office:value-type="float" office:value="9676738590">
            <text:p>967673859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90">
            <text:p>1090</text:p>
          </table:table-cell>
          <table:table-cell table:style-name="ce28" office:value-type="string">
            <text:p>Singasani Chawti Mallaiah</text:p>
          </table:table-cell>
          <table:table-cell table:style-name="ce28" office:value-type="string">
            <text:p>Peddanna</text:p>
          </table:table-cell>
          <table:table-cell table:style-name="ce54" office:value-type="float" office:value="510826751600">
            <text:p>510826751600</text:p>
          </table:table-cell>
          <table:table-cell table:style-name="ce54" office:value-type="float" office:value="7893452004">
            <text:p>7893452004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91">
            <text:p>1091</text:p>
          </table:table-cell>
          <table:table-cell table:style-name="ce28" office:value-type="string">
            <text:p>Silam Pullaiah</text:p>
          </table:table-cell>
          <table:table-cell table:style-name="ce28" office:value-type="string">
            <text:p>Venkataswamy</text:p>
          </table:table-cell>
          <table:table-cell table:style-name="ce54" office:value-type="float" office:value="512320403920">
            <text:p>512320403920</text:p>
          </table:table-cell>
          <table:table-cell table:style-name="ce54" office:value-type="float" office:value="9963286570">
            <text:p>996328657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92">
            <text:p>1092</text:p>
          </table:table-cell>
          <table:table-cell table:style-name="ce28" office:value-type="string">
            <text:p>Paramaturi Maheswara</text:p>
          </table:table-cell>
          <table:table-cell table:style-name="ce28" office:value-type="string">
            <text:p>Bala Thimmaiah</text:p>
          </table:table-cell>
          <table:table-cell table:style-name="ce54" office:value-type="float" office:value="650764310947">
            <text:p>650764310947</text:p>
          </table:table-cell>
          <table:table-cell table:style-name="ce54" office:value-type="float" office:value="9642338588">
            <text:p>9642338588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93">
            <text:p>1093</text:p>
          </table:table-cell>
          <table:table-cell table:style-name="ce28" office:value-type="string">
            <text:p>Silam Nageswaraiah</text:p>
          </table:table-cell>
          <table:table-cell table:style-name="ce28" office:value-type="string">
            <text:p>Chinna Swamy</text:p>
          </table:table-cell>
          <table:table-cell table:style-name="ce54" office:value-type="float" office:value="750028767245">
            <text:p>750028767245</text:p>
          </table:table-cell>
          <table:table-cell table:style-name="ce54" office:value-type="float" office:value="8790613028">
            <text:p>8790613028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94">
            <text:p>1094</text:p>
          </table:table-cell>
          <table:table-cell table:style-name="ce28" office:value-type="string">
            <text:p>Silam Salanna</text:p>
          </table:table-cell>
          <table:table-cell table:style-name="ce28" office:value-type="string">
            <text:p>Gokari</text:p>
          </table:table-cell>
          <table:table-cell table:style-name="ce54" office:value-type="float" office:value="812450810834">
            <text:p>812450810834</text:p>
          </table:table-cell>
          <table:table-cell table:style-name="ce54" office:value-type="float" office:value="8897834653">
            <text:p>8897834653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95">
            <text:p>1095</text:p>
          </table:table-cell>
          <table:table-cell table:style-name="ce28" office:value-type="string">
            <text:p>Boggula Yellaiah</text:p>
          </table:table-cell>
          <table:table-cell table:style-name="ce28" office:value-type="string">
            <text:p>Lakshmanna</text:p>
          </table:table-cell>
          <table:table-cell table:style-name="ce54" office:value-type="float" office:value="629258571659">
            <text:p>629258571659</text:p>
          </table:table-cell>
          <table:table-cell table:style-name="ce54" office:value-type="float" office:value="9959426378">
            <text:p>9959426378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96">
            <text:p>1096</text:p>
          </table:table-cell>
          <table:table-cell table:style-name="ce28" office:value-type="string">
            <text:p>Jambulaiah</text:p>
          </table:table-cell>
          <table:table-cell table:style-name="ce28" office:value-type="string">
            <text:p>Pedda Venkataiah</text:p>
          </table:table-cell>
          <table:table-cell table:style-name="ce54" office:value-type="float" office:value="361051653571">
            <text:p>361051653571</text:p>
          </table:table-cell>
          <table:table-cell table:style-name="ce54" office:value-type="float" office:value="9703379224">
            <text:p>9703379224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97">
            <text:p>1097</text:p>
          </table:table-cell>
          <table:table-cell table:style-name="ce28" office:value-type="string">
            <text:p>Silam Chinna Subbaah</text:p>
          </table:table-cell>
          <table:table-cell table:style-name="ce28" office:value-type="string">
            <text:p>Chinna Rayudu</text:p>
          </table:table-cell>
          <table:table-cell table:style-name="ce54" office:value-type="float" office:value="969728951013">
            <text:p>969728951013</text:p>
          </table:table-cell>
          <table:table-cell table:style-name="ce54" office:value-type="float" office:value="8142984984">
            <text:p>8142984984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98">
            <text:p>1098</text:p>
          </table:table-cell>
          <table:table-cell table:style-name="ce28" office:value-type="string">
            <text:p>Gaddakrindi Bushanna</text:p>
          </table:table-cell>
          <table:table-cell table:style-name="ce28" office:value-type="string">
            <text:p>Bushanna</text:p>
          </table:table-cell>
          <table:table-cell table:style-name="ce54" office:value-type="float" office:value="820545559355">
            <text:p>820545559355</text:p>
          </table:table-cell>
          <table:table-cell table:style-name="ce54" office:value-type="float" office:value="9177252537">
            <text:p>9177252537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099">
            <text:p>1099</text:p>
          </table:table-cell>
          <table:table-cell table:style-name="ce28" office:value-type="string">
            <text:p>Nayakanti Anjaneyulu</text:p>
          </table:table-cell>
          <table:table-cell table:style-name="ce28" office:value-type="string">
            <text:p>Madanna</text:p>
          </table:table-cell>
          <table:table-cell table:style-name="ce54" office:value-type="float" office:value="600571255080">
            <text:p>600571255080</text:p>
          </table:table-cell>
          <table:table-cell table:style-name="ce54" office:value-type="float" office:value="7702929787">
            <text:p>7702929787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00">
            <text:p>1100</text:p>
          </table:table-cell>
          <table:table-cell table:style-name="ce28" office:value-type="string">
            <text:p>Gaddakrindi Pedda Yellaiah</text:p>
          </table:table-cell>
          <table:table-cell table:style-name="ce28" office:value-type="string">
            <text:p>Chinna Yellaiah</text:p>
          </table:table-cell>
          <table:table-cell table:style-name="ce54" office:value-type="float" office:value="314201213956">
            <text:p>314201213956</text:p>
          </table:table-cell>
          <table:table-cell table:style-name="ce54" office:value-type="float" office:value="9490211026">
            <text:p>9490211026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01">
            <text:p>1101</text:p>
          </table:table-cell>
          <table:table-cell table:style-name="ce28" office:value-type="string">
            <text:p>Singasani Anjaneyulu</text:p>
          </table:table-cell>
          <table:table-cell table:style-name="ce28" office:value-type="string">
            <text:p>Atchanna</text:p>
          </table:table-cell>
          <table:table-cell table:style-name="ce54" office:value-type="float" office:value="243222305500">
            <text:p>243222305500</text:p>
          </table:table-cell>
          <table:table-cell table:style-name="ce54" office:value-type="float" office:value="9703805619">
            <text:p>9703805619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02">
            <text:p>1102</text:p>
          </table:table-cell>
          <table:table-cell table:style-name="ce28" office:value-type="string">
            <text:p>Singasani Pedda Naganna</text:p>
          </table:table-cell>
          <table:table-cell table:style-name="ce28" office:value-type="string">
            <text:p>Madanna</text:p>
          </table:table-cell>
          <table:table-cell table:style-name="ce54" office:value-type="float" office:value="740063215427">
            <text:p>740063215427</text:p>
          </table:table-cell>
          <table:table-cell table:style-name="ce54" office:value-type="float" office:value="9642744591">
            <text:p>964274459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03">
            <text:p>1103</text:p>
          </table:table-cell>
          <table:table-cell table:style-name="ce28" office:value-type="string">
            <text:p>Silam Pedda Venkataswamy</text:p>
          </table:table-cell>
          <table:table-cell table:style-name="ce28" office:value-type="string">
            <text:p>Pullaiah</text:p>
          </table:table-cell>
          <table:table-cell table:style-name="ce54" office:value-type="float" office:value="782243528334">
            <text:p>782243528334</text:p>
          </table:table-cell>
          <table:table-cell table:style-name="ce54" office:value-type="float" office:value="9550900867">
            <text:p>9550900867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04">
            <text:p>1104</text:p>
          </table:table-cell>
          <table:table-cell table:style-name="ce28" office:value-type="string">
            <text:p>Manchalakatta Rangaswamy</text:p>
          </table:table-cell>
          <table:table-cell table:style-name="ce28" office:value-type="string">
            <text:p>Subbaiah</text:p>
          </table:table-cell>
          <table:table-cell table:style-name="ce54" office:value-type="float" office:value="323691179586">
            <text:p>323691179586</text:p>
          </table:table-cell>
          <table:table-cell table:style-name="ce54" office:value-type="float" office:value="9160510822">
            <text:p>916051082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05">
            <text:p>1105</text:p>
          </table:table-cell>
          <table:table-cell table:style-name="ce28" office:value-type="string">
            <text:p>Thimmnapalli Pullaiah</text:p>
          </table:table-cell>
          <table:table-cell table:style-name="ce28" office:value-type="string">
            <text:p>Maddilati</text:p>
          </table:table-cell>
          <table:table-cell table:style-name="ce54" office:value-type="float" office:value="276367879829">
            <text:p>276367879829</text:p>
          </table:table-cell>
          <table:table-cell table:style-name="ce54" office:value-type="float" office:value="7702756136">
            <text:p>7702756136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06">
            <text:p>1106</text:p>
          </table:table-cell>
          <table:table-cell table:style-name="ce28" office:value-type="string">
            <text:p>Nayakatta Ramudu</text:p>
          </table:table-cell>
          <table:table-cell table:style-name="ce28" office:value-type="string">
            <text:p>Madanna</text:p>
          </table:table-cell>
          <table:table-cell table:style-name="ce54" office:value-type="float" office:value="446854043916">
            <text:p>446854043916</text:p>
          </table:table-cell>
          <table:table-cell table:style-name="ce54" office:value-type="float" office:value="8179941935">
            <text:p>8179941935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07">
            <text:p>1107</text:p>
          </table:table-cell>
          <table:table-cell table:style-name="ce28" office:value-type="string">
            <text:p>Boggula Pedda Pullaiah</text:p>
          </table:table-cell>
          <table:table-cell table:style-name="ce28" office:value-type="string">
            <text:p>Mallaiah</text:p>
          </table:table-cell>
          <table:table-cell table:style-name="ce54" office:value-type="float" office:value="471175850631">
            <text:p>471175850631</text:p>
          </table:table-cell>
          <table:table-cell table:style-name="ce54" office:value-type="float" office:value="9703402964">
            <text:p>9703402964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08">
            <text:p>1108</text:p>
          </table:table-cell>
          <table:table-cell table:style-name="ce28" office:value-type="string">
            <text:p>Tappala Ankanna</text:p>
          </table:table-cell>
          <table:table-cell table:style-name="ce28" office:value-type="string">
            <text:p>Venkatesam</text:p>
          </table:table-cell>
          <table:table-cell table:style-name="ce54" office:value-type="float" office:value="352137595783">
            <text:p>352137595783</text:p>
          </table:table-cell>
          <table:table-cell table:style-name="ce54" office:value-type="float" office:value="9703266035">
            <text:p>9703266035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09">
            <text:p>1109</text:p>
          </table:table-cell>
          <table:table-cell table:style-name="ce28" office:value-type="string">
            <text:p>Suddala Seelamaiah</text:p>
          </table:table-cell>
          <table:table-cell table:style-name="ce28" office:value-type="string">
            <text:p>S.Linganna</text:p>
          </table:table-cell>
          <table:table-cell table:style-name="ce54" office:value-type="float" office:value="913715006295">
            <text:p>913715006295</text:p>
          </table:table-cell>
          <table:table-cell table:style-name="ce54" office:value-type="float" office:value="9618924916">
            <text:p>9618924916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10">
            <text:p>1110</text:p>
          </table:table-cell>
          <table:table-cell table:style-name="ce28" office:value-type="string">
            <text:p>Nellakanti Busanna</text:p>
          </table:table-cell>
          <table:table-cell table:style-name="ce28" office:value-type="string">
            <text:p>N.Ankanna</text:p>
          </table:table-cell>
          <table:table-cell table:style-name="ce54" office:value-type="float" office:value="696350781093">
            <text:p>696350781093</text:p>
          </table:table-cell>
          <table:table-cell table:style-name="ce54" office:value-type="float" office:value="8351442251">
            <text:p>835144225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11">
            <text:p>1111</text:p>
          </table:table-cell>
          <table:table-cell table:style-name="ce28" office:value-type="string">
            <text:p>Nagampalli Venkata ramana</text:p>
          </table:table-cell>
          <table:table-cell table:style-name="ce28" office:value-type="string">
            <text:p>Sunkanna</text:p>
          </table:table-cell>
          <table:table-cell table:style-name="ce54" office:value-type="float" office:value="526234803989">
            <text:p>526234803989</text:p>
          </table:table-cell>
          <table:table-cell table:style-name="ce54" office:value-type="float" office:value="9573660745">
            <text:p>9573660745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12">
            <text:p>1112</text:p>
          </table:table-cell>
          <table:table-cell table:style-name="ce28" office:value-type="string">
            <text:p>Seelam Venkataramana</text:p>
          </table:table-cell>
          <table:table-cell table:style-name="ce28" office:value-type="string">
            <text:p>Narayana</text:p>
          </table:table-cell>
          <table:table-cell table:style-name="ce54" office:value-type="float" office:value="807326391259">
            <text:p>807326391259</text:p>
          </table:table-cell>
          <table:table-cell table:style-name="ce54" office:value-type="float" office:value="9603244841">
            <text:p>9603244841</text:p>
          </table:table-cell>
          <table:table-cell table:number-columns-repeated="1011"/>
        </table:table-row>
        <table:table-row table:style-name="ro15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13">
            <text:p>1113</text:p>
          </table:table-cell>
          <table:table-cell table:style-name="ce28" office:value-type="string">
            <text:p>Jonnala gadda Chinna Venkateswarulu</text:p>
          </table:table-cell>
          <table:table-cell table:style-name="ce28" office:value-type="string">
            <text:p>Subbaiah</text:p>
          </table:table-cell>
          <table:table-cell table:style-name="ce54" office:value-type="float" office:value="510153275897">
            <text:p>510153275897</text:p>
          </table:table-cell>
          <table:table-cell table:style-name="ce54" office:value-type="float" office:value="9640591670">
            <text:p>964059167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14">
            <text:p>1114</text:p>
          </table:table-cell>
          <table:table-cell table:style-name="ce28" office:value-type="string">
            <text:p>Talamudipi Venkateswarulu</text:p>
          </table:table-cell>
          <table:table-cell table:style-name="ce28" office:value-type="string">
            <text:p>Venkata Ramana</text:p>
          </table:table-cell>
          <table:table-cell table:style-name="ce54" office:value-type="float" office:value="773178317237">
            <text:p>773178317237</text:p>
          </table:table-cell>
          <table:table-cell table:style-name="ce54" office:value-type="float" office:value="9959520614">
            <text:p>9959520614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15">
            <text:p>1115</text:p>
          </table:table-cell>
          <table:table-cell table:style-name="ce28" office:value-type="string">
            <text:p>B.Venkata Ramana</text:p>
          </table:table-cell>
          <table:table-cell table:style-name="ce28" office:value-type="string">
            <text:p>Pullagummi Varadi</text:p>
          </table:table-cell>
          <table:table-cell table:style-name="ce54" office:value-type="float" office:value="461118620890">
            <text:p>461118620890</text:p>
          </table:table-cell>
          <table:table-cell table:style-name="ce54" office:value-type="float" office:value="8978420442">
            <text:p>8978420442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16">
            <text:p>1116</text:p>
          </table:table-cell>
          <table:table-cell table:style-name="ce28" office:value-type="string">
            <text:p>Seelam Salanna</text:p>
          </table:table-cell>
          <table:table-cell table:style-name="ce28" office:value-type="string">
            <text:p>Gokari</text:p>
          </table:table-cell>
          <table:table-cell table:style-name="ce54" office:value-type="float" office:value="812450810634">
            <text:p>812450810634</text:p>
          </table:table-cell>
          <table:table-cell table:style-name="ce54" office:value-type="float" office:value="8897834653">
            <text:p>8897834653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17">
            <text:p>1117</text:p>
          </table:table-cell>
          <table:table-cell table:style-name="ce28" office:value-type="string">
            <text:p>Dasari Venkatesheshayya</text:p>
          </table:table-cell>
          <table:table-cell table:style-name="ce28" office:value-type="string">
            <text:p>Tirupathaiah</text:p>
          </table:table-cell>
          <table:table-cell table:style-name="ce54" office:value-type="float" office:value="284775504171">
            <text:p>284775504171</text:p>
          </table:table-cell>
          <table:table-cell table:style-name="ce54" office:value-type="float" office:value="9573408103">
            <text:p>9573408103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18">
            <text:p>1118</text:p>
          </table:table-cell>
          <table:table-cell table:style-name="ce28" office:value-type="string">
            <text:p>Bandi Ankanna</text:p>
          </table:table-cell>
          <table:table-cell table:style-name="ce28" office:value-type="string">
            <text:p>Parameshwardudu</text:p>
          </table:table-cell>
          <table:table-cell table:style-name="ce54" office:value-type="float" office:value="231743220859">
            <text:p>231743220859</text:p>
          </table:table-cell>
          <table:table-cell table:style-name="ce54" office:value-type="float" office:value="9052004774">
            <text:p>9052004774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19">
            <text:p>1119</text:p>
          </table:table-cell>
          <table:table-cell table:style-name="ce28" office:value-type="string">
            <text:p>Rayochati Venkata ramana</text:p>
          </table:table-cell>
          <table:table-cell table:style-name="ce28" office:value-type="string">
            <text:p>Yerranna</text:p>
          </table:table-cell>
          <table:table-cell table:style-name="ce54" office:value-type="float" office:value="757748519771">
            <text:p>757748519771</text:p>
          </table:table-cell>
          <table:table-cell table:style-name="ce54" office:value-type="float" office:value="9640186194">
            <text:p>9640186194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20">
            <text:p>1120</text:p>
          </table:table-cell>
          <table:table-cell table:style-name="ce28" office:value-type="string">
            <text:p>Kanumali Rama Swami</text:p>
          </table:table-cell>
          <table:table-cell table:style-name="ce28" office:value-type="string">
            <text:p>Ramudu</text:p>
          </table:table-cell>
          <table:table-cell table:style-name="ce54" office:value-type="float" office:value="698626697717">
            <text:p>698626697717</text:p>
          </table:table-cell>
          <table:table-cell table:style-name="ce54" office:value-type="float" office:value="8331930262">
            <text:p>833193026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21">
            <text:p>1121</text:p>
          </table:table-cell>
          <table:table-cell table:style-name="ce28" office:value-type="string">
            <text:p>Rayachoti Bala Pullaiah</text:p>
          </table:table-cell>
          <table:table-cell table:style-name="ce28" office:value-type="string">
            <text:p>Pullaiah</text:p>
          </table:table-cell>
          <table:table-cell table:style-name="ce54" office:value-type="float" office:value="720038111491">
            <text:p>720038111491</text:p>
          </table:table-cell>
          <table:table-cell table:style-name="ce54" office:value-type="float" office:value="9640592547">
            <text:p>9640592547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22">
            <text:p>1122</text:p>
          </table:table-cell>
          <table:table-cell table:style-name="ce28" office:value-type="string">
            <text:p>Bayakati Venkataswammy</text:p>
          </table:table-cell>
          <table:table-cell table:style-name="ce28" office:value-type="string">
            <text:p>Pedda Buddanna</text:p>
          </table:table-cell>
          <table:table-cell table:style-name="ce54" office:value-type="float" office:value="200044824328">
            <text:p>200044824328</text:p>
          </table:table-cell>
          <table:table-cell table:style-name="ce54" office:value-type="float" office:value="9642548915">
            <text:p>9642548915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23">
            <text:p>1123</text:p>
          </table:table-cell>
          <table:table-cell table:style-name="ce28" office:value-type="string">
            <text:p>Rayachoti Sreenivasulu</text:p>
          </table:table-cell>
          <table:table-cell table:style-name="ce28" office:value-type="string">
            <text:p>Maddilati</text:p>
          </table:table-cell>
          <table:table-cell table:style-name="ce54" office:value-type="float" office:value="709954414208">
            <text:p>709954414208</text:p>
          </table:table-cell>
          <table:table-cell table:style-name="ce54" office:value-type="float" office:value="9553592394">
            <text:p>9553592394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24">
            <text:p>1124</text:p>
          </table:table-cell>
          <table:table-cell table:style-name="ce28" office:value-type="string">
            <text:p>Singasani Ankanna</text:p>
          </table:table-cell>
          <table:table-cell table:style-name="ce28" office:value-type="string">
            <text:p>Mallanna</text:p>
          </table:table-cell>
          <table:table-cell table:style-name="ce54" office:value-type="float" office:value="707449600218">
            <text:p>707449600218</text:p>
          </table:table-cell>
          <table:table-cell table:style-name="ce54" office:value-type="float" office:value="9701900310">
            <text:p>970190031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25">
            <text:p>1125</text:p>
          </table:table-cell>
          <table:table-cell table:style-name="ce28" office:value-type="string">
            <text:p>Seelam Pedda Subbaiah</text:p>
          </table:table-cell>
          <table:table-cell table:style-name="ce28" office:value-type="string">
            <text:p>Yellaiah</text:p>
          </table:table-cell>
          <table:table-cell table:style-name="ce54" office:value-type="float" office:value="969889476282">
            <text:p>969889476282</text:p>
          </table:table-cell>
          <table:table-cell table:style-name="ce54" office:value-type="float" office:value="8886960200">
            <text:p>888696020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26">
            <text:p>1126</text:p>
          </table:table-cell>
          <table:table-cell table:style-name="ce28" office:value-type="string">
            <text:p>Seelam Chinna Pullaiah</text:p>
          </table:table-cell>
          <table:table-cell table:style-name="ce28" office:value-type="string">
            <text:p>Ramanna</text:p>
          </table:table-cell>
          <table:table-cell table:style-name="ce54" office:value-type="float" office:value="257155093438">
            <text:p>257155093438</text:p>
          </table:table-cell>
          <table:table-cell table:style-name="ce54" office:value-type="float" office:value="9441537682">
            <text:p>944153768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27">
            <text:p>1127</text:p>
          </table:table-cell>
          <table:table-cell table:style-name="ce28" office:value-type="string">
            <text:p>Seelam Chilakala Ramachandrudu</text:p>
          </table:table-cell>
          <table:table-cell table:style-name="ce28" office:value-type="string">
            <text:p>Subbudu</text:p>
          </table:table-cell>
          <table:table-cell table:style-name="ce54" office:value-type="float" office:value="403779796397">
            <text:p>403779796397</text:p>
          </table:table-cell>
          <table:table-cell table:style-name="ce54" office:value-type="float" office:value="9177252967">
            <text:p>9177252967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28">
            <text:p>1128</text:p>
          </table:table-cell>
          <table:table-cell table:style-name="ce28" office:value-type="string">
            <text:p>Thimmanapalli Govindu</text:p>
          </table:table-cell>
          <table:table-cell table:style-name="ce28" office:value-type="string">
            <text:p>Venkateswarulu</text:p>
          </table:table-cell>
          <table:table-cell table:style-name="ce54" office:value-type="float" office:value="637873118544">
            <text:p>637873118544</text:p>
          </table:table-cell>
          <table:table-cell table:style-name="ce54" office:value-type="float" office:value="9966093502">
            <text:p>996609350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29">
            <text:p>1129</text:p>
          </table:table-cell>
          <table:table-cell table:style-name="ce28" office:value-type="string">
            <text:p>Thimmanapalli Sreenivasulu</text:p>
          </table:table-cell>
          <table:table-cell table:style-name="ce28" office:value-type="string">
            <text:p>Venkateswarulu</text:p>
          </table:table-cell>
          <table:table-cell table:style-name="ce54" office:value-type="float" office:value="692757458570">
            <text:p>692757458570</text:p>
          </table:table-cell>
          <table:table-cell table:style-name="ce54" office:value-type="float" office:value="9640624397">
            <text:p>9640624397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30">
            <text:p>1130</text:p>
          </table:table-cell>
          <table:table-cell table:style-name="ce28" office:value-type="string">
            <text:p>Thimmanapalli Venkata Ramana</text:p>
          </table:table-cell>
          <table:table-cell table:style-name="ce28" office:value-type="string">
            <text:p>Venkateswarulu</text:p>
          </table:table-cell>
          <table:table-cell table:style-name="ce54" office:value-type="float" office:value="376474113526">
            <text:p>376474113526</text:p>
          </table:table-cell>
          <table:table-cell table:style-name="ce54" office:value-type="float" office:value="9966093502">
            <text:p>996609350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31">
            <text:p>1131</text:p>
          </table:table-cell>
          <table:table-cell table:style-name="ce28" office:value-type="string">
            <text:p>Bommireddy palli Ramaiah</text:p>
          </table:table-cell>
          <table:table-cell table:style-name="ce28" office:value-type="string">
            <text:p>Hanumanthu</text:p>
          </table:table-cell>
          <table:table-cell table:style-name="ce54" office:value-type="float" office:value="690928809593">
            <text:p>690928809593</text:p>
          </table:table-cell>
          <table:table-cell table:style-name="ce54" office:value-type="float" office:value="8897726923">
            <text:p>8897726923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32">
            <text:p>1132</text:p>
          </table:table-cell>
          <table:table-cell table:style-name="ce28" office:value-type="string">
            <text:p>Bommireddypalli Chandra</text:p>
          </table:table-cell>
          <table:table-cell table:style-name="ce28" office:value-type="string">
            <text:p>Hanumanthu</text:p>
          </table:table-cell>
          <table:table-cell table:style-name="ce54" office:value-type="float" office:value="723891325687">
            <text:p>723891325687</text:p>
          </table:table-cell>
          <table:table-cell table:style-name="ce54" office:value-type="float" office:value="8886552566">
            <text:p>8886552566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33">
            <text:p>1133</text:p>
          </table:table-cell>
          <table:table-cell table:style-name="ce28" office:value-type="string">
            <text:p>Bommireddy palli Venkataramana</text:p>
          </table:table-cell>
          <table:table-cell table:style-name="ce28" office:value-type="string">
            <text:p>Hanumanthu</text:p>
          </table:table-cell>
          <table:table-cell table:style-name="ce54" office:value-type="float" office:value="751340614727">
            <text:p>751340614727</text:p>
          </table:table-cell>
          <table:table-cell table:style-name="ce54" office:value-type="float" office:value="8184873198">
            <text:p>8184873198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34">
            <text:p>1134</text:p>
          </table:table-cell>
          <table:table-cell table:style-name="ce28" office:value-type="string">
            <text:p>Bommireddypalli Anandu</text:p>
          </table:table-cell>
          <table:table-cell table:style-name="ce28" office:value-type="string">
            <text:p>Hanumanthu</text:p>
          </table:table-cell>
          <table:table-cell table:style-name="ce54" office:value-type="float" office:value="766303840048">
            <text:p>766303840048</text:p>
          </table:table-cell>
          <table:table-cell table:style-name="ce54" office:value-type="float" office:value="9652459377">
            <text:p>9652459377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35">
            <text:p>1135</text:p>
          </table:table-cell>
          <table:table-cell table:style-name="ce28" office:value-type="string">
            <text:p>Gobbari Thimmaiah</text:p>
          </table:table-cell>
          <table:table-cell table:style-name="ce28" office:value-type="string">
            <text:p>Govindu</text:p>
          </table:table-cell>
          <table:table-cell table:style-name="ce54" office:value-type="float" office:value="817438151284">
            <text:p>817438151284</text:p>
          </table:table-cell>
          <table:table-cell table:style-name="ce54" office:value-type="float" office:value="8790401812">
            <text:p>879040181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36">
            <text:p>1136</text:p>
          </table:table-cell>
          <table:table-cell table:style-name="ce28" office:value-type="string">
            <text:p>Gobbari Sreenivasulu</text:p>
          </table:table-cell>
          <table:table-cell table:style-name="ce28" office:value-type="string">
            <text:p>Pullaiah</text:p>
          </table:table-cell>
          <table:table-cell table:style-name="ce54" office:value-type="float" office:value="878714642922">
            <text:p>878714642922</text:p>
          </table:table-cell>
          <table:table-cell table:style-name="ce54" office:value-type="float" office:value="9550177901">
            <text:p>955017790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37">
            <text:p>1137</text:p>
          </table:table-cell>
          <table:table-cell table:style-name="ce28" office:value-type="string">
            <text:p>Thimmanapalli Maddilati</text:p>
          </table:table-cell>
          <table:table-cell table:style-name="ce28" office:value-type="string">
            <text:p>Nadipi Naganna</text:p>
          </table:table-cell>
          <table:table-cell table:style-name="ce54" office:value-type="float" office:value="475747884581">
            <text:p>475747884581</text:p>
          </table:table-cell>
          <table:table-cell table:style-name="ce54" office:value-type="float" office:value="8297727029">
            <text:p>8297727029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38">
            <text:p>1138</text:p>
          </table:table-cell>
          <table:table-cell table:style-name="ce28" office:value-type="string">
            <text:p>Seelam Chinna Subbaiah</text:p>
          </table:table-cell>
          <table:table-cell table:style-name="ce28" office:value-type="string">
            <text:p>Yellaiah</text:p>
          </table:table-cell>
          <table:table-cell table:style-name="ce54" office:value-type="float" office:value="640541907630">
            <text:p>640541907630</text:p>
          </table:table-cell>
          <table:table-cell table:style-name="ce54" office:value-type="float" office:value="7799178104">
            <text:p>7799178104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39">
            <text:p>1139</text:p>
          </table:table-cell>
          <table:table-cell table:style-name="ce28" office:value-type="string">
            <text:p>Gundu Chinna Venkata Ramana</text:p>
          </table:table-cell>
          <table:table-cell table:style-name="ce28" office:value-type="string">
            <text:p>Venkateswarulu</text:p>
          </table:table-cell>
          <table:table-cell table:style-name="ce54" office:value-type="float" office:value="631196059802">
            <text:p>631196059802</text:p>
          </table:table-cell>
          <table:table-cell table:style-name="ce54" office:value-type="float" office:value="9966932620">
            <text:p>9966932620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40">
            <text:p>1140</text:p>
          </table:table-cell>
          <table:table-cell table:style-name="ce28" office:value-type="string">
            <text:p>G.Venkateswarulu</text:p>
          </table:table-cell>
          <table:table-cell table:style-name="ce28" office:value-type="string">
            <text:p>Naganna</text:p>
          </table:table-cell>
          <table:table-cell table:style-name="ce54" office:value-type="float" office:value="604129236369">
            <text:p>604129236369</text:p>
          </table:table-cell>
          <table:table-cell table:style-name="ce54" office:value-type="float" office:value="9701625890">
            <text:p>970162589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41">
            <text:p>1141</text:p>
          </table:table-cell>
          <table:table-cell table:style-name="ce28" office:value-type="string">
            <text:p>Bommireddy Sreenivasulu</text:p>
          </table:table-cell>
          <table:table-cell table:style-name="ce28" office:value-type="string">
            <text:p>Hanumanthu</text:p>
          </table:table-cell>
          <table:table-cell table:style-name="ce54" office:value-type="float" office:value="445406176473">
            <text:p>445406176473</text:p>
          </table:table-cell>
          <table:table-cell table:style-name="ce54" office:value-type="float" office:value="9603377215">
            <text:p>9603377215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42">
            <text:p>1142</text:p>
          </table:table-cell>
          <table:table-cell table:style-name="ce28" office:value-type="string">
            <text:p>Bandi Pedda Ankanna</text:p>
          </table:table-cell>
          <table:table-cell table:style-name="ce28" office:value-type="string">
            <text:p>Parameshwardudu</text:p>
          </table:table-cell>
          <table:table-cell table:style-name="ce54" office:value-type="float" office:value="425370353588">
            <text:p>425370353588</text:p>
          </table:table-cell>
          <table:table-cell table:style-name="ce54" office:value-type="float" office:value="9703997638">
            <text:p>9703997638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43">
            <text:p>1143</text:p>
          </table:table-cell>
          <table:table-cell table:style-name="ce28" office:value-type="string">
            <text:p>Pullagummi Bala Maddilati</text:p>
          </table:table-cell>
          <table:table-cell table:style-name="ce28" office:value-type="string">
            <text:p>Dasanna</text:p>
          </table:table-cell>
          <table:table-cell table:style-name="ce54" office:value-type="float" office:value="483720731569">
            <text:p>483720731569</text:p>
          </table:table-cell>
          <table:table-cell table:style-name="ce54" office:value-type="float" office:value="8886960200">
            <text:p>888696020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44">
            <text:p>1144</text:p>
          </table:table-cell>
          <table:table-cell table:style-name="ce28" office:value-type="string">
            <text:p>Seelam Venkataramana</text:p>
          </table:table-cell>
          <table:table-cell table:style-name="ce28" office:value-type="string">
            <text:p>Chinnasubbadu</text:p>
          </table:table-cell>
          <table:table-cell table:style-name="ce54" office:value-type="float" office:value="784369399259">
            <text:p>784369399259</text:p>
          </table:table-cell>
          <table:table-cell table:style-name="ce54" office:value-type="float" office:value="9618968545">
            <text:p>9618968545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45">
            <text:p>1145</text:p>
          </table:table-cell>
          <table:table-cell table:style-name="ce28" office:value-type="string">
            <text:p>Nadipi Pullaiah</text:p>
          </table:table-cell>
          <table:table-cell table:style-name="ce28" office:value-type="string">
            <text:p>Venkataswamy</text:p>
          </table:table-cell>
          <table:table-cell table:style-name="ce54" office:value-type="float" office:value="791400149614">
            <text:p>791400149614</text:p>
          </table:table-cell>
          <table:table-cell table:style-name="ce54" office:value-type="float" office:value="9133931103">
            <text:p>9133931103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46">
            <text:p>1146</text:p>
          </table:table-cell>
          <table:table-cell table:style-name="ce28" office:value-type="string">
            <text:p>Boggula Maddilati</text:p>
          </table:table-cell>
          <table:table-cell table:style-name="ce28" office:value-type="string">
            <text:p>Pedda Pullaiah</text:p>
          </table:table-cell>
          <table:table-cell table:style-name="ce54" office:value-type="float" office:value="380688622531">
            <text:p>380688622531</text:p>
          </table:table-cell>
          <table:table-cell table:style-name="ce54" office:value-type="float" office:value="9491526290">
            <text:p>949152629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47">
            <text:p>1147</text:p>
          </table:table-cell>
          <table:table-cell table:style-name="ce28" office:value-type="string">
            <text:p>Nannuri Chinna Parameswarudu</text:p>
          </table:table-cell>
          <table:table-cell table:style-name="ce28" office:value-type="string">
            <text:p>Ramudu</text:p>
          </table:table-cell>
          <table:table-cell table:style-name="ce54" office:value-type="float" office:value="303280962952">
            <text:p>303280962952</text:p>
          </table:table-cell>
          <table:table-cell table:style-name="ce54" office:value-type="float" office:value="9701792988">
            <text:p>9701792988</text:p>
          </table:table-cell>
          <table:table-cell table:number-columns-repeated="1011"/>
        </table:table-row>
        <table:table-row table:style-name="ro15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48">
            <text:p>1148</text:p>
          </table:table-cell>
          <table:table-cell table:style-name="ce28" office:value-type="string">
            <text:p>Thimmanapalli Pedda Venkata Ramana</text:p>
          </table:table-cell>
          <table:table-cell table:style-name="ce28" office:value-type="string">
            <text:p>Hanumanna</text:p>
          </table:table-cell>
          <table:table-cell table:style-name="ce54" office:value-type="float" office:value="819099831082">
            <text:p>819099831082</text:p>
          </table:table-cell>
          <table:table-cell table:style-name="ce54" office:value-type="float" office:value="8374968171">
            <text:p>837496817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49">
            <text:p>1149</text:p>
          </table:table-cell>
          <table:table-cell table:style-name="ce28" office:value-type="string">
            <text:p>Nayakanti Pedda Ankanna</text:p>
          </table:table-cell>
          <table:table-cell table:style-name="ce28" office:value-type="string">
            <text:p>Ganganna</text:p>
          </table:table-cell>
          <table:table-cell table:style-name="ce54" office:value-type="float" office:value="421379513648">
            <text:p>421379513648</text:p>
          </table:table-cell>
          <table:table-cell table:style-name="ce54" office:value-type="float" office:value="9441373539">
            <text:p>9441373539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50">
            <text:p>1150</text:p>
          </table:table-cell>
          <table:table-cell table:style-name="ce28" office:value-type="string">
            <text:p>Thimmanapalli Mallikarjuna</text:p>
          </table:table-cell>
          <table:table-cell table:style-name="ce28" office:value-type="string">
            <text:p>Hanumanna</text:p>
          </table:table-cell>
          <table:table-cell table:style-name="ce54" office:value-type="float" office:value="730054470663">
            <text:p>730054470663</text:p>
          </table:table-cell>
          <table:table-cell table:style-name="ce54" office:value-type="float" office:value="9642415082">
            <text:p>964241508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51">
            <text:p>1151</text:p>
          </table:table-cell>
          <table:table-cell table:style-name="ce28" office:value-type="string">
            <text:p>Jonnalagadda Sreenivasulu</text:p>
          </table:table-cell>
          <table:table-cell table:style-name="ce28" office:value-type="string">
            <text:p>Subbaiah</text:p>
          </table:table-cell>
          <table:table-cell table:style-name="ce54" office:value-type="float" office:value="700526619876">
            <text:p>700526619876</text:p>
          </table:table-cell>
          <table:table-cell table:style-name="ce54" office:value-type="float" office:value="7702930556">
            <text:p>7702930556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52">
            <text:p>1152</text:p>
          </table:table-cell>
          <table:table-cell table:style-name="ce28" office:value-type="string">
            <text:p>Seelam Venkata Sivudu</text:p>
          </table:table-cell>
          <table:table-cell table:style-name="ce28" office:value-type="string">
            <text:p>Pullaiah</text:p>
          </table:table-cell>
          <table:table-cell table:style-name="ce54" office:value-type="float" office:value="883570326261">
            <text:p>883570326261</text:p>
          </table:table-cell>
          <table:table-cell table:style-name="ce54" office:value-type="float" office:value="9642425092">
            <text:p>964242509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53">
            <text:p>1153</text:p>
          </table:table-cell>
          <table:table-cell table:style-name="ce28" office:value-type="string">
            <text:p>Nimmammagari Parameswarudu</text:p>
          </table:table-cell>
          <table:table-cell table:style-name="ce28" office:value-type="string">
            <text:p>Naganna</text:p>
          </table:table-cell>
          <table:table-cell table:style-name="ce54" office:value-type="float" office:value="410041901638">
            <text:p>410041901638</text:p>
          </table:table-cell>
          <table:table-cell table:style-name="ce54" office:value-type="float" office:value="8790615510">
            <text:p>879061551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54">
            <text:p>1154</text:p>
          </table:table-cell>
          <table:table-cell table:style-name="ce28" office:value-type="string">
            <text:p>Kottam Pedda Ankanna</text:p>
          </table:table-cell>
          <table:table-cell table:style-name="ce28" office:value-type="string">
            <text:p>Ankanna</text:p>
          </table:table-cell>
          <table:table-cell table:style-name="ce54" office:value-type="float" office:value="439176320856">
            <text:p>439176320856</text:p>
          </table:table-cell>
          <table:table-cell table:style-name="ce54" office:value-type="float" office:value="9966578214">
            <text:p>9966578214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55">
            <text:p>1155</text:p>
          </table:table-cell>
          <table:table-cell table:style-name="ce28" office:value-type="string">
            <text:p>Suddala Ramakrishnudu</text:p>
          </table:table-cell>
          <table:table-cell table:style-name="ce28" office:value-type="string">
            <text:p>Ankalaiah</text:p>
          </table:table-cell>
          <table:table-cell table:style-name="ce54" office:value-type="float" office:value="541631229522">
            <text:p>541631229522</text:p>
          </table:table-cell>
          <table:table-cell table:style-name="ce54" office:value-type="float" office:value="905957279">
            <text:p>905957279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56">
            <text:p>1156</text:p>
          </table:table-cell>
          <table:table-cell table:style-name="ce28" office:value-type="string">
            <text:p>Seelam Nadipi Pullaiah</text:p>
          </table:table-cell>
          <table:table-cell table:style-name="ce28" office:value-type="string">
            <text:p>Venkataiah</text:p>
          </table:table-cell>
          <table:table-cell table:style-name="ce54" office:value-type="float" office:value="434700105455">
            <text:p>434700105455</text:p>
          </table:table-cell>
          <table:table-cell table:style-name="ce54" office:value-type="float" office:value="7893452383">
            <text:p>7893452383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57">
            <text:p>1157</text:p>
          </table:table-cell>
          <table:table-cell table:style-name="ce28" office:value-type="string">
            <text:p>Seelam Venkata ramana</text:p>
          </table:table-cell>
          <table:table-cell table:style-name="ce28" office:value-type="string">
            <text:p>Subbaiah</text:p>
          </table:table-cell>
          <table:table-cell table:style-name="ce54" office:value-type="float" office:value="392635927653">
            <text:p>392635927653</text:p>
          </table:table-cell>
          <table:table-cell table:style-name="ce54" office:value-type="float" office:value="9642473598">
            <text:p>9642473598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58">
            <text:p>1158</text:p>
          </table:table-cell>
          <table:table-cell table:style-name="ce28" office:value-type="string">
            <text:p>Seelam Sreenivasulu</text:p>
          </table:table-cell>
          <table:table-cell table:style-name="ce28" office:value-type="string">
            <text:p>Pedda Subbaiah</text:p>
          </table:table-cell>
          <table:table-cell table:style-name="ce54" office:value-type="float" office:value="229808592981">
            <text:p>229808592981</text:p>
          </table:table-cell>
          <table:table-cell table:style-name="ce54" office:value-type="float" office:value="8897088915">
            <text:p>8897088915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59">
            <text:p>1159</text:p>
          </table:table-cell>
          <table:table-cell table:style-name="ce28" office:value-type="string">
            <text:p>Bommireddy palli Chinna Hanumanna</text:p>
          </table:table-cell>
          <table:table-cell table:style-name="ce28" office:value-type="string">
            <text:p>Samanna</text:p>
          </table:table-cell>
          <table:table-cell table:style-name="ce54" office:value-type="float" office:value="942563591219">
            <text:p>942563591219</text:p>
          </table:table-cell>
          <table:table-cell table:style-name="ce54" office:value-type="float" office:value="8142446513">
            <text:p>8142446513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60">
            <text:p>1160</text:p>
          </table:table-cell>
          <table:table-cell table:style-name="ce28" office:value-type="string">
            <text:p>Pulagummi Venkata Ramana</text:p>
          </table:table-cell>
          <table:table-cell table:style-name="ce28" office:value-type="string">
            <text:p>Venkatesh</text:p>
          </table:table-cell>
          <table:table-cell table:style-name="ce54" office:value-type="float" office:value="493922730662">
            <text:p>493922730662</text:p>
          </table:table-cell>
          <table:table-cell table:style-name="ce54" office:value-type="float" office:value="8142843683">
            <text:p>8142843683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61">
            <text:p>1161</text:p>
          </table:table-cell>
          <table:table-cell table:style-name="ce28" office:value-type="string">
            <text:p>Kanakala Narasimhudu</text:p>
          </table:table-cell>
          <table:table-cell table:style-name="ce28" office:value-type="string">
            <text:p>Siddaiah</text:p>
          </table:table-cell>
          <table:table-cell table:style-name="ce54" office:value-type="float" office:value="303384881879">
            <text:p>303384881879</text:p>
          </table:table-cell>
          <table:table-cell table:style-name="ce54" office:value-type="float" office:value="9160054326">
            <text:p>9160054326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62">
            <text:p>1162</text:p>
          </table:table-cell>
          <table:table-cell table:style-name="ce28" office:value-type="string">
            <text:p>Pulagummi Nadipi Maddilati</text:p>
          </table:table-cell>
          <table:table-cell table:style-name="ce28" office:value-type="string">
            <text:p>Dasanna</text:p>
          </table:table-cell>
          <table:table-cell table:style-name="ce54" office:value-type="float" office:value="375579706447">
            <text:p>375579706447</text:p>
          </table:table-cell>
          <table:table-cell table:style-name="ce54" office:value-type="float" office:value="8886960200">
            <text:p>888696020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63">
            <text:p>1163</text:p>
          </table:table-cell>
          <table:table-cell table:style-name="ce28" office:value-type="string">
            <text:p>Pasaravai Chinna Naganna</text:p>
          </table:table-cell>
          <table:table-cell table:style-name="ce28" office:value-type="string">
            <text:p>Naganna</text:p>
          </table:table-cell>
          <table:table-cell table:style-name="ce54" office:value-type="float" office:value="663629433316">
            <text:p>663629433316</text:p>
          </table:table-cell>
          <table:table-cell table:style-name="ce54" office:value-type="float" office:value="7702756474">
            <text:p>7702756474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64">
            <text:p>1164</text:p>
          </table:table-cell>
          <table:table-cell table:style-name="ce28" office:value-type="string">
            <text:p>Rayachoti Chinna Pullaiah</text:p>
          </table:table-cell>
          <table:table-cell table:style-name="ce28" office:value-type="string">
            <text:p>Venkataiah</text:p>
          </table:table-cell>
          <table:table-cell table:style-name="ce54" office:value-type="float" office:value="924231765947">
            <text:p>924231765947</text:p>
          </table:table-cell>
          <table:table-cell table:style-name="ce54" office:value-type="float" office:value="9000721683">
            <text:p>9000721683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65">
            <text:p>1165</text:p>
          </table:table-cell>
          <table:table-cell table:style-name="ce28" office:value-type="string">
            <text:p>Chinna Venkateswarulu</text:p>
          </table:table-cell>
          <table:table-cell table:style-name="ce28" office:value-type="string">
            <text:p>Seelam Chinna Ramudu</text:p>
          </table:table-cell>
          <table:table-cell table:style-name="ce54" office:value-type="float" office:value="678641395810">
            <text:p>678641395810</text:p>
          </table:table-cell>
          <table:table-cell table:style-name="ce54" office:value-type="float" office:value="9948091319">
            <text:p>9948091319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66">
            <text:p>1166</text:p>
          </table:table-cell>
          <table:table-cell table:style-name="ce28" office:value-type="string">
            <text:p>Nannuri Pedda Ankanna</text:p>
          </table:table-cell>
          <table:table-cell table:style-name="ce28" office:value-type="string">
            <text:p>Ramudu</text:p>
          </table:table-cell>
          <table:table-cell table:style-name="ce54" office:value-type="float" office:value="676917885133">
            <text:p>676917885133</text:p>
          </table:table-cell>
          <table:table-cell table:style-name="ce54" office:value-type="float" office:value="8179419025">
            <text:p>8179419025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67">
            <text:p>1167</text:p>
          </table:table-cell>
          <table:table-cell table:style-name="ce28" office:value-type="string">
            <text:p>Nayakanti Ganganna</text:p>
          </table:table-cell>
          <table:table-cell table:style-name="ce28" office:value-type="string">
            <text:p>Maldanna</text:p>
          </table:table-cell>
          <table:table-cell table:style-name="ce54" office:value-type="float" office:value="716912025355">
            <text:p>716912025355</text:p>
          </table:table-cell>
          <table:table-cell table:style-name="ce54" office:value-type="float" office:value="7702145237">
            <text:p>7702145237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68">
            <text:p>1168</text:p>
          </table:table-cell>
          <table:table-cell table:style-name="ce28" office:value-type="string">
            <text:p>Bommireddy Palli Nadipi Ankanna</text:p>
          </table:table-cell>
          <table:table-cell table:style-name="ce28" office:value-type="string">
            <text:p>Hanumanthu</text:p>
          </table:table-cell>
          <table:table-cell table:style-name="ce54" office:value-type="float" office:value="372135832660">
            <text:p>372135832660</text:p>
          </table:table-cell>
          <table:table-cell table:style-name="ce54" office:value-type="float" office:value="8184873198">
            <text:p>8184873198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69">
            <text:p>1169</text:p>
          </table:table-cell>
          <table:table-cell table:style-name="ce28" office:value-type="string">
            <text:p>Banumukkala Venkateswarulu</text:p>
          </table:table-cell>
          <table:table-cell table:style-name="ce28" office:value-type="string">
            <text:p>Pullaiah</text:p>
          </table:table-cell>
          <table:table-cell table:style-name="ce54" office:value-type="float" office:value="201139699191">
            <text:p>201139699191</text:p>
          </table:table-cell>
          <table:table-cell table:style-name="ce54" office:value-type="float" office:value="9642904151">
            <text:p>964290415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70">
            <text:p>1170</text:p>
          </table:table-cell>
          <table:table-cell table:style-name="ce28" office:value-type="string">
            <text:p>Gaddakindi Nadipi Mallaiah</text:p>
          </table:table-cell>
          <table:table-cell table:style-name="ce28" office:value-type="string">
            <text:p>Mallaiah</text:p>
          </table:table-cell>
          <table:table-cell table:style-name="ce54" office:value-type="float" office:value="953538049917">
            <text:p>953538049917</text:p>
          </table:table-cell>
          <table:table-cell table:style-name="ce54" office:value-type="float" office:value="7702145237">
            <text:p>7702145237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71">
            <text:p>1171</text:p>
          </table:table-cell>
          <table:table-cell table:style-name="ce28" office:value-type="string">
            <text:p>Boggula Maddilati</text:p>
          </table:table-cell>
          <table:table-cell table:style-name="ce28" office:value-type="string">
            <text:p>Pullaiah</text:p>
          </table:table-cell>
          <table:table-cell table:style-name="ce54" office:value-type="float" office:value="790253331687">
            <text:p>790253331687</text:p>
          </table:table-cell>
          <table:table-cell table:style-name="ce54" office:value-type="float" office:value="9441386082">
            <text:p>944138608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72">
            <text:p>1172</text:p>
          </table:table-cell>
          <table:table-cell table:style-name="ce28" office:value-type="string">
            <text:p>Kottam Chinna Ankanna</text:p>
          </table:table-cell>
          <table:table-cell table:style-name="ce28" office:value-type="string">
            <text:p>Ch.N Ankanna</text:p>
          </table:table-cell>
          <table:table-cell table:style-name="ce54" office:value-type="float" office:value="656299265473">
            <text:p>656299265473</text:p>
          </table:table-cell>
          <table:table-cell table:style-name="ce54" office:value-type="float" office:value="8978155160">
            <text:p>897815516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73">
            <text:p>1173</text:p>
          </table:table-cell>
          <table:table-cell table:style-name="ce28" office:value-type="string">
            <text:p>Rayachoti Venkateswarulu</text:p>
          </table:table-cell>
          <table:table-cell table:style-name="ce28" office:value-type="string">
            <text:p>Venkataiah</text:p>
          </table:table-cell>
          <table:table-cell table:style-name="ce54" office:value-type="float" office:value="585506006090">
            <text:p>585506006090</text:p>
          </table:table-cell>
          <table:table-cell table:style-name="ce54" office:value-type="float" office:value="9701305541">
            <text:p>970130554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74">
            <text:p>1174</text:p>
          </table:table-cell>
          <table:table-cell table:style-name="ce28" office:value-type="string">
            <text:p>Gaddakindi Venkateswarulu</text:p>
          </table:table-cell>
          <table:table-cell table:style-name="ce28" office:value-type="string">
            <text:p>Mallaiah</text:p>
          </table:table-cell>
          <table:table-cell table:style-name="ce54" office:value-type="float" office:value="440725790195">
            <text:p>440725790195</text:p>
          </table:table-cell>
          <table:table-cell table:style-name="ce54" office:value-type="float" office:value="9177481601">
            <text:p>917748160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75">
            <text:p>1175</text:p>
          </table:table-cell>
          <table:table-cell table:style-name="ce28" office:value-type="string">
            <text:p>Kottam Nadipi Ankanna</text:p>
          </table:table-cell>
          <table:table-cell table:style-name="ce28" office:value-type="string">
            <text:p>Ankanna</text:p>
          </table:table-cell>
          <table:table-cell table:style-name="ce54" office:value-type="float" office:value="586681390558">
            <text:p>586681390558</text:p>
          </table:table-cell>
          <table:table-cell table:style-name="ce54" office:value-type="float" office:value="8978963470">
            <text:p>897896347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76">
            <text:p>1176</text:p>
          </table:table-cell>
          <table:table-cell table:style-name="ce28" office:value-type="string">
            <text:p>Pasaravai Chinna Busanna</text:p>
          </table:table-cell>
          <table:table-cell table:style-name="ce28" office:value-type="string">
            <text:p>Naganna</text:p>
          </table:table-cell>
          <table:table-cell table:style-name="ce54" office:value-type="float" office:value="294039122268">
            <text:p>294039122268</text:p>
          </table:table-cell>
          <table:table-cell table:style-name="ce54" office:value-type="float" office:value="9642425128">
            <text:p>9642425128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77">
            <text:p>1177</text:p>
          </table:table-cell>
          <table:table-cell table:style-name="ce28" office:value-type="string">
            <text:p>Seelam Sreenivasulu</text:p>
          </table:table-cell>
          <table:table-cell table:style-name="ce28" office:value-type="string">
            <text:p>Guddi Ankanna</text:p>
          </table:table-cell>
          <table:table-cell table:style-name="ce54" office:value-type="float" office:value="219499457210">
            <text:p>219499457210</text:p>
          </table:table-cell>
          <table:table-cell table:style-name="ce54" office:value-type="float" office:value="7036964621">
            <text:p>7036964621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78">
            <text:p>1178</text:p>
          </table:table-cell>
          <table:table-cell table:style-name="ce28" office:value-type="string">
            <text:p>Rayachoti Pullaiah</text:p>
          </table:table-cell>
          <table:table-cell table:style-name="ce28" office:value-type="string">
            <text:p>Venkataiah</text:p>
          </table:table-cell>
          <table:table-cell table:style-name="ce54" office:value-type="float" office:value="560837761667">
            <text:p>560837761667</text:p>
          </table:table-cell>
          <table:table-cell table:style-name="ce54" office:value-type="float" office:value="7702210335">
            <text:p>7702210335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79">
            <text:p>1179</text:p>
          </table:table-cell>
          <table:table-cell table:style-name="ce28" office:value-type="string">
            <text:p>Rayachoti Pedda Pullaiah</text:p>
          </table:table-cell>
          <table:table-cell table:style-name="ce28" office:value-type="string">
            <text:p>Venkataiah</text:p>
          </table:table-cell>
          <table:table-cell table:style-name="ce54" office:value-type="float" office:value="296845216444">
            <text:p>296845216444</text:p>
          </table:table-cell>
          <table:table-cell table:style-name="ce54" office:value-type="float" office:value="9966360894">
            <text:p>9966360894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80">
            <text:p>1180</text:p>
          </table:table-cell>
          <table:table-cell table:style-name="ce28" office:value-type="string">
            <text:p>Boggula Pedda Parameswarudu</text:p>
          </table:table-cell>
          <table:table-cell table:style-name="ce28" office:value-type="string">
            <text:p>Pullaiah</text:p>
          </table:table-cell>
          <table:table-cell table:style-name="ce54" office:value-type="float" office:value="568118183099">
            <text:p>568118183099</text:p>
          </table:table-cell>
          <table:table-cell table:style-name="ce54" office:value-type="float" office:value="9052225031">
            <text:p>905222503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81">
            <text:p>1181</text:p>
          </table:table-cell>
          <table:table-cell table:style-name="ce28" office:value-type="string">
            <text:p>Singasani Sreenivasulu</text:p>
          </table:table-cell>
          <table:table-cell table:style-name="ce28" office:value-type="string">
            <text:p>Mallanna</text:p>
          </table:table-cell>
          <table:table-cell table:style-name="ce54" office:value-type="float" office:value="914428055459">
            <text:p>914428055459</text:p>
          </table:table-cell>
          <table:table-cell table:style-name="ce54" office:value-type="float" office:value="9490149080">
            <text:p>949014908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82">
            <text:p>1182</text:p>
          </table:table-cell>
          <table:table-cell table:style-name="ce28" office:value-type="string">
            <text:p>Markapuram Venkateswarulu</text:p>
          </table:table-cell>
          <table:table-cell table:style-name="ce28" office:value-type="string">
            <text:p>Chenchanna</text:p>
          </table:table-cell>
          <table:table-cell table:style-name="ce54" office:value-type="float" office:value="637324944980">
            <text:p>637324944980</text:p>
          </table:table-cell>
          <table:table-cell table:style-name="ce54" office:value-type="float" office:value="9985028531">
            <text:p>998502853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83">
            <text:p>1183</text:p>
          </table:table-cell>
          <table:table-cell table:style-name="ce28" office:value-type="string">
            <text:p>Seelam Pedda Venkateswarulu</text:p>
          </table:table-cell>
          <table:table-cell table:style-name="ce28" office:value-type="string">
            <text:p>P.Pullaiah</text:p>
          </table:table-cell>
          <table:table-cell table:style-name="ce54" office:value-type="float" office:value="895512133904">
            <text:p>895512133904</text:p>
          </table:table-cell>
          <table:table-cell table:style-name="ce54" office:value-type="float" office:value="9676702805">
            <text:p>9676702805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84">
            <text:p>1184</text:p>
          </table:table-cell>
          <table:table-cell table:style-name="ce28" office:value-type="string">
            <text:p>Rayachoti Nadipi Pullaiah</text:p>
          </table:table-cell>
          <table:table-cell table:style-name="ce28" office:value-type="string">
            <text:p>Yeranna</text:p>
          </table:table-cell>
          <table:table-cell table:style-name="ce54" office:value-type="float" office:value="249835718009">
            <text:p>249835718009</text:p>
          </table:table-cell>
          <table:table-cell table:style-name="ce54" office:value-type="float" office:value="9642604864">
            <text:p>9642604864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85">
            <text:p>1185</text:p>
          </table:table-cell>
          <table:table-cell table:style-name="ce28" office:value-type="string">
            <text:p>Kanumali Sweet Subbaiah</text:p>
          </table:table-cell>
          <table:table-cell table:style-name="ce28" office:value-type="string">
            <text:p>Ramudu</text:p>
          </table:table-cell>
          <table:table-cell table:style-name="ce54" office:value-type="float" office:value="617722823349">
            <text:p>617722823349</text:p>
          </table:table-cell>
          <table:table-cell table:style-name="ce54" office:value-type="float" office:value="9676445988">
            <text:p>9676445988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86">
            <text:p>1186</text:p>
          </table:table-cell>
          <table:table-cell table:style-name="ce28" office:value-type="string">
            <text:p>Tapala Chinna Lingamaiah</text:p>
          </table:table-cell>
          <table:table-cell table:style-name="ce28" office:value-type="string">
            <text:p>Nagesam</text:p>
          </table:table-cell>
          <table:table-cell table:style-name="ce54" office:value-type="float" office:value="639724522407">
            <text:p>639724522407</text:p>
          </table:table-cell>
          <table:table-cell table:style-name="ce54" office:value-type="float" office:value="9963799416">
            <text:p>9963799416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87">
            <text:p>1187</text:p>
          </table:table-cell>
          <table:table-cell table:style-name="ce28" office:value-type="string">
            <text:p>Pulagummi Chinna Sreenivasulu</text:p>
          </table:table-cell>
          <table:table-cell table:style-name="ce28" office:value-type="string">
            <text:p>Chennaiah</text:p>
          </table:table-cell>
          <table:table-cell table:style-name="ce54" office:value-type="float" office:value="395454367013">
            <text:p>395454367013</text:p>
          </table:table-cell>
          <table:table-cell table:style-name="ce54" office:value-type="float" office:value="9642562800">
            <text:p>964256280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88">
            <text:p>1188</text:p>
          </table:table-cell>
          <table:table-cell table:style-name="ce28" office:value-type="string">
            <text:p>Jonnalagadda Venkataramana</text:p>
          </table:table-cell>
          <table:table-cell table:style-name="ce28" office:value-type="string">
            <text:p>P.Subbaiah</text:p>
          </table:table-cell>
          <table:table-cell table:style-name="ce54" office:value-type="float" office:value="973766509333">
            <text:p>973766509333</text:p>
          </table:table-cell>
          <table:table-cell table:style-name="ce54" office:value-type="float" office:value="7799548829">
            <text:p>7799548829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89">
            <text:p>1189</text:p>
          </table:table-cell>
          <table:table-cell table:style-name="ce28" office:value-type="string">
            <text:p>Thimmanapalli Sreekanth</text:p>
          </table:table-cell>
          <table:table-cell table:style-name="ce28" office:value-type="string">
            <text:p>T.N.P. Pullaiah</text:p>
          </table:table-cell>
          <table:table-cell table:style-name="ce54" office:value-type="float" office:value="729412888877">
            <text:p>729412888877</text:p>
          </table:table-cell>
          <table:table-cell table:style-name="ce54" office:value-type="float" office:value="7702736136">
            <text:p>7702736136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90">
            <text:p>1190</text:p>
          </table:table-cell>
          <table:table-cell table:style-name="ce28" office:value-type="string">
            <text:p>Seelam Vijayudu</text:p>
          </table:table-cell>
          <table:table-cell table:style-name="ce28" office:value-type="string">
            <text:p>Satyanarayana</text:p>
          </table:table-cell>
          <table:table-cell table:style-name="ce54" office:value-type="float" office:value="482904231291">
            <text:p>482904231291</text:p>
          </table:table-cell>
          <table:table-cell table:style-name="ce54" office:value-type="float" office:value="9160511793">
            <text:p>9160511793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91">
            <text:p>1191</text:p>
          </table:table-cell>
          <table:table-cell table:style-name="ce28" office:value-type="string">
            <text:p>Kolla Venkateswarulu</text:p>
          </table:table-cell>
          <table:table-cell table:style-name="ce28" office:value-type="string">
            <text:p>Govindu</text:p>
          </table:table-cell>
          <table:table-cell table:style-name="ce54" office:value-type="float" office:value="811934545546">
            <text:p>811934545546</text:p>
          </table:table-cell>
          <table:table-cell table:style-name="ce54" office:value-type="float" office:value="9966831710">
            <text:p>9966831710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92">
            <text:p>1192</text:p>
          </table:table-cell>
          <table:table-cell table:style-name="ce28" office:value-type="string">
            <text:p>Seelam Pullaiah</text:p>
          </table:table-cell>
          <table:table-cell table:style-name="ce28" office:value-type="string">
            <text:p>Chinna Swamy</text:p>
          </table:table-cell>
          <table:table-cell table:style-name="ce54" office:value-type="float" office:value="882160037940">
            <text:p>882160037940</text:p>
          </table:table-cell>
          <table:table-cell table:style-name="ce54" office:value-type="float" office:value="8886150874">
            <text:p>8886150874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93">
            <text:p>1193</text:p>
          </table:table-cell>
          <table:table-cell table:style-name="ce28" office:value-type="string">
            <text:p>S.Venkateswarulu</text:p>
          </table:table-cell>
          <table:table-cell table:style-name="ce28" office:value-type="string">
            <text:p>Naganna</text:p>
          </table:table-cell>
          <table:table-cell table:style-name="ce54" office:value-type="float" office:value="822634476484">
            <text:p>822634476484</text:p>
          </table:table-cell>
          <table:table-cell table:style-name="ce54" office:value-type="float" office:value="9052101040">
            <text:p>905210104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94">
            <text:p>1194</text:p>
          </table:table-cell>
          <table:table-cell table:style-name="ce28" office:value-type="string">
            <text:p>Pasaravai Yella Naganna</text:p>
          </table:table-cell>
          <table:table-cell table:style-name="ce28" office:value-type="string">
            <text:p>Naganna</text:p>
          </table:table-cell>
          <table:table-cell table:style-name="ce54" office:value-type="float" office:value="921563133361">
            <text:p>921563133361</text:p>
          </table:table-cell>
          <table:table-cell table:style-name="ce54" office:value-type="float" office:value="9642425119">
            <text:p>9642425119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95">
            <text:p>1195</text:p>
          </table:table-cell>
          <table:table-cell table:style-name="ce28" office:value-type="string">
            <text:p>Seelam Venkateswarulu</text:p>
          </table:table-cell>
          <table:table-cell table:style-name="ce28" office:value-type="string">
            <text:p>N.P.Subbadu</text:p>
          </table:table-cell>
          <table:table-cell table:style-name="ce54" office:value-type="float" office:value="650895084675">
            <text:p>650895084675</text:p>
          </table:table-cell>
          <table:table-cell table:style-name="ce54" office:value-type="float" office:value="9640150070">
            <text:p>9640150070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96">
            <text:p>1196</text:p>
          </table:table-cell>
          <table:table-cell table:style-name="ce28" office:value-type="string">
            <text:p>Bykati Sreenivasulu</text:p>
          </table:table-cell>
          <table:table-cell table:style-name="ce28" office:value-type="string">
            <text:p>ankanna</text:p>
          </table:table-cell>
          <table:table-cell table:style-name="ce54" office:value-type="float" office:value="651312683687">
            <text:p>651312683687</text:p>
          </table:table-cell>
          <table:table-cell table:style-name="ce54" office:value-type="float" office:value="9885501391">
            <text:p>988550139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97">
            <text:p>1197</text:p>
          </table:table-cell>
          <table:table-cell table:style-name="ce28" office:value-type="string">
            <text:p>Bykati Lakshmi Narayana</text:p>
          </table:table-cell>
          <table:table-cell table:style-name="ce28" office:value-type="string">
            <text:p>Ankanna</text:p>
          </table:table-cell>
          <table:table-cell table:style-name="ce54" office:value-type="float" office:value="380438373980">
            <text:p>380438373980</text:p>
          </table:table-cell>
          <table:table-cell table:style-name="ce54" office:value-type="float" office:value="9603552152">
            <text:p>960355215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98">
            <text:p>1198</text:p>
          </table:table-cell>
          <table:table-cell table:style-name="ce28" office:value-type="string">
            <text:p>Nagampalli Narayana</text:p>
          </table:table-cell>
          <table:table-cell table:style-name="ce28" office:value-type="string">
            <text:p>Chenchanna</text:p>
          </table:table-cell>
          <table:table-cell table:style-name="ce54" office:value-type="float" office:value="580593996758">
            <text:p>580593996758</text:p>
          </table:table-cell>
          <table:table-cell table:style-name="ce54" office:value-type="float" office:value="9866294453">
            <text:p>9866294453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199">
            <text:p>1199</text:p>
          </table:table-cell>
          <table:table-cell table:style-name="ce28" office:value-type="string">
            <text:p>Seelam Pullaiah</text:p>
          </table:table-cell>
          <table:table-cell table:style-name="ce28" office:value-type="string">
            <text:p>Venkataswamy</text:p>
          </table:table-cell>
          <table:table-cell table:style-name="ce54" office:value-type="float" office:value="940142805777">
            <text:p>940142805777</text:p>
          </table:table-cell>
          <table:table-cell table:style-name="ce54" office:value-type="float" office:value="9642425023">
            <text:p>9642425023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00">
            <text:p>1200</text:p>
          </table:table-cell>
          <table:table-cell table:style-name="ce28" office:value-type="string">
            <text:p>Manchala Antoni Raju</text:p>
          </table:table-cell>
          <table:table-cell table:style-name="ce28" office:value-type="string">
            <text:p>Manchala Salamaiah</text:p>
          </table:table-cell>
          <table:table-cell table:style-name="ce54" office:value-type="float" office:value="453046089480">
            <text:p>453046089480</text:p>
          </table:table-cell>
          <table:table-cell table:style-name="ce54" office:value-type="float" office:value="9160054059">
            <text:p>9160054059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01">
            <text:p>1201</text:p>
          </table:table-cell>
          <table:table-cell table:style-name="ce28" office:value-type="string">
            <text:p>Kattkindi Maddilati</text:p>
          </table:table-cell>
          <table:table-cell table:style-name="ce28" office:value-type="string">
            <text:p>Sree Ramulu</text:p>
          </table:table-cell>
          <table:table-cell table:style-name="ce54" office:value-type="float" office:value="664991348720">
            <text:p>664991348720</text:p>
          </table:table-cell>
          <table:table-cell table:style-name="ce54" office:value-type="float" office:value="9642425042">
            <text:p>964242504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02">
            <text:p>1202</text:p>
          </table:table-cell>
          <table:table-cell table:style-name="ce28" office:value-type="string">
            <text:p>Jonnalagadda Pedda Nagendra</text:p>
          </table:table-cell>
          <table:table-cell table:style-name="ce28" office:value-type="string">
            <text:p>Subbaiah</text:p>
          </table:table-cell>
          <table:table-cell table:style-name="ce54" office:value-type="float" office:value="450518721876">
            <text:p>450518721876</text:p>
          </table:table-cell>
          <table:table-cell table:style-name="ce54" office:value-type="float" office:value="9703998081">
            <text:p>970399808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03">
            <text:p>1203</text:p>
          </table:table-cell>
          <table:table-cell table:style-name="ce28" office:value-type="string">
            <text:p>Rayachoti Venkateswarulu</text:p>
          </table:table-cell>
          <table:table-cell table:style-name="ce28" office:value-type="string">
            <text:p>Pullaiah</text:p>
          </table:table-cell>
          <table:table-cell table:style-name="ce54" office:value-type="float" office:value="868232583712">
            <text:p>868232583712</text:p>
          </table:table-cell>
          <table:table-cell table:style-name="ce54" office:value-type="float" office:value="9177097571">
            <text:p>917709757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04">
            <text:p>1204</text:p>
          </table:table-cell>
          <table:table-cell table:style-name="ce28" office:value-type="string">
            <text:p>Kanumali Ramachandrudu</text:p>
          </table:table-cell>
          <table:table-cell table:style-name="ce28" office:value-type="string">
            <text:p>Subbaiah</text:p>
          </table:table-cell>
          <table:table-cell table:style-name="ce54" office:value-type="float" office:value="208100746364">
            <text:p>208100746364</text:p>
          </table:table-cell>
          <table:table-cell table:style-name="ce54" office:value-type="float" office:value="9573655051">
            <text:p>9573655051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05">
            <text:p>1205</text:p>
          </table:table-cell>
          <table:table-cell table:style-name="ce28" office:value-type="string">
            <text:p>Kanamal Nagaraju</text:p>
          </table:table-cell>
          <table:table-cell table:style-name="ce28" office:value-type="string">
            <text:p>Subbaiah</text:p>
          </table:table-cell>
          <table:table-cell table:style-name="ce54" office:value-type="float" office:value="466524979485">
            <text:p>466524979485</text:p>
          </table:table-cell>
          <table:table-cell table:style-name="ce54" office:value-type="float" office:value="9912713995">
            <text:p>9912713995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06">
            <text:p>1206</text:p>
          </table:table-cell>
          <table:table-cell table:style-name="ce28" office:value-type="string">
            <text:p>Seelam Pedda Pullaiah</text:p>
          </table:table-cell>
          <table:table-cell table:style-name="ce28" office:value-type="string">
            <text:p>Ramanna</text:p>
          </table:table-cell>
          <table:table-cell table:style-name="ce54" office:value-type="float" office:value="896913877882">
            <text:p>896913877882</text:p>
          </table:table-cell>
          <table:table-cell table:style-name="ce54" office:value-type="float" office:value="9963134662">
            <text:p>996313466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07">
            <text:p>1207</text:p>
          </table:table-cell>
          <table:table-cell table:style-name="ce28" office:value-type="string">
            <text:p>Thimmanapalli Bala Naganna</text:p>
          </table:table-cell>
          <table:table-cell table:style-name="ce28" office:value-type="string">
            <text:p>T.P.Naganna</text:p>
          </table:table-cell>
          <table:table-cell table:style-name="ce54" office:value-type="float" office:value="321189561898">
            <text:p>321189561898</text:p>
          </table:table-cell>
          <table:table-cell table:style-name="ce54" office:value-type="float" office:value="8106056012">
            <text:p>810605601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08">
            <text:p>1208</text:p>
          </table:table-cell>
          <table:table-cell table:style-name="ce28" office:value-type="string">
            <text:p>Lingapuram pedda Narayana</text:p>
          </table:table-cell>
          <table:table-cell table:style-name="ce28" office:value-type="string">
            <text:p>Venkataswamy</text:p>
          </table:table-cell>
          <table:table-cell table:style-name="ce54" office:value-type="float" office:value="955928508549">
            <text:p>955928508549</text:p>
          </table:table-cell>
          <table:table-cell table:style-name="ce54" office:value-type="float" office:value="9703615317">
            <text:p>9703615317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09">
            <text:p>1209</text:p>
          </table:table-cell>
          <table:table-cell table:style-name="ce28" office:value-type="string">
            <text:p>Seelam Chinna Parameswarudu</text:p>
          </table:table-cell>
          <table:table-cell table:style-name="ce28" office:value-type="string">
            <text:p>Ankanna</text:p>
          </table:table-cell>
          <table:table-cell table:style-name="ce54" office:value-type="float" office:value="866080454323">
            <text:p>866080454323</text:p>
          </table:table-cell>
          <table:table-cell table:style-name="ce54" office:value-type="float" office:value="9491609123">
            <text:p>9491609123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10">
            <text:p>1210</text:p>
          </table:table-cell>
          <table:table-cell table:style-name="ce28" office:value-type="string">
            <text:p>Godugu Venkataramana</text:p>
          </table:table-cell>
          <table:table-cell table:style-name="ce28" office:value-type="string">
            <text:p>Balanna</text:p>
          </table:table-cell>
          <table:table-cell table:style-name="ce54" office:value-type="float" office:value="397141042854">
            <text:p>397141042854</text:p>
          </table:table-cell>
          <table:table-cell table:style-name="ce54" office:value-type="float" office:value="9676442275">
            <text:p>9676442275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11">
            <text:p>1211</text:p>
          </table:table-cell>
          <table:table-cell table:style-name="ce28" office:value-type="string">
            <text:p>S.Venkateswarulu</text:p>
          </table:table-cell>
          <table:table-cell table:style-name="ce28" office:value-type="string">
            <text:p>Pullaiah</text:p>
          </table:table-cell>
          <table:table-cell table:style-name="ce54" office:value-type="float" office:value="402392655178">
            <text:p>402392655178</text:p>
          </table:table-cell>
          <table:table-cell table:style-name="ce54" office:value-type="float" office:value="9985683749">
            <text:p>9985683749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12">
            <text:p>1212</text:p>
          </table:table-cell>
          <table:table-cell table:style-name="ce28" office:value-type="string">
            <text:p>S.Sreenivasulu</text:p>
          </table:table-cell>
          <table:table-cell table:style-name="ce28" office:value-type="string">
            <text:p>Pullaiah</text:p>
          </table:table-cell>
          <table:table-cell table:style-name="ce54" office:value-type="float" office:value="680709983231">
            <text:p>680709983231</text:p>
          </table:table-cell>
          <table:table-cell table:style-name="ce54" office:value-type="float" office:value="9052502464">
            <text:p>9052502464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13">
            <text:p>1213</text:p>
          </table:table-cell>
          <table:table-cell table:style-name="ce28" office:value-type="string">
            <text:p>Seelam Chinna Parameswarudu</text:p>
          </table:table-cell>
          <table:table-cell table:style-name="ce28" office:value-type="string">
            <text:p>Venkateswarulu</text:p>
          </table:table-cell>
          <table:table-cell table:style-name="ce54" office:value-type="float" office:value="649195474304">
            <text:p>649195474304</text:p>
          </table:table-cell>
          <table:table-cell table:style-name="ce54" office:value-type="float" office:value="8008623552">
            <text:p>800862355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14">
            <text:p>1214</text:p>
          </table:table-cell>
          <table:table-cell table:style-name="ce28" office:value-type="string">
            <text:p>Seelam Nadipi Pullaiah</text:p>
          </table:table-cell>
          <table:table-cell table:style-name="ce28" office:value-type="string">
            <text:p>Venkataiah</text:p>
          </table:table-cell>
          <table:table-cell table:style-name="ce54" office:value-type="float" office:value="528469019211">
            <text:p>528469019211</text:p>
          </table:table-cell>
          <table:table-cell table:style-name="ce54" office:value-type="float" office:value="9963539695">
            <text:p>9963539695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15">
            <text:p>1215</text:p>
          </table:table-cell>
          <table:table-cell table:style-name="ce28" office:value-type="string">
            <text:p>Bayakati Pedda Ankanna</text:p>
          </table:table-cell>
          <table:table-cell table:style-name="ce28" office:value-type="string">
            <text:p>D.P.Subbaiah</text:p>
          </table:table-cell>
          <table:table-cell table:style-name="ce54" office:value-type="float" office:value="303131711537">
            <text:p>303131711537</text:p>
          </table:table-cell>
          <table:table-cell table:style-name="ce54" office:value-type="float" office:value="9666964142">
            <text:p>966696414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16">
            <text:p>1216</text:p>
          </table:table-cell>
          <table:table-cell table:style-name="ce28" office:value-type="string">
            <text:p>Pullagummi Ramakrishna</text:p>
          </table:table-cell>
          <table:table-cell table:style-name="ce28" office:value-type="string">
            <text:p>Chinnaiah</text:p>
          </table:table-cell>
          <table:table-cell table:style-name="ce54" office:value-type="float" office:value="394748206489">
            <text:p>394748206489</text:p>
          </table:table-cell>
          <table:table-cell table:style-name="ce54" office:value-type="float" office:value="9642415052">
            <text:p>964241505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17">
            <text:p>1217</text:p>
          </table:table-cell>
          <table:table-cell table:style-name="ce28" office:value-type="string">
            <text:p>Pulagummi Ramachandrudu</text:p>
          </table:table-cell>
          <table:table-cell table:style-name="ce28" office:value-type="string">
            <text:p>Varadi</text:p>
          </table:table-cell>
          <table:table-cell table:style-name="ce54" office:value-type="float" office:value="721864161032">
            <text:p>721864161032</text:p>
          </table:table-cell>
          <table:table-cell table:style-name="ce54" office:value-type="float" office:value="9666964153">
            <text:p>9666964153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18">
            <text:p>1218</text:p>
          </table:table-cell>
          <table:table-cell table:style-name="ce28" office:value-type="string">
            <text:p>Suddala Venkata Ramana</text:p>
          </table:table-cell>
          <table:table-cell table:style-name="ce28" office:value-type="string">
            <text:p>Venkatadri</text:p>
          </table:table-cell>
          <table:table-cell table:style-name="ce54" office:value-type="float" office:value="917987923958">
            <text:p>917987923958</text:p>
          </table:table-cell>
          <table:table-cell table:style-name="ce54" office:value-type="float" office:value="8142260596">
            <text:p>8142260596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19">
            <text:p>1219</text:p>
          </table:table-cell>
          <table:table-cell table:style-name="ce28" office:value-type="string">
            <text:p>G.Naga Raju</text:p>
          </table:table-cell>
          <table:table-cell table:style-name="ce28" office:value-type="string">
            <text:p>Pedda Subbaiah</text:p>
          </table:table-cell>
          <table:table-cell table:style-name="ce54" office:value-type="float" office:value="879377858184">
            <text:p>879377858184</text:p>
          </table:table-cell>
          <table:table-cell table:style-name="ce54" office:value-type="float" office:value="9985661071">
            <text:p>998566107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20">
            <text:p>1220</text:p>
          </table:table-cell>
          <table:table-cell table:style-name="ce28" office:value-type="string">
            <text:p>Rayachoti Ramamaddilety </text:p>
          </table:table-cell>
          <table:table-cell table:style-name="ce28" office:value-type="string">
            <text:p>Venkataswamy</text:p>
          </table:table-cell>
          <table:table-cell table:style-name="ce54" office:value-type="float" office:value="242984925614">
            <text:p>242984925614</text:p>
          </table:table-cell>
          <table:table-cell table:style-name="ce54" office:value-type="float" office:value="9908838089">
            <text:p>9908838089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21">
            <text:p>1221</text:p>
          </table:table-cell>
          <table:table-cell table:style-name="ce28" office:value-type="string">
            <text:p>Seelam Pedda Venkateswarulu</text:p>
          </table:table-cell>
          <table:table-cell table:style-name="ce28" office:value-type="string">
            <text:p>Venkataswamy</text:p>
          </table:table-cell>
          <table:table-cell table:style-name="ce54" office:value-type="float" office:value="655684416113">
            <text:p>655684416113</text:p>
          </table:table-cell>
          <table:table-cell table:style-name="ce54" office:value-type="float" office:value="9966750673">
            <text:p>9966750673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22">
            <text:p>1222</text:p>
          </table:table-cell>
          <table:table-cell table:style-name="ce28" office:value-type="string">
            <text:p>Seelam Sreenivasulu</text:p>
          </table:table-cell>
          <table:table-cell table:style-name="ce28" office:value-type="string">
            <text:p>Pullaiah</text:p>
          </table:table-cell>
          <table:table-cell table:style-name="ce54" office:value-type="float" office:value="245001449759">
            <text:p>245001449759</text:p>
          </table:table-cell>
          <table:table-cell table:style-name="ce54" office:value-type="float" office:value="9490327217">
            <text:p>9490327217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23">
            <text:p>1223</text:p>
          </table:table-cell>
          <table:table-cell table:style-name="ce28" office:value-type="string">
            <text:p>Nayakanti Chinna Ankanna</text:p>
          </table:table-cell>
          <table:table-cell table:style-name="ce28" office:value-type="string">
            <text:p>N.Ganganna</text:p>
          </table:table-cell>
          <table:table-cell table:style-name="ce54" office:value-type="float" office:value="967782673906">
            <text:p>967782673906</text:p>
          </table:table-cell>
          <table:table-cell table:style-name="ce54" office:value-type="float" office:value="9100950870">
            <text:p>910095087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24">
            <text:p>1224</text:p>
          </table:table-cell>
          <table:table-cell table:style-name="ce28" office:value-type="string">
            <text:p>Seelam Ramanjaneyulu</text:p>
          </table:table-cell>
          <table:table-cell table:style-name="ce28" office:value-type="string">
            <text:p>Chinna Ankanna</text:p>
          </table:table-cell>
          <table:table-cell table:style-name="ce54" office:value-type="float" office:value="238770373519">
            <text:p>238770373519</text:p>
          </table:table-cell>
          <table:table-cell table:style-name="ce54" office:value-type="float" office:value="9052004902">
            <text:p>9052004902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25">
            <text:p>1225</text:p>
          </table:table-cell>
          <table:table-cell table:style-name="ce28" office:value-type="string">
            <text:p>Seelam Seshaiah</text:p>
          </table:table-cell>
          <table:table-cell table:style-name="ce28" office:value-type="string">
            <text:p>Tirupathaiah</text:p>
          </table:table-cell>
          <table:table-cell table:style-name="ce54" office:value-type="float" office:value="595686317372">
            <text:p>595686317372</text:p>
          </table:table-cell>
          <table:table-cell table:style-name="ce54" office:value-type="float" office:value="9010048633">
            <text:p>9010048633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26">
            <text:p>1226</text:p>
          </table:table-cell>
          <table:table-cell table:style-name="ce28" office:value-type="string">
            <text:p>Bavikati Venkateswarulu</text:p>
          </table:table-cell>
          <table:table-cell table:style-name="ce28" office:value-type="string">
            <text:p>Pedda Subbaiah</text:p>
          </table:table-cell>
          <table:table-cell table:style-name="ce54" office:value-type="float" office:value="461815021135">
            <text:p>461815021135</text:p>
          </table:table-cell>
          <table:table-cell table:style-name="ce54" office:value-type="float" office:value="9542932695">
            <text:p>9542932695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27">
            <text:p>1227</text:p>
          </table:table-cell>
          <table:table-cell table:style-name="ce28" office:value-type="string">
            <text:p>Rayachoti Rambabu</text:p>
          </table:table-cell>
          <table:table-cell table:style-name="ce28" office:value-type="string">
            <text:p>Maddilati</text:p>
          </table:table-cell>
          <table:table-cell table:style-name="ce54" office:value-type="float" office:value="679957909299">
            <text:p>679957909299</text:p>
          </table:table-cell>
          <table:table-cell table:style-name="ce54" office:value-type="float" office:value="9966435373">
            <text:p>9966435373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28">
            <text:p>1228</text:p>
          </table:table-cell>
          <table:table-cell table:style-name="ce28" office:value-type="string">
            <text:p>Nayakanti Sree Ramulu</text:p>
          </table:table-cell>
          <table:table-cell table:style-name="ce28" office:value-type="string">
            <text:p>Anjaneyulu</text:p>
          </table:table-cell>
          <table:table-cell table:style-name="ce54" office:value-type="float" office:value="325467996304">
            <text:p>325467996304</text:p>
          </table:table-cell>
          <table:table-cell table:style-name="ce54" office:value-type="float" office:value="9701044586">
            <text:p>9701044586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29">
            <text:p>1229</text:p>
          </table:table-cell>
          <table:table-cell table:style-name="ce28" office:value-type="string">
            <text:p>Seelam Krishna</text:p>
          </table:table-cell>
          <table:table-cell table:style-name="ce28" office:value-type="string">
            <text:p>S.Atchanna</text:p>
          </table:table-cell>
          <table:table-cell table:style-name="ce54" office:value-type="float" office:value="956420641657">
            <text:p>956420641657</text:p>
          </table:table-cell>
          <table:table-cell table:style-name="ce54" office:value-type="float" office:value="9052767391">
            <text:p>9052767391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30">
            <text:p>1230</text:p>
          </table:table-cell>
          <table:table-cell table:style-name="ce28" office:value-type="string">
            <text:p>Bandi Ankanna</text:p>
          </table:table-cell>
          <table:table-cell table:style-name="ce28" office:value-type="string">
            <text:p>Mugenna</text:p>
          </table:table-cell>
          <table:table-cell table:style-name="ce54" office:value-type="float" office:value="307814807010">
            <text:p>307814807010</text:p>
          </table:table-cell>
          <table:table-cell table:style-name="ce54" office:value-type="float" office:value="8942598455">
            <text:p>8942598455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31">
            <text:p>1231</text:p>
          </table:table-cell>
          <table:table-cell table:style-name="ce28" office:value-type="string">
            <text:p>Jonnlagadda Nagendrudu</text:p>
          </table:table-cell>
          <table:table-cell table:style-name="ce28" office:value-type="string">
            <text:p>Nadipi Subbanna</text:p>
          </table:table-cell>
          <table:table-cell table:style-name="ce54" office:value-type="float" office:value="777291530418">
            <text:p>777291530418</text:p>
          </table:table-cell>
          <table:table-cell table:style-name="ce54" office:value-type="float" office:value="8106067656">
            <text:p>8106067656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32">
            <text:p>1232</text:p>
          </table:table-cell>
          <table:table-cell table:style-name="ce28" office:value-type="string">
            <text:p>Selam Arjun</text:p>
          </table:table-cell>
          <table:table-cell table:style-name="ce28" office:value-type="string">
            <text:p>S.S.Venkateswarulu</text:p>
          </table:table-cell>
          <table:table-cell table:style-name="ce54" office:value-type="float" office:value="586844269142">
            <text:p>586844269142</text:p>
          </table:table-cell>
          <table:table-cell table:style-name="ce54" office:value-type="float" office:value="9985683779">
            <text:p>9985683779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33">
            <text:p>1233</text:p>
          </table:table-cell>
          <table:table-cell table:style-name="ce28" office:value-type="string">
            <text:p>Pilli Ramanaiah</text:p>
          </table:table-cell>
          <table:table-cell table:style-name="ce28" office:value-type="string">
            <text:p>P.Chenchanna</text:p>
          </table:table-cell>
          <table:table-cell table:style-name="ce54" office:value-type="float" office:value="820037723293">
            <text:p>820037723293</text:p>
          </table:table-cell>
          <table:table-cell table:style-name="ce54" office:value-type="float" office:value="7799016338">
            <text:p>7799016338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34">
            <text:p>1234</text:p>
          </table:table-cell>
          <table:table-cell table:style-name="ce28" office:value-type="string">
            <text:p>Rayachoti Parameswarudu</text:p>
          </table:table-cell>
          <table:table-cell table:style-name="ce28" office:value-type="string">
            <text:p>Venkataiah</text:p>
          </table:table-cell>
          <table:table-cell table:style-name="ce54" office:value-type="float" office:value="386722035951">
            <text:p>386722035951</text:p>
          </table:table-cell>
          <table:table-cell table:style-name="ce54" office:value-type="float" office:value="9491343254">
            <text:p>9491343254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35">
            <text:p>1235</text:p>
          </table:table-cell>
          <table:table-cell table:style-name="ce28" office:value-type="string">
            <text:p>Bavikati Sreenivasulu</text:p>
          </table:table-cell>
          <table:table-cell table:style-name="ce28" office:value-type="string">
            <text:p>Venkataramana</text:p>
          </table:table-cell>
          <table:table-cell table:style-name="ce54" office:value-type="float" office:value="516230998410">
            <text:p>516230998410</text:p>
          </table:table-cell>
          <table:table-cell table:style-name="ce54" office:value-type="float" office:value="9573213551">
            <text:p>957321355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36">
            <text:p>1236</text:p>
          </table:table-cell>
          <table:table-cell table:style-name="ce28" office:value-type="string">
            <text:p>Yadagiri Sreenivasulu</text:p>
          </table:table-cell>
          <table:table-cell table:style-name="ce28" office:value-type="string">
            <text:p>Naganna</text:p>
          </table:table-cell>
          <table:table-cell table:style-name="ce54" office:value-type="float" office:value="516230998410">
            <text:p>516230998410</text:p>
          </table:table-cell>
          <table:table-cell table:style-name="ce54" office:value-type="float" office:value="9573213551">
            <text:p>957321355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37">
            <text:p>1237</text:p>
          </table:table-cell>
          <table:table-cell table:style-name="ce28" office:value-type="string">
            <text:p>Gaddam Krindi Chandra sekhar</text:p>
          </table:table-cell>
          <table:table-cell table:style-name="ce28" office:value-type="string">
            <text:p>Naganna</text:p>
          </table:table-cell>
          <table:table-cell table:style-name="ce54" office:value-type="float" office:value="499425369382">
            <text:p>499425369382</text:p>
          </table:table-cell>
          <table:table-cell table:style-name="ce54" office:value-type="float" office:value="9494625771">
            <text:p>949462577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38">
            <text:p>1238</text:p>
          </table:table-cell>
          <table:table-cell table:style-name="ce28" office:value-type="string">
            <text:p>Jonnlagadda Gurappa</text:p>
          </table:table-cell>
          <table:table-cell table:style-name="ce28" office:value-type="string">
            <text:p>J.Pedda Subbaiah</text:p>
          </table:table-cell>
          <table:table-cell table:style-name="ce54" office:value-type="float" office:value="573645246181">
            <text:p>573645246181</text:p>
          </table:table-cell>
          <table:table-cell table:style-name="ce54" office:value-type="float" office:value="9985661071">
            <text:p>998566107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39">
            <text:p>1239</text:p>
          </table:table-cell>
          <table:table-cell table:style-name="ce28" office:value-type="string">
            <text:p>Jonnlagadda Atchamma</text:p>
          </table:table-cell>
          <table:table-cell table:style-name="ce28" office:value-type="string">
            <text:p>W/o. Venkateswarulu</text:p>
          </table:table-cell>
          <table:table-cell table:style-name="ce54" office:value-type="float" office:value="353354436619">
            <text:p>353354436619</text:p>
          </table:table-cell>
          <table:table-cell table:style-name="ce54" office:value-type="float" office:value="9492838874">
            <text:p>9492838874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40">
            <text:p>1240</text:p>
          </table:table-cell>
          <table:table-cell table:style-name="ce28" office:value-type="string">
            <text:p>Singasani Parameswarudu</text:p>
          </table:table-cell>
          <table:table-cell table:style-name="ce28" office:value-type="string">
            <text:p>Ankanna</text:p>
          </table:table-cell>
          <table:table-cell table:style-name="ce54" office:value-type="float" office:value="827805500867">
            <text:p>827805500867</text:p>
          </table:table-cell>
          <table:table-cell table:style-name="ce54" office:value-type="float" office:value="9553914119">
            <text:p>9553914119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41">
            <text:p>1241</text:p>
          </table:table-cell>
          <table:table-cell table:style-name="ce28" office:value-type="string">
            <text:p>Seelam Venkateswarulu</text:p>
          </table:table-cell>
          <table:table-cell table:style-name="ce28" office:value-type="string">
            <text:p>S.Chinna Narayana</text:p>
          </table:table-cell>
          <table:table-cell table:style-name="ce54" office:value-type="float" office:value="477071484847">
            <text:p>477071484847</text:p>
          </table:table-cell>
          <table:table-cell table:style-name="ce54" office:value-type="float" office:value="8186834930">
            <text:p>818683493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42">
            <text:p>1242</text:p>
          </table:table-cell>
          <table:table-cell table:style-name="ce28" office:value-type="string">
            <text:p>Gaddakrindi Venkata Ramana</text:p>
          </table:table-cell>
          <table:table-cell table:style-name="ce28" office:value-type="string">
            <text:p>Venkateswarulu</text:p>
          </table:table-cell>
          <table:table-cell table:style-name="ce54" office:value-type="float" office:value="375176185890">
            <text:p>375176185890</text:p>
          </table:table-cell>
          <table:table-cell table:style-name="ce54" office:value-type="float" office:value="9603336686">
            <text:p>9603336686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43">
            <text:p>1243</text:p>
          </table:table-cell>
          <table:table-cell table:style-name="ce28" office:value-type="string">
            <text:p>Seelam Maha Devi</text:p>
          </table:table-cell>
          <table:table-cell table:style-name="ce28" office:value-type="string">
            <text:p>W/o. Venkateswarulu</text:p>
          </table:table-cell>
          <table:table-cell table:style-name="ce54" office:value-type="float" office:value="748662372688">
            <text:p>748662372688</text:p>
          </table:table-cell>
          <table:table-cell table:style-name="ce54" office:value-type="float" office:value="9550900867">
            <text:p>9550900867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44">
            <text:p>1244</text:p>
          </table:table-cell>
          <table:table-cell table:style-name="ce28" office:value-type="string">
            <text:p>Rayachoti Nagalakshmamma</text:p>
          </table:table-cell>
          <table:table-cell table:style-name="ce28" office:value-type="string">
            <text:p>W/o. Pedda Pullaiah</text:p>
          </table:table-cell>
          <table:table-cell table:style-name="ce54" office:value-type="float" office:value="220057765008">
            <text:p>220057765008</text:p>
          </table:table-cell>
          <table:table-cell table:style-name="ce54" office:value-type="float" office:value="9985085972">
            <text:p>9985085972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45">
            <text:p>1245</text:p>
          </table:table-cell>
          <table:table-cell table:style-name="ce28" office:value-type="string">
            <text:p>Singasani Ramudu</text:p>
          </table:table-cell>
          <table:table-cell table:style-name="ce28" office:value-type="string">
            <text:p>Mallanna</text:p>
          </table:table-cell>
          <table:table-cell table:style-name="ce54" office:value-type="float" office:value="666320915354">
            <text:p>666320915354</text:p>
          </table:table-cell>
          <table:table-cell table:style-name="ce54" office:value-type="float" office:value="7799343886">
            <text:p>7799343886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46">
            <text:p>1246</text:p>
          </table:table-cell>
          <table:table-cell table:style-name="ce28" office:value-type="string">
            <text:p>Seelam Ramanaiah</text:p>
          </table:table-cell>
          <table:table-cell table:style-name="ce28" office:value-type="string">
            <text:p>Chinna Venkataswami</text:p>
          </table:table-cell>
          <table:table-cell table:style-name="ce54" office:value-type="float" office:value="260551776799">
            <text:p>260551776799</text:p>
          </table:table-cell>
          <table:table-cell table:style-name="ce54" office:value-type="float" office:value="9160869936">
            <text:p>9160869936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47">
            <text:p>1247</text:p>
          </table:table-cell>
          <table:table-cell table:style-name="ce28" office:value-type="string">
            <text:p>Gani Madhu</text:p>
          </table:table-cell>
          <table:table-cell table:style-name="ce28" office:value-type="string">
            <text:p>Maddilati</text:p>
          </table:table-cell>
          <table:table-cell table:style-name="ce54" office:value-type="float" office:value="855693761978">
            <text:p>855693761978</text:p>
          </table:table-cell>
          <table:table-cell table:style-name="ce54" office:value-type="float" office:value="9963565400">
            <text:p>9963565400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48">
            <text:p>1248</text:p>
          </table:table-cell>
          <table:table-cell table:style-name="ce28" office:value-type="string">
            <text:p>Seelam Ramudu</text:p>
          </table:table-cell>
          <table:table-cell table:style-name="ce28" office:value-type="string">
            <text:p>Chinna Tirupathaiah</text:p>
          </table:table-cell>
          <table:table-cell table:style-name="ce54" office:value-type="float" office:value="658764305524">
            <text:p>658764305524</text:p>
          </table:table-cell>
          <table:table-cell table:style-name="ce54" office:value-type="float" office:value="9381613160">
            <text:p>938161316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49">
            <text:p>1249</text:p>
          </table:table-cell>
          <table:table-cell table:style-name="ce28" office:value-type="string">
            <text:p>Seelam Parameswarudu</text:p>
          </table:table-cell>
          <table:table-cell table:style-name="ce28" office:value-type="string">
            <text:p>Venkata Subbaiah</text:p>
          </table:table-cell>
          <table:table-cell table:style-name="ce54" office:value-type="float" office:value="533461891376">
            <text:p>533461891376</text:p>
          </table:table-cell>
          <table:table-cell table:style-name="ce54" office:value-type="float" office:value="9676441679">
            <text:p>9676441679</text:p>
          </table:table-cell>
          <table:table-cell table:number-columns-repeated="1011"/>
        </table:table-row>
        <table:table-row table:style-name="ro15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50">
            <text:p>1250</text:p>
          </table:table-cell>
          <table:table-cell table:style-name="ce28" office:value-type="string">
            <text:p>Seelam Banumukkala Bala Venkata Ramana</text:p>
          </table:table-cell>
          <table:table-cell table:style-name="ce28" office:value-type="string">
            <text:p>Pullaiah</text:p>
          </table:table-cell>
          <table:table-cell table:style-name="ce54" office:value-type="float" office:value="210937059717">
            <text:p>210937059717</text:p>
          </table:table-cell>
          <table:table-cell table:style-name="ce54" office:value-type="float" office:value="9440464324">
            <text:p>9440464324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51">
            <text:p>1251</text:p>
          </table:table-cell>
          <table:table-cell table:style-name="ce28" office:value-type="string">
            <text:p>Tapala Pedda Lingamaiah</text:p>
          </table:table-cell>
          <table:table-cell table:style-name="ce28" office:value-type="string">
            <text:p>Nadipi Nagesam</text:p>
          </table:table-cell>
          <table:table-cell table:style-name="ce54" office:value-type="float" office:value="920647810360">
            <text:p>920647810360</text:p>
          </table:table-cell>
          <table:table-cell table:style-name="ce54" office:value-type="float" office:value="8142162184">
            <text:p>8142162184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52">
            <text:p>1252</text:p>
          </table:table-cell>
          <table:table-cell table:style-name="ce28" office:value-type="string">
            <text:p>Gobbaru Bala Thimmaiah</text:p>
          </table:table-cell>
          <table:table-cell table:style-name="ce28" office:value-type="string">
            <text:p>Mallanna</text:p>
          </table:table-cell>
          <table:table-cell table:style-name="ce54" office:value-type="float" office:value="322161240997">
            <text:p>322161240997</text:p>
          </table:table-cell>
          <table:table-cell table:style-name="ce54" office:value-type="float" office:value="9985127013">
            <text:p>9985127013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53">
            <text:p>1253</text:p>
          </table:table-cell>
          <table:table-cell table:style-name="ce28" office:value-type="string">
            <text:p>Nayakanti Venkateswarulu</text:p>
          </table:table-cell>
          <table:table-cell table:style-name="ce28" office:value-type="string">
            <text:p>Madanna</text:p>
          </table:table-cell>
          <table:table-cell table:style-name="ce54" office:value-type="float" office:value="578931898962">
            <text:p>578931898962</text:p>
          </table:table-cell>
          <table:table-cell table:style-name="ce54" office:value-type="float" office:value="9908473362">
            <text:p>9908473362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54">
            <text:p>1254</text:p>
          </table:table-cell>
          <table:table-cell table:style-name="ce28" office:value-type="string">
            <text:p>Pullagummi Venkateswarulu</text:p>
          </table:table-cell>
          <table:table-cell table:style-name="ce28" office:value-type="string">
            <text:p>Chinna Narayana</text:p>
          </table:table-cell>
          <table:table-cell table:style-name="ce54" office:value-type="float" office:value="925396390510">
            <text:p>925396390510</text:p>
          </table:table-cell>
          <table:table-cell table:style-name="ce54" office:value-type="float" office:value="9963654161">
            <text:p>9963654161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55">
            <text:p>1255</text:p>
          </table:table-cell>
          <table:table-cell table:style-name="ce28" office:value-type="string">
            <text:p>Pullagummi Chinna Maddilati</text:p>
          </table:table-cell>
          <table:table-cell table:style-name="ce28" office:value-type="string">
            <text:p>Chinna Narayana</text:p>
          </table:table-cell>
          <table:table-cell table:style-name="ce54" office:value-type="float" office:value="711641414709">
            <text:p>711641414709</text:p>
          </table:table-cell>
          <table:table-cell table:style-name="ce54" office:value-type="float" office:value="8897834839">
            <text:p>8897834839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56">
            <text:p>1256</text:p>
          </table:table-cell>
          <table:table-cell table:style-name="ce28" office:value-type="string">
            <text:p>Talamudipi Venkateswami</text:p>
          </table:table-cell>
          <table:table-cell table:style-name="ce28" office:value-type="string">
            <text:p>Venkata Ramana</text:p>
          </table:table-cell>
          <table:table-cell table:style-name="ce54" office:value-type="float" office:value="488581862642">
            <text:p>488581862642</text:p>
          </table:table-cell>
          <table:table-cell table:style-name="ce54" office:value-type="float" office:value="9985174960">
            <text:p>998517496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57">
            <text:p>1257</text:p>
          </table:table-cell>
          <table:table-cell table:style-name="ce28" office:value-type="string">
            <text:p>Nellakanti Pedda Busanna</text:p>
          </table:table-cell>
          <table:table-cell table:style-name="ce28" office:value-type="string">
            <text:p>Ankanna</text:p>
          </table:table-cell>
          <table:table-cell table:style-name="ce54" office:value-type="float" office:value="696350781093">
            <text:p>696350781093</text:p>
          </table:table-cell>
          <table:table-cell table:style-name="ce54" office:value-type="float" office:value="8374422518">
            <text:p>8374422518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58">
            <text:p>1258</text:p>
          </table:table-cell>
          <table:table-cell table:style-name="ce28" office:value-type="string">
            <text:p>Seelam Chinnanna</text:p>
          </table:table-cell>
          <table:table-cell table:style-name="ce28" office:value-type="string">
            <text:p>Venkata Subbaiah</text:p>
          </table:table-cell>
          <table:table-cell table:style-name="ce54" office:value-type="float" office:value="535241883036">
            <text:p>535241883036</text:p>
          </table:table-cell>
          <table:table-cell table:style-name="ce54" office:value-type="float" office:value="9502054021">
            <text:p>9502054021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59">
            <text:p>1259</text:p>
          </table:table-cell>
          <table:table-cell table:style-name="ce28" office:value-type="string">
            <text:p>Seelam Rama Prasad</text:p>
          </table:table-cell>
          <table:table-cell table:style-name="ce28" office:value-type="string">
            <text:p>Chinna Venkateswarulu</text:p>
          </table:table-cell>
          <table:table-cell table:style-name="ce54" office:value-type="float" office:value="646164630603">
            <text:p>646164630603</text:p>
          </table:table-cell>
          <table:table-cell table:style-name="ce54" office:value-type="float" office:value="9550238480">
            <text:p>9550238480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60">
            <text:p>1260</text:p>
          </table:table-cell>
          <table:table-cell table:style-name="ce28" office:value-type="string">
            <text:p>Karimaddala Venkataramana</text:p>
          </table:table-cell>
          <table:table-cell table:style-name="ce28" office:value-type="string">
            <text:p>Venkateswarulu</text:p>
          </table:table-cell>
          <table:table-cell table:style-name="ce54" office:value-type="float" office:value="441555223521">
            <text:p>441555223521</text:p>
          </table:table-cell>
          <table:table-cell table:style-name="ce54" office:value-type="float" office:value="9581385241">
            <text:p>9581385241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61">
            <text:p>1261</text:p>
          </table:table-cell>
          <table:table-cell table:style-name="ce28" office:value-type="string">
            <text:p>Seelam Ramudu</text:p>
          </table:table-cell>
          <table:table-cell table:style-name="ce28" office:value-type="string">
            <text:p>Subbaiah</text:p>
          </table:table-cell>
          <table:table-cell table:style-name="ce54" office:value-type="float" office:value="751193523455">
            <text:p>751193523455</text:p>
          </table:table-cell>
          <table:table-cell table:style-name="ce54" office:value-type="float" office:value="9581610537">
            <text:p>9581610537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62">
            <text:p>1262</text:p>
          </table:table-cell>
          <table:table-cell table:style-name="ce28" office:value-type="string">
            <text:p>Seelam Sreenivasulu</text:p>
          </table:table-cell>
          <table:table-cell table:style-name="ce28" office:value-type="string">
            <text:p>Ankanna</text:p>
          </table:table-cell>
          <table:table-cell table:style-name="ce54" office:value-type="float" office:value="340414904290">
            <text:p>340414904290</text:p>
          </table:table-cell>
          <table:table-cell table:style-name="ce54" office:value-type="float" office:value="9542455634">
            <text:p>9542455634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63">
            <text:p>1263</text:p>
          </table:table-cell>
          <table:table-cell table:style-name="ce28" office:value-type="string">
            <text:p>Kanumali Nagaseshulu</text:p>
          </table:table-cell>
          <table:table-cell table:style-name="ce28" office:value-type="string">
            <text:p>Pedda Ramudu</text:p>
          </table:table-cell>
          <table:table-cell table:style-name="ce54" office:value-type="float" office:value="331727404284">
            <text:p>331727404284</text:p>
          </table:table-cell>
          <table:table-cell table:style-name="ce54" office:value-type="float" office:value="9052651868">
            <text:p>9052651868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64">
            <text:p>1264</text:p>
          </table:table-cell>
          <table:table-cell table:style-name="ce28" office:value-type="string">
            <text:p>Kanumali Dharmaraju</text:p>
          </table:table-cell>
          <table:table-cell table:style-name="ce28" office:value-type="string">
            <text:p>Pedda Ramudu</text:p>
          </table:table-cell>
          <table:table-cell table:style-name="ce54" office:value-type="float" office:value="260780515011">
            <text:p>260780515011</text:p>
          </table:table-cell>
          <table:table-cell table:style-name="ce54" office:value-type="float" office:value="9966858157">
            <text:p>9966858157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65">
            <text:p>1265</text:p>
          </table:table-cell>
          <table:table-cell table:style-name="ce28" office:value-type="string">
            <text:p>Jonnalagadda Rama Subbaiah</text:p>
          </table:table-cell>
          <table:table-cell table:style-name="ce28" office:value-type="string">
            <text:p>Pedda Subbaiah</text:p>
          </table:table-cell>
          <table:table-cell table:style-name="ce54" office:value-type="float" office:value="535237413286">
            <text:p>535237413286</text:p>
          </table:table-cell>
          <table:table-cell table:style-name="ce54" office:value-type="float" office:value="9490081426">
            <text:p>9490081426</text:p>
          </table:table-cell>
          <table:table-cell table:number-columns-repeated="1011"/>
        </table:table-row>
        <table:table-row table:style-name="ro14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66">
            <text:p>1266</text:p>
          </table:table-cell>
          <table:table-cell table:style-name="ce28" office:value-type="string">
            <text:p>Kanumala Peddanna</text:p>
          </table:table-cell>
          <table:table-cell table:style-name="ce28" office:value-type="string">
            <text:p>Nadipi Subbanna</text:p>
          </table:table-cell>
          <table:table-cell table:style-name="ce54" office:value-type="float" office:value="220241161583">
            <text:p>220241161583</text:p>
          </table:table-cell>
          <table:table-cell table:style-name="ce54" office:value-type="float" office:value="8106366416">
            <text:p>8106366416</text:p>
          </table:table-cell>
          <table:table-cell table:number-columns-repeated="1011"/>
        </table:table-row>
        <table:table-row table:style-name="ro13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67">
            <text:p>1267</text:p>
          </table:table-cell>
          <table:table-cell table:style-name="ce28" office:value-type="string">
            <text:p>Pullagummi Rama Ramudu</text:p>
          </table:table-cell>
          <table:table-cell table:style-name="ce28" office:value-type="string">
            <text:p>Dasanna</text:p>
          </table:table-cell>
          <table:table-cell table:style-name="ce54" office:value-type="float" office:value="579956904557">
            <text:p>579956904557</text:p>
          </table:table-cell>
          <table:table-cell table:style-name="ce54" office:value-type="float" office:value="8106128933">
            <text:p>8106128933</text:p>
          </table:table-cell>
          <table:table-cell table:number-columns-repeated="1011"/>
        </table:table-row>
        <table:table-row table:style-name="ro8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Velpan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ember</text:p>
          </table:table-cell>
          <table:table-cell office:value-type="float" office:value="1268">
            <text:p>1268</text:p>
          </table:table-cell>
          <table:table-cell table:style-name="ce28" office:value-type="string">
            <text:p>Seelam Ramudu</text:p>
          </table:table-cell>
          <table:table-cell table:style-name="ce28" office:value-type="string">
            <text:p>Pedda Venkateswarulu</text:p>
          </table:table-cell>
          <table:table-cell table:style-name="ce54" office:value-type="float" office:value="994802123468">
            <text:p>994802123468</text:p>
          </table:table-cell>
          <table:table-cell table:style-name="ce54" office:value-type="float" office:value="7674837848">
            <text:p>7674837848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Mothuk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Member</text:p>
          </table:table-cell>
          <table:table-cell office:value-type="float" office:value="1269">
            <text:p>1269</text:p>
          </table:table-cell>
          <table:table-cell table:style-name="ce29" office:value-type="string">
            <text:p>T.Maddilati</text:p>
          </table:table-cell>
          <table:table-cell table:style-name="ce29" office:value-type="string">
            <text:p>Maddilati</text:p>
          </table:table-cell>
          <table:table-cell table:style-name="ce55" office:value-type="float" office:value="464131568847">
            <text:p>464131568847</text:p>
          </table:table-cell>
          <table:table-cell table:style-name="ce55" office:value-type="float" office:value="9966149347">
            <text:p>9966149347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Mothuk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Member</text:p>
          </table:table-cell>
          <table:table-cell office:value-type="float" office:value="1270">
            <text:p>1270</text:p>
          </table:table-cell>
          <table:table-cell table:style-name="ce29" office:value-type="string">
            <text:p>Pedda Ramudu</text:p>
          </table:table-cell>
          <table:table-cell table:style-name="ce29" office:value-type="string">
            <text:p>Pedda seshanna</text:p>
          </table:table-cell>
          <table:table-cell table:style-name="ce55" office:value-type="float" office:value="735111300919">
            <text:p>735111300919</text:p>
          </table:table-cell>
          <table:table-cell table:style-name="ce55" office:value-type="float" office:value="7799377348">
            <text:p>7799377348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Mothuk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Member</text:p>
          </table:table-cell>
          <table:table-cell office:value-type="float" office:value="1271">
            <text:p>1271</text:p>
          </table:table-cell>
          <table:table-cell table:style-name="ce29" office:value-type="string">
            <text:p>T.Naganna</text:p>
          </table:table-cell>
          <table:table-cell table:style-name="ce29" office:value-type="string">
            <text:p>Chinna Seshanna</text:p>
          </table:table-cell>
          <table:table-cell table:style-name="ce55" office:value-type="float" office:value="803086489517">
            <text:p>803086489517</text:p>
          </table:table-cell>
          <table:table-cell table:style-name="ce55" office:value-type="float" office:value="9603828886">
            <text:p>9603828886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Mothuk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Member</text:p>
          </table:table-cell>
          <table:table-cell office:value-type="float" office:value="1272">
            <text:p>1272</text:p>
          </table:table-cell>
          <table:table-cell table:style-name="ce29" office:value-type="string">
            <text:p>Pedda Naganna</text:p>
          </table:table-cell>
          <table:table-cell table:style-name="ce29" office:value-type="string">
            <text:p>Dakilanna</text:p>
          </table:table-cell>
          <table:table-cell table:style-name="ce55" office:value-type="float" office:value="402969417079">
            <text:p>402969417079</text:p>
          </table:table-cell>
          <table:table-cell table:style-name="ce55" office:value-type="float" office:value="9963773453">
            <text:p>9963773453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Mothuk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Member</text:p>
          </table:table-cell>
          <table:table-cell office:value-type="float" office:value="1273">
            <text:p>1273</text:p>
          </table:table-cell>
          <table:table-cell table:style-name="ce29" office:value-type="string">
            <text:p>T.Ramanna</text:p>
          </table:table-cell>
          <table:table-cell table:style-name="ce29" office:value-type="string">
            <text:p>Kowlanna</text:p>
          </table:table-cell>
          <table:table-cell table:style-name="ce55" office:value-type="float" office:value="371573673820">
            <text:p>371573673820</text:p>
          </table:table-cell>
          <table:table-cell table:style-name="ce55" office:value-type="float" office:value="9059103832">
            <text:p>9059103832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Mothuk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Member</text:p>
          </table:table-cell>
          <table:table-cell office:value-type="float" office:value="1274">
            <text:p>1274</text:p>
          </table:table-cell>
          <table:table-cell table:style-name="ce29" office:value-type="string">
            <text:p>T.Venkatasubbanna</text:p>
          </table:table-cell>
          <table:table-cell table:style-name="ce29" office:value-type="string">
            <text:p>Jambanna</text:p>
          </table:table-cell>
          <table:table-cell table:style-name="ce55" office:value-type="float" office:value="574310508051">
            <text:p>574310508051</text:p>
          </table:table-cell>
          <table:table-cell table:style-name="ce55" office:value-type="float" office:value="9642920432">
            <text:p>9642920432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Mothuk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Member</text:p>
          </table:table-cell>
          <table:table-cell office:value-type="float" office:value="1275">
            <text:p>1275</text:p>
          </table:table-cell>
          <table:table-cell table:style-name="ce29" office:value-type="string">
            <text:p>T.Venkatasubbanna</text:p>
          </table:table-cell>
          <table:table-cell table:style-name="ce29" office:value-type="string">
            <text:p>Gajjanna</text:p>
          </table:table-cell>
          <table:table-cell table:style-name="ce55" office:value-type="float" office:value="499511724506">
            <text:p>499511724506</text:p>
          </table:table-cell>
          <table:table-cell table:style-name="ce55" office:value-type="float" office:value="8142991424">
            <text:p>8142991424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Mothuk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Member</text:p>
          </table:table-cell>
          <table:table-cell office:value-type="float" office:value="1276">
            <text:p>1276</text:p>
          </table:table-cell>
          <table:table-cell table:style-name="ce29" office:value-type="string">
            <text:p>T.Chinna Venkateswarulu</text:p>
          </table:table-cell>
          <table:table-cell table:style-name="ce29" office:value-type="string">
            <text:p>Pullanna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9966558928">
            <text:p>9966558928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Mothuk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Member</text:p>
          </table:table-cell>
          <table:table-cell office:value-type="float" office:value="1277">
            <text:p>1277</text:p>
          </table:table-cell>
          <table:table-cell table:style-name="ce29" office:value-type="string">
            <text:p>T.Seshanna</text:p>
          </table:table-cell>
          <table:table-cell table:style-name="ce29" office:value-type="string">
            <text:p>Jambanna</text:p>
          </table:table-cell>
          <table:table-cell table:style-name="ce55" office:value-type="float" office:value="644224747196">
            <text:p>644224747196</text:p>
          </table:table-cell>
          <table:table-cell table:style-name="ce55" office:value-type="float" office:value="9052037601">
            <text:p>9052037601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Mothuk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Member</text:p>
          </table:table-cell>
          <table:table-cell office:value-type="float" office:value="1278">
            <text:p>1278</text:p>
          </table:table-cell>
          <table:table-cell table:style-name="ce29" office:value-type="string">
            <text:p>T.Venkataramana</text:p>
          </table:table-cell>
          <table:table-cell table:style-name="ce29" office:value-type="string">
            <text:p>Ankanna</text:p>
          </table:table-cell>
          <table:table-cell table:style-name="ce55" office:value-type="float" office:value="372145767340">
            <text:p>372145767340</text:p>
          </table:table-cell>
          <table:table-cell table:style-name="ce55" office:value-type="float" office:value="8179121405">
            <text:p>8179121405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Mothuk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Member</text:p>
          </table:table-cell>
          <table:table-cell office:value-type="float" office:value="1279">
            <text:p>1279</text:p>
          </table:table-cell>
          <table:table-cell table:style-name="ce29" office:value-type="string">
            <text:p>T.Jambanna</text:p>
          </table:table-cell>
          <table:table-cell table:style-name="ce29" office:value-type="string">
            <text:p>Beeshanna</text:p>
          </table:table-cell>
          <table:table-cell table:style-name="ce55" office:value-type="float" office:value="616864869997">
            <text:p>616864869997</text:p>
          </table:table-cell>
          <table:table-cell table:style-name="ce55" office:value-type="float" office:value="9963504457">
            <text:p>9963504457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Mothuk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Member</text:p>
          </table:table-cell>
          <table:table-cell office:value-type="float" office:value="1280">
            <text:p>1280</text:p>
          </table:table-cell>
          <table:table-cell table:style-name="ce29" office:value-type="string">
            <text:p>T.Nannuru Ramudu</text:p>
          </table:table-cell>
          <table:table-cell table:style-name="ce29" office:value-type="string">
            <text:p>Naganna</text:p>
          </table:table-cell>
          <table:table-cell table:style-name="ce55" office:value-type="float" office:value="581656735034">
            <text:p>581656735034</text:p>
          </table:table-cell>
          <table:table-cell table:style-name="ce55" office:value-type="float" office:value="9492420069">
            <text:p>9492420069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Mothuk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Member</text:p>
          </table:table-cell>
          <table:table-cell office:value-type="float" office:value="1281">
            <text:p>1281</text:p>
          </table:table-cell>
          <table:table-cell table:style-name="ce29" office:value-type="string">
            <text:p>T,.Chinna Maddilati</text:p>
          </table:table-cell>
          <table:table-cell table:style-name="ce29" office:value-type="string">
            <text:p>Appanna</text:p>
          </table:table-cell>
          <table:table-cell table:style-name="ce55" office:value-type="float" office:value="873122396601">
            <text:p>873122396601</text:p>
          </table:table-cell>
          <table:table-cell table:style-name="ce55" office:value-type="float" office:value="9160241973">
            <text:p>9160241973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Mothuk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Member</text:p>
          </table:table-cell>
          <table:table-cell office:value-type="float" office:value="1282">
            <text:p>1282</text:p>
          </table:table-cell>
          <table:table-cell table:style-name="ce29" office:value-type="string">
            <text:p>T.ch.Venkata subbanna</text:p>
          </table:table-cell>
          <table:table-cell table:style-name="ce29" office:value-type="string">
            <text:p>Jambanna</text:p>
          </table:table-cell>
          <table:table-cell table:style-name="ce55" office:value-type="float" office:value="963490533372">
            <text:p>963490533372</text:p>
          </table:table-cell>
          <table:table-cell table:style-name="ce55" office:value-type="float" office:value="7799684338">
            <text:p>7799684338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office:value-type="string">
            <text:p>Velugodu </text:p>
          </table:table-cell>
          <table:table-cell office:value-type="string">
            <text:p>Mothukur  </text:p>
          </table:table-cell>
          <table:table-cell/>
          <table:table-cell office:value-type="float" office:value="518533">
            <text:p>51853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Member</text:p>
          </table:table-cell>
          <table:table-cell office:value-type="float" office:value="1283">
            <text:p>1283</text:p>
          </table:table-cell>
          <table:table-cell table:style-name="ce29" office:value-type="string">
            <text:p>T.Chinnamma</text:p>
          </table:table-cell>
          <table:table-cell table:style-name="ce29" office:value-type="string">
            <text:p>Pullanna</text:p>
          </table:table-cell>
          <table:table-cell table:style-name="ce55" office:value-type="float" office:value="736926933697">
            <text:p>736926933697</text:p>
          </table:table-cell>
          <table:table-cell table:style-name="ce55" office:value-type="float" office:value="9160333271">
            <text:p>9160333271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284">
            <text:p>1284</text:p>
          </table:table-cell>
          <table:table-cell table:style-name="ce29" office:value-type="string">
            <text:p>T.Eswaramma</text:p>
          </table:table-cell>
          <table:table-cell table:style-name="ce29" office:value-type="string">
            <text:p>W/o.Sreenivasulu</text:p>
          </table:table-cell>
          <table:table-cell table:style-name="ce55" office:value-type="float" office:value="536738012216">
            <text:p>536738012216</text:p>
          </table:table-cell>
          <table:table-cell table:style-name="ce55" office:value-type="float" office:value="9989240761">
            <text:p>9989240761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285">
            <text:p>1285</text:p>
          </table:table-cell>
          <table:table-cell table:style-name="ce29" office:value-type="string">
            <text:p>O.Maheswari</text:p>
          </table:table-cell>
          <table:table-cell table:style-name="ce29" office:value-type="string">
            <text:p>Gangaiah</text:p>
          </table:table-cell>
          <table:table-cell table:style-name="ce55" office:value-type="float" office:value="585673076852">
            <text:p>585673076852</text:p>
          </table:table-cell>
          <table:table-cell table:style-name="ce55" office:value-type="float" office:value="9703740011">
            <text:p>9703740011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286">
            <text:p>1286</text:p>
          </table:table-cell>
          <table:table-cell table:style-name="ce29" office:value-type="string">
            <text:p>S.Salamma</text:p>
          </table:table-cell>
          <table:table-cell table:style-name="ce29" office:value-type="string">
            <text:p>Pedda Venkataswamy</text:p>
          </table:table-cell>
          <table:table-cell table:style-name="ce55" office:value-type="float" office:value="694928520771">
            <text:p>694928520771</text:p>
          </table:table-cell>
          <table:table-cell table:style-name="ce55" office:value-type="float" office:value="9492942823">
            <text:p>9492942823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287">
            <text:p>1287</text:p>
          </table:table-cell>
          <table:table-cell table:style-name="ce29" office:value-type="string">
            <text:p>D.Mangamma</text:p>
          </table:table-cell>
          <table:table-cell table:style-name="ce29" office:value-type="string">
            <text:p>Sreenivasulu</text:p>
          </table:table-cell>
          <table:table-cell table:style-name="ce55" office:value-type="float" office:value="674364950341">
            <text:p>674364950341</text:p>
          </table:table-cell>
          <table:table-cell table:style-name="ce55" office:value-type="float" office:value="8500966964">
            <text:p>8500966964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288">
            <text:p>1288</text:p>
          </table:table-cell>
          <table:table-cell table:style-name="ce29" office:value-type="string">
            <text:p>D.Gangamma</text:p>
          </table:table-cell>
          <table:table-cell table:style-name="ce29" office:value-type="string">
            <text:p>Tirupalu</text:p>
          </table:table-cell>
          <table:table-cell table:style-name="ce55" office:value-type="float" office:value="557622679538">
            <text:p>557622679538</text:p>
          </table:table-cell>
          <table:table-cell table:style-name="ce55" office:value-type="float" office:value="8297098457">
            <text:p>8297098457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289">
            <text:p>1289</text:p>
          </table:table-cell>
          <table:table-cell table:style-name="ce29" office:value-type="string">
            <text:p>M.Seshamma</text:p>
          </table:table-cell>
          <table:table-cell table:style-name="ce29" office:value-type="string">
            <text:p>P.Venkataswamy</text:p>
          </table:table-cell>
          <table:table-cell table:style-name="ce55" office:value-type="float" office:value="348568147141">
            <text:p>348568147141</text:p>
          </table:table-cell>
          <table:table-cell table:style-name="ce55" office:value-type="float" office:value="8500595165">
            <text:p>8500595165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290">
            <text:p>1290</text:p>
          </table:table-cell>
          <table:table-cell table:style-name="ce29" office:value-type="string">
            <text:p>B.Ambamma</text:p>
          </table:table-cell>
          <table:table-cell table:style-name="ce29" office:value-type="string">
            <text:p>Venkataiah</text:p>
          </table:table-cell>
          <table:table-cell table:style-name="ce55" office:value-type="float" office:value="750290617150">
            <text:p>750290617150</text:p>
          </table:table-cell>
          <table:table-cell table:style-name="ce55" office:value-type="float" office:value="7382265168">
            <text:p>7382265168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291">
            <text:p>1291</text:p>
          </table:table-cell>
          <table:table-cell table:style-name="ce29" office:value-type="string">
            <text:p>T.Lakshmidevi</text:p>
          </table:table-cell>
          <table:table-cell table:style-name="ce29" office:value-type="string">
            <text:p>Nagaraju</text:p>
          </table:table-cell>
          <table:table-cell table:style-name="ce55" office:value-type="float" office:value="803358062805">
            <text:p>803358062805</text:p>
          </table:table-cell>
          <table:table-cell table:style-name="ce55" office:value-type="float" office:value="8142118994">
            <text:p>8142118994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292">
            <text:p>1292</text:p>
          </table:table-cell>
          <table:table-cell table:style-name="ce29" office:value-type="string">
            <text:p>T.Sivamma</text:p>
          </table:table-cell>
          <table:table-cell table:style-name="ce29" office:value-type="string">
            <text:p>Venkata ramudu</text:p>
          </table:table-cell>
          <table:table-cell table:style-name="ce55" office:value-type="float" office:value="240538759420">
            <text:p>240538759420</text:p>
          </table:table-cell>
          <table:table-cell table:style-name="ce55" office:value-type="float" office:value="9704582994">
            <text:p>9704582994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293">
            <text:p>1293</text:p>
          </table:table-cell>
          <table:table-cell table:style-name="ce29" office:value-type="string">
            <text:p>Sakubai</text:p>
          </table:table-cell>
          <table:table-cell table:style-name="ce29" office:value-type="string">
            <text:p>Urukunda Rao</text:p>
          </table:table-cell>
          <table:table-cell table:style-name="ce55" office:value-type="float" office:value="873039350231">
            <text:p>873039350231</text:p>
          </table:table-cell>
          <table:table-cell table:style-name="ce55" office:value-type="float" office:value="9966317912">
            <text:p>9966317912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294">
            <text:p>1294</text:p>
          </table:table-cell>
          <table:table-cell table:style-name="ce29" office:value-type="string">
            <text:p>Leela Bai</text:p>
          </table:table-cell>
          <table:table-cell table:style-name="ce29" office:value-type="string">
            <text:p>Vijay</text:p>
          </table:table-cell>
          <table:table-cell table:style-name="ce55" office:value-type="float" office:value="460283103744">
            <text:p>460283103744</text:p>
          </table:table-cell>
          <table:table-cell table:style-name="ce65" office:value-type="float" office:value="8897817193">
            <text:p>8897817193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295">
            <text:p>1295</text:p>
          </table:table-cell>
          <table:table-cell table:style-name="ce29" office:value-type="string">
            <text:p>N.Mallamma</text:p>
          </table:table-cell>
          <table:table-cell table:style-name="ce29" office:value-type="string">
            <text:p>Sreenivasulu</text:p>
          </table:table-cell>
          <table:table-cell table:style-name="ce55" office:value-type="float" office:value="429382614887">
            <text:p>429382614887</text:p>
          </table:table-cell>
          <table:table-cell table:style-name="ce65" office:value-type="float" office:value="9052495812">
            <text:p>9052495812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296">
            <text:p>1296</text:p>
          </table:table-cell>
          <table:table-cell table:style-name="ce29" office:value-type="string">
            <text:p>M.Seshamma</text:p>
          </table:table-cell>
          <table:table-cell table:style-name="ce29" office:value-type="string">
            <text:p>Sreenivasulu</text:p>
          </table:table-cell>
          <table:table-cell table:style-name="ce55" office:value-type="float" office:value="774511091034">
            <text:p>774511091034</text:p>
          </table:table-cell>
          <table:table-cell table:style-name="ce55" office:value-type="float" office:value="9490087362">
            <text:p>9490087362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297">
            <text:p>1297</text:p>
          </table:table-cell>
          <table:table-cell table:style-name="ce29" office:value-type="string">
            <text:p>P.Seshamma</text:p>
          </table:table-cell>
          <table:table-cell table:style-name="ce29" office:value-type="string">
            <text:p>Nagapullaiah</text:p>
          </table:table-cell>
          <table:table-cell table:style-name="ce55" office:value-type="float" office:value="412994049148">
            <text:p>412994049148</text:p>
          </table:table-cell>
          <table:table-cell table:style-name="ce55" office:value-type="float" office:value="9581507075">
            <text:p>9581507075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298">
            <text:p>1298</text:p>
          </table:table-cell>
          <table:table-cell table:style-name="ce29" office:value-type="string">
            <text:p>A.Ambamma</text:p>
          </table:table-cell>
          <table:table-cell table:style-name="ce29" office:value-type="string">
            <text:p>A.Balaswamy</text:p>
          </table:table-cell>
          <table:table-cell table:style-name="ce55" office:value-type="float" office:value="971971830352">
            <text:p>971971830352</text:p>
          </table:table-cell>
          <table:table-cell table:style-name="ce55" office:value-type="float" office:value="8886538780">
            <text:p>8886538780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299">
            <text:p>1299</text:p>
          </table:table-cell>
          <table:table-cell table:style-name="ce29" office:value-type="string">
            <text:p>T.Lakshmidevi</text:p>
          </table:table-cell>
          <table:table-cell table:style-name="ce29" office:value-type="string">
            <text:p>Mallaiah</text:p>
          </table:table-cell>
          <table:table-cell table:style-name="ce55" office:value-type="float" office:value="628234506381">
            <text:p>628234506381</text:p>
          </table:table-cell>
          <table:table-cell table:style-name="ce55" office:value-type="float" office:value="7702528932">
            <text:p>7702528932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300">
            <text:p>1300</text:p>
          </table:table-cell>
          <table:table-cell table:style-name="ce29" office:value-type="string">
            <text:p>Venkata Ravanamma</text:p>
          </table:table-cell>
          <table:table-cell table:style-name="ce29" office:value-type="string">
            <text:p>Nagamallaiah</text:p>
          </table:table-cell>
          <table:table-cell table:style-name="ce55" office:value-type="float" office:value="377561387415">
            <text:p>377561387415</text:p>
          </table:table-cell>
          <table:table-cell table:style-name="ce55" office:value-type="float" office:value="9490080968">
            <text:p>9490080968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301">
            <text:p>1301</text:p>
          </table:table-cell>
          <table:table-cell table:style-name="ce29" office:value-type="string">
            <text:p>O.Ramalakshmamma</text:p>
          </table:table-cell>
          <table:table-cell table:style-name="ce29" office:value-type="string">
            <text:p>Naganna</text:p>
          </table:table-cell>
          <table:table-cell table:style-name="ce55" office:value-type="float" office:value="930827038981">
            <text:p>930827038981</text:p>
          </table:table-cell>
          <table:table-cell table:style-name="ce55" office:value-type="float" office:value="9030892348">
            <text:p>9030892348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302">
            <text:p>1302</text:p>
          </table:table-cell>
          <table:table-cell table:style-name="ce29" office:value-type="string">
            <text:p>B.Ravanamma</text:p>
          </table:table-cell>
          <table:table-cell table:style-name="ce29" office:value-type="string">
            <text:p>Venkateswarulu</text:p>
          </table:table-cell>
          <table:table-cell table:style-name="ce55" office:value-type="float" office:value="952334179875">
            <text:p>952334179875</text:p>
          </table:table-cell>
          <table:table-cell table:style-name="ce55" office:value-type="float" office:value="9440467956">
            <text:p>9440467956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303">
            <text:p>1303</text:p>
          </table:table-cell>
          <table:table-cell table:style-name="ce29" office:value-type="string">
            <text:p>T.Venkatalakshmamma</text:p>
          </table:table-cell>
          <table:table-cell table:style-name="ce29" office:value-type="string">
            <text:p>Mallaiah</text:p>
          </table:table-cell>
          <table:table-cell table:style-name="ce55" office:value-type="float" office:value="967663680784">
            <text:p>967663680784</text:p>
          </table:table-cell>
          <table:table-cell table:style-name="ce55" office:value-type="float" office:value="9989986427">
            <text:p>9989986427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304">
            <text:p>1304</text:p>
          </table:table-cell>
          <table:table-cell table:style-name="ce29" office:value-type="string">
            <text:p>S.Lakshmi</text:p>
          </table:table-cell>
          <table:table-cell table:style-name="ce29" office:value-type="string">
            <text:p>Siva Ramulu</text:p>
          </table:table-cell>
          <table:table-cell table:style-name="ce55" office:value-type="float" office:value="482164414921">
            <text:p>482164414921</text:p>
          </table:table-cell>
          <table:table-cell table:style-name="ce55" office:value-type="float" office:value="9849678376">
            <text:p>9849678376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305">
            <text:p>1305</text:p>
          </table:table-cell>
          <table:table-cell table:style-name="ce29" office:value-type="string">
            <text:p>S.Maheswari</text:p>
          </table:table-cell>
          <table:table-cell table:style-name="ce29" office:value-type="string">
            <text:p>Mallaiah</text:p>
          </table:table-cell>
          <table:table-cell table:style-name="ce55" office:value-type="float" office:value="665089269982">
            <text:p>665089269982</text:p>
          </table:table-cell>
          <table:table-cell table:style-name="ce55" office:value-type="float" office:value="9642365481">
            <text:p>9642365481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306">
            <text:p>1306</text:p>
          </table:table-cell>
          <table:table-cell table:style-name="ce29" office:value-type="string">
            <text:p>S.Rangamma</text:p>
          </table:table-cell>
          <table:table-cell table:style-name="ce29" office:value-type="string">
            <text:p>Nagaseshulu</text:p>
          </table:table-cell>
          <table:table-cell table:style-name="ce55" office:value-type="float" office:value="563047492097">
            <text:p>563047492097</text:p>
          </table:table-cell>
          <table:table-cell table:style-name="ce55" office:value-type="float" office:value="9490217383">
            <text:p>9490217383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307">
            <text:p>1307</text:p>
          </table:table-cell>
          <table:table-cell table:style-name="ce29" office:value-type="string">
            <text:p>N.Bramarambha</text:p>
          </table:table-cell>
          <table:table-cell table:style-name="ce29" office:value-type="string">
            <text:p>Venkataiah</text:p>
          </table:table-cell>
          <table:table-cell table:style-name="ce55" office:value-type="float" office:value="278624070349">
            <text:p>278624070349</text:p>
          </table:table-cell>
          <table:table-cell table:style-name="ce55" office:value-type="float" office:value="8500782069">
            <text:p>8500782069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308">
            <text:p>1308</text:p>
          </table:table-cell>
          <table:table-cell table:style-name="ce29" office:value-type="string">
            <text:p>T.Chittamma</text:p>
          </table:table-cell>
          <table:table-cell table:style-name="ce29" office:value-type="string">
            <text:p>Kurumurthi</text:p>
          </table:table-cell>
          <table:table-cell table:style-name="ce55" office:value-type="float" office:value="689928295837">
            <text:p>689928295837</text:p>
          </table:table-cell>
          <table:table-cell table:style-name="ce55" office:value-type="float" office:value="8500502611">
            <text:p>8500502611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309">
            <text:p>1309</text:p>
          </table:table-cell>
          <table:table-cell table:style-name="ce29" office:value-type="string">
            <text:p>B.Bramaramba</text:p>
          </table:table-cell>
          <table:table-cell table:style-name="ce29" office:value-type="string">
            <text:p>Jambulaiah</text:p>
          </table:table-cell>
          <table:table-cell table:style-name="ce55" office:value-type="float" office:value="665030923101">
            <text:p>665030923101</text:p>
          </table:table-cell>
          <table:table-cell table:style-name="ce55" office:value-type="float" office:value="9493481089">
            <text:p>9493481089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310">
            <text:p>1310</text:p>
          </table:table-cell>
          <table:table-cell table:style-name="ce29" office:value-type="string">
            <text:p>S.Sivamma</text:p>
          </table:table-cell>
          <table:table-cell table:style-name="ce29" office:value-type="string">
            <text:p>Venkataswamy</text:p>
          </table:table-cell>
          <table:table-cell table:style-name="ce55" office:value-type="float" office:value="380812965410">
            <text:p>380812965410</text:p>
          </table:table-cell>
          <table:table-cell table:style-name="ce55" office:value-type="float" office:value="8500021610">
            <text:p>8500021610</text:p>
          </table:table-cell>
          <table:table-cell table:number-columns-repeated="1011"/>
        </table:table-row>
        <table:table-row table:style-name="ro12">
          <table:table-cell office:value-type="string">
            <text:p>Kurnool</text:p>
          </table:table-cell>
          <table:table-cell table:style-name="Default" office:value-type="string">
            <text:p>Sunnipenta</text:p>
          </table:table-cell>
          <table:table-cell table:style-name="Default" office:value-type="string">
            <text:p>Sunnipenta</text:p>
          </table:table-cell>
          <table:table-cell/>
          <table:table-cell office:value-type="float" office:value="518101">
            <text:p>518101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Member</text:p>
          </table:table-cell>
          <table:table-cell office:value-type="float" office:value="1311">
            <text:p>1311</text:p>
          </table:table-cell>
          <table:table-cell table:style-name="ce29" office:value-type="string">
            <text:p>T.Layamma</text:p>
          </table:table-cell>
          <table:table-cell table:style-name="ce29" office:value-type="string">
            <text:p>Bhaskar</text:p>
          </table:table-cell>
          <table:table-cell table:style-name="ce55" office:value-type="float" office:value="204188664320">
            <text:p>204188664320</text:p>
          </table:table-cell>
          <table:table-cell table:style-name="ce55" office:value-type="float" office:value="9912667484">
            <text:p>9912667484</text:p>
          </table:table-cell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iandra GD" svg:font-family="'Maiandra GD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-</number:text>
      <number:number number:decimal-places="2" number:min-integer-digits="1" number:grouping="true"/>
      <number:text> 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8000" number:language="en" number:country="US">
      <number:number number:min-integer-digits="1"/>
    </number:number-style>
    <number:number-style style:name="N120">
      <number:number number:decimal-places="0" number:min-integer-digits="5"/>
    </number:number-style>
    <number:number-style style:name="N121P0" style:volatile="true">
      <number:number number:decimal-places="0" number:min-integer-digits="1"/>
    </number:number-style>
    <number:number-style style:name="N121">
      <style:text-properties fo:color="#ff0000"/>
      <number:number number:decimal-places="0" number:min-integer-digits="1"/>
      <style:map style:condition="value()&gt;=0" style:apply-style-name="N121P0"/>
    </number:number-style>
    <number:number-style style:name="N123P0" style:volatile="true">
      <number:number number:decimal-places="0" number:min-integer-digits="1"/>
      <number:text> </number:text>
    </number:number-style>
    <number:number-style style:name="N123">
      <style:text-properties fo:color="#ff0000"/>
      <number:text>(</number:text>
      <number:number number:decimal-places="0" number:min-integer-digits="1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2" number:min-integer-digits="1" number:grouping="true"/>
      <number:text> </number:text>
    </number:number-style>
    <number:number-style style:name="N124P1" style:volatile="true">
      <number:text> -</number:text>
      <number:number number:decimal-places="2" number:min-integer-digits="1" number:grouping="true"/>
      <number:text> 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currency-style style:name="N815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3P0"/>
    </number:currency-style>
    <number:currency-style style:name="N8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4P0"/>
    </number:currency-style>
    <number:currency-style style:name="N815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5P0"/>
    </number:currency-style>
    <number:currency-style style:name="N815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6P0"/>
    </number:currency-style>
    <number:number-style style:name="N8157P0" style:volatile="true" number:language="en" number:country="US">
      <number:number number:decimal-places="0" number:min-integer-digits="1" number:grouping="true"/>
      <number:text> </number:text>
    </number:number-style>
    <number:number-style style:name="N815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en" number:country="US">
      <number:number number:decimal-places="0" number:min-integer-digits="1" number:grouping="true"/>
      <number:text> </number:text>
    </number:number-style>
    <number:number-style style:name="N815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59P0" style:volatile="true" number:language="en" number:country="US">
      <number:number number:decimal-places="2" number:min-integer-digits="1" number:grouping="true"/>
      <number:text> </number:text>
    </number:number-style>
    <number:number-style style:name="N815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59P0"/>
    </number:number-style>
    <number:number-style style:name="N8160P0" style:volatile="true" number:language="en" number:country="US">
      <number:number number:decimal-places="2" number:min-integer-digits="1" number:grouping="true"/>
      <number:text> </number:text>
    </number:number-style>
    <number:number-style style:name="N8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61P2" style:volatile="true" number:language="en" number:country="US">
      <number:text> - </number:text>
    </number:number-style>
    <number:text-style style:name="N8161" number:language="en" number:country="US">
      <number:text> </number:text>
      <number:text-content/>
      <number:text> </number:text>
      <style:map style:condition="value()&gt;0" style:apply-style-name="N8161P0"/>
      <style:map style:condition="value()&lt;0" style:apply-style-name="N8161P1"/>
      <style:map style:condition="value()=0" style:apply-style-name="N8161P2"/>
    </number:text-style>
    <number:currency-style style:name="N8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62P2" style:volatile="true" number:language="en" number:country="US">
      <number:text> </number:text>
      <number:currency-symbol/>
      <number:text>- </number:text>
    </number:currency-style>
    <number:text-style style:name="N8162" number:language="en" number:country="US">
      <number:text> </number:text>
      <number:text-content/>
      <number:text> </number:text>
      <style:map style:condition="value()&gt;0" style:apply-style-name="N8162P0"/>
      <style:map style:condition="value()&lt;0" style:apply-style-name="N8162P1"/>
      <style:map style:condition="value()=0" style:apply-style-name="N8162P2"/>
    </number:text-style>
    <number:number-style style:name="N8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63" number:language="en" number:country="US">
      <number:text> </number:text>
      <number:text-content/>
      <number:text> </number:text>
      <style:map style:condition="value()&gt;0" style:apply-style-name="N8163P0"/>
      <style:map style:condition="value()&lt;0" style:apply-style-name="N8163P1"/>
      <style:map style:condition="value()=0" style:apply-style-name="N8163P2"/>
    </number:text-style>
    <number:currency-style style:name="N8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64" number:language="en" number:country="US">
      <number:text> </number:text>
      <number:text-content/>
      <number:text> </number:text>
      <style:map style:condition="value()&gt;0" style:apply-style-name="N8164P0"/>
      <style:map style:condition="value()&lt;0" style:apply-style-name="N8164P1"/>
      <style:map style:condition="value()=0" style:apply-style-name="N8164P2"/>
    </number:text-style>
    <number:number-style style:name="N8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_20_2" style:display-name="Normal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5" style:display-name="Normal 5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154in" fo:margin-bottom="0.498in" fo:margin-left="0.472in" fo:margin-right="0.2362in" style:print-page-order="ttb" style:first-page-number="continue" style:scale-to="90%" style:table-centering="horizontal" style:writing-mode="lr-tb" style:print="charts drawings objects zero-values"/>
      <style:header-style>
        <style:header-footer-properties fo:min-height="0.1752in" fo:margin-left="0in" fo:margin-right="0in" fo:margin-bottom="0.022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2">10/22/2019</text:date>, <text:time>12:3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sherman_20_Names_20_and_20_Phone_20_No.s" style:display-name="PageStyle_Fisherman Names and Phone No.s" style:page-layout-name="Mpm3">
      <style:header>
        <text:p><text:span text:style-name="MT1">Page </text:span><text:span text:style-name="MT1"><text:page-number>1</text:page-number>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2T12:35:22.53</dc:date>
    <meta:generator>OpenOffice/4.1.3$Win32 OpenOffice.org_project/413m1$Build-9783</meta:generator>
    <meta:editing-duration>P1DT12M43S</meta:editing-duration>
    <meta:editing-cycles>35</meta:editing-cycles>
    <meta:document-statistic meta:table-count="1" meta:cell-count="14570" meta:object-count="0"/>
  </office:meta>
</office:document-meta>
</file>